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Bold" svg:font-family="Times New Roman Bold" style:font-family-generic="roman"/>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OpenSymbol" svg:font-family="OpenSymbol" style:font-family-generic="system" style:font-pitch="variable"/>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5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5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5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5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5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5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5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5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6">
      <text:list-level-style-bullet text:level="1" text:style-name="WW_CharLFO6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6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6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6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Wingdings"/>
      </text:list-level-style-bullet>
      <text:list-level-style-bullet text:level="5" text:style-name="WW_CharLFO6LVL5"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Wingdings"/>
      </text:list-level-style-bullet>
      <text:list-level-style-bullet text:level="6" text:style-name="WW_CharLFO6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6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8" text:style-name="WW_CharLFO6LVL8"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Wingdings"/>
      </text:list-level-style-bullet>
      <text:list-level-style-bullet text:level="9" text:style-name="WW_CharLFO6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7">
      <text:list-level-style-bullet text:level="1" text:style-name="WW_CharLFO7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7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7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7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7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7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7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7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7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forinnholdsfortegnelse" style:master-page-name="MP0" style:family="paragraph">
      <style:paragraph-properties fo:break-before="page"/>
    </style:style>
    <style:style style:name="T6" style:parent-style-name="Standardskriftforavsnitt" style:family="text">
      <style:text-properties fo:language="nb" fo:country="NO"/>
    </style:style>
    <style:style style:name="P7" style:parent-style-name="INNH1" style:family="paragraph">
      <style:paragraph-properties>
        <style:tab-stops>
          <style:tab-stop style:type="right" style:leader-style="dotted" style:leader-text="." style:position="6.2437in"/>
        </style:tab-stops>
      </style:paragraph-properties>
    </style:style>
    <style:style style:name="P8" style:parent-style-name="INNH2" style:family="paragraph">
      <style:paragraph-properties>
        <style:tab-stops>
          <style:tab-stop style:type="right" style:leader-style="dotted" style:leader-text="." style:position="6.2506in"/>
        </style:tab-stops>
      </style:paragraph-properties>
    </style:style>
    <style:style style:name="P9" style:parent-style-name="INNH2" style:family="paragraph">
      <style:paragraph-properties>
        <style:tab-stops>
          <style:tab-stop style:type="right" style:leader-style="dotted" style:leader-text="." style:position="6.2506in"/>
        </style:tab-stops>
      </style:paragraph-properties>
    </style:style>
    <style:style style:name="P10" style:parent-style-name="INNH2" style:family="paragraph">
      <style:paragraph-properties>
        <style:tab-stops>
          <style:tab-stop style:type="right" style:leader-style="dotted" style:leader-text="." style:position="6.2506in"/>
        </style:tab-stops>
      </style:paragraph-properties>
    </style:style>
    <style:style style:name="P11" style:parent-style-name="INNH2" style:family="paragraph">
      <style:paragraph-properties>
        <style:tab-stops>
          <style:tab-stop style:type="right" style:leader-style="dotted" style:leader-text="." style:position="6.2506in"/>
        </style:tab-stops>
      </style:paragraph-properties>
    </style:style>
    <style:style style:name="P12" style:parent-style-name="INNH2" style:family="paragraph">
      <style:paragraph-properties>
        <style:tab-stops>
          <style:tab-stop style:type="right" style:leader-style="dotted" style:leader-text="." style:position="6.2506in"/>
        </style:tab-stops>
      </style:paragraph-properties>
    </style:style>
    <style:style style:name="P13" style:parent-style-name="INNH2" style:family="paragraph">
      <style:paragraph-properties>
        <style:tab-stops>
          <style:tab-stop style:type="right" style:leader-style="dotted" style:leader-text="." style:position="6.2506in"/>
        </style:tab-stops>
      </style:paragraph-properties>
    </style:style>
    <style:style style:name="P14" style:parent-style-name="INNH2" style:family="paragraph">
      <style:paragraph-properties>
        <style:tab-stops>
          <style:tab-stop style:type="right" style:leader-style="dotted" style:leader-text="." style:position="6.2506in"/>
        </style:tab-stops>
      </style:paragraph-properties>
    </style:style>
    <style:style style:name="P15" style:parent-style-name="INNH2" style:family="paragraph">
      <style:paragraph-properties>
        <style:tab-stops>
          <style:tab-stop style:type="right" style:leader-style="dotted" style:leader-text="." style:position="6.2506in"/>
        </style:tab-stops>
      </style:paragraph-properties>
    </style:style>
    <style:style style:name="P16" style:parent-style-name="INNH2" style:family="paragraph">
      <style:paragraph-properties>
        <style:tab-stops>
          <style:tab-stop style:type="right" style:leader-style="dotted" style:leader-text="." style:position="6.2506in"/>
        </style:tab-stops>
      </style:paragraph-properties>
    </style:style>
    <style:style style:name="P17" style:parent-style-name="INNH2" style:family="paragraph">
      <style:paragraph-properties>
        <style:tab-stops>
          <style:tab-stop style:type="right" style:leader-style="dotted" style:leader-text="." style:position="6.2506in"/>
        </style:tab-stops>
      </style:paragraph-properties>
    </style:style>
    <style:style style:name="P18" style:parent-style-name="INNH2" style:family="paragraph">
      <style:paragraph-properties>
        <style:tab-stops>
          <style:tab-stop style:type="right" style:leader-style="dotted" style:leader-text="." style:position="6.2506in"/>
        </style:tab-stops>
      </style:paragraph-properties>
    </style:style>
    <style:style style:name="P19" style:parent-style-name="INNH2" style:family="paragraph">
      <style:paragraph-properties>
        <style:tab-stops>
          <style:tab-stop style:type="right" style:leader-style="dotted" style:leader-text="." style:position="6.2506in"/>
        </style:tab-stops>
      </style:paragraph-properties>
    </style:style>
    <style:style style:name="P20" style:parent-style-name="INNH2" style:family="paragraph">
      <style:paragraph-properties>
        <style:tab-stops>
          <style:tab-stop style:type="right" style:leader-style="dotted" style:leader-text="." style:position="6.2506in"/>
        </style:tab-stops>
      </style:paragraph-properties>
    </style:style>
    <style:style style:name="P21" style:parent-style-name="INNH2" style:family="paragraph">
      <style:paragraph-properties>
        <style:tab-stops>
          <style:tab-stop style:type="right" style:leader-style="dotted" style:leader-text="." style:position="6.2506in"/>
        </style:tab-stops>
      </style:paragraph-properties>
    </style:style>
    <style:style style:name="P22" style:parent-style-name="INNH2" style:family="paragraph">
      <style:paragraph-properties>
        <style:tab-stops>
          <style:tab-stop style:type="right" style:leader-style="dotted" style:leader-text="." style:position="6.2506in"/>
        </style:tab-stops>
      </style:paragraph-properties>
    </style:style>
    <style:style style:name="P23" style:parent-style-name="INNH3" style:family="paragraph">
      <style:paragraph-properties>
        <style:tab-stops>
          <style:tab-stop style:type="right" style:leader-style="dotted" style:leader-text="." style:position="6.2506in"/>
        </style:tab-stops>
      </style:paragraph-properties>
    </style:style>
    <style:style style:name="P24" style:parent-style-name="INNH3" style:family="paragraph">
      <style:paragraph-properties>
        <style:tab-stops>
          <style:tab-stop style:type="right" style:leader-style="dotted" style:leader-text="." style:position="6.2506in"/>
        </style:tab-stops>
      </style:paragraph-properties>
    </style:style>
    <style:style style:name="P25" style:parent-style-name="INNH2" style:family="paragraph">
      <style:paragraph-properties>
        <style:tab-stops>
          <style:tab-stop style:type="right" style:leader-style="dotted" style:leader-text="." style:position="6.2506in"/>
        </style:tab-stops>
      </style:paragraph-properties>
    </style:style>
    <style:style style:name="P26" style:parent-style-name="INNH2" style:family="paragraph">
      <style:paragraph-properties>
        <style:tab-stops>
          <style:tab-stop style:type="right" style:leader-style="dotted" style:leader-text="." style:position="6.2506in"/>
        </style:tab-stops>
      </style:paragraph-properties>
    </style:style>
    <style:style style:name="P27" style:parent-style-name="INNH2" style:family="paragraph">
      <style:paragraph-properties>
        <style:tab-stops>
          <style:tab-stop style:type="right" style:leader-style="dotted" style:leader-text="." style:position="6.2506in"/>
        </style:tab-stops>
      </style:paragraph-properties>
    </style:style>
    <style:style style:name="P28" style:parent-style-name="INNH2" style:family="paragraph">
      <style:paragraph-properties>
        <style:tab-stops>
          <style:tab-stop style:type="right" style:leader-style="dotted" style:leader-text="." style:position="6.2506in"/>
        </style:tab-stops>
      </style:paragraph-properties>
    </style:style>
    <style:style style:name="P29" style:parent-style-name="INNH1" style:family="paragraph">
      <style:paragraph-properties>
        <style:tab-stops>
          <style:tab-stop style:type="right" style:leader-style="dotted" style:leader-text="." style:position="6.2437in"/>
        </style:tab-stops>
      </style:paragraph-properties>
    </style:style>
    <style:style style:name="P30" style:parent-style-name="INNH2" style:family="paragraph">
      <style:paragraph-properties>
        <style:tab-stops>
          <style:tab-stop style:type="right" style:leader-style="dotted" style:leader-text="." style:position="6.2506in"/>
        </style:tab-stops>
      </style:paragraph-properties>
    </style:style>
    <style:style style:name="P31" style:parent-style-name="INNH2" style:family="paragraph">
      <style:paragraph-properties>
        <style:tab-stops>
          <style:tab-stop style:type="right" style:leader-style="dotted" style:leader-text="." style:position="6.2506in"/>
        </style:tab-stops>
      </style:paragraph-properties>
    </style:style>
    <style:style style:name="P32" style:parent-style-name="INNH2" style:family="paragraph">
      <style:paragraph-properties>
        <style:tab-stops>
          <style:tab-stop style:type="right" style:leader-style="dotted" style:leader-text="." style:position="6.2506in"/>
        </style:tab-stops>
      </style:paragraph-properties>
    </style:style>
    <style:style style:name="P33" style:parent-style-name="INNH2" style:family="paragraph">
      <style:paragraph-properties>
        <style:tab-stops>
          <style:tab-stop style:type="right" style:leader-style="dotted" style:leader-text="." style:position="6.2506in"/>
        </style:tab-stops>
      </style:paragraph-properties>
    </style:style>
    <style:style style:name="P34" style:parent-style-name="INNH2" style:family="paragraph">
      <style:paragraph-properties>
        <style:tab-stops>
          <style:tab-stop style:type="right" style:leader-style="dotted" style:leader-text="." style:position="6.2506in"/>
        </style:tab-stops>
      </style:paragraph-properties>
    </style:style>
    <style:style style:name="P35" style:parent-style-name="INNH3" style:family="paragraph">
      <style:paragraph-properties>
        <style:tab-stops>
          <style:tab-stop style:type="right" style:leader-style="dotted" style:leader-text="." style:position="6.2506in"/>
        </style:tab-stops>
      </style:paragraph-properties>
    </style:style>
    <style:style style:name="P36" style:parent-style-name="INNH3" style:family="paragraph">
      <style:paragraph-properties>
        <style:tab-stops>
          <style:tab-stop style:type="right" style:leader-style="dotted" style:leader-text="." style:position="6.2506in"/>
        </style:tab-stops>
      </style:paragraph-properties>
    </style:style>
    <style:style style:name="P37" style:parent-style-name="INNH3" style:family="paragraph">
      <style:paragraph-properties>
        <style:tab-stops>
          <style:tab-stop style:type="right" style:leader-style="dotted" style:leader-text="." style:position="6.2506in"/>
        </style:tab-stops>
      </style:paragraph-properties>
    </style:style>
    <style:style style:name="P38" style:parent-style-name="INNH2" style:family="paragraph">
      <style:paragraph-properties>
        <style:tab-stops>
          <style:tab-stop style:type="right" style:leader-style="dotted" style:leader-text="." style:position="6.2506in"/>
        </style:tab-stops>
      </style:paragraph-properties>
    </style:style>
    <style:style style:name="T39" style:parent-style-name="Hyperkobling" style:family="text">
      <style:text-properties fo:background-color="#C0C0C0"/>
    </style:style>
    <style:style style:name="P40" style:parent-style-name="INNH3" style:family="paragraph">
      <style:paragraph-properties>
        <style:tab-stops>
          <style:tab-stop style:type="right" style:leader-style="dotted" style:leader-text="." style:position="6.2506in"/>
        </style:tab-stops>
      </style:paragraph-properties>
    </style:style>
    <style:style style:name="P41" style:parent-style-name="INNH3" style:family="paragraph">
      <style:paragraph-properties>
        <style:tab-stops>
          <style:tab-stop style:type="right" style:leader-style="dotted" style:leader-text="." style:position="6.2506in"/>
        </style:tab-stops>
      </style:paragraph-properties>
    </style:style>
    <style:style style:name="P42" style:parent-style-name="INNH3" style:family="paragraph">
      <style:paragraph-properties>
        <style:tab-stops>
          <style:tab-stop style:type="right" style:leader-style="dotted" style:leader-text="." style:position="6.2506in"/>
        </style:tab-stops>
      </style:paragraph-properties>
    </style:style>
    <style:style style:name="P43" style:parent-style-name="INNH2" style:family="paragraph">
      <style:paragraph-properties>
        <style:tab-stops>
          <style:tab-stop style:type="right" style:leader-style="dotted" style:leader-text="." style:position="6.2506in"/>
        </style:tab-stops>
      </style:paragraph-properties>
    </style:style>
    <style:style style:name="P44" style:parent-style-name="INNH1" style:family="paragraph">
      <style:paragraph-properties>
        <style:tab-stops>
          <style:tab-stop style:type="right" style:leader-style="dotted" style:leader-text="." style:position="6.2437in"/>
        </style:tab-stops>
      </style:paragraph-properties>
    </style:style>
    <style:style style:name="P45" style:parent-style-name="INNH2" style:family="paragraph">
      <style:paragraph-properties>
        <style:tab-stops>
          <style:tab-stop style:type="right" style:leader-style="dotted" style:leader-text="." style:position="6.2506in"/>
        </style:tab-stops>
      </style:paragraph-properties>
    </style:style>
    <style:style style:name="P46" style:parent-style-name="INNH3" style:family="paragraph">
      <style:paragraph-properties>
        <style:tab-stops>
          <style:tab-stop style:type="right" style:leader-style="dotted" style:leader-text="." style:position="6.2506in"/>
        </style:tab-stops>
      </style:paragraph-properties>
    </style:style>
    <style:style style:name="P47" style:parent-style-name="INNH3" style:family="paragraph">
      <style:paragraph-properties>
        <style:tab-stops>
          <style:tab-stop style:type="right" style:leader-style="dotted" style:leader-text="." style:position="6.2506in"/>
        </style:tab-stops>
      </style:paragraph-properties>
    </style:style>
    <style:style style:name="P48" style:parent-style-name="INNH3" style:family="paragraph">
      <style:paragraph-properties>
        <style:tab-stops>
          <style:tab-stop style:type="right" style:leader-style="dotted" style:leader-text="." style:position="6.2506in"/>
        </style:tab-stops>
      </style:paragraph-properties>
    </style:style>
    <style:style style:name="P49" style:parent-style-name="INNH2" style:family="paragraph">
      <style:paragraph-properties>
        <style:tab-stops>
          <style:tab-stop style:type="right" style:leader-style="dotted" style:leader-text="." style:position="6.2506in"/>
        </style:tab-stops>
      </style:paragraph-properties>
    </style:style>
    <style:style style:name="P50" style:parent-style-name="INNH2" style:family="paragraph">
      <style:paragraph-properties>
        <style:tab-stops>
          <style:tab-stop style:type="right" style:leader-style="dotted" style:leader-text="." style:position="6.2506in"/>
        </style:tab-stops>
      </style:paragraph-properties>
    </style:style>
    <style:style style:name="P51" style:parent-style-name="INNH3" style:family="paragraph">
      <style:paragraph-properties>
        <style:tab-stops>
          <style:tab-stop style:type="right" style:leader-style="dotted" style:leader-text="." style:position="6.2506in"/>
        </style:tab-stops>
      </style:paragraph-properties>
    </style:style>
    <style:style style:name="P52" style:parent-style-name="INNH3" style:family="paragraph">
      <style:paragraph-properties>
        <style:tab-stops>
          <style:tab-stop style:type="right" style:leader-style="dotted" style:leader-text="." style:position="6.2506in"/>
        </style:tab-stops>
      </style:paragraph-properties>
    </style:style>
    <style:style style:name="P53" style:parent-style-name="INNH3" style:family="paragraph">
      <style:paragraph-properties>
        <style:tab-stops>
          <style:tab-stop style:type="right" style:leader-style="dotted" style:leader-text="." style:position="6.2506in"/>
        </style:tab-stops>
      </style:paragraph-properties>
    </style:style>
    <style:style style:name="P54" style:parent-style-name="INNH2" style:family="paragraph">
      <style:paragraph-properties>
        <style:tab-stops>
          <style:tab-stop style:type="right" style:leader-style="dotted" style:leader-text="." style:position="6.2506in"/>
        </style:tab-stops>
      </style:paragraph-properties>
    </style:style>
    <style:style style:name="T55" style:parent-style-name="Hyperkobling" style:family="text">
      <style:text-properties fo:background-color="#C0C0C0"/>
    </style:style>
    <style:style style:name="P56" style:parent-style-name="INNH3" style:family="paragraph">
      <style:paragraph-properties>
        <style:tab-stops>
          <style:tab-stop style:type="right" style:leader-style="dotted" style:leader-text="." style:position="6.2506in"/>
        </style:tab-stops>
      </style:paragraph-properties>
    </style:style>
    <style:style style:name="P57" style:parent-style-name="INNH3" style:family="paragraph">
      <style:paragraph-properties>
        <style:tab-stops>
          <style:tab-stop style:type="right" style:leader-style="dotted" style:leader-text="." style:position="6.2506in"/>
        </style:tab-stops>
      </style:paragraph-properties>
    </style:style>
    <style:style style:name="P58" style:parent-style-name="INNH3" style:family="paragraph">
      <style:paragraph-properties>
        <style:tab-stops>
          <style:tab-stop style:type="right" style:leader-style="dotted" style:leader-text="." style:position="6.2506in"/>
        </style:tab-stops>
      </style:paragraph-properties>
    </style:style>
    <style:style style:name="P59" style:parent-style-name="INNH2" style:family="paragraph">
      <style:paragraph-properties>
        <style:tab-stops>
          <style:tab-stop style:type="right" style:leader-style="dotted" style:leader-text="." style:position="6.2506in"/>
        </style:tab-stops>
      </style:paragraph-properties>
    </style:style>
    <style:style style:name="P60" style:parent-style-name="INNH2" style:family="paragraph">
      <style:paragraph-properties>
        <style:tab-stops>
          <style:tab-stop style:type="right" style:leader-style="dotted" style:leader-text="." style:position="6.2506in"/>
        </style:tab-stops>
      </style:paragraph-properties>
    </style:style>
    <style:style style:name="P61" style:parent-style-name="INNH2" style:family="paragraph">
      <style:paragraph-properties>
        <style:tab-stops>
          <style:tab-stop style:type="right" style:leader-style="dotted" style:leader-text="." style:position="6.2506in"/>
        </style:tab-stops>
      </style:paragraph-properties>
    </style:style>
    <style:style style:name="P62" style:parent-style-name="Normal" style:family="paragraph">
      <style:paragraph-properties fo:break-before="page" fo:margin-bottom="0.1111in" fo:line-height="106%" fo:margin-left="0in" fo:text-indent="0in">
        <style:tab-stops/>
      </style:paragraph-properties>
    </style:style>
    <style:style style:name="P63" style:parent-style-name="Normal" style:family="paragraph">
      <style:paragraph-properties fo:margin-bottom="0.1111in" fo:line-height="106%"/>
      <style:text-properties style:font-name="Lucida Sans Unicode" style:font-name-asian="Lucida Sans Unicode" style:font-name-complex="Arial" style:font-size-complex="10pt" fo:background-color="#C0C0C0"/>
    </style:style>
    <style:style style:name="P64" style:parent-style-name="Normal" style:family="paragraph">
      <style:paragraph-properties fo:margin-bottom="0.1111in" fo:line-height="106%"/>
      <style:text-properties style:font-name="Lucida Sans Unicode" style:font-name-asian="Lucida Sans Unicode" style:font-name-complex="Arial" style:font-size-complex="10pt" fo:background-color="#C0C0C0"/>
    </style:style>
    <style:style style:name="P65" style:parent-style-name="Normal" style:family="paragraph">
      <style:paragraph-properties fo:margin-bottom="0.1111in" fo:line-height="106%"/>
      <style:text-properties style:font-name="Lucida Sans Unicode" style:font-name-asian="Lucida Sans Unicode" style:font-name-complex="Arial" style:font-size-complex="10pt" fo:background-color="#C0C0C0"/>
    </style:style>
    <style:style style:name="P66" style:parent-style-name="Normal" style:family="paragraph">
      <style:paragraph-properties fo:margin-bottom="0.1111in" fo:line-height="106%"/>
      <style:text-properties style:font-name="Lucida Sans Unicode" style:font-name-asian="Lucida Sans Unicode" style:font-name-complex="Arial" style:font-size-complex="10pt" fo:background-color="#C0C0C0"/>
    </style:style>
    <style:style style:name="T67" style:parent-style-name="Overskrift2Tegn" style:family="text">
      <style:text-properties fo:font-weight="bold" style:font-weight-asian="bold"/>
    </style:style>
    <style:style style:name="P68" style:parent-style-name="Normal" style:family="paragraph">
      <style:paragraph-properties fo:margin-bottom="0.1111in" fo:line-height="106%"/>
    </style:style>
    <style:style style:name="T69" style:parent-style-name="Overskrift2Tegn" style:family="text">
      <style:text-properties fo:font-weight="bold" style:font-weight-asian="bold"/>
    </style:style>
    <style:style style:name="P70" style:parent-style-name="Normal" style:family="paragraph">
      <style:paragraph-properties fo:margin-bottom="0.1111in" fo:line-height="106%"/>
    </style:style>
    <style:style style:name="T71" style:parent-style-name="Overskrift2Tegn" style:family="text">
      <style:text-properties fo:font-weight="bold" style:font-weight-asian="bold"/>
    </style:style>
    <style:style style:name="P72" style:parent-style-name="Normal" style:family="paragraph">
      <style:paragraph-properties fo:margin-bottom="0.1111in" fo:line-height="106%"/>
    </style:style>
    <style:style style:name="T73" style:parent-style-name="Standardskriftforavsnitt" style:family="text">
      <style:text-properties style:font-name="Lucida Sans Unicode" style:font-name-asian="Lucida Sans Unicode" style:font-name-complex="Arial" style:font-size-complex="10pt" fo:background-color="#C0C0C0"/>
    </style:style>
    <style:style style:name="P74" style:parent-style-name="Normal" style:family="paragraph">
      <style:paragraph-properties fo:margin-bottom="0.1111in" fo:line-height="106%"/>
    </style:style>
    <style:style style:name="P75" style:parent-style-name="Listeavsnitt" style:family="paragraph">
      <style:paragraph-properties fo:margin-bottom="0.1111in" fo:line-height="106%"/>
    </style:style>
    <style:style style:name="P76" style:parent-style-name="Listeavsnitt" style:family="paragraph">
      <style:paragraph-properties fo:margin-bottom="0.1111in" fo:line-height="106%"/>
    </style:style>
    <style:style style:name="T77" style:parent-style-name="Overskrift2Tegn" style:family="text">
      <style:text-properties fo:font-weight="bold" style:font-weight-asian="bold"/>
    </style:style>
    <style:style style:name="P78" style:parent-style-name="Normal" style:family="paragraph">
      <style:paragraph-properties fo:margin-bottom="0.1111in" fo:line-height="106%"/>
    </style:style>
    <style:style style:name="T79" style:parent-style-name="Overskrift2Tegn" style:family="text">
      <style:text-properties fo:font-weight="bold" style:font-weight-asian="bold"/>
    </style:style>
    <style:style style:name="P80" style:parent-style-name="Normal" style:family="paragraph">
      <style:paragraph-properties fo:margin-bottom="0.1111in" fo:line-height="106%"/>
    </style:style>
    <style:style style:name="P81" style:parent-style-name="Normal" style:family="paragraph">
      <style:paragraph-properties fo:margin-bottom="0.1111in" fo:line-height="106%"/>
    </style:style>
    <style:style style:name="P82" style:parent-style-name="Listeavsnitt" style:family="paragraph">
      <style:paragraph-properties fo:margin-bottom="0.1111in" fo:line-height="106%"/>
    </style:style>
    <style:style style:name="P83" style:parent-style-name="Listeavsnitt" style:family="paragraph">
      <style:paragraph-properties fo:margin-bottom="0.1111in" fo:line-height="106%"/>
    </style:style>
    <style:style style:name="P84" style:parent-style-name="Listeavsnitt" style:family="paragraph">
      <style:paragraph-properties fo:margin-bottom="0.1111in" fo:line-height="106%"/>
    </style:style>
    <style:style style:name="P85" style:parent-style-name="Normal" style:family="paragraph">
      <style:paragraph-properties fo:margin-bottom="0.1111in" fo:line-height="106%"/>
    </style:style>
    <style:style style:name="P86" style:parent-style-name="Normal" style:family="paragraph">
      <style:paragraph-properties fo:margin-bottom="0.1111in" fo:line-height="106%">
        <style:tab-stops>
          <style:tab-stop style:type="left" style:position="-0.25in"/>
          <style:tab-stop style:type="left" style:position="-0.0069in"/>
        </style:tab-stops>
      </style:paragraph-properties>
    </style:style>
    <style:style style:name="P87" style:parent-style-name="Normal" style:family="paragraph">
      <style:paragraph-properties fo:margin-bottom="0.1111in" fo:line-height="106%"/>
    </style:style>
    <style:style style:name="P88" style:parent-style-name="Listeavsnitt" style:family="paragraph">
      <style:paragraph-properties fo:margin-bottom="0.1111in" fo:line-height="106%"/>
    </style:style>
    <style:style style:name="P89" style:parent-style-name="Listeavsnitt" style:family="paragraph">
      <style:paragraph-properties fo:margin-bottom="0.1111in" fo:line-height="106%"/>
    </style:style>
    <style:style style:name="P90" style:parent-style-name="Listeavsnitt" style:family="paragraph">
      <style:paragraph-properties fo:margin-bottom="0.1111in" fo:line-height="106%"/>
    </style:style>
    <style:style style:name="P91" style:parent-style-name="Listeavsnitt" style:family="paragraph">
      <style:paragraph-properties fo:margin-bottom="0.1111in" fo:line-height="106%"/>
    </style:style>
    <style:style style:name="P92" style:parent-style-name="Listeavsnitt" style:family="paragraph">
      <style:paragraph-properties fo:margin-bottom="0.1111in" fo:line-height="106%"/>
    </style:style>
    <style:style style:name="P93" style:parent-style-name="Normal" style:family="paragraph">
      <style:paragraph-properties fo:margin-bottom="0.1111in" fo:line-height="106%"/>
    </style:style>
    <style:style style:name="T94" style:parent-style-name="Overskrift2Tegn" style:family="text">
      <style:text-properties fo:font-weight="bold" style:font-weight-asian="bold"/>
    </style:style>
    <style:style style:name="P95" style:parent-style-name="Normal" style:family="paragraph">
      <style:paragraph-properties fo:margin-bottom="0.1111in" fo:line-height="106%"/>
    </style:style>
    <style:style style:name="P96" style:parent-style-name="Normal" style:family="paragraph">
      <style:paragraph-properties fo:margin-bottom="0.1111in" fo:line-height="106%"/>
    </style:style>
    <style:style style:name="P97" style:parent-style-name="Normal" style:family="paragraph">
      <style:paragraph-properties fo:margin-bottom="0.1111in" fo:line-height="106%"/>
    </style:style>
    <style:style style:name="T98" style:parent-style-name="Overskrift2Tegn" style:family="text">
      <style:text-properties fo:font-weight="bold" style:font-weight-asian="bold"/>
    </style:style>
    <style:style style:name="P99" style:parent-style-name="Normal" style:family="paragraph">
      <style:paragraph-properties fo:margin-bottom="0.1111in" fo:line-height="106%"/>
    </style:style>
    <style:style style:name="P100" style:parent-style-name="Normal" style:family="paragraph">
      <style:paragraph-properties fo:margin-bottom="0.1111in" fo:line-height="106%"/>
    </style:style>
    <style:style style:name="T101" style:parent-style-name="Overskrift2Tegn" style:family="text">
      <style:text-properties fo:font-weight="bold" style:font-weight-asian="bold"/>
    </style:style>
    <style:style style:name="P102" style:parent-style-name="Normal" style:family="paragraph">
      <style:paragraph-properties fo:margin-bottom="0.1111in" fo:line-height="106%"/>
    </style:style>
    <style:style style:name="P103" style:parent-style-name="Normal" style:family="paragraph">
      <style:paragraph-properties fo:margin-bottom="0.1111in" fo:line-height="106%"/>
    </style:style>
    <style:style style:name="P104" style:parent-style-name="Normal" style:family="paragraph">
      <style:paragraph-properties fo:margin-bottom="0.1111in" fo:line-height="106%"/>
    </style:style>
    <style:style style:name="P105" style:parent-style-name="Normal" style:family="paragraph">
      <style:paragraph-properties fo:margin-bottom="0.1111in" fo:line-height="106%"/>
    </style:style>
    <style:style style:name="P106" style:parent-style-name="Normal" style:family="paragraph">
      <style:paragraph-properties fo:margin-bottom="0.1111in" fo:line-height="106%"/>
    </style:style>
    <style:style style:name="P107" style:parent-style-name="Normal" style:family="paragraph">
      <style:paragraph-properties fo:margin-bottom="0.1111in" fo:line-height="106%"/>
    </style:style>
    <style:style style:name="P108" style:parent-style-name="Normal" style:family="paragraph">
      <style:paragraph-properties fo:margin-bottom="0.1111in" fo:line-height="106%"/>
    </style:style>
    <style:style style:name="P109" style:parent-style-name="Listeavsnitt" style:family="paragraph">
      <style:paragraph-properties fo:margin-bottom="0.1111in" fo:line-height="106%"/>
    </style:style>
    <style:style style:name="P110" style:parent-style-name="Listeavsnitt" style:family="paragraph">
      <style:paragraph-properties fo:margin-bottom="0.1111in" fo:line-height="106%"/>
    </style:style>
    <style:style style:name="P111" style:parent-style-name="Listeavsnitt" style:family="paragraph">
      <style:paragraph-properties fo:margin-bottom="0.1111in" fo:line-height="106%"/>
    </style:style>
    <style:style style:name="P112" style:parent-style-name="Listeavsnitt" style:family="paragraph">
      <style:paragraph-properties fo:margin-bottom="0.1111in" fo:line-height="106%"/>
    </style:style>
    <style:style style:name="P113" style:parent-style-name="Listeavsnitt" style:family="paragraph">
      <style:paragraph-properties fo:margin-bottom="0.1111in" fo:line-height="106%"/>
    </style:style>
    <style:style style:name="P114" style:parent-style-name="Normal" style:family="paragraph">
      <style:paragraph-properties fo:margin-bottom="0.1111in" fo:line-height="106%"/>
    </style:style>
    <style:style style:name="P115" style:parent-style-name="Listeavsnitt" style:family="paragraph">
      <style:paragraph-properties fo:margin-bottom="0.1111in" fo:line-height="106%"/>
    </style:style>
    <style:style style:name="P116" style:parent-style-name="Listeavsnitt" style:family="paragraph">
      <style:paragraph-properties fo:margin-bottom="0.1111in" fo:line-height="106%"/>
    </style:style>
    <style:style style:name="P117" style:parent-style-name="Listeavsnitt" style:family="paragraph">
      <style:paragraph-properties fo:margin-bottom="0.1111in" fo:line-height="106%"/>
    </style:style>
    <style:style style:name="P118" style:parent-style-name="Listeavsnitt" style:family="paragraph">
      <style:paragraph-properties fo:margin-bottom="0.1111in" fo:line-height="106%"/>
    </style:style>
    <style:style style:name="P119" style:parent-style-name="Listeavsnitt" style:family="paragraph">
      <style:paragraph-properties fo:margin-bottom="0.1111in" fo:line-height="106%"/>
    </style:style>
    <style:style style:name="P120" style:parent-style-name="Listeavsnitt" style:family="paragraph">
      <style:paragraph-properties fo:margin-bottom="0.1111in" fo:line-height="106%"/>
    </style:style>
    <style:style style:name="P121" style:parent-style-name="Listeavsnitt" style:family="paragraph">
      <style:paragraph-properties fo:margin-bottom="0.1111in" fo:line-height="106%"/>
    </style:style>
    <style:style style:name="P122" style:parent-style-name="Listeavsnitt" style:family="paragraph">
      <style:paragraph-properties fo:margin-bottom="0.1111in" fo:line-height="106%"/>
    </style:style>
    <style:style style:name="P123" style:parent-style-name="Listeavsnitt" style:family="paragraph">
      <style:paragraph-properties fo:margin-bottom="0.1111in" fo:line-height="106%"/>
    </style:style>
    <style:style style:name="P124" style:parent-style-name="Listeavsnitt" style:family="paragraph">
      <style:paragraph-properties fo:margin-bottom="0.1111in" fo:line-height="106%"/>
    </style:style>
    <style:style style:name="P125" style:parent-style-name="Listeavsnitt" style:family="paragraph">
      <style:paragraph-properties fo:margin-bottom="0.1111in" fo:line-height="106%"/>
    </style:style>
    <style:style style:name="P126" style:parent-style-name="Listeavsnitt" style:family="paragraph">
      <style:paragraph-properties fo:margin-bottom="0.1111in" fo:line-height="106%"/>
    </style:style>
    <style:style style:name="P127" style:parent-style-name="Listeavsnitt" style:family="paragraph">
      <style:paragraph-properties fo:margin-bottom="0.1111in" fo:line-height="106%"/>
    </style:style>
    <style:style style:name="P128" style:parent-style-name="Listeavsnitt" style:family="paragraph">
      <style:paragraph-properties fo:margin-bottom="0.1111in" fo:line-height="106%"/>
    </style:style>
    <style:style style:name="P129" style:parent-style-name="Normal" style:family="paragraph">
      <style:paragraph-properties fo:margin-bottom="0.1111in" fo:line-height="106%"/>
    </style:style>
    <style:style style:name="P130" style:parent-style-name="Normal" style:family="paragraph">
      <style:paragraph-properties fo:margin-bottom="0.1111in" fo:line-height="106%"/>
    </style:style>
    <style:style style:name="P131" style:parent-style-name="Listeavsnitt" style:family="paragraph">
      <style:paragraph-properties fo:margin-bottom="0.1111in" fo:line-height="106%"/>
    </style:style>
    <style:style style:name="P132" style:parent-style-name="Listeavsnitt" style:family="paragraph">
      <style:paragraph-properties fo:margin-bottom="0.1111in" fo:line-height="106%"/>
    </style:style>
    <style:style style:name="P133" style:parent-style-name="Listeavsnitt" style:family="paragraph">
      <style:paragraph-properties fo:margin-bottom="0.1111in" fo:line-height="106%"/>
    </style:style>
    <style:style style:name="P134" style:parent-style-name="Listeavsnitt" style:family="paragraph">
      <style:paragraph-properties fo:margin-bottom="0.1111in" fo:line-height="106%"/>
    </style:style>
    <style:style style:name="P135" style:parent-style-name="Normal" style:family="paragraph">
      <style:paragraph-properties fo:margin-bottom="0.1111in" fo:line-height="106%"/>
    </style:style>
    <style:style style:name="P136" style:parent-style-name="Normal" style:family="paragraph">
      <style:paragraph-properties fo:margin-bottom="0.1111in" fo:line-height="106%"/>
    </style:style>
    <style:style style:name="T137" style:parent-style-name="Standardskriftforavsnitt" style:family="text">
      <style:text-properties fo:font-weight="bold" style:font-weight-asian="bold" style:font-weight-complex="bold"/>
    </style:style>
    <style:style style:name="P138" style:parent-style-name="Normal" style:family="paragraph">
      <style:paragraph-properties fo:margin-bottom="0.1111in" fo:line-height="106%"/>
    </style:style>
    <style:style style:name="P139" style:parent-style-name="Listeavsnitt" style:family="paragraph">
      <style:paragraph-properties fo:margin-bottom="0.1111in" fo:line-height="106%"/>
    </style:style>
    <style:style style:name="P140" style:parent-style-name="Listeavsnitt" style:family="paragraph">
      <style:paragraph-properties fo:margin-bottom="0.1111in" fo:line-height="106%"/>
    </style:style>
    <style:style style:name="P141" style:parent-style-name="Normal" style:family="paragraph">
      <style:paragraph-properties fo:margin-bottom="0.1111in" fo:line-height="106%"/>
    </style:style>
    <style:style style:name="P142" style:parent-style-name="Listeavsnitt" style:family="paragraph">
      <style:paragraph-properties fo:margin-bottom="0.1111in" fo:line-height="106%"/>
    </style:style>
    <style:style style:name="P143" style:parent-style-name="Listeavsnitt" style:family="paragraph">
      <style:paragraph-properties fo:margin-bottom="0.1111in" fo:line-height="106%"/>
    </style:style>
    <style:style style:name="P144" style:parent-style-name="Listeavsnitt" style:family="paragraph">
      <style:paragraph-properties fo:margin-bottom="0.1111in" fo:line-height="106%">
        <style:tab-stops>
          <style:tab-stop style:type="center" style:position="2.634in"/>
        </style:tab-stops>
      </style:paragraph-properties>
    </style:style>
    <style:style style:name="P145" style:parent-style-name="Normal" style:family="paragraph">
      <style:paragraph-properties fo:margin-bottom="0.1111in" fo:line-height="106%"/>
    </style:style>
    <style:style style:name="P146" style:parent-style-name="Listeavsnitt" style:family="paragraph">
      <style:paragraph-properties fo:margin-bottom="0.1111in" fo:line-height="106%"/>
    </style:style>
    <style:style style:name="P147" style:parent-style-name="Listeavsnitt" style:family="paragraph">
      <style:paragraph-properties fo:margin-bottom="0.1111in" fo:line-height="106%"/>
    </style:style>
    <style:style style:name="P148" style:parent-style-name="Listeavsnitt" style:family="paragraph">
      <style:paragraph-properties fo:margin-bottom="0.1111in" fo:line-height="106%"/>
    </style:style>
    <style:style style:name="P149" style:parent-style-name="Normal" style:family="paragraph">
      <style:paragraph-properties fo:margin-bottom="0.1111in" fo:line-height="106%"/>
    </style:style>
    <style:style style:name="P150" style:parent-style-name="Normal" style:family="paragraph">
      <style:paragraph-properties fo:margin-bottom="0.1111in" fo:line-height="106%"/>
    </style:style>
    <style:style style:name="T151" style:parent-style-name="Standardskriftforavsnitt" style:family="text">
      <style:text-properties fo:font-weight="bold" style:font-weight-asian="bold" style:font-weight-complex="bold"/>
    </style:style>
    <style:style style:name="P152" style:parent-style-name="Normal" style:family="paragraph">
      <style:paragraph-properties fo:margin-bottom="0.1111in" fo:line-height="106%"/>
    </style:style>
    <style:style style:name="P153" style:parent-style-name="Listeavsnitt" style:family="paragraph">
      <style:paragraph-properties fo:margin-bottom="0.1111in" fo:line-height="106%"/>
    </style:style>
    <style:style style:name="P154" style:parent-style-name="Listeavsnitt" style:family="paragraph">
      <style:paragraph-properties fo:margin-bottom="0.1111in" fo:line-height="106%"/>
    </style:style>
    <style:style style:name="P155" style:parent-style-name="Listeavsnitt" style:family="paragraph">
      <style:paragraph-properties fo:margin-bottom="0.1111in" fo:line-height="106%"/>
    </style:style>
    <style:style style:name="P156" style:parent-style-name="Listeavsnitt" style:family="paragraph">
      <style:paragraph-properties fo:margin-bottom="0.1111in" fo:line-height="106%"/>
    </style:style>
    <style:style style:name="P157" style:parent-style-name="Listeavsnitt" style:family="paragraph">
      <style:paragraph-properties fo:margin-bottom="0.1111in" fo:line-height="106%"/>
    </style:style>
    <style:style style:name="P158" style:parent-style-name="Listeavsnitt" style:family="paragraph">
      <style:paragraph-properties fo:margin-bottom="0.1111in" fo:line-height="106%"/>
    </style:style>
    <style:style style:name="P159" style:parent-style-name="Listeavsnitt" style:family="paragraph">
      <style:paragraph-properties fo:margin-bottom="0.1111in" fo:line-height="106%"/>
    </style:style>
    <style:style style:name="P160" style:parent-style-name="Listeavsnitt" style:family="paragraph">
      <style:paragraph-properties fo:margin-bottom="0.1111in" fo:line-height="106%"/>
    </style:style>
    <style:style style:name="P161" style:parent-style-name="Normal" style:family="paragraph">
      <style:paragraph-properties fo:margin-bottom="0.1111in" fo:line-height="106%"/>
    </style:style>
    <style:style style:name="P162" style:parent-style-name="Normal" style:family="paragraph">
      <style:paragraph-properties fo:margin-bottom="0.1111in" fo:line-height="106%"/>
    </style:style>
    <style:style style:name="T163" style:parent-style-name="Standardskriftforavsnitt" style:family="text">
      <style:text-properties fo:font-weight="bold" style:font-weight-asian="bold" style:font-weight-complex="bold"/>
    </style:style>
    <style:style style:name="P164" style:parent-style-name="Normal" style:family="paragraph">
      <style:paragraph-properties fo:margin-bottom="0.1111in" fo:line-height="106%"/>
    </style:style>
    <style:style style:name="P165" style:parent-style-name="Normal" style:family="paragraph">
      <style:paragraph-properties fo:margin-bottom="0.1111in" fo:line-height="106%"/>
    </style:style>
    <style:style style:name="T166" style:parent-style-name="Standardskriftforavsnitt" style:family="text">
      <style:text-properties fo:font-weight="bold" style:font-weight-asian="bold" style:font-weight-complex="bold"/>
    </style:style>
    <style:style style:name="P167" style:parent-style-name="Normal" style:family="paragraph">
      <style:paragraph-properties fo:margin-bottom="0.1111in" fo:line-height="106%"/>
    </style:style>
    <style:style style:name="P168" style:parent-style-name="Normal" style:family="paragraph">
      <style:paragraph-properties fo:margin-bottom="0.1111in" fo:line-height="106%"/>
    </style:style>
    <style:style style:name="T169" style:parent-style-name="Standardskriftforavsnitt" style:family="text">
      <style:text-properties fo:font-weight="bold" style:font-weight-asian="bold" style:font-weight-complex="bold"/>
    </style:style>
    <style:style style:name="P170" style:parent-style-name="Normal" style:family="paragraph">
      <style:paragraph-properties fo:margin-bottom="0.1111in" fo:line-height="106%"/>
    </style:style>
    <style:style style:name="P171" style:parent-style-name="Normal" style:family="paragraph">
      <style:paragraph-properties fo:margin-bottom="0.1111in" fo:line-height="106%"/>
    </style:style>
    <style:style style:name="P172" style:parent-style-name="Listeavsnitt" style:family="paragraph">
      <style:paragraph-properties fo:margin-bottom="0.1111in" fo:line-height="106%"/>
    </style:style>
    <style:style style:name="P173" style:parent-style-name="Listeavsnitt" style:family="paragraph">
      <style:paragraph-properties fo:margin-bottom="0.1111in" fo:line-height="106%"/>
    </style:style>
    <style:style style:name="P174" style:parent-style-name="Listeavsnitt" style:family="paragraph">
      <style:paragraph-properties fo:margin-bottom="0.1111in" fo:line-height="106%"/>
    </style:style>
    <style:style style:name="P175" style:parent-style-name="Listeavsnitt" style:family="paragraph">
      <style:paragraph-properties fo:margin-bottom="0.1111in" fo:line-height="106%"/>
    </style:style>
    <style:style style:name="P176" style:parent-style-name="Normal" style:family="paragraph">
      <style:paragraph-properties fo:margin-bottom="0.1111in" fo:line-height="106%"/>
      <style:text-properties fo:font-weight="bold" style:font-weight-asian="bold" style:font-weight-complex="bold"/>
    </style:style>
    <style:style style:name="P177" style:parent-style-name="Normal" style:family="paragraph">
      <style:paragraph-properties fo:margin-bottom="0.1111in" fo:line-height="106%"/>
    </style:style>
    <style:style style:name="P178" style:parent-style-name="Listeavsnitt" style:family="paragraph">
      <style:paragraph-properties fo:margin-bottom="0.1111in" fo:line-height="106%"/>
    </style:style>
    <style:style style:name="P179" style:parent-style-name="Listeavsnitt" style:family="paragraph">
      <style:paragraph-properties fo:margin-bottom="0.1111in" fo:line-height="106%"/>
    </style:style>
    <style:style style:name="P180" style:parent-style-name="Listeavsnitt" style:family="paragraph">
      <style:paragraph-properties fo:margin-bottom="0.1111in" fo:line-height="106%"/>
    </style:style>
    <style:style style:name="P181" style:parent-style-name="Normal" style:family="paragraph">
      <style:paragraph-properties fo:margin-bottom="0.1111in" fo:line-height="106%"/>
    </style:style>
    <style:style style:name="P182" style:parent-style-name="Normal" style:family="paragraph">
      <style:paragraph-properties fo:margin-bottom="0.1111in" fo:line-height="106%"/>
    </style:style>
    <style:style style:name="P183" style:parent-style-name="Normal" style:family="paragraph">
      <style:paragraph-properties fo:margin-bottom="0.1111in" fo:line-height="106%"/>
    </style:style>
    <style:style style:name="P184" style:parent-style-name="Normal" style:family="paragraph">
      <style:paragraph-properties fo:margin-bottom="0.1111in" fo:line-height="106%"/>
    </style:style>
    <style:style style:name="P185" style:parent-style-name="Listeavsnitt" style:family="paragraph">
      <style:paragraph-properties fo:margin-bottom="0.1111in" fo:line-height="106%"/>
    </style:style>
    <style:style style:name="P186" style:parent-style-name="Listeavsnitt" style:family="paragraph">
      <style:paragraph-properties fo:margin-bottom="0.1111in" fo:line-height="106%"/>
    </style:style>
    <style:style style:name="P187" style:parent-style-name="Listeavsnitt" style:family="paragraph">
      <style:paragraph-properties fo:margin-bottom="0.1111in" fo:line-height="106%"/>
    </style:style>
    <style:style style:name="P188" style:parent-style-name="Listeavsnitt" style:family="paragraph">
      <style:paragraph-properties fo:margin-bottom="0.1111in" fo:line-height="106%"/>
    </style:style>
    <style:style style:name="P189" style:parent-style-name="Normal" style:family="paragraph">
      <style:paragraph-properties fo:margin-bottom="0.1111in" fo:line-height="106%"/>
    </style:style>
    <style:style style:name="P190" style:parent-style-name="Normal" style:family="paragraph">
      <style:paragraph-properties fo:margin-bottom="0.1111in" fo:line-height="106%"/>
    </style:style>
    <style:style style:name="P191" style:parent-style-name="Normal" style:family="paragraph">
      <style:paragraph-properties fo:margin-bottom="0.1111in" fo:line-height="106%"/>
    </style:style>
    <style:style style:name="P192" style:parent-style-name="Normal" style:family="paragraph">
      <style:paragraph-properties fo:margin-bottom="0.1111in" fo:line-height="106%"/>
    </style:style>
    <style:style style:name="P193" style:parent-style-name="Listeavsnitt" style:family="paragraph">
      <style:paragraph-properties fo:margin-bottom="0.1111in" fo:line-height="106%"/>
    </style:style>
    <style:style style:name="P194" style:parent-style-name="Listeavsnitt" style:family="paragraph">
      <style:paragraph-properties fo:margin-bottom="0.1111in" fo:line-height="106%"/>
    </style:style>
    <style:style style:name="P195" style:parent-style-name="Listeavsnitt" style:family="paragraph">
      <style:paragraph-properties fo:margin-bottom="0.1111in" fo:line-height="106%"/>
    </style:style>
    <style:style style:name="P196" style:parent-style-name="Listeavsnitt" style:family="paragraph">
      <style:paragraph-properties fo:margin-bottom="0.1111in" fo:line-height="106%"/>
    </style:style>
    <style:style style:name="P197" style:parent-style-name="Normal" style:family="paragraph">
      <style:paragraph-properties fo:margin-bottom="0.1111in" fo:line-height="106%"/>
    </style:style>
    <style:style style:name="T198" style:parent-style-name="Overskrift3Tegn" style:family="text">
      <style:text-properties fo:font-weight="bold" style:font-weight-asian="bold" fo:font-size="16pt" style:font-size-asian="16pt"/>
    </style:style>
    <style:style style:name="P199" style:parent-style-name="Normal" style:family="paragraph">
      <style:paragraph-properties fo:margin-bottom="0.1111in" fo:line-height="106%"/>
    </style:style>
    <style:style style:name="T200" style:parent-style-name="Overskrift3Tegn" style:family="text">
      <style:text-properties fo:font-weight="bold" style:font-weight-asian="bold" fo:font-size="16pt" style:font-size-asian="16pt"/>
    </style:style>
    <style:style style:name="P201" style:parent-style-name="Normal" style:family="paragraph">
      <style:paragraph-properties fo:margin-bottom="0.1111in" fo:line-height="106%"/>
    </style:style>
    <style:style style:name="P202" style:parent-style-name="Normal" style:family="paragraph">
      <style:paragraph-properties fo:margin-bottom="0.1111in" fo:line-height="106%"/>
    </style:style>
    <style:style style:name="P203" style:parent-style-name="Listeavsnitt" style:family="paragraph">
      <style:paragraph-properties fo:margin-bottom="0.1111in" fo:line-height="106%"/>
    </style:style>
    <style:style style:name="P204" style:parent-style-name="Listeavsnitt" style:family="paragraph">
      <style:paragraph-properties fo:margin-bottom="0.1111in" fo:line-height="106%"/>
    </style:style>
    <style:style style:name="P205" style:parent-style-name="Listeavsnitt" style:family="paragraph">
      <style:paragraph-properties fo:margin-bottom="0.1111in" fo:line-height="106%"/>
    </style:style>
    <style:style style:name="P206" style:parent-style-name="Listeavsnitt" style:family="paragraph">
      <style:paragraph-properties fo:margin-bottom="0.1111in" fo:line-height="106%"/>
    </style:style>
    <style:style style:name="P207" style:parent-style-name="Normal" style:family="paragraph">
      <style:paragraph-properties fo:margin-left="0in" fo:text-indent="0in">
        <style:tab-stops/>
      </style:paragraph-properties>
    </style:style>
    <style:style style:name="T208" style:parent-style-name="Standardskriftforavsnitt" style:family="text">
      <style:text-properties fo:font-style="italic" style:font-style-asian="italic" style:font-style-complex="italic"/>
    </style:style>
    <style:style style:name="P209" style:parent-style-name="Normal" style:family="paragraph">
      <style:paragraph-properties fo:margin-left="0in" fo:text-indent="0in">
        <style:tab-stops/>
      </style:paragraph-properties>
    </style:style>
    <style:style style:name="T210" style:parent-style-name="Overskrift3Tegn" style:family="text">
      <style:text-properties fo:font-weight="bold" style:font-weight-asian="bold" fo:font-size="16pt" style:font-size-asian="16pt"/>
    </style:style>
    <style:style style:name="P211" style:parent-style-name="Normal" style:family="paragraph">
      <style:paragraph-properties fo:margin-bottom="0.1111in" fo:line-height="106%"/>
    </style:style>
    <style:style style:name="P212" style:parent-style-name="Listeavsnitt" style:family="paragraph">
      <style:paragraph-properties fo:margin-bottom="0.1111in" fo:line-height="106%"/>
    </style:style>
    <style:style style:name="P213" style:parent-style-name="Listeavsnitt" style:family="paragraph">
      <style:paragraph-properties fo:margin-bottom="0.1111in" fo:line-height="106%"/>
    </style:style>
    <style:style style:name="P214" style:parent-style-name="Listeavsnitt" style:family="paragraph">
      <style:paragraph-properties fo:margin-bottom="0.1111in" fo:line-height="106%"/>
    </style:style>
    <style:style style:name="P215" style:parent-style-name="Listeavsnitt" style:family="paragraph">
      <style:paragraph-properties fo:margin-bottom="0.1111in" fo:line-height="106%"/>
    </style:style>
    <style:style style:name="P216" style:parent-style-name="Listeavsnitt" style:family="paragraph">
      <style:paragraph-properties fo:margin-bottom="0.1111in" fo:line-height="106%"/>
    </style:style>
    <style:style style:name="P217" style:parent-style-name="Listeavsnitt" style:family="paragraph">
      <style:paragraph-properties fo:margin-bottom="0.1111in" fo:line-height="106%"/>
    </style:style>
    <style:style style:name="P218" style:parent-style-name="Listeavsnitt" style:family="paragraph">
      <style:paragraph-properties fo:margin-bottom="0.1111in" fo:line-height="106%"/>
    </style:style>
    <style:style style:name="P219" style:parent-style-name="Listeavsnitt" style:family="paragraph">
      <style:paragraph-properties fo:margin-bottom="0.1111in" fo:line-height="106%"/>
    </style:style>
    <style:style style:name="P220" style:parent-style-name="Listeavsnitt" style:family="paragraph">
      <style:paragraph-properties fo:margin-bottom="0.1111in" fo:line-height="106%"/>
    </style:style>
    <style:style style:name="P221" style:parent-style-name="Normal" style:family="paragraph">
      <style:paragraph-properties fo:margin-bottom="0.1111in" fo:line-height="106%"/>
    </style:style>
    <style:style style:name="P222" style:parent-style-name="Normal" style:family="paragraph">
      <style:paragraph-properties fo:margin-bottom="0.1111in" fo:line-height="106%"/>
    </style:style>
    <style:style style:name="P223" style:parent-style-name="Normal" style:family="paragraph">
      <style:paragraph-properties fo:margin-bottom="0.1111in" fo:line-height="106%"/>
    </style:style>
    <style:style style:name="P224" style:parent-style-name="Normal" style:family="paragraph">
      <style:paragraph-properties fo:margin-bottom="0.1111in" fo:line-height="106%"/>
    </style:style>
    <style:style style:name="P225" style:parent-style-name="Normal" style:family="paragraph">
      <style:paragraph-properties fo:margin-bottom="0.1111in" fo:line-height="106%"/>
    </style:style>
    <style:style style:name="P226" style:parent-style-name="Normal" style:family="paragraph">
      <style:paragraph-properties fo:break-before="page" fo:margin-bottom="0.1111in" fo:line-height="106%"/>
    </style:style>
    <style:style style:name="P227" style:parent-style-name="Normal" style:family="paragraph">
      <style:paragraph-properties fo:margin-bottom="0.1111in" fo:line-height="106%" fo:margin-left="0in" fo:text-indent="0in">
        <style:tab-stops/>
      </style:paragraph-properties>
      <style:text-properties style:font-name="Lucida Sans Unicode" style:font-name-asian="Lucida Sans Unicode" style:font-name-complex="Arial" style:font-size-complex="10pt" fo:background-color="#C0C0C0"/>
    </style:style>
    <style:style style:name="T228" style:parent-style-name="Standardskriftforavsnitt" style:family="text">
      <style:text-properties style:font-name="Lucida Sans Unicode" style:font-name-asian="Lucida Sans Unicode" style:font-name-complex="Arial" style:font-size-complex="10pt" fo:background-color="#C0C0C0"/>
    </style:style>
    <style:style style:name="P229" style:parent-style-name="Normal" style:family="paragraph">
      <style:text-properties style:font-name="Lucida Sans Unicode" style:font-name-asian="Lucida Sans Unicode" style:font-size-complex="10pt"/>
    </style:style>
    <style:style style:name="P230" style:parent-style-name="Listeavsnitt" style:family="paragraph">
      <style:paragraph-properties fo:margin-bottom="0.0833in" fo:line-height="100%">
        <style:tab-stops>
          <style:tab-stop style:type="left" style:position="-0.3027in"/>
        </style:tab-stops>
      </style:paragraph-properties>
    </style:style>
    <style:style style:name="T231" style:parent-style-name="Standardskriftforavsnitt" style:family="text">
      <style:text-properties style:font-name="Lucida Sans Unicode" style:font-name-asian="Lucida Sans Unicode" style:font-size-complex="10pt"/>
    </style:style>
    <style:style style:name="P232" style:parent-style-name="Listeavsnitt" style:family="paragraph">
      <style:paragraph-properties fo:margin-bottom="0.0833in" fo:line-height="100%">
        <style:tab-stops>
          <style:tab-stop style:type="left" style:position="-1.3027in"/>
        </style:tab-stops>
      </style:paragraph-properties>
    </style:style>
    <style:style style:name="T233" style:parent-style-name="Standardskriftforavsnitt" style:family="text">
      <style:text-properties style:font-name="Lucida Sans Unicode" style:font-name-asian="Lucida Sans Unicode" style:font-size-complex="10pt"/>
    </style:style>
    <style:style style:name="P234" style:parent-style-name="Listeavsnitt" style:family="paragraph">
      <style:paragraph-properties fo:margin-bottom="0.0833in" fo:line-height="100%">
        <style:tab-stops>
          <style:tab-stop style:type="left" style:position="-1.3027in"/>
        </style:tab-stops>
      </style:paragraph-properties>
    </style:style>
    <style:style style:name="T235" style:parent-style-name="Standardskriftforavsnitt" style:family="text">
      <style:text-properties style:font-name="Lucida Sans Unicode" style:font-name-asian="Lucida Sans Unicode" style:font-size-complex="10pt"/>
    </style:style>
    <style:style style:name="P236" style:parent-style-name="Listeavsnitt" style:family="paragraph">
      <style:paragraph-properties fo:margin-bottom="0.0833in" fo:line-height="100%">
        <style:tab-stops>
          <style:tab-stop style:type="left" style:position="-1.3027in"/>
        </style:tab-stops>
      </style:paragraph-properties>
      <style:text-properties style:font-name="Lucida Sans Unicode" style:font-name-asian="Lucida Sans Unicode" style:font-size-complex="10pt" fo:background-color="#C0C0C0"/>
    </style:style>
    <style:style style:name="P237" style:parent-style-name="Listeavsnitt" style:family="paragraph">
      <style:paragraph-properties fo:margin-bottom="0.0833in" fo:line-height="100%">
        <style:tab-stops>
          <style:tab-stop style:type="left" style:position="-0.3027in"/>
        </style:tab-stops>
      </style:paragraph-properties>
      <style:text-properties style:font-name="Lucida Sans Unicode" style:font-name-asian="Lucida Sans Unicode" style:font-size-complex="10pt"/>
    </style:style>
    <style:style style:name="P238" style:parent-style-name="Listeavsnitt" style:family="paragraph">
      <style:paragraph-properties fo:margin-bottom="0.0833in" fo:line-height="100%">
        <style:tab-stops>
          <style:tab-stop style:type="left" style:position="-1.3027in"/>
        </style:tab-stops>
      </style:paragraph-properties>
      <style:text-properties style:font-name="Lucida Sans Unicode" style:font-name-asian="Lucida Sans Unicode" style:font-size-complex="10pt"/>
    </style:style>
    <style:style style:name="P239" style:parent-style-name="Normal" style:family="paragraph">
      <style:paragraph-properties fo:margin-bottom="0.0833in" fo:line-height="100%">
        <style:tab-stops>
          <style:tab-stop style:type="left" style:position="0.1902in"/>
        </style:tab-stops>
      </style:paragraph-properties>
      <style:text-properties style:font-name="Lucida Sans Unicode" style:font-name-asian="Lucida Sans Unicode" style:font-size-complex="10pt"/>
    </style:style>
    <style:style style:name="T240" style:parent-style-name="Standardskriftforavsnitt" style:family="text">
      <style:text-properties style:font-name="Lucida Sans Unicode" style:font-name-asian="Lucida Sans Unicode" style:font-name-complex="Arial" style:font-size-complex="10pt" fo:background-color="#C0C0C0"/>
    </style:style>
    <style:style style:name="T241" style:parent-style-name="Hyperkobling" style:family="text">
      <style:text-properties style:font-name="Lucida Sans Unicode" style:font-name-asian="Lucida Sans Unicode" style:font-name-complex="Arial" style:font-size-complex="10pt" fo:background-color="#C0C0C0"/>
    </style:style>
    <style:style style:name="T242" style:parent-style-name="Standardskriftforavsnitt" style:family="text">
      <style:text-properties style:font-name="Lucida Sans Unicode" style:font-name-asian="Lucida Sans Unicode" style:font-name-complex="Arial" style:font-size-complex="10pt" fo:background-color="#C0C0C0"/>
    </style:style>
    <style:style style:name="TableColumn244" style:family="table-column">
      <style:table-column-properties style:column-width="1.0784in" style:use-optimal-column-width="false"/>
    </style:style>
    <style:style style:name="TableColumn245" style:family="table-column">
      <style:table-column-properties style:column-width="1.2805in" style:use-optimal-column-width="false"/>
    </style:style>
    <style:style style:name="TableColumn246" style:family="table-column">
      <style:table-column-properties style:column-width="0.9847in" style:use-optimal-column-width="false"/>
    </style:style>
    <style:style style:name="TableColumn247" style:family="table-column">
      <style:table-column-properties style:column-width="2.1652in" style:use-optimal-column-width="false"/>
    </style:style>
    <style:style style:name="Table243" style:family="table">
      <style:table-properties style:width="5.509in" fo:margin-left="0in" table:align="left"/>
    </style:style>
    <style:style style:name="TableRow248" style:family="table-row">
      <style:table-row-properties style:min-row-height="0.3263in" style:use-optimal-row-height="false"/>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51" style:family="table-cell">
      <style:table-cell-properties fo:border="0.0069in solid #000000" style:writing-mode="lr-tb" style:vertical-align="middle" fo:padding-top="0in" fo:padding-left="0.075in" fo:padding-bottom="0in" fo:padding-right="0.075in"/>
    </style:style>
    <style:style style:name="P252"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Row257" style:family="table-row">
      <style:table-row-properties style:min-row-height="0.2256in" style:use-optimal-row-height="fals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6" style:family="table-row">
      <style:table-row-properties style:min-row-height="0.2284in" style:use-optimal-row-height="false"/>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5" style:family="table-row">
      <style:table-row-properties style:min-row-height="0.1534in" style:use-optimal-row-height="false"/>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4" style:family="table-row">
      <style:table-row-properties style:min-row-height="0.2451in" style:use-optimal-row-height="false"/>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9" style:family="table-cell">
      <style:table-cell-properties fo:border="0.0069in solid #000000" style:writing-mode="lr-tb" style:vertical-align="middle" fo:padding-top="0in" fo:padding-left="0.075in" fo:padding-bottom="0in" fo:padding-right="0.075in"/>
    </style:style>
    <style:style style:name="P2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3" style:family="table-row">
      <style:table-row-properties style:min-row-height="0.1006in" style:use-optimal-row-height="false"/>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margin-bottom="0in" fo:line-height="100%"/>
      <style:text-properties style:font-name="Arial Narrow" style:font-name-asian="Lucida Sans Unicode" style:font-name-complex="Arial" style:font-size-complex="10pt"/>
    </style:style>
    <style:style style:name="P302" style:parent-style-name="Normal" style:family="paragraph">
      <style:text-properties style:font-name="Lucida Sans Unicode" style:font-name-complex="Arial" fo:font-size="9pt" style:font-size-asian="9pt" style:font-size-complex="9pt" fo:background-color="#C0C0C0"/>
    </style:style>
    <style:style style:name="P303" style:parent-style-name="Normal" style:family="paragraph">
      <style:text-properties style:font-name="Lucida Sans Unicode" style:font-name-asian="Lucida Sans Unicode" fo:font-size="9pt" style:font-size-asian="9pt" style:font-size-complex="9pt" fo:background-color="#C0C0C0"/>
    </style:style>
    <style:style style:name="P304" style:parent-style-name="Normal" style:family="paragraph">
      <style:text-properties style:font-name="Lucida Sans Unicode" style:font-name-asian="Lucida Sans Unicode" fo:font-size="9pt" style:font-size-asian="9pt" style:font-size-complex="9pt" fo:background-color="#C0C0C0"/>
    </style:style>
    <style:style style:name="P305" style:parent-style-name="Normal" style:family="paragraph">
      <style:text-properties style:font-name="Lucida Sans Unicode" style:font-name-asian="Lucida Sans Unicode" fo:font-size="9pt" style:font-size-asian="9pt" style:font-size-complex="9pt" fo:background-color="#C0C0C0"/>
    </style:style>
    <style:style style:name="TableColumn307" style:family="table-column">
      <style:table-column-properties style:column-width="1.7305in"/>
    </style:style>
    <style:style style:name="TableColumn308" style:family="table-column">
      <style:table-column-properties style:column-width="4.3312in"/>
    </style:style>
    <style:style style:name="Table306" style:family="table">
      <style:table-properties style:width="6.0618in" fo:margin-left="0.0381in" table:align="left"/>
    </style:style>
    <style:style style:name="TableRow309" style:family="table-row">
      <style:table-row-properties style:min-row-height="0.1875in"/>
    </style:style>
    <style:style style:name="TableCell310" style:family="table-cell">
      <style:table-cell-properties fo:border="0.0069in solid #000000" style:writing-mode="lr-tb" style:vertical-align="middle" fo:padding-top="0in" fo:padding-left="0.0486in" fo:padding-bottom="0in" fo:padding-right="0.0486in"/>
    </style:style>
    <style:style style:name="P311" style:parent-style-name="Normal" style:family="paragraph">
      <style:text-properties style:font-name-asian="Lucida Sans Unicode" style:font-name-complex="Calibri Light" fo:font-weight="bold" style:font-weight-asian="bold" style:font-weight-complex="bold" style:font-size-complex="10pt"/>
    </style:style>
    <style:style style:name="TableCell312" style:family="table-cell">
      <style:table-cell-properties fo:border="0.0069in solid #000000" style:writing-mode="lr-tb" style:vertical-align="middle" fo:padding-top="0in" fo:padding-left="0.0486in" fo:padding-bottom="0in" fo:padding-right="0.0486in"/>
    </style:style>
    <style:style style:name="P313" style:parent-style-name="Normal" style:family="paragraph">
      <style:paragraph-properties fo:text-align="center"/>
      <style:text-properties style:font-name-asian="Lucida Sans Unicode" style:font-name-complex="Calibri Light" fo:font-weight="bold" style:font-weight-asian="bold" style:font-weight-complex="bold" style:font-size-complex="10pt"/>
    </style:style>
    <style:style style:name="TableRow314" style:family="table-row">
      <style:table-row-properties style:min-row-height="0.1875in"/>
    </style:style>
    <style:style style:name="TableCell315" style:family="table-cell">
      <style:table-cell-properties fo:border="0.0069in solid #000000" style:writing-mode="lr-tb" style:vertical-align="middle" fo:padding-top="0in" fo:padding-left="0.0486in" fo:padding-bottom="0in" fo:padding-right="0.0486in" fo:wrap-option="no-wrap"/>
    </style:style>
    <style:style style:name="P3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 style:family="table-cell">
      <style:table-cell-properties fo:border="0.0069in solid #000000" style:writing-mode="lr-tb" style:vertical-align="middle" fo:padding-top="0in" fo:padding-left="0.0486in" fo:padding-bottom="0in" fo:padding-right="0.0486in" fo:wrap-option="no-wrap"/>
    </style:style>
    <style:style style:name="P31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19" style:family="table-row">
      <style:table-row-properties style:min-row-height="0.1875in"/>
    </style:style>
    <style:style style:name="TableCell320" style:family="table-cell">
      <style:table-cell-properties fo:border="0.0069in solid #000000" style:writing-mode="lr-tb" style:vertical-align="middle" fo:padding-top="0in" fo:padding-left="0.0486in" fo:padding-bottom="0in" fo:padding-right="0.0486in" fo:wrap-option="no-wrap"/>
    </style:style>
    <style:style style:name="P3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 style:family="table-cell">
      <style:table-cell-properties fo:border="0.0069in solid #000000" style:writing-mode="lr-tb" style:vertical-align="middle" fo:padding-top="0in" fo:padding-left="0.0486in" fo:padding-bottom="0in" fo:padding-right="0.0486in" fo:wrap-option="no-wrap"/>
    </style:style>
    <style:style style:name="P32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24" style:family="table-row">
      <style:table-row-properties style:min-row-height="0.1875in"/>
    </style:style>
    <style:style style:name="TableCell325" style:family="table-cell">
      <style:table-cell-properties fo:border="0.0069in solid #000000" style:writing-mode="lr-tb" style:vertical-align="middle" fo:padding-top="0in" fo:padding-left="0.0486in" fo:padding-bottom="0in" fo:padding-right="0.0486in" fo:wrap-option="no-wrap"/>
    </style:style>
    <style:style style:name="P3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29" style:family="table-row">
      <style:table-row-properties style:min-row-height="0.1875in"/>
    </style:style>
    <style:style style:name="TableCell330" style:family="table-cell">
      <style:table-cell-properties fo:border="0.0069in solid #000000" style:writing-mode="lr-tb" style:vertical-align="middle" fo:padding-top="0in" fo:padding-left="0.0486in" fo:padding-bottom="0in" fo:padding-right="0.0486in" fo:wrap-option="no-wrap"/>
    </style:style>
    <style:style style:name="P3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2" style:family="table-cell">
      <style:table-cell-properties fo:border="0.0069in solid #000000" style:writing-mode="lr-tb" style:vertical-align="middle" fo:padding-top="0in" fo:padding-left="0.0486in" fo:padding-bottom="0in" fo:padding-right="0.0486in" fo:wrap-option="no-wrap"/>
    </style:style>
    <style:style style:name="P33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34" style:family="table-row">
      <style:table-row-properties style:min-row-height="0.1875in"/>
    </style:style>
    <style:style style:name="TableCell335" style:family="table-cell">
      <style:table-cell-properties fo:border="0.0069in solid #000000" style:writing-mode="lr-tb" style:vertical-align="middle" fo:padding-top="0in" fo:padding-left="0.0486in" fo:padding-bottom="0in" fo:padding-right="0.0486in" fo:wrap-option="no-wrap"/>
    </style:style>
    <style:style style:name="P3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7" style:family="table-cell">
      <style:table-cell-properties fo:border="0.0069in solid #000000" style:writing-mode="lr-tb" style:vertical-align="middle" fo:padding-top="0in" fo:padding-left="0.0486in" fo:padding-bottom="0in" fo:padding-right="0.0486in" fo:wrap-option="no-wrap"/>
    </style:style>
    <style:style style:name="P338"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ableRow339" style:family="table-row">
      <style:table-row-properties style:min-row-height="0.1875in"/>
    </style:style>
    <style:style style:name="TableCell340" style:family="table-cell">
      <style:table-cell-properties fo:border="0.0069in solid #000000" style:writing-mode="lr-tb" style:vertical-align="middle" fo:padding-top="0in" fo:padding-left="0.0486in" fo:padding-bottom="0in" fo:padding-right="0.0486in" fo:wrap-option="no-wrap"/>
    </style:style>
    <style:style style:name="P3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2" style:family="table-cell">
      <style:table-cell-properties fo:border="0.0069in solid #000000" style:writing-mode="lr-tb" style:vertical-align="middle" fo:padding-top="0in" fo:padding-left="0.0486in" fo:padding-bottom="0in" fo:padding-right="0.0486in" fo:wrap-option="no-wrap"/>
    </style:style>
    <style:style style:name="P343" style:parent-style-name="Normal" style:family="paragraph">
      <style:paragraph-properties fo:text-align="center" fo:margin-bottom="0in" fo:line-height="100%"/>
      <style:text-properties style:font-name="Arial Narrow" style:font-name-asian="Lucida Sans Unicode" style:font-name-complex="Arial" style:font-size-complex="10pt"/>
    </style:style>
    <style:style style:name="T344" style:parent-style-name="Standardskriftforavsnitt" style:family="text">
      <style:text-properties style:font-name="Lucida Sans Unicode" style:font-name-complex="Arial" fo:font-size="9pt" style:font-size-asian="9pt" style:font-size-complex="9pt" fo:background-color="#C0C0C0"/>
    </style:style>
    <style:style style:name="P345" style:parent-style-name="Normal" style:family="paragraph">
      <style:text-properties style:font-name="Arial Narrow" style:font-name-asian="Lucida Sans Unicode" style:font-name-complex="Arial"/>
    </style:style>
    <style:style style:name="T346" style:parent-style-name="Standardskriftforavsnitt" style:family="text">
      <style:text-properties style:font-name="Lucida Sans Unicode" style:font-name-complex="Arial" fo:font-size="9pt" style:font-size-asian="9pt" style:font-size-complex="9pt" fo:background-color="#C0C0C0"/>
    </style:style>
    <style:style style:name="P347" style:parent-style-name="Normal" style:family="paragraph">
      <style:paragraph-properties fo:break-before="page"/>
    </style:style>
    <style:style style:name="P348" style:parent-style-name="Normal" style:family="paragraph">
      <style:text-properties style:font-name="Lucida Sans Unicode" style:font-name-asian="Lucida Sans Unicode" style:font-name-complex="Arial" style:font-size-complex="10pt" fo:background-color="#C0C0C0"/>
    </style:style>
    <style:style style:name="TableColumn350" style:family="table-column">
      <style:table-column-properties style:column-width="1.0784in" style:use-optimal-column-width="false"/>
    </style:style>
    <style:style style:name="TableColumn351" style:family="table-column">
      <style:table-column-properties style:column-width="1.1826in" style:use-optimal-column-width="false"/>
    </style:style>
    <style:style style:name="TableColumn352" style:family="table-column">
      <style:table-column-properties style:column-width="0.7875in" style:use-optimal-column-width="false"/>
    </style:style>
    <style:style style:name="TableColumn353" style:family="table-column">
      <style:table-column-properties style:column-width="1.2791in" style:use-optimal-column-width="false"/>
    </style:style>
    <style:style style:name="TableColumn354" style:family="table-column">
      <style:table-column-properties style:column-width="1.3784in" style:use-optimal-column-width="false"/>
    </style:style>
    <style:style style:name="Table349" style:family="table">
      <style:table-properties style:width="5.7062in" fo:margin-left="0in" table:align="left"/>
    </style:style>
    <style:style style:name="TableRow355" style:family="table-row">
      <style:table-row-properties style:min-row-height="0.2083in"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asian="Lucida Sans Unicode" style:font-name-complex="Calibri Light" fo:font-weight="bold" style:font-weight-asian="bold" style:font-weight-complex="bold"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asian="Lucida Sans Unicode" style:font-name-complex="Calibri Light" fo:font-weight="bold" style:font-weight-asian="bold" style:font-weight-complex="bold" style:font-size-complex="10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style:font-name-asian="Lucida Sans Unicode" style:font-name-complex="Calibri Light" fo:font-weight="bold" style:font-weight-asian="bold" style:font-weight-complex="bold"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style:font-name-asian="Lucida Sans Unicode" style:font-name-complex="Calibri Light" fo:font-weight="bold" style:font-weight-asian="bold" style:font-weight-complex="bold"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asian="Lucida Sans Unicode" style:font-name-complex="Calibri Light" fo:font-weight="bold" style:font-weight-asian="bold" style:font-weight-complex="bold" style:font-size-complex="10pt"/>
    </style:style>
    <style:style style:name="TableRow366" style:family="table-row">
      <style:table-row-properties style:min-row-height="0.2083in" style:use-optimal-row-height="false"/>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77" style:family="table-row">
      <style:table-row-properties style:min-row-height="0.2083in"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88" style:family="table-row">
      <style:table-row-properties style:min-row-height="0.2083in"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99" style:family="table-row">
      <style:table-row-properties style:min-row-height="0.2083in"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10" style:family="table-row">
      <style:table-row-properties style:min-row-height="0.2083in"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21" style:family="table-row">
      <style:table-row-properties style:min-row-height="0.2083in"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32" style:family="table-row">
      <style:table-row-properties style:min-row-height="0.2083in"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43" style:family="table-row">
      <style:table-row-properties style:min-row-height="0.2083in" style:use-optimal-row-height="fals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54" style:family="table-row">
      <style:table-row-properties style:min-row-height="0.2083in"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65" style:family="table-row">
      <style:table-row-properties style:min-row-height="0.2083in"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76" style:family="table-row">
      <style:table-row-properties style:min-row-height="0.2083in"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87" style:family="table-row">
      <style:table-row-properties style:min-row-height="0.2083in"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498" style:family="table-row">
      <style:table-row-properties style:min-row-height="0.2083in" style:use-optimal-row-height="fals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09" style:family="table-row">
      <style:table-row-properties style:min-row-height="0.2083in"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20" style:family="table-row">
      <style:table-row-properties style:min-row-height="0.2083in"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31" style:family="table-row">
      <style:table-row-properties style:min-row-height="0.2083in"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42" style:family="table-row">
      <style:table-row-properties style:min-row-height="0.2083in"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53" style:family="table-row">
      <style:table-row-properties style:min-row-height="0.2083in"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style:font-name="Arial Narrow" style:font-name-asian="Lucida Sans Unicode" style:font-name-complex="Arial" style:font-size-complex="10pt"/>
    </style:style>
    <style:style style:name="T564" style:parent-style-name="Standardskriftforavsnitt" style:family="text">
      <style:text-properties style:font-name="Lucida Sans Unicode" style:font-name-complex="Arial" fo:font-size="9pt" style:font-size-asian="9pt" style:font-size-complex="9pt" fo:background-color="#C0C0C0"/>
    </style:style>
    <style:style style:name="P565" style:parent-style-name="Normal" style:family="paragraph">
      <style:paragraph-properties fo:break-before="page" fo:margin-bottom="0.1111in" fo:line-height="106%"/>
    </style:style>
    <style:style style:name="TableColumn567" style:family="table-column">
      <style:table-column-properties style:column-width="1.0798in" style:use-optimal-column-width="false"/>
    </style:style>
    <style:style style:name="TableColumn568" style:family="table-column">
      <style:table-column-properties style:column-width="1.1812in" style:use-optimal-column-width="false"/>
    </style:style>
    <style:style style:name="TableColumn569" style:family="table-column">
      <style:table-column-properties style:column-width="0.7875in" style:use-optimal-column-width="false"/>
    </style:style>
    <style:style style:name="TableColumn570" style:family="table-column">
      <style:table-column-properties style:column-width="1.2791in" style:use-optimal-column-width="false"/>
    </style:style>
    <style:style style:name="TableColumn571" style:family="table-column">
      <style:table-column-properties style:column-width="1.3784in" style:use-optimal-column-width="false"/>
    </style:style>
    <style:style style:name="Table566" style:family="table">
      <style:table-properties style:width="5.7062in" fo:margin-left="0in" table:align="left"/>
    </style:style>
    <style:style style:name="TableRow572" style:family="table-row">
      <style:table-row-properties style:min-row-height="0.2083in"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text-properties style:font-name-asian="Lucida Sans Unicode" style:font-name-complex="Calibri Light" fo:font-weight="bold" style:font-weight-asian="bold" style:font-weight-complex="bold" style:font-size-complex="10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style:font-name-asian="Lucida Sans Unicode" style:font-name-complex="Calibri Light" fo:font-weight="bold" style:font-weight-asian="bold" style:font-weight-complex="bold" style:font-size-complex="10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asian="Lucida Sans Unicode" style:font-name-complex="Calibri Light" fo:font-weight="bold" style:font-weight-asian="bold" style:font-weight-complex="bold" style:font-size-complex="10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text-properties style:font-name-asian="Lucida Sans Unicode" style:font-name-complex="Calibri Light" fo:font-weight="bold" style:font-weight-asian="bold" style:font-weight-complex="bold" style:font-size-complex="10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style:font-name-asian="Lucida Sans Unicode" style:font-name-complex="Calibri Light" fo:font-weight="bold" style:font-weight-asian="bold" style:font-weight-complex="bold" style:font-size-complex="10pt"/>
    </style:style>
    <style:style style:name="TableRow583" style:family="table-row">
      <style:table-row-properties style:min-row-height="0.2083in" style:use-optimal-row-height="fals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594" style:family="table-row">
      <style:table-row-properties style:min-row-height="0.2083in"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05" style:family="table-row">
      <style:table-row-properties style:min-row-height="0.2083in" style:use-optimal-row-height="fals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16" style:family="table-row">
      <style:table-row-properties style:min-row-height="0.2083in"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27" style:family="table-row">
      <style:table-row-properties style:min-row-height="0.2083in" style:use-optimal-row-height="fals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38" style:family="table-row">
      <style:table-row-properties style:min-row-height="0.2083in"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49" style:family="table-row">
      <style:table-row-properties style:min-row-height="0.2083in"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60" style:family="table-row">
      <style:table-row-properties style:min-row-height="0.2083in"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71" style:family="table-row">
      <style:table-row-properties style:min-row-height="0.2083in"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82" style:family="table-row">
      <style:table-row-properties style:min-row-height="0.2083in"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693" style:family="table-row">
      <style:table-row-properties style:min-row-height="0.2083in"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04" style:family="table-row">
      <style:table-row-properties style:min-row-height="0.2083in" style:use-optimal-row-height="fals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15" style:family="table-row">
      <style:table-row-properties style:min-row-height="0.2083in" style:use-optimal-row-height="fals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26" style:family="table-row">
      <style:table-row-properties style:min-row-height="0.2083in"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37" style:family="table-row">
      <style:table-row-properties style:min-row-height="0.2083in" style:use-optimal-row-height="fals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48" style:family="table-row">
      <style:table-row-properties style:min-row-height="0.2083in"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59" style:family="table-row">
      <style:table-row-properties style:min-row-height="0.2083in" style:use-optimal-row-height="false"/>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70" style:family="table-row">
      <style:table-row-properties style:min-row-height="0.2083in" style:use-optimal-row-height="false"/>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81" style:family="table-row">
      <style:table-row-properties style:min-row-height="0.2083in" style:use-optimal-row-height="fals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792" style:family="table-row">
      <style:table-row-properties style:min-row-height="0.2083in"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03" style:family="table-row">
      <style:table-row-properties style:min-row-height="0.2083in"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14" style:family="table-row">
      <style:table-row-properties style:min-row-height="0.2083in"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25" style:family="table-row">
      <style:table-row-properties style:min-row-height="0.2083in"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36" style:family="table-row">
      <style:table-row-properties style:min-row-height="0.2083in" style:use-optimal-row-height="fals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47" style:family="table-row">
      <style:table-row-properties style:min-row-height="0.2083in"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58" style:family="table-row">
      <style:table-row-properties style:min-row-height="0.2083in" style:use-optimal-row-height="false"/>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style:font-name="Arial Narrow" style:font-name-asian="Lucida Sans Unicode" style:font-name-complex="Arial" style:font-size-complex="10pt"/>
    </style:style>
    <style:style style:name="T869" style:parent-style-name="Standardskriftforavsnitt" style:family="text">
      <style:text-properties style:font-name="Lucida Sans Unicode" style:font-name-complex="Arial" fo:font-size="9pt" style:font-size-asian="9pt" style:font-size-complex="9pt" fo:background-color="#C0C0C0"/>
    </style:style>
    <style:style style:name="TableColumn871" style:family="table-column">
      <style:table-column-properties style:column-width="1.2763in" style:use-optimal-column-width="false"/>
    </style:style>
    <style:style style:name="TableColumn872" style:family="table-column">
      <style:table-column-properties style:column-width="0.9284in" style:use-optimal-column-width="false"/>
    </style:style>
    <style:style style:name="TableColumn873" style:family="table-column">
      <style:table-column-properties style:column-width="0.8437in" style:use-optimal-column-width="false"/>
    </style:style>
    <style:style style:name="TableColumn874" style:family="table-column">
      <style:table-column-properties style:column-width="1.2791in" style:use-optimal-column-width="false"/>
    </style:style>
    <style:style style:name="TableColumn875" style:family="table-column">
      <style:table-column-properties style:column-width="1.3784in" style:use-optimal-column-width="false"/>
    </style:style>
    <style:style style:name="Table870" style:family="table">
      <style:table-properties style:width="5.7062in" fo:margin-left="0in" table:align="left"/>
    </style:style>
    <style:style style:name="TableRow876" style:family="table-row">
      <style:table-row-properties style:min-row-height="0.2083in" style:use-optimal-row-height="false"/>
    </style:style>
    <style:style style:name="TableCell877" style:family="table-cell">
      <style:table-cell-properties fo:border="0.0069in solid #000000" style:writing-mode="lr-tb" fo:padding-top="0in" fo:padding-left="0.075in" fo:padding-bottom="0in" fo:padding-right="0.075in"/>
    </style:style>
    <style:style style:name="T878"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879" style:family="table-cell">
      <style:table-cell-properties fo:border="0.0069in solid #000000" style:writing-mode="lr-tb" fo:padding-top="0in" fo:padding-left="0.075in" fo:padding-bottom="0in" fo:padding-right="0.075in"/>
    </style:style>
    <style:style style:name="T880"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881" style:family="table-cell">
      <style:table-cell-properties fo:border="0.0069in solid #000000" style:writing-mode="lr-tb" fo:padding-top="0in" fo:padding-left="0.075in" fo:padding-bottom="0in" fo:padding-right="0.075in"/>
    </style:style>
    <style:style style:name="T88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883" style:family="table-cell">
      <style:table-cell-properties fo:border="0.0069in solid #000000" style:writing-mode="lr-tb" fo:padding-top="0in" fo:padding-left="0.075in" fo:padding-bottom="0in" fo:padding-right="0.075in"/>
    </style:style>
    <style:style style:name="T884"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885" style:family="table-cell">
      <style:table-cell-properties fo:border="0.0069in solid #000000" style:writing-mode="lr-tb" fo:padding-top="0in" fo:padding-left="0.075in" fo:padding-bottom="0in" fo:padding-right="0.075in"/>
    </style:style>
    <style:style style:name="T886"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887" style:family="table-row">
      <style:table-row-properties style:min-row-height="0.2083in"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898" style:family="table-row">
      <style:table-row-properties style:min-row-height="0.2083in" style:use-optimal-row-height="fals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09" style:family="table-row">
      <style:table-row-properties style:min-row-height="0.2083in" style:use-optimal-row-height="false"/>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style:font-name="Arial Narrow" style:font-name-asian="Lucida Sans Unicode" style:font-name-complex="Arial" style:font-size-complex="10pt"/>
    </style:style>
    <style:style style:name="T920" style:parent-style-name="Standardskriftforavsnitt" style:family="text">
      <style:text-properties style:font-name="Lucida Sans Unicode" style:font-name-complex="Arial" fo:font-size="9pt" style:font-size-asian="9pt" style:font-size-complex="9pt" fo:background-color="#C0C0C0"/>
    </style:style>
    <style:style style:name="P921" style:parent-style-name="Normal" style:family="paragraph">
      <style:paragraph-properties fo:break-before="page" fo:margin-bottom="0.1111in" fo:line-height="106%"/>
    </style:style>
    <style:style style:name="P922" style:parent-style-name="Normal" style:family="paragraph">
      <style:paragraph-properties fo:margin-bottom="0in" fo:line-height="100%"/>
    </style:style>
    <style:style style:name="TableColumn924" style:family="table-column">
      <style:table-column-properties style:column-width="1.2763in" style:use-optimal-column-width="false"/>
    </style:style>
    <style:style style:name="TableColumn925" style:family="table-column">
      <style:table-column-properties style:column-width="1.1812in" style:use-optimal-column-width="false"/>
    </style:style>
    <style:style style:name="TableColumn926" style:family="table-column">
      <style:table-column-properties style:column-width="0.7875in" style:use-optimal-column-width="false"/>
    </style:style>
    <style:style style:name="TableColumn927" style:family="table-column">
      <style:table-column-properties style:column-width="1.0826in" style:use-optimal-column-width="false"/>
    </style:style>
    <style:style style:name="TableColumn928" style:family="table-column">
      <style:table-column-properties style:column-width="1.3784in" style:use-optimal-column-width="false"/>
    </style:style>
    <style:style style:name="Table923" style:family="table">
      <style:table-properties style:width="5.7062in" fo:margin-left="0in" table:align="left"/>
    </style:style>
    <style:style style:name="TableRow929" style:family="table-row">
      <style:table-row-properties style:min-row-height="0.2083in"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asian="Lucida Sans Unicode" style:font-name-complex="Calibri Light" fo:font-weight="bold" style:font-weight-asian="bold" style:font-weight-complex="bold"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text-properties style:font-name-asian="Lucida Sans Unicode" style:font-name-complex="Calibri Light" fo:font-weight="bold" style:font-weight-asian="bold" style:font-weight-complex="bold" style:font-size-complex="10pt"/>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text-properties style:font-name-asian="Lucida Sans Unicode" style:font-name-complex="Calibri Light" fo:font-weight="bold" style:font-weight-asian="bold" style:font-weight-complex="bold"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asian="Lucida Sans Unicode" style:font-name-complex="Calibri Light" fo:font-weight="bold" style:font-weight-asian="bold" style:font-weight-complex="bold" style:font-size-complex="10pt"/>
    </style:style>
    <style:style style:name="TableCell938" style:family="table-cell">
      <style:table-cell-properties fo:border="0.0069in solid #000000" style:writing-mode="lr-tb" fo:padding-top="0in" fo:padding-left="0.075in" fo:padding-bottom="0in" fo:padding-right="0.075in"/>
    </style:style>
    <style:style style:name="T93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940" style:family="table-row">
      <style:table-row-properties style:min-row-height="0.2083in" style:use-optimal-row-height="false"/>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51" style:family="table-row">
      <style:table-row-properties style:min-row-height="0.2083in" style:use-optimal-row-height="false"/>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62" style:family="table-row">
      <style:table-row-properties style:min-row-height="0.2083in" style:use-optimal-row-height="false"/>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73" style:family="table-row">
      <style:table-row-properties style:min-row-height="0.2083in" style:use-optimal-row-height="false"/>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84" style:family="table-row">
      <style:table-row-properties style:min-row-height="0.2083in" style:use-optimal-row-height="false"/>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995" style:family="table-row">
      <style:table-row-properties style:min-row-height="0.2083in" style:use-optimal-row-height="false"/>
    </style:style>
    <style:style style:name="TableCell996" style:family="table-cell">
      <style:table-cell-properties fo:border="0.0069in solid #000000" style:writing-mode="lr-tb" style:vertical-align="middle" fo:padding-top="0in" fo:padding-left="0.075in" fo:padding-bottom="0in" fo:padding-right="0.075in"/>
    </style:style>
    <style:style style:name="P9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06" style:family="table-row">
      <style:table-row-properties style:min-row-height="0.2083in" style:use-optimal-row-height="false"/>
    </style:style>
    <style:style style:name="TableCell1007" style:family="table-cell">
      <style:table-cell-properties fo:border="0.0069in solid #000000" style:writing-mode="lr-tb" style:vertical-align="middle" fo:padding-top="0in" fo:padding-left="0.075in" fo:padding-bottom="0in" fo:padding-right="0.075in"/>
    </style:style>
    <style:style style:name="P10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09" style:family="table-cell">
      <style:table-cell-properties fo:border="0.0069in solid #000000" style:writing-mode="lr-tb" style:vertical-align="middle" fo:padding-top="0in" fo:padding-left="0.075in" fo:padding-bottom="0in" fo:padding-right="0.075in"/>
    </style:style>
    <style:style style:name="P10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17" style:family="table-row">
      <style:table-row-properties style:min-row-height="0.2083in" style:use-optimal-row-height="false"/>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0" style:family="table-cell">
      <style:table-cell-properties fo:border="0.0069in solid #000000" style:writing-mode="lr-tb" style:vertical-align="middle" fo:padding-top="0in" fo:padding-left="0.075in" fo:padding-bottom="0in" fo:padding-right="0.075in"/>
    </style:style>
    <style:style style:name="P10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28" style:family="table-row">
      <style:table-row-properties style:min-row-height="0.2083in" style:use-optimal-row-height="false"/>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39" style:family="table-row">
      <style:table-row-properties style:min-row-height="0.2083in" style:use-optimal-row-height="false"/>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2" style:family="table-cell">
      <style:table-cell-properties fo:border="0.0069in solid #000000" style:writing-mode="lr-tb" style:vertical-align="middle" fo:padding-top="0in" fo:padding-left="0.075in" fo:padding-bottom="0in" fo:padding-right="0.075in"/>
    </style:style>
    <style:style style:name="P10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4" style:family="table-cell">
      <style:table-cell-properties fo:border="0.0069in solid #000000" style:writing-mode="lr-tb" style:vertical-align="middle" fo:padding-top="0in" fo:padding-left="0.075in" fo:padding-bottom="0in" fo:padding-right="0.075in"/>
    </style:style>
    <style:style style:name="P10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50" style:family="table-row">
      <style:table-row-properties style:min-row-height="0.2083in" style:use-optimal-row-height="false"/>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5" style:family="table-cell">
      <style:table-cell-properties fo:border="0.0069in solid #000000" style:writing-mode="lr-tb" style:vertical-align="middle" fo:padding-top="0in" fo:padding-left="0.075in" fo:padding-bottom="0in" fo:padding-right="0.075in"/>
    </style:style>
    <style:style style:name="P10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061" style:family="table-row">
      <style:table-row-properties style:min-row-height="0.2083in" style:use-optimal-row-height="false"/>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4" style:family="table-cell">
      <style:table-cell-properties fo:border="0.0069in solid #000000" style:writing-mode="lr-tb" style:vertical-align="middle" fo:padding-top="0in" fo:padding-left="0.075in" fo:padding-bottom="0in" fo:padding-right="0.075in"/>
    </style:style>
    <style:style style:name="P10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6" style:family="table-cell">
      <style:table-cell-properties fo:border="0.0069in solid #000000" style:writing-mode="lr-tb" style:vertical-align="middle" fo:padding-top="0in" fo:padding-left="0.075in" fo:padding-bottom="0in" fo:padding-right="0.075in"/>
    </style:style>
    <style:style style:name="P10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style:font-name="Arial Narrow" style:font-name-asian="Lucida Sans Unicode" style:font-name-complex="Arial" style:font-size-complex="10pt"/>
    </style:style>
    <style:style style:name="T1072" style:parent-style-name="Standardskriftforavsnitt" style:family="text">
      <style:text-properties style:font-name="Lucida Sans Unicode" style:font-name-complex="Arial" fo:font-size="9pt" style:font-size-asian="9pt" style:font-size-complex="9pt" fo:background-color="#C0C0C0"/>
    </style:style>
    <style:style style:name="P1073" style:parent-style-name="Normal" style:family="paragraph">
      <style:paragraph-properties fo:break-before="page" fo:margin-bottom="0.1111in" fo:line-height="106%" fo:margin-left="0in" fo:text-indent="0in">
        <style:tab-stops/>
      </style:paragraph-properties>
    </style:style>
    <style:style style:name="T1074" style:parent-style-name="Standardskriftforavsnitt" style:family="text">
      <style:text-properties fo:background-color="#C0C0C0"/>
    </style:style>
    <style:style style:name="P1075" style:parent-style-name="Normal" style:family="paragraph">
      <style:text-properties style:font-name="Lucida Sans Unicode" style:font-name-asian="Lucida Sans Unicode"/>
    </style:style>
    <style:style style:name="TableColumn1077" style:family="table-column">
      <style:table-column-properties style:column-width="1.2763in" style:use-optimal-column-width="false"/>
    </style:style>
    <style:style style:name="TableColumn1078" style:family="table-column">
      <style:table-column-properties style:column-width="1.575in" style:use-optimal-column-width="false"/>
    </style:style>
    <style:style style:name="TableColumn1079" style:family="table-column">
      <style:table-column-properties style:column-width="0.5909in" style:use-optimal-column-width="false"/>
    </style:style>
    <style:style style:name="TableColumn1080" style:family="table-column">
      <style:table-column-properties style:column-width="0.8854in" style:use-optimal-column-width="false"/>
    </style:style>
    <style:style style:name="TableColumn1081" style:family="table-column">
      <style:table-column-properties style:column-width="1.3784in" style:use-optimal-column-width="false"/>
    </style:style>
    <style:style style:name="Table1076" style:family="table">
      <style:table-properties style:width="5.7062in" fo:margin-left="0in" table:align="left"/>
    </style:style>
    <style:style style:name="TableRow1082" style:family="table-row">
      <style:table-row-properties style:min-row-height="0.2083in" style:use-optimal-row-height="false"/>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style>
    <style:style style:name="T109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094" style:family="table-row">
      <style:table-row-properties style:min-row-height="0.2083in" style:use-optimal-row-height="fals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05" style:family="table-row">
      <style:table-row-properties style:min-row-height="0.2083in" style:use-optimal-row-height="fals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16" style:family="table-row">
      <style:table-row-properties style:min-row-height="0.2083in" style:use-optimal-row-height="fals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27" style:family="table-row">
      <style:table-row-properties style:min-row-height="0.2083in" style:use-optimal-row-height="fals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38" style:family="table-row">
      <style:table-row-properties style:min-row-height="0.2083in" style:use-optimal-row-height="false"/>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49" style:family="table-row">
      <style:table-row-properties style:min-row-height="0.2083in" style:use-optimal-row-height="false"/>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160" style:family="table-row">
      <style:table-row-properties style:min-row-height="0.2083in" style:use-optimal-row-height="false"/>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style:font-name="Arial Narrow" style:font-name-asian="Lucida Sans Unicode" style:font-name-complex="Arial" style:font-size-complex="10pt"/>
    </style:style>
    <style:style style:name="T1171" style:parent-style-name="Standardskriftforavsnitt" style:family="text">
      <style:text-properties style:font-name="Lucida Sans Unicode" style:font-name-complex="Arial" fo:font-size="9pt" style:font-size-asian="9pt" style:font-size-complex="9pt" fo:background-color="#C0C0C0"/>
    </style:style>
    <style:style style:name="P1172" style:parent-style-name="Normal" style:family="paragraph">
      <style:text-properties style:font-name="Lucida Sans Unicode" style:font-name-asian="Lucida Sans Unicode" style:font-name-complex="Arial" fo:background-color="#B3CAC7"/>
    </style:style>
    <style:style style:name="TableColumn1174" style:family="table-column">
      <style:table-column-properties style:column-width="1.2763in" style:use-optimal-column-width="false"/>
    </style:style>
    <style:style style:name="TableColumn1175" style:family="table-column">
      <style:table-column-properties style:column-width="1.575in" style:use-optimal-column-width="false"/>
    </style:style>
    <style:style style:name="TableColumn1176" style:family="table-column">
      <style:table-column-properties style:column-width="0.5909in" style:use-optimal-column-width="false"/>
    </style:style>
    <style:style style:name="TableColumn1177" style:family="table-column">
      <style:table-column-properties style:column-width="0.8854in" style:use-optimal-column-width="false"/>
    </style:style>
    <style:style style:name="TableColumn1178" style:family="table-column">
      <style:table-column-properties style:column-width="1.3784in" style:use-optimal-column-width="false"/>
    </style:style>
    <style:style style:name="Table1173" style:family="table">
      <style:table-properties style:width="5.7062in" fo:margin-left="0in" table:align="left"/>
    </style:style>
    <style:style style:name="TableRow1179" style:family="table-row">
      <style:table-row-properties style:min-row-height="0.2083in" style:use-optimal-row-height="fals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Row1190" style:family="table-row">
      <style:table-row-properties style:min-row-height="0.2083in" style:use-optimal-row-height="false"/>
    </style:style>
    <style:style style:name="TableCell1191" style:family="table-cell">
      <style:table-cell-properties fo:border="0.0069in solid #000000" style:writing-mode="lr-tb" style:vertical-align="middle" fo:padding-top="0in" fo:padding-left="0.075in" fo:padding-bottom="0in" fo:padding-right="0.075in"/>
    </style:style>
    <style:style style:name="P11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01" style:family="table-row">
      <style:table-row-properties style:min-row-height="0.2083in" style:use-optimal-row-height="false"/>
    </style:style>
    <style:style style:name="TableCell1202" style:family="table-cell">
      <style:table-cell-properties fo:border="0.0069in solid #000000" style:writing-mode="lr-tb" style:vertical-align="middle" fo:padding-top="0in" fo:padding-left="0.075in" fo:padding-bottom="0in" fo:padding-right="0.075in"/>
    </style:style>
    <style:style style:name="P12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4" style:family="table-cell">
      <style:table-cell-properties fo:border="0.0069in solid #000000" style:writing-mode="lr-tb" style:vertical-align="middle" fo:padding-top="0in" fo:padding-left="0.075in" fo:padding-bottom="0in" fo:padding-right="0.075in"/>
    </style:style>
    <style:style style:name="P12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12" style:family="table-row">
      <style:table-row-properties style:min-row-height="0.2083in" style:use-optimal-row-height="false"/>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5" style:family="table-cell">
      <style:table-cell-properties fo:border="0.0069in solid #000000" style:writing-mode="lr-tb" style:vertical-align="middle" fo:padding-top="0in" fo:padding-left="0.075in" fo:padding-bottom="0in" fo:padding-right="0.075in"/>
    </style:style>
    <style:style style:name="P12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7" style:family="table-cell">
      <style:table-cell-properties fo:border="0.0069in solid #000000" style:writing-mode="lr-tb" style:vertical-align="middle" fo:padding-top="0in" fo:padding-left="0.075in" fo:padding-bottom="0in" fo:padding-right="0.075in"/>
    </style:style>
    <style:style style:name="P12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margin-bottom="0in" fo:line-height="100%"/>
      <style:text-properties style:font-name="Arial Narrow" style:font-name-asian="Lucida Sans Unicode" style:font-name-complex="Arial" style:font-size-complex="10pt"/>
    </style:style>
    <style:style style:name="T1223" style:parent-style-name="Standardskriftforavsnitt" style:family="text">
      <style:text-properties style:font-name="Lucida Sans Unicode" style:font-name-complex="Arial" fo:font-size="9pt" style:font-size-asian="9pt" style:font-size-complex="9pt" fo:background-color="#C0C0C0"/>
    </style:style>
    <style:style style:name="P1224" style:parent-style-name="Normal" style:family="paragraph">
      <style:text-properties style:font-name="Lucida Sans Unicode" style:font-name-asian="Lucida Sans Unicode"/>
    </style:style>
    <style:style style:name="P1225" style:parent-style-name="Normal" style:family="paragraph">
      <style:text-properties style:font-name-complex="Arial" style:font-size-complex="10pt" fo:background-color="#C0C0C0"/>
    </style:style>
    <style:style style:name="P1226" style:parent-style-name="Normal" style:family="paragraph">
      <style:paragraph-properties style:punctuation-wrap="simple" fo:margin-bottom="0in" fo:line-height="100%"/>
      <style:text-properties style:font-name-complex="Arial" style:font-size-complex="10pt" fo:background-color="#C0C0C0"/>
    </style:style>
    <style:style style:name="P1227" style:parent-style-name="Normal" style:family="paragraph">
      <style:paragraph-properties style:punctuation-wrap="simple" fo:margin-bottom="0in" fo:line-height="100%"/>
      <style:text-properties style:font-name-complex="Arial" style:font-size-complex="10pt" fo:background-color="#C0C0C0"/>
    </style:style>
    <style:style style:name="P1228" style:parent-style-name="Normal" style:family="paragraph">
      <style:paragraph-properties style:punctuation-wrap="simple" fo:margin-bottom="0in" fo:line-height="100%"/>
      <style:text-properties style:font-name-complex="Arial" style:font-size-complex="10pt" fo:background-color="#C0C0C0"/>
    </style:style>
    <style:style style:name="P1229" style:parent-style-name="Normal" style:family="paragraph">
      <style:paragraph-properties style:punctuation-wrap="simple" fo:margin-bottom="0in" fo:line-height="100%"/>
      <style:text-properties style:font-name-complex="Arial" style:font-size-complex="10pt" fo:background-color="#C0C0C0"/>
    </style:style>
    <style:style style:name="P1230" style:parent-style-name="Normal" style:family="paragraph">
      <style:paragraph-properties style:punctuation-wrap="simple" fo:margin-bottom="0in" fo:line-height="100%"/>
      <style:text-properties style:font-name-complex="Arial" style:font-size-complex="10pt" fo:background-color="#C0C0C0"/>
    </style:style>
    <style:style style:name="P1231" style:parent-style-name="Normal" style:family="paragraph">
      <style:paragraph-properties style:punctuation-wrap="simple" fo:margin-bottom="0in" fo:line-height="100%"/>
      <style:text-properties style:font-name-complex="Arial" style:font-size-complex="10pt" fo:background-color="#C0C0C0"/>
    </style:style>
    <style:style style:name="P1232" style:parent-style-name="Normal" style:family="paragraph">
      <style:paragraph-properties style:punctuation-wrap="simple" fo:margin-bottom="0in" fo:line-height="100%"/>
      <style:text-properties style:font-name-complex="Arial" style:font-size-complex="10pt" fo:background-color="#C0C0C0"/>
    </style:style>
    <style:style style:name="P1233" style:parent-style-name="Normal" style:family="paragraph">
      <style:paragraph-properties style:punctuation-wrap="simple" fo:margin-bottom="0in" fo:line-height="100%"/>
      <style:text-properties style:font-name-complex="Arial" style:font-size-complex="10pt" fo:background-color="#C0C0C0"/>
    </style:style>
    <style:style style:name="P1234" style:parent-style-name="Normal" style:family="paragraph">
      <style:paragraph-properties style:punctuation-wrap="simple" fo:margin-bottom="0in" fo:line-height="100%"/>
      <style:text-properties style:font-name-complex="Arial" style:font-size-complex="10pt" fo:background-color="#C0C0C0"/>
    </style:style>
    <style:style style:name="P1235" style:parent-style-name="Normal" style:family="paragraph">
      <style:paragraph-properties style:punctuation-wrap="simple" fo:margin-bottom="0in" fo:line-height="100%"/>
      <style:text-properties style:font-name-complex="Arial" style:font-size-complex="10pt" fo:background-color="#C0C0C0"/>
    </style:style>
    <style:style style:name="P1236" style:parent-style-name="Normal" style:family="paragraph">
      <style:paragraph-properties style:punctuation-wrap="simple" fo:margin-bottom="0in" fo:line-height="100%"/>
    </style:style>
    <style:style style:name="T1237" style:parent-style-name="Standardskriftforavsnitt" style:family="text">
      <style:text-properties style:font-name-complex="Arial" style:font-size-complex="10pt" fo:background-color="#C0C0C0"/>
    </style:style>
    <style:style style:name="T1238" style:parent-style-name="Standardskriftforavsnitt" style:family="text">
      <style:text-properties style:font-name-complex="Arial" style:font-size-complex="10pt" fo:background-color="#C0C0C0"/>
    </style:style>
    <style:style style:name="T1239" style:parent-style-name="Standardskriftforavsnitt" style:family="text">
      <style:text-properties style:font-name-complex="Arial" style:font-size-complex="10pt" fo:background-color="#C0C0C0"/>
    </style:style>
    <style:style style:name="P1240" style:parent-style-name="Normal" style:family="paragraph">
      <style:paragraph-properties style:punctuation-wrap="simple"/>
      <style:text-properties style:font-name-complex="Arial" style:font-size-complex="10pt" fo:background-color="#C0C0C0"/>
    </style:style>
    <style:style style:name="P1241" style:parent-style-name="Normal" style:family="paragraph">
      <style:text-properties style:font-name-complex="Arial" style:font-size-complex="10pt" fo:background-color="#C0C0C0"/>
    </style:style>
    <style:style style:name="TableColumn1243" style:family="table-column">
      <style:table-column-properties style:column-width="0.8826in" style:use-optimal-column-width="false"/>
    </style:style>
    <style:style style:name="TableColumn1244" style:family="table-column">
      <style:table-column-properties style:column-width="1.6736in" style:use-optimal-column-width="false"/>
    </style:style>
    <style:style style:name="TableColumn1245" style:family="table-column">
      <style:table-column-properties style:column-width="0.984in" style:use-optimal-column-width="false"/>
    </style:style>
    <style:style style:name="TableColumn1246" style:family="table-column">
      <style:table-column-properties style:column-width="1.2798in" style:use-optimal-column-width="false"/>
    </style:style>
    <style:style style:name="TableColumn1247" style:family="table-column">
      <style:table-column-properties style:column-width="1.3784in" style:use-optimal-column-width="false"/>
    </style:style>
    <style:style style:name="Table1242" style:family="table">
      <style:table-properties style:width="6.1986in" fo:margin-left="0in" table:align="left"/>
    </style:style>
    <style:style style:name="TableRow1248" style:family="table-row">
      <style:table-row-properties style:min-row-height="0.2083in" style:use-optimal-row-height="fals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text-properties style:font-name-asian="Lucida Sans Unicode" style:font-name-complex="Calibri Light" fo:font-weight="bold" style:font-weight-asian="bold" style:font-weight-complex="bold" style:font-size-complex="10pt"/>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text-properties style:font-name-asian="Lucida Sans Unicode" style:font-name-complex="Calibri Light" fo:font-weight="bold" style:font-weight-asian="bold" style:font-weight-complex="bold" style:font-size-complex="10pt"/>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text-properties style:font-name-asian="Lucida Sans Unicode" style:font-name-complex="Calibri Light" fo:font-weight="bold" style:font-weight-asian="bold" style:font-weight-complex="bold" style:font-size-complex="10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asian="Lucida Sans Unicode" style:font-name-complex="Calibri Light" fo:font-weight="bold" style:font-weight-asian="bold" style:font-weight-complex="bold" style:font-size-complex="10pt"/>
    </style:style>
    <style:style style:name="TableCell1257" style:family="table-cell">
      <style:table-cell-properties fo:border="0.0069in solid #000000" style:writing-mode="lr-tb" fo:padding-top="0in" fo:padding-left="0.075in" fo:padding-bottom="0in" fo:padding-right="0.075in"/>
    </style:style>
    <style:style style:name="T1258"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259" style:family="table-row">
      <style:table-row-properties style:min-row-height="0.2083in" style:use-optimal-row-height="false"/>
    </style:style>
    <style:style style:name="TableCell1260" style:family="table-cell">
      <style:table-cell-properties fo:border="0.0069in solid #000000" style:writing-mode="lr-tb" style:vertical-align="middle" fo:padding-top="0in" fo:padding-left="0.075in" fo:padding-bottom="0in" fo:padding-right="0.075in"/>
    </style:style>
    <style:style style:name="P12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70" style:family="table-row">
      <style:table-row-properties style:min-row-height="0.2083in" style:use-optimal-row-height="false"/>
    </style:style>
    <style:style style:name="TableCell1271" style:family="table-cell">
      <style:table-cell-properties fo:border="0.0069in solid #000000" style:writing-mode="lr-tb" style:vertical-align="middle" fo:padding-top="0in" fo:padding-left="0.075in" fo:padding-bottom="0in" fo:padding-right="0.075in"/>
    </style:style>
    <style:style style:name="P12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3" style:family="table-cell">
      <style:table-cell-properties fo:border="0.0069in solid #000000" style:writing-mode="lr-tb" style:vertical-align="middle" fo:padding-top="0in" fo:padding-left="0.075in" fo:padding-bottom="0in" fo:padding-right="0.075in"/>
    </style:style>
    <style:style style:name="P12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5" style:family="table-cell">
      <style:table-cell-properties fo:border="0.0069in solid #000000" style:writing-mode="lr-tb" style:vertical-align="middle" fo:padding-top="0in" fo:padding-left="0.075in" fo:padding-bottom="0in" fo:padding-right="0.075in"/>
    </style:style>
    <style:style style:name="P12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81" style:family="table-row">
      <style:table-row-properties style:min-row-height="0.2083in" style:use-optimal-row-height="false"/>
    </style:style>
    <style:style style:name="TableCell1282" style:family="table-cell">
      <style:table-cell-properties fo:border="0.0069in solid #000000" style:writing-mode="lr-tb" style:vertical-align="middle" fo:padding-top="0in" fo:padding-left="0.075in" fo:padding-bottom="0in" fo:padding-right="0.075in"/>
    </style:style>
    <style:style style:name="P12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86" style:family="table-cell">
      <style:table-cell-properties fo:border="0.0069in solid #000000" style:writing-mode="lr-tb" style:vertical-align="middle" fo:padding-top="0in" fo:padding-left="0.075in" fo:padding-bottom="0in" fo:padding-right="0.075in"/>
    </style:style>
    <style:style style:name="P12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292" style:family="table-row">
      <style:table-row-properties style:min-row-height="0.2083in" style:use-optimal-row-height="false"/>
    </style:style>
    <style:style style:name="TableCell1293" style:family="table-cell">
      <style:table-cell-properties fo:border="0.0069in solid #000000" style:writing-mode="lr-tb" style:vertical-align="middle" fo:padding-top="0in" fo:padding-left="0.075in" fo:padding-bottom="0in" fo:padding-right="0.075in"/>
    </style:style>
    <style:style style:name="P12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95" style:family="table-cell">
      <style:table-cell-properties fo:border="0.0069in solid #000000" style:writing-mode="lr-tb" style:vertical-align="middle" fo:padding-top="0in" fo:padding-left="0.075in" fo:padding-bottom="0in" fo:padding-right="0.075in"/>
    </style:style>
    <style:style style:name="P12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97" style:family="table-cell">
      <style:table-cell-properties fo:border="0.0069in solid #000000" style:writing-mode="lr-tb" style:vertical-align="middle" fo:padding-top="0in" fo:padding-left="0.075in" fo:padding-bottom="0in" fo:padding-right="0.075in"/>
    </style:style>
    <style:style style:name="P12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03" style:family="table-row">
      <style:table-row-properties style:min-row-height="0.2083in" style:use-optimal-row-height="false"/>
    </style:style>
    <style:style style:name="TableCell1304" style:family="table-cell">
      <style:table-cell-properties fo:border="0.0069in solid #000000" style:writing-mode="lr-tb" style:vertical-align="middle" fo:padding-top="0in" fo:padding-left="0.075in" fo:padding-bottom="0in" fo:padding-right="0.075in"/>
    </style:style>
    <style:style style:name="P13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06" style:family="table-cell">
      <style:table-cell-properties fo:border="0.0069in solid #000000" style:writing-mode="lr-tb" style:vertical-align="middle" fo:padding-top="0in" fo:padding-left="0.075in" fo:padding-bottom="0in" fo:padding-right="0.075in"/>
    </style:style>
    <style:style style:name="P13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08" style:family="table-cell">
      <style:table-cell-properties fo:border="0.0069in solid #000000" style:writing-mode="lr-tb" style:vertical-align="middle" fo:padding-top="0in" fo:padding-left="0.075in" fo:padding-bottom="0in" fo:padding-right="0.075in"/>
    </style:style>
    <style:style style:name="P13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style:font-name="Arial Narrow" style:font-name-asian="Lucida Sans Unicode" style:font-name-complex="Arial" style:font-size-complex="10pt"/>
    </style:style>
    <style:style style:name="T1314" style:parent-style-name="Standardskriftforavsnitt" style:family="text">
      <style:text-properties style:font-name="Lucida Sans Unicode" style:font-name-complex="Arial" fo:font-size="9pt" style:font-size-asian="9pt" style:font-size-complex="9pt" fo:background-color="#C0C0C0"/>
    </style:style>
    <style:style style:name="P1315" style:parent-style-name="Normal" style:family="paragraph">
      <style:paragraph-properties fo:break-before="page" fo:margin-bottom="0.1111in" fo:line-height="106%" fo:margin-left="0in" fo:text-indent="0in">
        <style:tab-stops/>
      </style:paragraph-properties>
    </style:style>
    <style:style style:name="P1316" style:parent-style-name="Normal" style:family="paragraph">
      <style:text-properties style:font-name-complex="Arial" style:font-size-complex="10pt" fo:background-color="#C0C0C0"/>
    </style:style>
    <style:style style:name="TableColumn1318" style:family="table-column">
      <style:table-column-properties style:column-width="0.8826in" style:use-optimal-column-width="false"/>
    </style:style>
    <style:style style:name="TableColumn1319" style:family="table-column">
      <style:table-column-properties style:column-width="1.6736in" style:use-optimal-column-width="false"/>
    </style:style>
    <style:style style:name="TableColumn1320" style:family="table-column">
      <style:table-column-properties style:column-width="1.0826in" style:use-optimal-column-width="false"/>
    </style:style>
    <style:style style:name="TableColumn1321" style:family="table-column">
      <style:table-column-properties style:column-width="1.2798in" style:use-optimal-column-width="false"/>
    </style:style>
    <style:style style:name="TableColumn1322" style:family="table-column">
      <style:table-column-properties style:column-width="1.3777in" style:use-optimal-column-width="false"/>
    </style:style>
    <style:style style:name="Table1317" style:family="table">
      <style:table-properties style:width="6.2965in" fo:margin-left="0in" table:align="left"/>
    </style:style>
    <style:style style:name="TableRow1323" style:family="table-row">
      <style:table-row-properties style:min-row-height="0.2083in" style:use-optimal-row-height="fals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text-properties style:font-name-asian="Lucida Sans Unicode" style:font-name-complex="Calibri Light" fo:font-weight="bold" style:font-weight-asian="bold" style:font-weight-complex="bold" style:font-size-complex="10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asian="Lucida Sans Unicode" style:font-name-complex="Calibri Light" fo:font-weight="bold" style:font-weight-asian="bold" style:font-weight-complex="bold" style:font-size-complex="10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text-properties style:font-name-asian="Lucida Sans Unicode" style:font-name-complex="Calibri Light" fo:font-weight="bold" style:font-weight-asian="bold" style:font-weight-complex="bold" style:font-size-complex="10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asian="Lucida Sans Unicode" style:font-name-complex="Calibri Light" fo:font-weight="bold" style:font-weight-asian="bold" style:font-weight-complex="bold" style:font-size-complex="10pt"/>
    </style:style>
    <style:style style:name="TableCell1332" style:family="table-cell">
      <style:table-cell-properties fo:border="0.0069in solid #000000" style:writing-mode="lr-tb" fo:padding-top="0in" fo:padding-left="0.075in" fo:padding-bottom="0in" fo:padding-right="0.075in"/>
    </style:style>
    <style:style style:name="T133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334" style:family="table-row">
      <style:table-row-properties style:min-row-height="0.2083in" style:use-optimal-row-height="false"/>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45" style:family="table-row">
      <style:table-row-properties style:min-row-height="0.2083in" style:use-optimal-row-height="false"/>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0" style:family="table-cell">
      <style:table-cell-properties fo:border="0.0069in solid #000000" style:writing-mode="lr-tb" style:vertical-align="middle" fo:padding-top="0in" fo:padding-left="0.075in" fo:padding-bottom="0in" fo:padding-right="0.075in"/>
    </style:style>
    <style:style style:name="P13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56" style:family="table-row">
      <style:table-row-properties style:min-row-height="0.2083in" style:use-optimal-row-height="false"/>
    </style:style>
    <style:style style:name="TableCell1357" style:family="table-cell">
      <style:table-cell-properties fo:border="0.0069in solid #000000" style:writing-mode="lr-tb" style:vertical-align="middle" fo:padding-top="0in" fo:padding-left="0.075in" fo:padding-bottom="0in" fo:padding-right="0.075in"/>
    </style:style>
    <style:style style:name="P13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59" style:family="table-cell">
      <style:table-cell-properties fo:border="0.0069in solid #000000" style:writing-mode="lr-tb" style:vertical-align="middle" fo:padding-top="0in" fo:padding-left="0.075in" fo:padding-bottom="0in" fo:padding-right="0.075in"/>
    </style:style>
    <style:style style:name="P13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1" style:family="table-cell">
      <style:table-cell-properties fo:border="0.0069in solid #000000" style:writing-mode="lr-tb" style:vertical-align="middle" fo:padding-top="0in" fo:padding-left="0.075in" fo:padding-bottom="0in" fo:padding-right="0.075in"/>
    </style:style>
    <style:style style:name="P13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67" style:family="table-row">
      <style:table-row-properties style:min-row-height="0.2083in" style:use-optimal-row-height="false"/>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0" style:family="table-cell">
      <style:table-cell-properties fo:border="0.0069in solid #000000" style:writing-mode="lr-tb" style:vertical-align="middle" fo:padding-top="0in" fo:padding-left="0.075in" fo:padding-bottom="0in" fo:padding-right="0.075in"/>
    </style:style>
    <style:style style:name="P13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78" style:family="table-row">
      <style:table-row-properties style:min-row-height="0.2083in" style:use-optimal-row-height="false"/>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389" style:family="table-row">
      <style:table-row-properties style:min-row-height="0.2083in" style:use-optimal-row-height="false"/>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92" style:family="table-cell">
      <style:table-cell-properties fo:border="0.0069in solid #000000" style:writing-mode="lr-tb" style:vertical-align="middle" fo:padding-top="0in" fo:padding-left="0.075in" fo:padding-bottom="0in" fo:padding-right="0.075in"/>
    </style:style>
    <style:style style:name="P13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94" style:family="table-cell">
      <style:table-cell-properties fo:border="0.0069in solid #000000" style:writing-mode="lr-tb" style:vertical-align="middle" fo:padding-top="0in" fo:padding-left="0.075in" fo:padding-bottom="0in" fo:padding-right="0.075in"/>
    </style:style>
    <style:style style:name="P13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00" style:family="table-row">
      <style:table-row-properties style:min-row-height="0.2083in" style:use-optimal-row-height="false"/>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3" style:family="table-cell">
      <style:table-cell-properties fo:border="0.0069in solid #000000" style:writing-mode="lr-tb" style:vertical-align="middle" fo:padding-top="0in" fo:padding-left="0.075in" fo:padding-bottom="0in" fo:padding-right="0.075in"/>
    </style:style>
    <style:style style:name="P14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5" style:family="table-cell">
      <style:table-cell-properties fo:border="0.0069in solid #000000" style:writing-mode="lr-tb" style:vertical-align="middle" fo:padding-top="0in" fo:padding-left="0.075in" fo:padding-bottom="0in" fo:padding-right="0.075in"/>
    </style:style>
    <style:style style:name="P14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11" style:family="table-row">
      <style:table-row-properties style:min-row-height="0.2083in" style:use-optimal-row-height="false"/>
    </style:style>
    <style:style style:name="TableCell1412" style:family="table-cell">
      <style:table-cell-properties fo:border="0.0069in solid #000000" style:writing-mode="lr-tb" style:vertical-align="middle" fo:padding-top="0in" fo:padding-left="0.075in" fo:padding-bottom="0in" fo:padding-right="0.075in"/>
    </style:style>
    <style:style style:name="P14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4" style:family="table-cell">
      <style:table-cell-properties fo:border="0.0069in solid #000000" style:writing-mode="lr-tb" style:vertical-align="middle" fo:padding-top="0in" fo:padding-left="0.075in" fo:padding-bottom="0in" fo:padding-right="0.075in"/>
    </style:style>
    <style:style style:name="P14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6" style:family="table-cell">
      <style:table-cell-properties fo:border="0.0069in solid #000000" style:writing-mode="lr-tb" style:vertical-align="middle" fo:padding-top="0in" fo:padding-left="0.075in" fo:padding-bottom="0in" fo:padding-right="0.075in"/>
    </style:style>
    <style:style style:name="P14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22" style:family="table-row">
      <style:table-row-properties style:min-row-height="0.2083in" style:use-optimal-row-height="false"/>
    </style:style>
    <style:style style:name="TableCell1423" style:family="table-cell">
      <style:table-cell-properties fo:border="0.0069in solid #000000" style:writing-mode="lr-tb" style:vertical-align="middle" fo:padding-top="0in" fo:padding-left="0.075in" fo:padding-bottom="0in" fo:padding-right="0.075in"/>
    </style:style>
    <style:style style:name="P14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7" style:family="table-cell">
      <style:table-cell-properties fo:border="0.0069in solid #000000" style:writing-mode="lr-tb" style:vertical-align="middle" fo:padding-top="0in" fo:padding-left="0.075in" fo:padding-bottom="0in" fo:padding-right="0.075in"/>
    </style:style>
    <style:style style:name="P14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33" style:family="table-row">
      <style:table-row-properties style:min-row-height="0.2083in" style:use-optimal-row-height="false"/>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6" style:family="table-cell">
      <style:table-cell-properties fo:border="0.0069in solid #000000" style:writing-mode="lr-tb" style:vertical-align="middle" fo:padding-top="0in" fo:padding-left="0.075in" fo:padding-bottom="0in" fo:padding-right="0.075in"/>
    </style:style>
    <style:style style:name="P14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38" style:family="table-cell">
      <style:table-cell-properties fo:border="0.0069in solid #000000" style:writing-mode="lr-tb" style:vertical-align="middle" fo:padding-top="0in" fo:padding-left="0.075in" fo:padding-bottom="0in" fo:padding-right="0.075in"/>
    </style:style>
    <style:style style:name="P14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44" style:family="table-row">
      <style:table-row-properties style:min-row-height="0.2083in" style:use-optimal-row-height="false"/>
    </style:style>
    <style:style style:name="TableCell1445" style:family="table-cell">
      <style:table-cell-properties fo:border="0.0069in solid #000000" style:writing-mode="lr-tb" style:vertical-align="middle" fo:padding-top="0in" fo:padding-left="0.075in" fo:padding-bottom="0in" fo:padding-right="0.075in"/>
    </style:style>
    <style:style style:name="P14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7" style:family="table-cell">
      <style:table-cell-properties fo:border="0.0069in solid #000000" style:writing-mode="lr-tb" style:vertical-align="middle" fo:padding-top="0in" fo:padding-left="0.075in" fo:padding-bottom="0in" fo:padding-right="0.075in"/>
    </style:style>
    <style:style style:name="P14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49" style:family="table-cell">
      <style:table-cell-properties fo:border="0.0069in solid #000000" style:writing-mode="lr-tb" style:vertical-align="middle" fo:padding-top="0in" fo:padding-left="0.075in" fo:padding-bottom="0in" fo:padding-right="0.075in"/>
    </style:style>
    <style:style style:name="P14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55" style:family="table-row">
      <style:table-row-properties style:min-row-height="0.2083in" style:use-optimal-row-height="false"/>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58" style:family="table-cell">
      <style:table-cell-properties fo:border="0.0069in solid #000000" style:writing-mode="lr-tb" style:vertical-align="middle" fo:padding-top="0in" fo:padding-left="0.075in" fo:padding-bottom="0in" fo:padding-right="0.075in"/>
    </style:style>
    <style:style style:name="P14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0" style:family="table-cell">
      <style:table-cell-properties fo:border="0.0069in solid #000000" style:writing-mode="lr-tb" style:vertical-align="middle" fo:padding-top="0in" fo:padding-left="0.075in" fo:padding-bottom="0in" fo:padding-right="0.075in"/>
    </style:style>
    <style:style style:name="P14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66" style:family="table-row">
      <style:table-row-properties style:min-row-height="0.2083in" style:use-optimal-row-height="false"/>
    </style:style>
    <style:style style:name="TableCell1467" style:family="table-cell">
      <style:table-cell-properties fo:border="0.0069in solid #000000" style:writing-mode="lr-tb" style:vertical-align="middle" fo:padding-top="0in" fo:padding-left="0.075in" fo:padding-bottom="0in" fo:padding-right="0.075in"/>
    </style:style>
    <style:style style:name="P14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69" style:family="table-cell">
      <style:table-cell-properties fo:border="0.0069in solid #000000" style:writing-mode="lr-tb" style:vertical-align="middle" fo:padding-top="0in" fo:padding-left="0.075in" fo:padding-bottom="0in" fo:padding-right="0.075in"/>
    </style:style>
    <style:style style:name="P14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77" style:family="table-row">
      <style:table-row-properties style:min-row-height="0.2083in" style:use-optimal-row-height="false"/>
    </style:style>
    <style:style style:name="TableCell1478" style:family="table-cell">
      <style:table-cell-properties fo:border="0.0069in solid #000000" style:writing-mode="lr-tb" style:vertical-align="middle" fo:padding-top="0in" fo:padding-left="0.075in" fo:padding-bottom="0in" fo:padding-right="0.075in"/>
    </style:style>
    <style:style style:name="P14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0" style:family="table-cell">
      <style:table-cell-properties fo:border="0.0069in solid #000000" style:writing-mode="lr-tb" style:vertical-align="middle" fo:padding-top="0in" fo:padding-left="0.075in" fo:padding-bottom="0in" fo:padding-right="0.075in"/>
    </style:style>
    <style:style style:name="P14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2" style:family="table-cell">
      <style:table-cell-properties fo:border="0.0069in solid #000000" style:writing-mode="lr-tb" style:vertical-align="middle" fo:padding-top="0in" fo:padding-left="0.075in" fo:padding-bottom="0in" fo:padding-right="0.075in"/>
    </style:style>
    <style:style style:name="P14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88" style:family="table-row">
      <style:table-row-properties style:min-row-height="0.2083in" style:use-optimal-row-height="false"/>
    </style:style>
    <style:style style:name="TableCell1489" style:family="table-cell">
      <style:table-cell-properties fo:border="0.0069in solid #000000" style:writing-mode="lr-tb" style:vertical-align="middle" fo:padding-top="0in" fo:padding-left="0.075in" fo:padding-bottom="0in" fo:padding-right="0.075in"/>
    </style:style>
    <style:style style:name="P14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3" style:family="table-cell">
      <style:table-cell-properties fo:border="0.0069in solid #000000" style:writing-mode="lr-tb" style:vertical-align="middle" fo:padding-top="0in" fo:padding-left="0.075in" fo:padding-bottom="0in" fo:padding-right="0.075in"/>
    </style:style>
    <style:style style:name="P14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499" style:family="table-row">
      <style:table-row-properties style:min-row-height="0.2083in" style:use-optimal-row-height="false"/>
    </style:style>
    <style:style style:name="TableCell1500" style:family="table-cell">
      <style:table-cell-properties fo:border="0.0069in solid #000000" style:writing-mode="lr-tb" style:vertical-align="middle" fo:padding-top="0in" fo:padding-left="0.075in" fo:padding-bottom="0in" fo:padding-right="0.075in"/>
    </style:style>
    <style:style style:name="P15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2" style:family="table-cell">
      <style:table-cell-properties fo:border="0.0069in solid #000000" style:writing-mode="lr-tb" style:vertical-align="middle" fo:padding-top="0in" fo:padding-left="0.075in" fo:padding-bottom="0in" fo:padding-right="0.075in"/>
    </style:style>
    <style:style style:name="P15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4" style:family="table-cell">
      <style:table-cell-properties fo:border="0.0069in solid #000000" style:writing-mode="lr-tb" style:vertical-align="middle" fo:padding-top="0in" fo:padding-left="0.075in" fo:padding-bottom="0in" fo:padding-right="0.075in"/>
    </style:style>
    <style:style style:name="P15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10" style:family="table-row">
      <style:table-row-properties style:min-row-height="0.2083in" style:use-optimal-row-height="false"/>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3" style:family="table-cell">
      <style:table-cell-properties fo:border="0.0069in solid #000000" style:writing-mode="lr-tb" style:vertical-align="middle" fo:padding-top="0in" fo:padding-left="0.075in" fo:padding-bottom="0in" fo:padding-right="0.075in"/>
    </style:style>
    <style:style style:name="P15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5" style:family="table-cell">
      <style:table-cell-properties fo:border="0.0069in solid #000000" style:writing-mode="lr-tb" style:vertical-align="middle" fo:padding-top="0in" fo:padding-left="0.075in" fo:padding-bottom="0in" fo:padding-right="0.075in"/>
    </style:style>
    <style:style style:name="P15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21" style:family="table-row">
      <style:table-row-properties style:min-row-height="0.2083in" style:use-optimal-row-height="false"/>
    </style:style>
    <style:style style:name="TableCell1522" style:family="table-cell">
      <style:table-cell-properties fo:border="0.0069in solid #000000" style:writing-mode="lr-tb" style:vertical-align="middle" fo:padding-top="0in" fo:padding-left="0.075in" fo:padding-bottom="0in" fo:padding-right="0.075in"/>
    </style:style>
    <style:style style:name="P15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4" style:family="table-cell">
      <style:table-cell-properties fo:border="0.0069in solid #000000" style:writing-mode="lr-tb" style:vertical-align="middle" fo:padding-top="0in" fo:padding-left="0.075in" fo:padding-bottom="0in" fo:padding-right="0.075in"/>
    </style:style>
    <style:style style:name="P15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6" style:family="table-cell">
      <style:table-cell-properties fo:border="0.0069in solid #000000" style:writing-mode="lr-tb" style:vertical-align="middle" fo:padding-top="0in" fo:padding-left="0.075in" fo:padding-bottom="0in" fo:padding-right="0.075in"/>
    </style:style>
    <style:style style:name="P15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32" style:family="table-row">
      <style:table-row-properties style:min-row-height="0.2083in" style:use-optimal-row-height="false"/>
    </style:style>
    <style:style style:name="TableCell1533" style:family="table-cell">
      <style:table-cell-properties fo:border="0.0069in solid #000000" style:writing-mode="lr-tb" style:vertical-align="middle" fo:padding-top="0in" fo:padding-left="0.075in" fo:padding-bottom="0in" fo:padding-right="0.075in"/>
    </style:style>
    <style:style style:name="P15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5" style:family="table-cell">
      <style:table-cell-properties fo:border="0.0069in solid #000000" style:writing-mode="lr-tb" style:vertical-align="middle" fo:padding-top="0in" fo:padding-left="0.075in" fo:padding-bottom="0in" fo:padding-right="0.075in"/>
    </style:style>
    <style:style style:name="P15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7" style:family="table-cell">
      <style:table-cell-properties fo:border="0.0069in solid #000000" style:writing-mode="lr-tb" style:vertical-align="middle" fo:padding-top="0in" fo:padding-left="0.075in" fo:padding-bottom="0in" fo:padding-right="0.075in"/>
    </style:style>
    <style:style style:name="P15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43" style:family="table-row">
      <style:table-row-properties style:min-row-height="0.2083in" style:use-optimal-row-height="false"/>
    </style:style>
    <style:style style:name="TableCell1544" style:family="table-cell">
      <style:table-cell-properties fo:border="0.0069in solid #000000" style:writing-mode="lr-tb" style:vertical-align="middle" fo:padding-top="0in" fo:padding-left="0.075in" fo:padding-bottom="0in" fo:padding-right="0.075in"/>
    </style:style>
    <style:style style:name="P15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6" style:family="table-cell">
      <style:table-cell-properties fo:border="0.0069in solid #000000" style:writing-mode="lr-tb" style:vertical-align="middle" fo:padding-top="0in" fo:padding-left="0.075in" fo:padding-bottom="0in" fo:padding-right="0.075in"/>
    </style:style>
    <style:style style:name="P15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48" style:family="table-cell">
      <style:table-cell-properties fo:border="0.0069in solid #000000" style:writing-mode="lr-tb" style:vertical-align="middle" fo:padding-top="0in" fo:padding-left="0.075in" fo:padding-bottom="0in" fo:padding-right="0.075in"/>
    </style:style>
    <style:style style:name="P1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54" style:family="table-row">
      <style:table-row-properties style:min-row-height="0.2083in" style:use-optimal-row-height="false"/>
    </style:style>
    <style:style style:name="TableCell1555" style:family="table-cell">
      <style:table-cell-properties fo:border="0.0069in solid #000000" style:writing-mode="lr-tb" style:vertical-align="middle" fo:padding-top="0in" fo:padding-left="0.075in" fo:padding-bottom="0in" fo:padding-right="0.075in"/>
    </style:style>
    <style:style style:name="P15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7" style:family="table-cell">
      <style:table-cell-properties fo:border="0.0069in solid #000000" style:writing-mode="lr-tb" style:vertical-align="middle" fo:padding-top="0in" fo:padding-left="0.075in" fo:padding-bottom="0in" fo:padding-right="0.075in"/>
    </style:style>
    <style:style style:name="P15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59" style:family="table-cell">
      <style:table-cell-properties fo:border="0.0069in solid #000000" style:writing-mode="lr-tb" style:vertical-align="middle" fo:padding-top="0in" fo:padding-left="0.075in" fo:padding-bottom="0in" fo:padding-right="0.075in"/>
    </style:style>
    <style:style style:name="P1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65" style:family="table-row">
      <style:table-row-properties style:min-row-height="0.2083in" style:use-optimal-row-height="false"/>
    </style:style>
    <style:style style:name="TableCell1566" style:family="table-cell">
      <style:table-cell-properties fo:border="0.0069in solid #000000" style:writing-mode="lr-tb" style:vertical-align="middle" fo:padding-top="0in" fo:padding-left="0.075in" fo:padding-bottom="0in" fo:padding-right="0.075in"/>
    </style:style>
    <style:style style:name="P15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68" style:family="table-cell">
      <style:table-cell-properties fo:border="0.0069in solid #000000" style:writing-mode="lr-tb" style:vertical-align="middle" fo:padding-top="0in" fo:padding-left="0.075in" fo:padding-bottom="0in" fo:padding-right="0.075in"/>
    </style:style>
    <style:style style:name="P15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0" style:family="table-cell">
      <style:table-cell-properties fo:border="0.0069in solid #000000" style:writing-mode="lr-tb" style:vertical-align="middle" fo:padding-top="0in" fo:padding-left="0.075in" fo:padding-bottom="0in" fo:padding-right="0.075in"/>
    </style:style>
    <style:style style:name="P1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76" style:family="table-row">
      <style:table-row-properties style:min-row-height="0.2083in" style:use-optimal-row-height="false"/>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79" style:family="table-cell">
      <style:table-cell-properties fo:border="0.0069in solid #000000" style:writing-mode="lr-tb" style:vertical-align="middle" fo:padding-top="0in" fo:padding-left="0.075in" fo:padding-bottom="0in" fo:padding-right="0.075in"/>
    </style:style>
    <style:style style:name="P15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1" style:family="table-cell">
      <style:table-cell-properties fo:border="0.0069in solid #000000" style:writing-mode="lr-tb" style:vertical-align="middle" fo:padding-top="0in" fo:padding-left="0.075in" fo:padding-bottom="0in" fo:padding-right="0.075in"/>
    </style:style>
    <style:style style:name="P15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87" style:family="table-row">
      <style:table-row-properties style:min-row-height="0.2083in" style:use-optimal-row-height="false"/>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2" style:family="table-cell">
      <style:table-cell-properties fo:border="0.0069in solid #000000" style:writing-mode="lr-tb" style:vertical-align="middle" fo:padding-top="0in" fo:padding-left="0.075in" fo:padding-bottom="0in" fo:padding-right="0.075in"/>
    </style:style>
    <style:style style:name="P15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598" style:family="table-row">
      <style:table-row-properties style:min-row-height="0.2083in" style:use-optimal-row-height="false"/>
    </style:style>
    <style:style style:name="TableCell1599" style:family="table-cell">
      <style:table-cell-properties fo:border="0.0069in solid #000000" style:writing-mode="lr-tb" style:vertical-align="middle" fo:padding-top="0in" fo:padding-left="0.075in" fo:padding-bottom="0in" fo:padding-right="0.075in"/>
    </style:style>
    <style:style style:name="P16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1" style:family="table-cell">
      <style:table-cell-properties fo:border="0.0069in solid #000000" style:writing-mode="lr-tb" style:vertical-align="middle" fo:padding-top="0in" fo:padding-left="0.075in" fo:padding-bottom="0in" fo:padding-right="0.075in"/>
    </style:style>
    <style:style style:name="P16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3" style:family="table-cell">
      <style:table-cell-properties fo:border="0.0069in solid #000000" style:writing-mode="lr-tb" style:vertical-align="middle" fo:padding-top="0in" fo:padding-left="0.075in" fo:padding-bottom="0in" fo:padding-right="0.075in"/>
    </style:style>
    <style:style style:name="P16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09" style:family="table-row">
      <style:table-row-properties style:min-row-height="0.2083in" style:use-optimal-row-height="false"/>
    </style:style>
    <style:style style:name="TableCell1610" style:family="table-cell">
      <style:table-cell-properties fo:border="0.0069in solid #000000" style:writing-mode="lr-tb" style:vertical-align="middle" fo:padding-top="0in" fo:padding-left="0.075in" fo:padding-bottom="0in" fo:padding-right="0.075in"/>
    </style:style>
    <style:style style:name="P16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2" style:family="table-cell">
      <style:table-cell-properties fo:border="0.0069in solid #000000" style:writing-mode="lr-tb" style:vertical-align="middle" fo:padding-top="0in" fo:padding-left="0.075in" fo:padding-bottom="0in" fo:padding-right="0.075in"/>
    </style:style>
    <style:style style:name="P16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4" style:family="table-cell">
      <style:table-cell-properties fo:border="0.0069in solid #000000" style:writing-mode="lr-tb" style:vertical-align="middle" fo:padding-top="0in" fo:padding-left="0.075in" fo:padding-bottom="0in" fo:padding-right="0.075in"/>
    </style:style>
    <style:style style:name="P16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Narrow" style:font-name-asian="Lucida Sans Unicode" style:font-name-complex="Arial" style:font-size-complex="10pt"/>
    </style:style>
    <style:style style:name="T1620" style:parent-style-name="Standardskriftforavsnitt" style:family="text">
      <style:text-properties style:font-name="Lucida Sans Unicode" style:font-name-complex="Arial" fo:font-size="9pt" style:font-size-asian="9pt" style:font-size-complex="9pt" fo:background-color="#C0C0C0"/>
    </style:style>
    <style:style style:name="P1621" style:parent-style-name="Normal" style:family="paragraph">
      <style:paragraph-properties fo:break-before="page" fo:margin-bottom="0.1111in" fo:line-height="106%" fo:margin-left="0in" fo:text-indent="0in">
        <style:tab-stops/>
      </style:paragraph-properties>
    </style:style>
    <style:style style:name="P1622" style:parent-style-name="Normal" style:family="paragraph">
      <style:text-properties style:font-name-complex="Arial" style:font-size-complex="10pt" fo:background-color="#C0C0C0"/>
    </style:style>
    <style:style style:name="P1623" style:parent-style-name="Listeavsnitt" style:family="paragraph">
      <style:text-properties style:font-name-complex="Arial" style:font-size-complex="10pt" fo:background-color="#C0C0C0"/>
    </style:style>
    <style:style style:name="P1624" style:parent-style-name="Listeavsnitt" style:family="paragraph">
      <style:text-properties style:font-name-complex="Arial" style:font-size-complex="10pt" fo:background-color="#C0C0C0"/>
    </style:style>
    <style:style style:name="P1625" style:parent-style-name="Listeavsnitt" style:family="paragraph">
      <style:text-properties style:font-name-complex="Arial" style:font-size-complex="10pt" fo:background-color="#C0C0C0"/>
    </style:style>
    <style:style style:name="P1626" style:parent-style-name="Listeavsnitt" style:family="paragraph">
      <style:text-properties style:font-name-complex="Arial" style:font-size-complex="10pt" fo:background-color="#C0C0C0"/>
    </style:style>
    <style:style style:name="T1627" style:parent-style-name="Standardskriftforavsnitt" style:family="text">
      <style:text-properties style:font-name-complex="Arial" style:font-size-complex="10pt" fo:background-color="#C0C0C0"/>
    </style:style>
    <style:style style:name="TableColumn1629" style:family="table-column">
      <style:table-column-properties style:column-width="1.4736in" style:use-optimal-column-width="false"/>
    </style:style>
    <style:style style:name="TableColumn1630" style:family="table-column">
      <style:table-column-properties style:column-width="1.0826in" style:use-optimal-column-width="false"/>
    </style:style>
    <style:style style:name="TableColumn1631" style:family="table-column">
      <style:table-column-properties style:column-width="0.6888in" style:use-optimal-column-width="false"/>
    </style:style>
    <style:style style:name="TableColumn1632" style:family="table-column">
      <style:table-column-properties style:column-width="0.9847in" style:use-optimal-column-width="false"/>
    </style:style>
    <style:style style:name="TableColumn1633" style:family="table-column">
      <style:table-column-properties style:column-width="2.0666in" style:use-optimal-column-width="false"/>
    </style:style>
    <style:style style:name="Table1628" style:family="table">
      <style:table-properties style:width="6.2965in" fo:margin-left="0in" table:align="left"/>
    </style:style>
    <style:style style:name="TableRow1634" style:family="table-row">
      <style:table-row-properties style:min-row-height="0.2083in" style:use-optimal-row-height="false"/>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text-properties style:font-name-asian="Lucida Sans Unicode" style:font-name-complex="Calibri Light" fo:font-weight="bold" style:font-weight-asian="bold" style:font-weight-complex="bold" style:font-size-complex="10pt"/>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text-properties style:font-name-asian="Lucida Sans Unicode" style:font-name-complex="Calibri Light" fo:font-weight="bold" style:font-weight-asian="bold" style:font-weight-complex="bold" style:font-size-complex="10pt"/>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text-properties style:font-name-asian="Lucida Sans Unicode" style:font-name-complex="Calibri Light" fo:font-weight="bold" style:font-weight-asian="bold" style:font-weight-complex="bold" style:font-size-complex="10pt"/>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text-properties style:font-name-asian="Lucida Sans Unicode" style:font-name-complex="Calibri Light" fo:font-weight="bold" style:font-weight-asian="bold" style:font-weight-complex="bold" style:font-size-complex="10pt"/>
    </style:style>
    <style:style style:name="TableCell1643" style:family="table-cell">
      <style:table-cell-properties fo:border="0.0069in solid #000000" style:writing-mode="lr-tb" fo:padding-top="0in" fo:padding-left="0.075in" fo:padding-bottom="0in" fo:padding-right="0.075in"/>
    </style:style>
    <style:style style:name="T1644"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645" style:family="table-row">
      <style:table-row-properties style:min-row-height="0.2083in" style:use-optimal-row-height="false"/>
    </style:style>
    <style:style style:name="TableCell1646" style:family="table-cell">
      <style:table-cell-properties fo:border="0.0069in solid #000000" style:writing-mode="lr-tb" style:vertical-align="middle" fo:padding-top="0in" fo:padding-left="0.075in" fo:padding-bottom="0in" fo:padding-right="0.075in"/>
    </style:style>
    <style:style style:name="P16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48" style:family="table-cell">
      <style:table-cell-properties fo:border="0.0069in solid #000000" style:writing-mode="lr-tb" style:vertical-align="middle" fo:padding-top="0in" fo:padding-left="0.075in" fo:padding-bottom="0in" fo:padding-right="0.075in"/>
    </style:style>
    <style:style style:name="P16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0" style:family="table-cell">
      <style:table-cell-properties fo:border="0.0069in solid #000000" style:writing-mode="lr-tb" style:vertical-align="middle" fo:padding-top="0in" fo:padding-left="0.075in" fo:padding-bottom="0in" fo:padding-right="0.075in"/>
    </style:style>
    <style:style style:name="P16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2" style:family="table-cell">
      <style:table-cell-properties fo:border="0.0069in solid #000000" style:writing-mode="lr-tb" style:vertical-align="middle" fo:padding-top="0in" fo:padding-left="0.075in" fo:padding-bottom="0in" fo:padding-right="0.075in"/>
    </style:style>
    <style:style style:name="P16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4" style:family="table-cell">
      <style:table-cell-properties fo:border="0.0069in solid #000000" style:writing-mode="lr-tb" style:vertical-align="middle" fo:padding-top="0in" fo:padding-left="0.075in" fo:padding-bottom="0in" fo:padding-right="0.075in"/>
    </style:style>
    <style:style style:name="P16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656" style:family="table-row">
      <style:table-row-properties style:min-row-height="0.2083in" style:use-optimal-row-height="false"/>
    </style:style>
    <style:style style:name="TableCell1657" style:family="table-cell">
      <style:table-cell-properties fo:border="0.0069in solid #000000" style:writing-mode="lr-tb" style:vertical-align="middle" fo:padding-top="0in" fo:padding-left="0.075in" fo:padding-bottom="0in" fo:padding-right="0.075in"/>
    </style:style>
    <style:style style:name="P16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59" style:family="table-cell">
      <style:table-cell-properties fo:border="0.0069in solid #000000" style:writing-mode="lr-tb" style:vertical-align="middle" fo:padding-top="0in" fo:padding-left="0.075in" fo:padding-bottom="0in" fo:padding-right="0.075in"/>
    </style:style>
    <style:style style:name="P16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1" style:family="table-cell">
      <style:table-cell-properties fo:border="0.0069in solid #000000" style:writing-mode="lr-tb" style:vertical-align="middle" fo:padding-top="0in" fo:padding-left="0.075in" fo:padding-bottom="0in" fo:padding-right="0.075in"/>
    </style:style>
    <style:style style:name="P16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margin-bottom="0in" fo:line-height="100%"/>
      <style:text-properties style:font-name="Arial Narrow" style:font-name-asian="Lucida Sans Unicode" style:font-name-complex="Arial" style:font-size-complex="10pt"/>
    </style:style>
    <style:style style:name="T1667" style:parent-style-name="Standardskriftforavsnitt" style:family="text">
      <style:text-properties style:font-name="Lucida Sans Unicode" style:font-name-complex="Arial" fo:font-size="9pt" style:font-size-asian="9pt" style:font-size-complex="9pt" fo:background-color="#C0C0C0"/>
    </style:style>
    <style:style style:name="P1668" style:parent-style-name="Normal" style:family="paragraph">
      <style:text-properties style:font-name-asian="MS Gothic"/>
    </style:style>
    <style:style style:name="P1669" style:parent-style-name="Normal" style:family="paragraph">
      <style:text-properties style:font-name="Lucida Sans Unicode" style:font-name-complex="Arial" fo:font-size="9pt" style:font-size-asian="9pt" style:font-size-complex="9pt" fo:background-color="#C0C0C0"/>
    </style:style>
    <style:style style:name="P1670" style:parent-style-name="Normal" style:family="paragraph">
      <style:text-properties style:font-name="Lucida Sans Unicode" style:font-name-complex="Arial" fo:font-size="9pt" style:font-size-asian="9pt" style:font-size-complex="9pt" fo:background-color="#C0C0C0"/>
    </style:style>
    <style:style style:name="P1671" style:parent-style-name="Normal" style:family="paragraph">
      <style:text-properties style:font-name="Lucida Sans Unicode" style:font-name-complex="Arial" fo:font-size="9pt" style:font-size-asian="9pt" style:font-size-complex="9pt" fo:background-color="#C0C0C0"/>
    </style:style>
    <style:style style:name="P1672" style:parent-style-name="Normal" style:family="paragraph">
      <style:text-properties style:font-name="Lucida Sans Unicode" style:font-name-asian="Lucida Sans Unicode" style:font-name-complex="Arial" style:font-size-complex="10pt" fo:background-color="#B3CAC7"/>
    </style:style>
    <style:style style:name="P1673" style:parent-style-name="Normal" style:family="paragraph">
      <style:text-properties style:font-name="Lucida Sans Unicode" style:font-name-asian="Lucida Sans Unicode" style:font-name-complex="Arial" style:font-size-complex="10pt" fo:background-color="#B3CAC7"/>
    </style:style>
    <style:style style:name="P1674" style:parent-style-name="Normal" style:family="paragraph">
      <style:paragraph-properties fo:margin-bottom="0.1111in" fo:line-height="106%"/>
    </style:style>
    <style:style style:name="P1675" style:parent-style-name="Overskrift4" style:family="paragraph">
      <style:paragraph-properties fo:break-before="page"/>
    </style:style>
    <style:style style:name="P1676" style:parent-style-name="Normal" style:family="paragraph">
      <style:text-properties style:font-name="Lucida Sans Unicode" style:font-name-asian="Lucida Sans Unicode" style:font-name-complex="Arial"/>
    </style:style>
    <style:style style:name="TableColumn1678" style:family="table-column">
      <style:table-column-properties style:column-width="0.8826in" style:use-optimal-column-width="false"/>
    </style:style>
    <style:style style:name="TableColumn1679" style:family="table-column">
      <style:table-column-properties style:column-width="1.7722in" style:use-optimal-column-width="false"/>
    </style:style>
    <style:style style:name="TableColumn1680" style:family="table-column">
      <style:table-column-properties style:column-width="0.984in" style:use-optimal-column-width="false"/>
    </style:style>
    <style:style style:name="TableColumn1681" style:family="table-column">
      <style:table-column-properties style:column-width="1.2798in" style:use-optimal-column-width="false"/>
    </style:style>
    <style:style style:name="TableColumn1682" style:family="table-column">
      <style:table-column-properties style:column-width="1.3777in" style:use-optimal-column-width="false"/>
    </style:style>
    <style:style style:name="Table1677" style:family="table">
      <style:table-properties style:width="6.2965in" fo:margin-left="0in" table:align="left"/>
    </style:style>
    <style:style style:name="TableRow1683" style:family="table-row">
      <style:table-row-properties style:min-row-height="0.2083in" style:use-optimal-row-height="fals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text-properties style:font-name-asian="Lucida Sans Unicode" style:font-name-complex="Calibri Light" fo:font-weight="bold" style:font-weight-asian="bold" style:font-weight-complex="bold" style:font-size-complex="10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text-properties style:font-name-asian="Lucida Sans Unicode" style:font-name-complex="Calibri Light" fo:font-weight="bold" style:font-weight-asian="bold" style:font-weight-complex="bold" style:font-size-complex="10pt"/>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text-properties style:font-name-asian="Lucida Sans Unicode" style:font-name-complex="Calibri Light" fo:font-weight="bold" style:font-weight-asian="bold" style:font-weight-complex="bold" style:font-size-complex="10pt"/>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text-properties style:font-name-asian="Lucida Sans Unicode" style:font-name-complex="Calibri Light" fo:font-weight="bold" style:font-weight-asian="bold" style:font-weight-complex="bold" style:font-size-complex="10pt"/>
    </style:style>
    <style:style style:name="TableCell1692" style:family="table-cell">
      <style:table-cell-properties fo:border="0.0069in solid #000000" style:writing-mode="lr-tb" fo:padding-top="0in" fo:padding-left="0.075in" fo:padding-bottom="0in" fo:padding-right="0.075in"/>
    </style:style>
    <style:style style:name="T1693"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1694" style:family="table-row">
      <style:table-row-properties style:min-row-height="0.2083in" style:use-optimal-row-height="false"/>
    </style:style>
    <style:style style:name="TableCell1695" style:family="table-cell">
      <style:table-cell-properties fo:border="0.0069in solid #000000" style:writing-mode="lr-tb" style:vertical-align="middle" fo:padding-top="0in" fo:padding-left="0.075in" fo:padding-bottom="0in" fo:padding-right="0.075in"/>
    </style:style>
    <style:style style:name="P16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05" style:family="table-row">
      <style:table-row-properties style:min-row-height="0.2083in" style:use-optimal-row-height="false"/>
    </style:style>
    <style:style style:name="TableCell1706" style:family="table-cell">
      <style:table-cell-properties fo:border="0.0069in solid #000000" style:writing-mode="lr-tb" style:vertical-align="middle" fo:padding-top="0in" fo:padding-left="0.075in" fo:padding-bottom="0in" fo:padding-right="0.075in"/>
    </style:style>
    <style:style style:name="P17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08" style:family="table-cell">
      <style:table-cell-properties fo:border="0.0069in solid #000000" style:writing-mode="lr-tb" style:vertical-align="middle" fo:padding-top="0in" fo:padding-left="0.075in" fo:padding-bottom="0in" fo:padding-right="0.075in"/>
    </style:style>
    <style:style style:name="P17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16" style:family="table-row">
      <style:table-row-properties style:min-row-height="0.2083in" style:use-optimal-row-height="false"/>
    </style:style>
    <style:style style:name="TableCell1717" style:family="table-cell">
      <style:table-cell-properties fo:border="0.0069in solid #000000" style:writing-mode="lr-tb" style:vertical-align="middle" fo:padding-top="0in" fo:padding-left="0.075in" fo:padding-bottom="0in" fo:padding-right="0.075in"/>
    </style:style>
    <style:style style:name="P17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19" style:family="table-cell">
      <style:table-cell-properties fo:border="0.0069in solid #000000" style:writing-mode="lr-tb" style:vertical-align="middle" fo:padding-top="0in" fo:padding-left="0.075in" fo:padding-bottom="0in" fo:padding-right="0.075in"/>
    </style:style>
    <style:style style:name="P17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27" style:family="table-row">
      <style:table-row-properties style:min-row-height="0.2083in" style:use-optimal-row-height="false"/>
    </style:style>
    <style:style style:name="TableCell1728" style:family="table-cell">
      <style:table-cell-properties fo:border="0.0069in solid #000000" style:writing-mode="lr-tb" style:vertical-align="middle" fo:padding-top="0in" fo:padding-left="0.075in" fo:padding-bottom="0in" fo:padding-right="0.075in"/>
    </style:style>
    <style:style style:name="P17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30" style:family="table-cell">
      <style:table-cell-properties fo:border="0.0069in solid #000000" style:writing-mode="lr-tb" style:vertical-align="middle" fo:padding-top="0in" fo:padding-left="0.075in" fo:padding-bottom="0in" fo:padding-right="0.075in"/>
    </style:style>
    <style:style style:name="P17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32" style:family="table-cell">
      <style:table-cell-properties fo:border="0.0069in solid #000000" style:writing-mode="lr-tb" style:vertical-align="middle" fo:padding-top="0in" fo:padding-left="0.075in" fo:padding-bottom="0in" fo:padding-right="0.075in"/>
    </style:style>
    <style:style style:name="P17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38" style:family="table-row">
      <style:table-row-properties style:min-row-height="0.2083in" style:use-optimal-row-height="false"/>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43" style:family="table-cell">
      <style:table-cell-properties fo:border="0.0069in solid #000000" style:writing-mode="lr-tb" style:vertical-align="middle" fo:padding-top="0in" fo:padding-left="0.075in" fo:padding-bottom="0in" fo:padding-right="0.075in"/>
    </style:style>
    <style:style style:name="P17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49" style:family="table-row">
      <style:table-row-properties style:min-row-height="0.2083in" style:use-optimal-row-height="false"/>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54" style:family="table-cell">
      <style:table-cell-properties fo:border="0.0069in solid #000000" style:writing-mode="lr-tb" style:vertical-align="middle" fo:padding-top="0in" fo:padding-left="0.075in" fo:padding-bottom="0in" fo:padding-right="0.075in"/>
    </style:style>
    <style:style style:name="P17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60" style:family="table-row">
      <style:table-row-properties style:min-row-height="0.2083in" style:use-optimal-row-height="false"/>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71" style:family="table-row">
      <style:table-row-properties style:min-row-height="0.2083in" style:use-optimal-row-height="false"/>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4" style:family="table-cell">
      <style:table-cell-properties fo:border="0.0069in solid #000000" style:writing-mode="lr-tb" style:vertical-align="middle" fo:padding-top="0in" fo:padding-left="0.075in" fo:padding-bottom="0in" fo:padding-right="0.075in"/>
    </style:style>
    <style:style style:name="P17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6" style:family="table-cell">
      <style:table-cell-properties fo:border="0.0069in solid #000000" style:writing-mode="lr-tb" style:vertical-align="middle" fo:padding-top="0in" fo:padding-left="0.075in" fo:padding-bottom="0in" fo:padding-right="0.075in"/>
    </style:style>
    <style:style style:name="P17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82" style:family="table-row">
      <style:table-row-properties style:min-row-height="0.2083in" style:use-optimal-row-height="false"/>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5" style:family="table-cell">
      <style:table-cell-properties fo:border="0.0069in solid #000000" style:writing-mode="lr-tb" style:vertical-align="middle" fo:padding-top="0in" fo:padding-left="0.075in" fo:padding-bottom="0in" fo:padding-right="0.075in"/>
    </style:style>
    <style:style style:name="P17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7" style:family="table-cell">
      <style:table-cell-properties fo:border="0.0069in solid #000000" style:writing-mode="lr-tb" style:vertical-align="middle" fo:padding-top="0in" fo:padding-left="0.075in" fo:padding-bottom="0in" fo:padding-right="0.075in"/>
    </style:style>
    <style:style style:name="P17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793" style:family="table-row">
      <style:table-row-properties style:min-row-height="0.2083in" style:use-optimal-row-height="false"/>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6" style:family="table-cell">
      <style:table-cell-properties fo:border="0.0069in solid #000000" style:writing-mode="lr-tb" style:vertical-align="middle" fo:padding-top="0in" fo:padding-left="0.075in" fo:padding-bottom="0in" fo:padding-right="0.075in"/>
    </style:style>
    <style:style style:name="P17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04" style:family="table-row">
      <style:table-row-properties style:min-row-height="0.2083in" style:use-optimal-row-height="false"/>
    </style:style>
    <style:style style:name="TableCell1805" style:family="table-cell">
      <style:table-cell-properties fo:border="0.0069in solid #000000" style:writing-mode="lr-tb" style:vertical-align="middle" fo:padding-top="0in" fo:padding-left="0.075in" fo:padding-bottom="0in" fo:padding-right="0.075in"/>
    </style:style>
    <style:style style:name="P18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7" style:family="table-cell">
      <style:table-cell-properties fo:border="0.0069in solid #000000" style:writing-mode="lr-tb" style:vertical-align="middle" fo:padding-top="0in" fo:padding-left="0.075in" fo:padding-bottom="0in" fo:padding-right="0.075in"/>
    </style:style>
    <style:style style:name="P18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09" style:family="table-cell">
      <style:table-cell-properties fo:border="0.0069in solid #000000" style:writing-mode="lr-tb" style:vertical-align="middle" fo:padding-top="0in" fo:padding-left="0.075in" fo:padding-bottom="0in" fo:padding-right="0.075in"/>
    </style:style>
    <style:style style:name="P18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15" style:family="table-row">
      <style:table-row-properties style:min-row-height="0.2083in" style:use-optimal-row-height="false"/>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18" style:family="table-cell">
      <style:table-cell-properties fo:border="0.0069in solid #000000" style:writing-mode="lr-tb" style:vertical-align="middle" fo:padding-top="0in" fo:padding-left="0.075in" fo:padding-bottom="0in" fo:padding-right="0.075in"/>
    </style:style>
    <style:style style:name="P18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0" style:family="table-cell">
      <style:table-cell-properties fo:border="0.0069in solid #000000" style:writing-mode="lr-tb" style:vertical-align="middle" fo:padding-top="0in" fo:padding-left="0.075in" fo:padding-bottom="0in" fo:padding-right="0.075in"/>
    </style:style>
    <style:style style:name="P18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26" style:family="table-row">
      <style:table-row-properties style:min-row-height="0.2083in" style:use-optimal-row-height="false"/>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29" style:family="table-cell">
      <style:table-cell-properties fo:border="0.0069in solid #000000" style:writing-mode="lr-tb" style:vertical-align="middle" fo:padding-top="0in" fo:padding-left="0.075in" fo:padding-bottom="0in" fo:padding-right="0.075in"/>
    </style:style>
    <style:style style:name="P18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37" style:family="table-row">
      <style:table-row-properties style:min-row-height="0.2083in" style:use-optimal-row-height="false"/>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48" style:family="table-row">
      <style:table-row-properties style:min-row-height="0.2083in" style:use-optimal-row-height="false"/>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59" style:family="table-row">
      <style:table-row-properties style:min-row-height="0.2083in" style:use-optimal-row-height="false"/>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2" style:family="table-cell">
      <style:table-cell-properties fo:border="0.0069in solid #000000" style:writing-mode="lr-tb" style:vertical-align="middle" fo:padding-top="0in" fo:padding-left="0.075in" fo:padding-bottom="0in" fo:padding-right="0.075in"/>
    </style:style>
    <style:style style:name="P18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4" style:family="table-cell">
      <style:table-cell-properties fo:border="0.0069in solid #000000" style:writing-mode="lr-tb" style:vertical-align="middle" fo:padding-top="0in" fo:padding-left="0.075in" fo:padding-bottom="0in" fo:padding-right="0.075in"/>
    </style:style>
    <style:style style:name="P18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70" style:family="table-row">
      <style:table-row-properties style:min-row-height="0.2083in" style:use-optimal-row-height="false"/>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5" style:family="table-cell">
      <style:table-cell-properties fo:border="0.0069in solid #000000" style:writing-mode="lr-tb" style:vertical-align="middle" fo:padding-top="0in" fo:padding-left="0.075in" fo:padding-bottom="0in" fo:padding-right="0.075in"/>
    </style:style>
    <style:style style:name="P18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81" style:family="table-row">
      <style:table-row-properties style:min-row-height="0.2083in" style:use-optimal-row-height="false"/>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4" style:family="table-cell">
      <style:table-cell-properties fo:border="0.0069in solid #000000" style:writing-mode="lr-tb" style:vertical-align="middle" fo:padding-top="0in" fo:padding-left="0.075in" fo:padding-bottom="0in" fo:padding-right="0.075in"/>
    </style:style>
    <style:style style:name="P18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6" style:family="table-cell">
      <style:table-cell-properties fo:border="0.0069in solid #000000" style:writing-mode="lr-tb" style:vertical-align="middle" fo:padding-top="0in" fo:padding-left="0.075in" fo:padding-bottom="0in" fo:padding-right="0.075in"/>
    </style:style>
    <style:style style:name="P18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892" style:family="table-row">
      <style:table-row-properties style:min-row-height="0.2083in" style:use-optimal-row-height="false"/>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5" style:family="table-cell">
      <style:table-cell-properties fo:border="0.0069in solid #000000" style:writing-mode="lr-tb" style:vertical-align="middle" fo:padding-top="0in" fo:padding-left="0.075in" fo:padding-bottom="0in" fo:padding-right="0.075in"/>
    </style:style>
    <style:style style:name="P18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03" style:family="table-row">
      <style:table-row-properties style:min-row-height="0.2083in" style:use-optimal-row-height="false"/>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14" style:family="table-row">
      <style:table-row-properties style:min-row-height="0.2083in" style:use-optimal-row-height="false"/>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25" style:family="table-row">
      <style:table-row-properties style:min-row-height="0.2083in" style:use-optimal-row-height="false"/>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bottom="0in" fo:line-height="100%"/>
      <style:text-properties style:font-name="Arial Narrow" style:font-name-asian="Lucida Sans Unicode" style:font-name-complex="Arial" style:font-size-complex="10pt"/>
    </style:style>
    <style:style style:name="T1936" style:parent-style-name="Standardskriftforavsnitt" style:family="text">
      <style:text-properties style:font-name="Lucida Sans Unicode" style:font-name-complex="Arial" fo:font-size="9pt" style:font-size-asian="9pt" style:font-size-complex="9pt" fo:background-color="#C0C0C0"/>
    </style:style>
    <style:style style:name="T1937" style:parent-style-name="Standardskriftforavsnitt" style:family="text">
      <style:text-properties style:font-name="Lucida Sans Unicode" style:font-name-complex="Arial" fo:font-size="9pt" style:font-size-asian="9pt" style:font-size-complex="9pt" fo:background-color="#C0C0C0"/>
    </style:style>
    <style:style style:name="P1938" style:parent-style-name="Normal" style:family="paragraph">
      <style:paragraph-properties fo:break-before="page" fo:margin-bottom="0.1111in" fo:line-height="106%"/>
    </style:style>
    <style:style style:name="P1939" style:parent-style-name="Normal" style:family="paragraph">
      <style:paragraph-properties fo:margin-bottom="0.1111in" fo:line-height="106%" fo:margin-left="0in" fo:text-indent="0in">
        <style:tab-stops/>
      </style:paragraph-properties>
      <style:text-properties style:font-name="Lucida Sans Unicode" style:font-name-asian="Lucida Sans Unicode" style:font-name-complex="Arial" style:font-size-complex="10pt" fo:background-color="#C0C0C0"/>
    </style:style>
    <style:style style:name="P1940" style:parent-style-name="Normal" style:family="paragraph">
      <style:text-properties style:font-name-asian="Lucida Sans Unicode"/>
    </style:style>
    <style:style style:name="P1941" style:parent-style-name="Normal" style:family="paragraph">
      <style:text-properties style:font-name="Lucida Sans Unicode" style:font-name-asian="Lucida Sans Unicode"/>
    </style:style>
    <style:style style:name="P1942" style:parent-style-name="Normal" style:family="paragraph">
      <style:text-properties style:font-name="Lucida Sans Unicode" style:font-name-asian="Lucida Sans Unicode"/>
    </style:style>
    <style:style style:name="P1943" style:parent-style-name="Normal" style:family="paragraph">
      <style:text-properties style:font-name="Lucida Sans Unicode" style:font-name-asian="Lucida Sans Unicode"/>
    </style:style>
    <style:style style:name="T1944" style:parent-style-name="Standardskriftforavsnitt" style:family="text">
      <style:text-properties style:font-name="Lucida Sans Unicode" style:font-name-asian="Lucida Sans Unicode" style:font-name-complex="Arial" style:font-size-complex="10pt" fo:background-color="#C0C0C0"/>
    </style:style>
    <style:style style:name="T1945" style:parent-style-name="Hyperkobling" style:family="text">
      <style:text-properties style:font-name="Lucida Sans Unicode" style:font-name-asian="Lucida Sans Unicode" style:font-name-complex="Arial" style:font-size-complex="10pt" fo:background-color="#C0C0C0"/>
    </style:style>
    <style:style style:name="T1946" style:parent-style-name="Standardskriftforavsnitt" style:family="text">
      <style:text-properties style:font-name="Lucida Sans Unicode" style:font-name-asian="Lucida Sans Unicode" style:font-name-complex="Arial" style:font-size-complex="10pt" fo:background-color="#C0C0C0"/>
    </style:style>
    <style:style style:name="TableColumn1948" style:family="table-column">
      <style:table-column-properties style:column-width="1.0784in" style:use-optimal-column-width="false"/>
    </style:style>
    <style:style style:name="TableColumn1949" style:family="table-column">
      <style:table-column-properties style:column-width="1.2805in" style:use-optimal-column-width="false"/>
    </style:style>
    <style:style style:name="TableColumn1950" style:family="table-column">
      <style:table-column-properties style:column-width="0.9847in" style:use-optimal-column-width="false"/>
    </style:style>
    <style:style style:name="TableColumn1951" style:family="table-column">
      <style:table-column-properties style:column-width="2.1652in" style:use-optimal-column-width="false"/>
    </style:style>
    <style:style style:name="Table1947" style:family="table">
      <style:table-properties style:width="5.509in" fo:margin-left="0in" table:align="left"/>
    </style:style>
    <style:style style:name="TableRow1952" style:family="table-row">
      <style:table-row-properties style:min-row-height="0.3263in" style:use-optimal-row-height="false"/>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Cell1959" style:family="table-cell">
      <style:table-cell-properties fo:border="0.0069in solid #000000" style:writing-mode="lr-tb" style:vertical-align="middle" fo:padding-top="0in" fo:padding-left="0.075in" fo:padding-bottom="0in" fo:padding-right="0.075in"/>
    </style:style>
    <style:style style:name="P1960" style:parent-style-name="Normal" style:family="paragraph">
      <style:paragraph-properties fo:widows="0" fo:orphans="0" fo:margin-bottom="0in" fo:line-height="100%" fo:margin-left="0in" fo:text-indent="0in">
        <style:tab-stops/>
      </style:paragraph-properties>
      <style:text-properties style:font-name-asian="Lucida Sans Unicode" style:font-name-complex="Calibri Light" fo:font-weight="bold" style:font-weight-asian="bold" style:font-weight-complex="bold" style:font-size-complex="10pt"/>
    </style:style>
    <style:style style:name="TableRow1961" style:family="table-row">
      <style:table-row-properties style:min-row-height="0.2256in" style:use-optimal-row-height="false"/>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4" style:family="table-cell">
      <style:table-cell-properties fo:border="0.0069in solid #000000" style:writing-mode="lr-tb" style:vertical-align="middle" fo:padding-top="0in" fo:padding-left="0.075in" fo:padding-bottom="0in" fo:padding-right="0.075in"/>
    </style:style>
    <style:style style:name="P19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70" style:family="table-row">
      <style:table-row-properties style:min-row-height="0.2284in" style:use-optimal-row-height="false"/>
    </style:style>
    <style:style style:name="TableCell1971" style:family="table-cell">
      <style:table-cell-properties fo:border="0.0069in solid #000000" style:writing-mode="lr-tb" style:vertical-align="middle" fo:padding-top="0in" fo:padding-left="0.075in" fo:padding-bottom="0in" fo:padding-right="0.075in"/>
    </style:style>
    <style:style style:name="P19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3" style:family="table-cell">
      <style:table-cell-properties fo:border="0.0069in solid #000000" style:writing-mode="lr-tb" style:vertical-align="middle" fo:padding-top="0in" fo:padding-left="0.075in" fo:padding-bottom="0in" fo:padding-right="0.075in"/>
    </style:style>
    <style:style style:name="P19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79" style:family="table-row">
      <style:table-row-properties style:min-row-height="0.1534in" style:use-optimal-row-height="false"/>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2" style:family="table-cell">
      <style:table-cell-properties fo:border="0.0069in solid #000000" style:writing-mode="lr-tb" style:vertical-align="middle" fo:padding-top="0in" fo:padding-left="0.075in" fo:padding-bottom="0in" fo:padding-right="0.075in"/>
    </style:style>
    <style:style style:name="P19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88" style:family="table-row">
      <style:table-row-properties style:min-row-height="0.2451in" style:use-optimal-row-height="false"/>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1" style:family="table-cell">
      <style:table-cell-properties fo:border="0.0069in solid #000000" style:writing-mode="lr-tb" style:vertical-align="middle" fo:padding-top="0in" fo:padding-left="0.075in" fo:padding-bottom="0in" fo:padding-right="0.075in"/>
    </style:style>
    <style:style style:name="P19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3" style:family="table-cell">
      <style:table-cell-properties fo:border="0.0069in solid #000000" style:writing-mode="lr-tb" style:vertical-align="middle" fo:padding-top="0in" fo:padding-left="0.075in" fo:padding-bottom="0in" fo:padding-right="0.075in"/>
    </style:style>
    <style:style style:name="P19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1995" style:family="table-cell">
      <style:table-cell-properties fo:border="0.0069in solid #000000" style:writing-mode="lr-tb" style:vertical-align="middle" fo:padding-top="0in" fo:padding-left="0.075in" fo:padding-bottom="0in" fo:padding-right="0.075in"/>
    </style:style>
    <style:style style:name="P19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1997" style:family="table-row">
      <style:table-row-properties style:min-row-height="0.1006in" style:use-optimal-row-height="false"/>
    </style:style>
    <style:style style:name="TableCell1998" style:family="table-cell">
      <style:table-cell-properties fo:border="0.0069in solid #000000" style:writing-mode="lr-tb" style:vertical-align="middle" fo:padding-top="0in" fo:padding-left="0.075in" fo:padding-bottom="0in" fo:padding-right="0.075in"/>
    </style:style>
    <style:style style:name="P19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00" style:family="table-cell">
      <style:table-cell-properties fo:border="0.0069in solid #000000" style:writing-mode="lr-tb" style:vertical-align="middle" fo:padding-top="0in" fo:padding-left="0.075in" fo:padding-bottom="0in" fo:padding-right="0.075in"/>
    </style:style>
    <style:style style:name="P20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02" style:family="table-cell">
      <style:table-cell-properties fo:border="0.0069in solid #000000" style:writing-mode="lr-tb" style:vertical-align="middle" fo:padding-top="0in" fo:padding-left="0.075in" fo:padding-bottom="0in" fo:padding-right="0.075in"/>
    </style:style>
    <style:style style:name="P20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Normal" style:family="paragraph">
      <style:paragraph-properties fo:margin-bottom="0in" fo:line-height="100%"/>
      <style:text-properties style:font-name="Arial Narrow" style:font-name-asian="Lucida Sans Unicode" style:font-name-complex="Arial" style:font-size-complex="10pt"/>
    </style:style>
    <style:style style:name="P2006" style:parent-style-name="Normal" style:family="paragraph">
      <style:text-properties style:font-name="Lucida Sans Unicode" style:font-name-complex="Arial" fo:font-size="9pt" style:font-size-asian="9pt" style:font-size-complex="9pt" fo:background-color="#C0C0C0"/>
    </style:style>
    <style:style style:name="P2007" style:parent-style-name="Normal" style:family="paragraph">
      <style:text-properties style:font-name="Lucida Sans Unicode" style:font-name-asian="Lucida Sans Unicode" fo:font-size="9pt" style:font-size-asian="9pt" style:font-size-complex="9pt" fo:background-color="#C0C0C0"/>
    </style:style>
    <style:style style:name="P2008" style:parent-style-name="Normal" style:family="paragraph">
      <style:text-properties style:font-name="Arial Narrow" style:font-name-asian="Lucida Sans Unicode" style:font-name-complex="Arial"/>
    </style:style>
    <style:style style:name="TableColumn2010" style:family="table-column">
      <style:table-column-properties style:column-width="1.0784in" style:use-optimal-column-width="false"/>
    </style:style>
    <style:style style:name="TableColumn2011" style:family="table-column">
      <style:table-column-properties style:column-width="1.1826in" style:use-optimal-column-width="false"/>
    </style:style>
    <style:style style:name="TableColumn2012" style:family="table-column">
      <style:table-column-properties style:column-width="0.7875in" style:use-optimal-column-width="false"/>
    </style:style>
    <style:style style:name="TableColumn2013" style:family="table-column">
      <style:table-column-properties style:column-width="1.2791in" style:use-optimal-column-width="false"/>
    </style:style>
    <style:style style:name="TableColumn2014" style:family="table-column">
      <style:table-column-properties style:column-width="1.3784in" style:use-optimal-column-width="false"/>
    </style:style>
    <style:style style:name="Table2009" style:family="table">
      <style:table-properties style:width="5.7062in" fo:margin-left="0in" table:align="left"/>
    </style:style>
    <style:style style:name="TableRow2015" style:family="table-row">
      <style:table-row-properties style:min-row-height="0.2083in" style:use-optimal-row-height="false"/>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text-properties style:font-name-asian="Lucida Sans Unicode" style:font-name-complex="Calibri Light" fo:font-weight="bold" style:font-weight-asian="bold" style:font-weight-complex="bold" style:font-size-complex="10pt"/>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text-properties style:font-name-asian="Lucida Sans Unicode" style:font-name-complex="Calibri Light" fo:font-weight="bold" style:font-weight-asian="bold" style:font-weight-complex="bold" style:font-size-complex="10pt"/>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text-properties style:font-name-asian="Lucida Sans Unicode" style:font-name-complex="Calibri Light" fo:font-weight="bold" style:font-weight-asian="bold" style:font-weight-complex="bold" style:font-size-complex="10pt"/>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text-properties style:font-name-asian="Lucida Sans Unicode" style:font-name-complex="Calibri Light" fo:font-weight="bold" style:font-weight-asian="bold" style:font-weight-complex="bold" style:font-size-complex="10pt"/>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text-properties style:font-name-asian="Lucida Sans Unicode" style:font-name-complex="Calibri Light" fo:font-weight="bold" style:font-weight-asian="bold" style:font-weight-complex="bold" style:font-size-complex="10pt"/>
    </style:style>
    <style:style style:name="TableRow2026" style:family="table-row">
      <style:table-row-properties style:min-row-height="0.2083in" style:use-optimal-row-height="false"/>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37" style:family="table-row">
      <style:table-row-properties style:min-row-height="0.2083in" style:use-optimal-row-height="false"/>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48" style:family="table-row">
      <style:table-row-properties style:min-row-height="0.2083in" style:use-optimal-row-height="false"/>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59" style:family="table-row">
      <style:table-row-properties style:min-row-height="0.2083in" style:use-optimal-row-height="false"/>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70" style:family="table-row">
      <style:table-row-properties style:min-row-height="0.2083in" style:use-optimal-row-height="false"/>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81" style:family="table-row">
      <style:table-row-properties style:min-row-height="0.2083in" style:use-optimal-row-height="false"/>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092" style:family="table-row">
      <style:table-row-properties style:min-row-height="0.2083in" style:use-optimal-row-height="false"/>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03" style:family="table-row">
      <style:table-row-properties style:min-row-height="0.2083in" style:use-optimal-row-height="false"/>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14" style:family="table-row">
      <style:table-row-properties style:min-row-height="0.2083in" style:use-optimal-row-height="false"/>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25" style:family="table-row">
      <style:table-row-properties style:min-row-height="0.2083in" style:use-optimal-row-height="false"/>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4" style:family="table-cell">
      <style:table-cell-properties fo:border="0.0069in solid #000000" style:writing-mode="lr-tb" fo:padding-top="0in" fo:padding-left="0.075in" fo:padding-bottom="0in" fo:padding-right="0.075in"/>
    </style:style>
    <style:style style:name="P21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36" style:family="table-row">
      <style:table-row-properties style:min-row-height="0.2083in" style:use-optimal-row-height="false"/>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47" style:family="table-row">
      <style:table-row-properties style:min-row-height="0.2083in" style:use-optimal-row-height="false"/>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58" style:family="table-row">
      <style:table-row-properties style:min-row-height="0.2083in" style:use-optimal-row-height="false"/>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69" style:family="table-row">
      <style:table-row-properties style:min-row-height="0.2083in" style:use-optimal-row-height="false"/>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80" style:family="table-row">
      <style:table-row-properties style:min-row-height="0.2083in" style:use-optimal-row-height="false"/>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191" style:family="table-row">
      <style:table-row-properties style:min-row-height="0.2083in" style:use-optimal-row-height="false"/>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198" style:family="table-cell">
      <style:table-cell-properties fo:border="0.0069in solid #000000" style:writing-mode="lr-tb" fo:padding-top="0in" fo:padding-left="0.075in" fo:padding-bottom="0in" fo:padding-right="0.075in"/>
    </style:style>
    <style:style style:name="P21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02" style:family="table-row">
      <style:table-row-properties style:min-row-height="0.2083in" style:use-optimal-row-height="false"/>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13" style:family="table-row">
      <style:table-row-properties style:min-row-height="0.2083in" style:use-optimal-row-height="false"/>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margin-bottom="0in" fo:line-height="100%"/>
      <style:text-properties style:font-name="Arial Narrow" style:font-name-asian="Lucida Sans Unicode" style:font-name-complex="Arial" style:font-size-complex="10pt"/>
    </style:style>
    <style:style style:name="T2224" style:parent-style-name="Standardskriftforavsnitt" style:family="text">
      <style:text-properties style:font-name="Lucida Sans Unicode" style:font-name-complex="Arial" fo:font-size="9pt" style:font-size-asian="9pt" style:font-size-complex="9pt" fo:background-color="#C0C0C0"/>
    </style:style>
    <style:style style:name="P2225" style:parent-style-name="Normal" style:family="paragraph">
      <style:paragraph-properties fo:break-before="page" fo:margin-bottom="0.1111in" fo:line-height="106%"/>
    </style:style>
    <style:style style:name="TableColumn2227" style:family="table-column">
      <style:table-column-properties style:column-width="1.0798in" style:use-optimal-column-width="false"/>
    </style:style>
    <style:style style:name="TableColumn2228" style:family="table-column">
      <style:table-column-properties style:column-width="1.1812in" style:use-optimal-column-width="false"/>
    </style:style>
    <style:style style:name="TableColumn2229" style:family="table-column">
      <style:table-column-properties style:column-width="0.7875in" style:use-optimal-column-width="false"/>
    </style:style>
    <style:style style:name="TableColumn2230" style:family="table-column">
      <style:table-column-properties style:column-width="1.2791in" style:use-optimal-column-width="false"/>
    </style:style>
    <style:style style:name="TableColumn2231" style:family="table-column">
      <style:table-column-properties style:column-width="1.3784in" style:use-optimal-column-width="false"/>
    </style:style>
    <style:style style:name="Table2226" style:family="table">
      <style:table-properties style:width="5.7062in" fo:margin-left="0in" table:align="left"/>
    </style:style>
    <style:style style:name="TableRow2232" style:family="table-row">
      <style:table-row-properties style:min-row-height="0.2083in" style:use-optimal-row-height="false"/>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 style:family="paragraph">
      <style:text-properties style:font-name-asian="Lucida Sans Unicode" style:font-name-complex="Calibri Light" fo:font-weight="bold" style:font-weight-asian="bold" style:font-weight-complex="bold" style:font-size-complex="10pt"/>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 style:family="paragraph">
      <style:text-properties style:font-name-asian="Lucida Sans Unicode" style:font-name-complex="Calibri Light" fo:font-weight="bold" style:font-weight-asian="bold" style:font-weight-complex="bold" style:font-size-complex="10pt"/>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 style:family="paragraph">
      <style:text-properties style:font-name-asian="Lucida Sans Unicode" style:font-name-complex="Calibri Light" fo:font-weight="bold" style:font-weight-asian="bold" style:font-weight-complex="bold" style:font-size-complex="10pt"/>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 style:family="paragraph">
      <style:text-properties style:font-name-asian="Lucida Sans Unicode" style:font-name-complex="Calibri Light" fo:font-weight="bold" style:font-weight-asian="bold" style:font-weight-complex="bold" style:font-size-complex="10pt"/>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text-properties style:font-name-asian="Lucida Sans Unicode" style:font-name-complex="Calibri Light" fo:font-weight="bold" style:font-weight-asian="bold" style:font-weight-complex="bold" style:font-size-complex="10pt"/>
    </style:style>
    <style:style style:name="TableRow2243" style:family="table-row">
      <style:table-row-properties style:min-row-height="0.2083in" style:use-optimal-row-height="false"/>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54" style:family="table-row">
      <style:table-row-properties style:min-row-height="0.2083in" style:use-optimal-row-height="false"/>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65" style:family="table-row">
      <style:table-row-properties style:min-row-height="0.2083in" style:use-optimal-row-height="false"/>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76" style:family="table-row">
      <style:table-row-properties style:min-row-height="0.2083in" style:use-optimal-row-height="false"/>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79" style:family="table-cell">
      <style:table-cell-properties fo:border="0.0069in solid #000000" style:writing-mode="lr-tb" fo:padding-top="0in" fo:padding-left="0.075in" fo:padding-bottom="0in" fo:padding-right="0.075in"/>
    </style:style>
    <style:style style:name="P22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3" style:family="table-cell">
      <style:table-cell-properties fo:border="0.0069in solid #000000" style:writing-mode="lr-tb" fo:padding-top="0in" fo:padding-left="0.075in" fo:padding-bottom="0in" fo:padding-right="0.075in"/>
    </style:style>
    <style:style style:name="P22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85" style:family="table-cell">
      <style:table-cell-properties fo:border="0.0069in solid #000000" style:writing-mode="lr-tb" fo:padding-top="0in" fo:padding-left="0.075in" fo:padding-bottom="0in" fo:padding-right="0.075in"/>
    </style:style>
    <style:style style:name="P22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87" style:family="table-row">
      <style:table-row-properties style:min-row-height="0.2083in" style:use-optimal-row-height="false"/>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298" style:family="table-row">
      <style:table-row-properties style:min-row-height="0.2083in" style:use-optimal-row-height="false"/>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05" style:family="table-cell">
      <style:table-cell-properties fo:border="0.0069in solid #000000" style:writing-mode="lr-tb" fo:padding-top="0in" fo:padding-left="0.075in" fo:padding-bottom="0in" fo:padding-right="0.075in"/>
    </style:style>
    <style:style style:name="P23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09" style:family="table-row">
      <style:table-row-properties style:min-row-height="0.2083in" style:use-optimal-row-height="false"/>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12" style:family="table-cell">
      <style:table-cell-properties fo:border="0.0069in solid #000000" style:writing-mode="lr-tb" fo:padding-top="0in" fo:padding-left="0.075in" fo:padding-bottom="0in" fo:padding-right="0.075in"/>
    </style:style>
    <style:style style:name="P23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14" style:family="table-cell">
      <style:table-cell-properties fo:border="0.0069in solid #000000" style:writing-mode="lr-tb" fo:padding-top="0in" fo:padding-left="0.075in" fo:padding-bottom="0in" fo:padding-right="0.075in"/>
    </style:style>
    <style:style style:name="P23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16" style:family="table-cell">
      <style:table-cell-properties fo:border="0.0069in solid #000000" style:writing-mode="lr-tb" fo:padding-top="0in" fo:padding-left="0.075in" fo:padding-bottom="0in" fo:padding-right="0.075in"/>
    </style:style>
    <style:style style:name="P23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20" style:family="table-row">
      <style:table-row-properties style:min-row-height="0.2083in" style:use-optimal-row-height="false"/>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31" style:family="table-row">
      <style:table-row-properties style:min-row-height="0.2083in" style:use-optimal-row-height="false"/>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6" style:family="table-cell">
      <style:table-cell-properties fo:border="0.0069in solid #000000" style:writing-mode="lr-tb" fo:padding-top="0in" fo:padding-left="0.075in" fo:padding-bottom="0in" fo:padding-right="0.075in"/>
    </style:style>
    <style:style style:name="P23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42" style:family="table-row">
      <style:table-row-properties style:min-row-height="0.2083in" style:use-optimal-row-height="false"/>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1" style:family="table-cell">
      <style:table-cell-properties fo:border="0.0069in solid #000000" style:writing-mode="lr-tb" fo:padding-top="0in" fo:padding-left="0.075in" fo:padding-bottom="0in" fo:padding-right="0.075in"/>
    </style:style>
    <style:style style:name="P23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53" style:family="table-row">
      <style:table-row-properties style:min-row-height="0.2083in" style:use-optimal-row-height="false"/>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2" style:family="table-cell">
      <style:table-cell-properties fo:border="0.0069in solid #000000" style:writing-mode="lr-tb" fo:padding-top="0in" fo:padding-left="0.075in" fo:padding-bottom="0in" fo:padding-right="0.075in"/>
    </style:style>
    <style:style style:name="P23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64" style:family="table-row">
      <style:table-row-properties style:min-row-height="0.2083in" style:use-optimal-row-height="false"/>
    </style:style>
    <style:style style:name="TableCell2365" style:family="table-cell">
      <style:table-cell-properties fo:border="0.0069in solid #000000" style:writing-mode="lr-tb" fo:padding-top="0in" fo:padding-left="0.075in" fo:padding-bottom="0in" fo:padding-right="0.075in"/>
    </style:style>
    <style:style style:name="P23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69" style:family="table-cell">
      <style:table-cell-properties fo:border="0.0069in solid #000000" style:writing-mode="lr-tb" fo:padding-top="0in" fo:padding-left="0.075in" fo:padding-bottom="0in" fo:padding-right="0.075in"/>
    </style:style>
    <style:style style:name="P23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75" style:family="table-row">
      <style:table-row-properties style:min-row-height="0.2083in" style:use-optimal-row-height="false"/>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0" style:family="table-cell">
      <style:table-cell-properties fo:border="0.0069in solid #000000" style:writing-mode="lr-tb" fo:padding-top="0in" fo:padding-left="0.075in" fo:padding-bottom="0in" fo:padding-right="0.075in"/>
    </style:style>
    <style:style style:name="P23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2" style:family="table-cell">
      <style:table-cell-properties fo:border="0.0069in solid #000000" style:writing-mode="lr-tb" fo:padding-top="0in" fo:padding-left="0.075in" fo:padding-bottom="0in" fo:padding-right="0.075in"/>
    </style:style>
    <style:style style:name="P23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86" style:family="table-row">
      <style:table-row-properties style:min-row-height="0.2083in" style:use-optimal-row-height="false"/>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397" style:family="table-row">
      <style:table-row-properties style:min-row-height="0.2083in" style:use-optimal-row-height="false"/>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08" style:family="table-row">
      <style:table-row-properties style:min-row-height="0.2083in" style:use-optimal-row-height="false"/>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1" style:family="table-cell">
      <style:table-cell-properties fo:border="0.0069in solid #000000" style:writing-mode="lr-tb" fo:padding-top="0in" fo:padding-left="0.075in" fo:padding-bottom="0in" fo:padding-right="0.075in"/>
    </style:style>
    <style:style style:name="P24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5" style:family="table-cell">
      <style:table-cell-properties fo:border="0.0069in solid #000000" style:writing-mode="lr-tb" fo:padding-top="0in" fo:padding-left="0.075in" fo:padding-bottom="0in" fo:padding-right="0.075in"/>
    </style:style>
    <style:style style:name="P24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19" style:family="table-row">
      <style:table-row-properties style:min-row-height="0.2083in" style:use-optimal-row-height="false"/>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30" style:family="table-row">
      <style:table-row-properties style:min-row-height="0.2083in" style:use-optimal-row-height="false"/>
    </style:style>
    <style:style style:name="TableCell2431" style:family="table-cell">
      <style:table-cell-properties fo:border="0.0069in solid #000000" style:writing-mode="lr-tb" fo:padding-top="0in" fo:padding-left="0.075in" fo:padding-bottom="0in" fo:padding-right="0.075in"/>
    </style:style>
    <style:style style:name="P24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41" style:family="table-row">
      <style:table-row-properties style:min-row-height="0.2083in" style:use-optimal-row-height="false"/>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4" style:family="table-cell">
      <style:table-cell-properties fo:border="0.0069in solid #000000" style:writing-mode="lr-tb" fo:padding-top="0in" fo:padding-left="0.075in" fo:padding-bottom="0in" fo:padding-right="0.075in"/>
    </style:style>
    <style:style style:name="P24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52" style:family="table-row">
      <style:table-row-properties style:min-row-height="0.2083in" style:use-optimal-row-height="false"/>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1" style:family="table-cell">
      <style:table-cell-properties fo:border="0.0069in solid #000000" style:writing-mode="lr-tb" fo:padding-top="0in" fo:padding-left="0.075in" fo:padding-bottom="0in" fo:padding-right="0.075in"/>
    </style:style>
    <style:style style:name="P24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63" style:family="table-row">
      <style:table-row-properties style:min-row-height="0.2083in" style:use-optimal-row-height="false"/>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68" style:family="table-cell">
      <style:table-cell-properties fo:border="0.0069in solid #000000" style:writing-mode="lr-tb" fo:padding-top="0in" fo:padding-left="0.075in" fo:padding-bottom="0in" fo:padding-right="0.075in"/>
    </style:style>
    <style:style style:name="P24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74" style:family="table-row">
      <style:table-row-properties style:min-row-height="0.2083in" style:use-optimal-row-height="false"/>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79" style:family="table-cell">
      <style:table-cell-properties fo:border="0.0069in solid #000000" style:writing-mode="lr-tb" fo:padding-top="0in" fo:padding-left="0.075in" fo:padding-bottom="0in" fo:padding-right="0.075in"/>
    </style:style>
    <style:style style:name="P24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1" style:family="table-cell">
      <style:table-cell-properties fo:border="0.0069in solid #000000" style:writing-mode="lr-tb" fo:padding-top="0in" fo:padding-left="0.075in" fo:padding-bottom="0in" fo:padding-right="0.075in"/>
    </style:style>
    <style:style style:name="P24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3" style:family="table-cell">
      <style:table-cell-properties fo:border="0.0069in solid #000000" style:writing-mode="lr-tb" fo:padding-top="0in" fo:padding-left="0.075in" fo:padding-bottom="0in" fo:padding-right="0.075in"/>
    </style:style>
    <style:style style:name="P24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85" style:family="table-row">
      <style:table-row-properties style:min-row-height="0.2083in" style:use-optimal-row-height="false"/>
    </style:style>
    <style:style style:name="TableCell2486" style:family="table-cell">
      <style:table-cell-properties fo:border="0.0069in solid #000000" style:writing-mode="lr-tb" fo:padding-top="0in" fo:padding-left="0.075in" fo:padding-bottom="0in" fo:padding-right="0.075in"/>
    </style:style>
    <style:style style:name="P2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4" style:family="table-cell">
      <style:table-cell-properties fo:border="0.0069in solid #000000" style:writing-mode="lr-tb" fo:padding-top="0in" fo:padding-left="0.075in" fo:padding-bottom="0in" fo:padding-right="0.075in"/>
    </style:style>
    <style:style style:name="P24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496" style:family="table-row">
      <style:table-row-properties style:min-row-height="0.2083in" style:use-optimal-row-height="false"/>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3" style:family="table-cell">
      <style:table-cell-properties fo:border="0.0069in solid #000000" style:writing-mode="lr-tb" fo:padding-top="0in" fo:padding-left="0.075in" fo:padding-bottom="0in" fo:padding-right="0.075in"/>
    </style:style>
    <style:style style:name="P25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05" style:family="table-cell">
      <style:table-cell-properties fo:border="0.0069in solid #000000" style:writing-mode="lr-tb" fo:padding-top="0in" fo:padding-left="0.075in" fo:padding-bottom="0in" fo:padding-right="0.075in"/>
    </style:style>
    <style:style style:name="P25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07" style:family="table-row">
      <style:table-row-properties style:min-row-height="0.2083in" style:use-optimal-row-height="false"/>
    </style:style>
    <style:style style:name="TableCell2508" style:family="table-cell">
      <style:table-cell-properties fo:border="0.0069in solid #000000" style:writing-mode="lr-tb" fo:padding-top="0in" fo:padding-left="0.075in" fo:padding-bottom="0in" fo:padding-right="0.075in"/>
    </style:style>
    <style:style style:name="P2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2" style:family="table-cell">
      <style:table-cell-properties fo:border="0.0069in solid #000000" style:writing-mode="lr-tb" fo:padding-top="0in" fo:padding-left="0.075in" fo:padding-bottom="0in" fo:padding-right="0.075in"/>
    </style:style>
    <style:style style:name="P25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4" style:family="table-cell">
      <style:table-cell-properties fo:border="0.0069in solid #000000" style:writing-mode="lr-tb" fo:padding-top="0in" fo:padding-left="0.075in" fo:padding-bottom="0in" fo:padding-right="0.075in"/>
    </style:style>
    <style:style style:name="P25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16" style:family="table-cell">
      <style:table-cell-properties fo:border="0.0069in solid #000000" style:writing-mode="lr-tb" fo:padding-top="0in" fo:padding-left="0.075in" fo:padding-bottom="0in" fo:padding-right="0.075in"/>
    </style:style>
    <style:style style:name="P25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18" style:family="table-row">
      <style:table-row-properties style:min-row-height="0.2083in" style:use-optimal-row-height="false"/>
    </style:style>
    <style:style style:name="TableCell2519" style:family="table-cell">
      <style:table-cell-properties fo:border="0.0069in solid #000000" style:writing-mode="lr-tb" fo:padding-top="0in" fo:padding-left="0.075in" fo:padding-bottom="0in" fo:padding-right="0.075in"/>
    </style:style>
    <style:style style:name="P2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1" style:family="table-cell">
      <style:table-cell-properties fo:border="0.0069in solid #000000" style:writing-mode="lr-tb" fo:padding-top="0in" fo:padding-left="0.075in" fo:padding-bottom="0in" fo:padding-right="0.075in"/>
    </style:style>
    <style:style style:name="P25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5" style:family="table-cell">
      <style:table-cell-properties fo:border="0.0069in solid #000000" style:writing-mode="lr-tb" fo:padding-top="0in" fo:padding-left="0.075in" fo:padding-bottom="0in" fo:padding-right="0.075in"/>
    </style:style>
    <style:style style:name="P25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27" style:family="table-cell">
      <style:table-cell-properties fo:border="0.0069in solid #000000" style:writing-mode="lr-tb" fo:padding-top="0in" fo:padding-left="0.075in" fo:padding-bottom="0in" fo:padding-right="0.075in"/>
    </style:style>
    <style:style style:name="P2528" style:parent-style-name="Normal" style:family="paragraph">
      <style:paragraph-properties fo:margin-bottom="0in" fo:line-height="100%"/>
      <style:text-properties style:font-name="Arial Narrow" style:font-name-asian="Lucida Sans Unicode" style:font-name-complex="Arial" style:font-size-complex="10pt"/>
    </style:style>
    <style:style style:name="T2529" style:parent-style-name="Standardskriftforavsnitt" style:family="text">
      <style:text-properties style:font-name="Lucida Sans Unicode" style:font-name-complex="Arial" fo:font-size="9pt" style:font-size-asian="9pt" style:font-size-complex="9pt" fo:background-color="#C0C0C0"/>
    </style:style>
    <style:style style:name="TableColumn2531" style:family="table-column">
      <style:table-column-properties style:column-width="1.2763in" style:use-optimal-column-width="false"/>
    </style:style>
    <style:style style:name="TableColumn2532" style:family="table-column">
      <style:table-column-properties style:column-width="0.9284in" style:use-optimal-column-width="false"/>
    </style:style>
    <style:style style:name="TableColumn2533" style:family="table-column">
      <style:table-column-properties style:column-width="0.8437in" style:use-optimal-column-width="false"/>
    </style:style>
    <style:style style:name="TableColumn2534" style:family="table-column">
      <style:table-column-properties style:column-width="1.2791in" style:use-optimal-column-width="false"/>
    </style:style>
    <style:style style:name="TableColumn2535" style:family="table-column">
      <style:table-column-properties style:column-width="1.3784in" style:use-optimal-column-width="false"/>
    </style:style>
    <style:style style:name="Table2530" style:family="table">
      <style:table-properties style:width="5.7062in" fo:margin-left="0in" table:align="left"/>
    </style:style>
    <style:style style:name="TableRow2536" style:family="table-row">
      <style:table-row-properties style:min-row-height="0.2083in" style:use-optimal-row-height="false"/>
    </style:style>
    <style:style style:name="TableCell2537" style:family="table-cell">
      <style:table-cell-properties fo:border="0.0069in solid #000000" style:writing-mode="lr-tb" fo:padding-top="0in" fo:padding-left="0.075in" fo:padding-bottom="0in" fo:padding-right="0.075in"/>
    </style:style>
    <style:style style:name="T2538"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539" style:family="table-cell">
      <style:table-cell-properties fo:border="0.0069in solid #000000" style:writing-mode="lr-tb" fo:padding-top="0in" fo:padding-left="0.075in" fo:padding-bottom="0in" fo:padding-right="0.075in"/>
    </style:style>
    <style:style style:name="T2540"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541" style:family="table-cell">
      <style:table-cell-properties fo:border="0.0069in solid #000000" style:writing-mode="lr-tb" fo:padding-top="0in" fo:padding-left="0.075in" fo:padding-bottom="0in" fo:padding-right="0.075in"/>
    </style:style>
    <style:style style:name="T254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543" style:family="table-cell">
      <style:table-cell-properties fo:border="0.0069in solid #000000" style:writing-mode="lr-tb" fo:padding-top="0in" fo:padding-left="0.075in" fo:padding-bottom="0in" fo:padding-right="0.075in"/>
    </style:style>
    <style:style style:name="T2544"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Cell2545" style:family="table-cell">
      <style:table-cell-properties fo:border="0.0069in solid #000000" style:writing-mode="lr-tb" fo:padding-top="0in" fo:padding-left="0.075in" fo:padding-bottom="0in" fo:padding-right="0.075in"/>
    </style:style>
    <style:style style:name="T2546"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547" style:family="table-row">
      <style:table-row-properties style:min-row-height="0.2083in" style:use-optimal-row-height="false"/>
    </style:style>
    <style:style style:name="TableCell2548" style:family="table-cell">
      <style:table-cell-properties fo:border="0.0069in solid #000000" style:writing-mode="lr-tb" fo:padding-top="0in" fo:padding-left="0.075in" fo:padding-bottom="0in" fo:padding-right="0.075in"/>
    </style:style>
    <style:style style:name="P2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56" style:family="table-cell">
      <style:table-cell-properties fo:border="0.0069in solid #000000" style:writing-mode="lr-tb" fo:padding-top="0in" fo:padding-left="0.075in" fo:padding-bottom="0in" fo:padding-right="0.075in"/>
    </style:style>
    <style:style style:name="P25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58" style:family="table-row">
      <style:table-row-properties style:min-row-height="0.2083in" style:use-optimal-row-height="false"/>
    </style:style>
    <style:style style:name="TableCell2559" style:family="table-cell">
      <style:table-cell-properties fo:border="0.0069in solid #000000" style:writing-mode="lr-tb" fo:padding-top="0in" fo:padding-left="0.075in" fo:padding-bottom="0in" fo:padding-right="0.075in"/>
    </style:style>
    <style:style style:name="P2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569" style:family="table-row">
      <style:table-row-properties style:min-row-height="0.2083in" style:use-optimal-row-height="false"/>
    </style:style>
    <style:style style:name="TableCell2570" style:family="table-cell">
      <style:table-cell-properties fo:border="0.0069in solid #000000" style:writing-mode="lr-tb" fo:padding-top="0in" fo:padding-left="0.075in" fo:padding-bottom="0in" fo:padding-right="0.075in"/>
    </style:style>
    <style:style style:name="P2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2" style:family="table-cell">
      <style:table-cell-properties fo:border="0.0069in solid #000000" style:writing-mode="lr-tb" fo:padding-top="0in" fo:padding-left="0.075in" fo:padding-bottom="0in" fo:padding-right="0.075in"/>
    </style:style>
    <style:style style:name="P25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4" style:family="table-cell">
      <style:table-cell-properties fo:border="0.0069in solid #000000" style:writing-mode="lr-tb" fo:padding-top="0in" fo:padding-left="0.075in" fo:padding-bottom="0in" fo:padding-right="0.075in"/>
    </style:style>
    <style:style style:name="P2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6" style:family="table-cell">
      <style:table-cell-properties fo:border="0.0069in solid #000000" style:writing-mode="lr-tb" fo:padding-top="0in" fo:padding-left="0.075in" fo:padding-bottom="0in" fo:padding-right="0.075in"/>
    </style:style>
    <style:style style:name="P25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578" style:family="table-cell">
      <style:table-cell-properties fo:border="0.0069in solid #000000" style:writing-mode="lr-tb" fo:padding-top="0in" fo:padding-left="0.075in" fo:padding-bottom="0in" fo:padding-right="0.075in"/>
    </style:style>
    <style:style style:name="P2579" style:parent-style-name="Normal" style:family="paragraph">
      <style:paragraph-properties fo:margin-bottom="0in" fo:line-height="100%"/>
      <style:text-properties style:font-name="Arial Narrow" style:font-name-asian="Lucida Sans Unicode" style:font-name-complex="Arial" style:font-size-complex="10pt"/>
    </style:style>
    <style:style style:name="T2580" style:parent-style-name="Standardskriftforavsnitt" style:family="text">
      <style:text-properties style:font-name="Lucida Sans Unicode" style:font-name-complex="Arial" fo:font-size="9pt" style:font-size-asian="9pt" style:font-size-complex="9pt" fo:background-color="#C0C0C0"/>
    </style:style>
    <style:style style:name="P2581" style:parent-style-name="Normal" style:family="paragraph">
      <style:paragraph-properties fo:break-before="page" fo:margin-bottom="0.1111in" fo:line-height="106%"/>
    </style:style>
    <style:style style:name="P2582" style:parent-style-name="Normal" style:family="paragraph">
      <style:paragraph-properties fo:margin-bottom="0in" fo:line-height="100%"/>
    </style:style>
    <style:style style:name="TableColumn2584" style:family="table-column">
      <style:table-column-properties style:column-width="1.2763in" style:use-optimal-column-width="false"/>
    </style:style>
    <style:style style:name="TableColumn2585" style:family="table-column">
      <style:table-column-properties style:column-width="1.1812in" style:use-optimal-column-width="false"/>
    </style:style>
    <style:style style:name="TableColumn2586" style:family="table-column">
      <style:table-column-properties style:column-width="0.7875in" style:use-optimal-column-width="false"/>
    </style:style>
    <style:style style:name="TableColumn2587" style:family="table-column">
      <style:table-column-properties style:column-width="1.0826in" style:use-optimal-column-width="false"/>
    </style:style>
    <style:style style:name="TableColumn2588" style:family="table-column">
      <style:table-column-properties style:column-width="1.3784in" style:use-optimal-column-width="false"/>
    </style:style>
    <style:style style:name="Table2583" style:family="table">
      <style:table-properties style:width="5.7062in" fo:margin-left="0in" table:align="left"/>
    </style:style>
    <style:style style:name="TableRow2589" style:family="table-row">
      <style:table-row-properties style:min-row-height="0.2083in" style:use-optimal-row-height="false"/>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text-properties style:font-name-asian="Lucida Sans Unicode" style:font-name-complex="Calibri Light" fo:font-weight="bold" style:font-weight-asian="bold" style:font-weight-complex="bold" style:font-size-complex="10pt"/>
    </style:style>
    <style:style style:name="TableCell2592" style:family="table-cell">
      <style:table-cell-properties fo:border="0.0069in solid #000000" style:writing-mode="lr-tb" fo:padding-top="0in" fo:padding-left="0.075in" fo:padding-bottom="0in" fo:padding-right="0.075in"/>
    </style:style>
    <style:style style:name="P2593" style:parent-style-name="Normal" style:family="paragraph">
      <style:text-properties style:font-name-asian="Lucida Sans Unicode" style:font-name-complex="Calibri Light" fo:font-weight="bold" style:font-weight-asian="bold" style:font-weight-complex="bold" style:font-size-complex="10pt"/>
    </style:style>
    <style:style style:name="TableCell2594" style:family="table-cell">
      <style:table-cell-properties fo:border="0.0069in solid #000000" style:writing-mode="lr-tb" fo:padding-top="0in" fo:padding-left="0.075in" fo:padding-bottom="0in" fo:padding-right="0.075in"/>
    </style:style>
    <style:style style:name="P2595" style:parent-style-name="Normal" style:family="paragraph">
      <style:text-properties style:font-name-asian="Lucida Sans Unicode" style:font-name-complex="Calibri Light" fo:font-weight="bold" style:font-weight-asian="bold" style:font-weight-complex="bold" style:font-size-complex="10pt"/>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text-properties style:font-name-asian="Lucida Sans Unicode" style:font-name-complex="Calibri Light" fo:font-weight="bold" style:font-weight-asian="bold" style:font-weight-complex="bold" style:font-size-complex="10pt"/>
    </style:style>
    <style:style style:name="TableCell2598" style:family="table-cell">
      <style:table-cell-properties fo:border="0.0069in solid #000000" style:writing-mode="lr-tb" fo:padding-top="0in" fo:padding-left="0.075in" fo:padding-bottom="0in" fo:padding-right="0.075in"/>
    </style:style>
    <style:style style:name="T259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600" style:family="table-row">
      <style:table-row-properties style:min-row-height="0.2083in" style:use-optimal-row-height="false"/>
    </style:style>
    <style:style style:name="TableCell2601" style:family="table-cell">
      <style:table-cell-properties fo:border="0.0069in solid #000000" style:writing-mode="lr-tb" style:vertical-align="middle" fo:padding-top="0in" fo:padding-left="0.075in" fo:padding-bottom="0in" fo:padding-right="0.075in"/>
    </style:style>
    <style:style style:name="P26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3" style:family="table-cell">
      <style:table-cell-properties fo:border="0.0069in solid #000000" style:writing-mode="lr-tb" style:vertical-align="middle" fo:padding-top="0in" fo:padding-left="0.075in" fo:padding-bottom="0in" fo:padding-right="0.075in"/>
    </style:style>
    <style:style style:name="P26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5" style:family="table-cell">
      <style:table-cell-properties fo:border="0.0069in solid #000000" style:writing-mode="lr-tb" style:vertical-align="middle" fo:padding-top="0in" fo:padding-left="0.075in" fo:padding-bottom="0in" fo:padding-right="0.075in"/>
    </style:style>
    <style:style style:name="P26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7" style:family="table-cell">
      <style:table-cell-properties fo:border="0.0069in solid #000000" style:writing-mode="lr-tb" fo:padding-top="0in" fo:padding-left="0.075in" fo:padding-bottom="0in" fo:padding-right="0.075in"/>
    </style:style>
    <style:style style:name="P26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09" style:family="table-cell">
      <style:table-cell-properties fo:border="0.0069in solid #000000" style:writing-mode="lr-tb" fo:padding-top="0in" fo:padding-left="0.075in" fo:padding-bottom="0in" fo:padding-right="0.075in"/>
    </style:style>
    <style:style style:name="P26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11" style:family="table-row">
      <style:table-row-properties style:min-row-height="0.2083in" style:use-optimal-row-height="false"/>
    </style:style>
    <style:style style:name="TableCell2612" style:family="table-cell">
      <style:table-cell-properties fo:border="0.0069in solid #000000" style:writing-mode="lr-tb" style:vertical-align="middle" fo:padding-top="0in" fo:padding-left="0.075in" fo:padding-bottom="0in" fo:padding-right="0.075in"/>
    </style:style>
    <style:style style:name="P26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14" style:family="table-cell">
      <style:table-cell-properties fo:border="0.0069in solid #000000" style:writing-mode="lr-tb" style:vertical-align="middle" fo:padding-top="0in" fo:padding-left="0.075in" fo:padding-bottom="0in" fo:padding-right="0.075in"/>
    </style:style>
    <style:style style:name="P26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18" style:family="table-cell">
      <style:table-cell-properties fo:border="0.0069in solid #000000" style:writing-mode="lr-tb" fo:padding-top="0in" fo:padding-left="0.075in" fo:padding-bottom="0in" fo:padding-right="0.075in"/>
    </style:style>
    <style:style style:name="P26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0" style:family="table-cell">
      <style:table-cell-properties fo:border="0.0069in solid #000000" style:writing-mode="lr-tb" fo:padding-top="0in" fo:padding-left="0.075in" fo:padding-bottom="0in" fo:padding-right="0.075in"/>
    </style:style>
    <style:style style:name="P26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22" style:family="table-row">
      <style:table-row-properties style:min-row-height="0.2083in" style:use-optimal-row-height="false"/>
    </style:style>
    <style:style style:name="TableCell2623" style:family="table-cell">
      <style:table-cell-properties fo:border="0.0069in solid #000000" style:writing-mode="lr-tb" style:vertical-align="middle" fo:padding-top="0in" fo:padding-left="0.075in" fo:padding-bottom="0in" fo:padding-right="0.075in"/>
    </style:style>
    <style:style style:name="P26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7" style:family="table-cell">
      <style:table-cell-properties fo:border="0.0069in solid #000000" style:writing-mode="lr-tb" style:vertical-align="middle" fo:padding-top="0in" fo:padding-left="0.075in" fo:padding-bottom="0in" fo:padding-right="0.075in"/>
    </style:style>
    <style:style style:name="P26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1" style:family="table-cell">
      <style:table-cell-properties fo:border="0.0069in solid #000000" style:writing-mode="lr-tb" fo:padding-top="0in" fo:padding-left="0.075in" fo:padding-bottom="0in" fo:padding-right="0.075in"/>
    </style:style>
    <style:style style:name="P26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33" style:family="table-row">
      <style:table-row-properties style:min-row-height="0.2083in" style:use-optimal-row-height="false"/>
    </style:style>
    <style:style style:name="TableCell2634" style:family="table-cell">
      <style:table-cell-properties fo:border="0.0069in solid #000000" style:writing-mode="lr-tb" style:vertical-align="middle" fo:padding-top="0in" fo:padding-left="0.075in" fo:padding-bottom="0in" fo:padding-right="0.075in"/>
    </style:style>
    <style:style style:name="P26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6" style:family="table-cell">
      <style:table-cell-properties fo:border="0.0069in solid #000000" style:writing-mode="lr-tb" style:vertical-align="middle" fo:padding-top="0in" fo:padding-left="0.075in" fo:padding-bottom="0in" fo:padding-right="0.075in"/>
    </style:style>
    <style:style style:name="P26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38" style:family="table-cell">
      <style:table-cell-properties fo:border="0.0069in solid #000000" style:writing-mode="lr-tb" style:vertical-align="middle" fo:padding-top="0in" fo:padding-left="0.075in" fo:padding-bottom="0in" fo:padding-right="0.075in"/>
    </style:style>
    <style:style style:name="P26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0" style:family="table-cell">
      <style:table-cell-properties fo:border="0.0069in solid #000000" style:writing-mode="lr-tb" fo:padding-top="0in" fo:padding-left="0.075in" fo:padding-bottom="0in" fo:padding-right="0.075in"/>
    </style:style>
    <style:style style:name="P26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2" style:family="table-cell">
      <style:table-cell-properties fo:border="0.0069in solid #000000" style:writing-mode="lr-tb" fo:padding-top="0in" fo:padding-left="0.075in" fo:padding-bottom="0in" fo:padding-right="0.075in"/>
    </style:style>
    <style:style style:name="P26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44" style:family="table-row">
      <style:table-row-properties style:min-row-height="0.2083in" style:use-optimal-row-height="false"/>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49" style:family="table-cell">
      <style:table-cell-properties fo:border="0.0069in solid #000000" style:writing-mode="lr-tb" style:vertical-align="middle" fo:padding-top="0in" fo:padding-left="0.075in" fo:padding-bottom="0in" fo:padding-right="0.075in"/>
    </style:style>
    <style:style style:name="P26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51" style:family="table-cell">
      <style:table-cell-properties fo:border="0.0069in solid #000000" style:writing-mode="lr-tb" fo:padding-top="0in" fo:padding-left="0.075in" fo:padding-bottom="0in" fo:padding-right="0.075in"/>
    </style:style>
    <style:style style:name="P26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53" style:family="table-cell">
      <style:table-cell-properties fo:border="0.0069in solid #000000" style:writing-mode="lr-tb" fo:padding-top="0in" fo:padding-left="0.075in" fo:padding-bottom="0in" fo:padding-right="0.075in"/>
    </style:style>
    <style:style style:name="P26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55" style:family="table-row">
      <style:table-row-properties style:min-row-height="0.2083in" style:use-optimal-row-height="false"/>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58" style:family="table-cell">
      <style:table-cell-properties fo:border="0.0069in solid #000000" style:writing-mode="lr-tb" style:vertical-align="middle" fo:padding-top="0in" fo:padding-left="0.075in" fo:padding-bottom="0in" fo:padding-right="0.075in"/>
    </style:style>
    <style:style style:name="P26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60" style:family="table-cell">
      <style:table-cell-properties fo:border="0.0069in solid #000000" style:writing-mode="lr-tb" style:vertical-align="middle" fo:padding-top="0in" fo:padding-left="0.075in" fo:padding-bottom="0in" fo:padding-right="0.075in"/>
    </style:style>
    <style:style style:name="P26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62" style:family="table-cell">
      <style:table-cell-properties fo:border="0.0069in solid #000000" style:writing-mode="lr-tb" fo:padding-top="0in" fo:padding-left="0.075in" fo:padding-bottom="0in" fo:padding-right="0.075in"/>
    </style:style>
    <style:style style:name="P26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66" style:family="table-row">
      <style:table-row-properties style:min-row-height="0.2083in" style:use-optimal-row-height="false"/>
    </style:style>
    <style:style style:name="TableCell2667" style:family="table-cell">
      <style:table-cell-properties fo:border="0.0069in solid #000000" style:writing-mode="lr-tb" style:vertical-align="middle" fo:padding-top="0in" fo:padding-left="0.075in" fo:padding-bottom="0in" fo:padding-right="0.075in"/>
    </style:style>
    <style:style style:name="P26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69" style:family="table-cell">
      <style:table-cell-properties fo:border="0.0069in solid #000000" style:writing-mode="lr-tb" style:vertical-align="middle" fo:padding-top="0in" fo:padding-left="0.075in" fo:padding-bottom="0in" fo:padding-right="0.075in"/>
    </style:style>
    <style:style style:name="P26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71" style:family="table-cell">
      <style:table-cell-properties fo:border="0.0069in solid #000000" style:writing-mode="lr-tb" style:vertical-align="middle" fo:padding-top="0in" fo:padding-left="0.075in" fo:padding-bottom="0in" fo:padding-right="0.075in"/>
    </style:style>
    <style:style style:name="P26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73" style:family="table-cell">
      <style:table-cell-properties fo:border="0.0069in solid #000000" style:writing-mode="lr-tb" fo:padding-top="0in" fo:padding-left="0.075in" fo:padding-bottom="0in" fo:padding-right="0.075in"/>
    </style:style>
    <style:style style:name="P26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75" style:family="table-cell">
      <style:table-cell-properties fo:border="0.0069in solid #000000" style:writing-mode="lr-tb" fo:padding-top="0in" fo:padding-left="0.075in" fo:padding-bottom="0in" fo:padding-right="0.075in"/>
    </style:style>
    <style:style style:name="P26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77" style:family="table-row">
      <style:table-row-properties style:min-row-height="0.2083in" style:use-optimal-row-height="false"/>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0" style:family="table-cell">
      <style:table-cell-properties fo:border="0.0069in solid #000000" style:writing-mode="lr-tb" style:vertical-align="middle" fo:padding-top="0in" fo:padding-left="0.075in" fo:padding-bottom="0in" fo:padding-right="0.075in"/>
    </style:style>
    <style:style style:name="P26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2" style:family="table-cell">
      <style:table-cell-properties fo:border="0.0069in solid #000000" style:writing-mode="lr-tb" style:vertical-align="middle" fo:padding-top="0in" fo:padding-left="0.075in" fo:padding-bottom="0in" fo:padding-right="0.075in"/>
    </style:style>
    <style:style style:name="P26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4" style:family="table-cell">
      <style:table-cell-properties fo:border="0.0069in solid #000000" style:writing-mode="lr-tb" fo:padding-top="0in" fo:padding-left="0.075in" fo:padding-bottom="0in" fo:padding-right="0.075in"/>
    </style:style>
    <style:style style:name="P26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88" style:family="table-row">
      <style:table-row-properties style:min-row-height="0.2083in" style:use-optimal-row-height="false"/>
    </style:style>
    <style:style style:name="TableCell2689" style:family="table-cell">
      <style:table-cell-properties fo:border="0.0069in solid #000000" style:writing-mode="lr-tb" style:vertical-align="middle" fo:padding-top="0in" fo:padding-left="0.075in" fo:padding-bottom="0in" fo:padding-right="0.075in"/>
    </style:style>
    <style:style style:name="P26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1" style:family="table-cell">
      <style:table-cell-properties fo:border="0.0069in solid #000000" style:writing-mode="lr-tb" style:vertical-align="middle" fo:padding-top="0in" fo:padding-left="0.075in" fo:padding-bottom="0in" fo:padding-right="0.075in"/>
    </style:style>
    <style:style style:name="P26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3" style:family="table-cell">
      <style:table-cell-properties fo:border="0.0069in solid #000000" style:writing-mode="lr-tb" style:vertical-align="middle" fo:padding-top="0in" fo:padding-left="0.075in" fo:padding-bottom="0in" fo:padding-right="0.075in"/>
    </style:style>
    <style:style style:name="P26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697" style:family="table-cell">
      <style:table-cell-properties fo:border="0.0069in solid #000000" style:writing-mode="lr-tb" fo:padding-top="0in" fo:padding-left="0.075in" fo:padding-bottom="0in" fo:padding-right="0.075in"/>
    </style:style>
    <style:style style:name="P26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699" style:family="table-row">
      <style:table-row-properties style:min-row-height="0.2083in" style:use-optimal-row-height="false"/>
    </style:style>
    <style:style style:name="TableCell2700" style:family="table-cell">
      <style:table-cell-properties fo:border="0.0069in solid #000000" style:writing-mode="lr-tb" style:vertical-align="middle" fo:padding-top="0in" fo:padding-left="0.075in" fo:padding-bottom="0in" fo:padding-right="0.075in"/>
    </style:style>
    <style:style style:name="P27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4" style:family="table-cell">
      <style:table-cell-properties fo:border="0.0069in solid #000000" style:writing-mode="lr-tb" style:vertical-align="middle" fo:padding-top="0in" fo:padding-left="0.075in" fo:padding-bottom="0in" fo:padding-right="0.075in"/>
    </style:style>
    <style:style style:name="P27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6" style:family="table-cell">
      <style:table-cell-properties fo:border="0.0069in solid #000000" style:writing-mode="lr-tb" fo:padding-top="0in" fo:padding-left="0.075in" fo:padding-bottom="0in" fo:padding-right="0.075in"/>
    </style:style>
    <style:style style:name="P27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10" style:family="table-row">
      <style:table-row-properties style:min-row-height="0.2083in" style:use-optimal-row-height="false"/>
    </style:style>
    <style:style style:name="TableCell2711" style:family="table-cell">
      <style:table-cell-properties fo:border="0.0069in solid #000000" style:writing-mode="lr-tb" style:vertical-align="middle" fo:padding-top="0in" fo:padding-left="0.075in" fo:padding-bottom="0in" fo:padding-right="0.075in"/>
    </style:style>
    <style:style style:name="P27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3" style:family="table-cell">
      <style:table-cell-properties fo:border="0.0069in solid #000000" style:writing-mode="lr-tb" style:vertical-align="middle" fo:padding-top="0in" fo:padding-left="0.075in" fo:padding-bottom="0in" fo:padding-right="0.075in"/>
    </style:style>
    <style:style style:name="P27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5" style:family="table-cell">
      <style:table-cell-properties fo:border="0.0069in solid #000000" style:writing-mode="lr-tb" style:vertical-align="middle" fo:padding-top="0in" fo:padding-left="0.075in" fo:padding-bottom="0in" fo:padding-right="0.075in"/>
    </style:style>
    <style:style style:name="P27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7" style:family="table-cell">
      <style:table-cell-properties fo:border="0.0069in solid #000000" style:writing-mode="lr-tb" fo:padding-top="0in" fo:padding-left="0.075in" fo:padding-bottom="0in" fo:padding-right="0.075in"/>
    </style:style>
    <style:style style:name="P27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21" style:family="table-row">
      <style:table-row-properties style:min-row-height="0.2083in" style:use-optimal-row-height="false"/>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margin-bottom="0in" fo:line-height="100%"/>
      <style:text-properties style:font-name="Arial Narrow" style:font-name-asian="Lucida Sans Unicode" style:font-name-complex="Arial" style:font-size-complex="10pt"/>
    </style:style>
    <style:style style:name="T2732" style:parent-style-name="Standardskriftforavsnitt" style:family="text">
      <style:text-properties style:font-name="Lucida Sans Unicode" style:font-name-complex="Arial" fo:font-size="9pt" style:font-size-asian="9pt" style:font-size-complex="9pt" fo:background-color="#C0C0C0"/>
    </style:style>
    <style:style style:name="P2733" style:parent-style-name="Normal" style:family="paragraph">
      <style:paragraph-properties fo:break-before="page" fo:margin-bottom="0.1111in" fo:line-height="106%" fo:margin-left="0in" fo:text-indent="0in">
        <style:tab-stops/>
      </style:paragraph-properties>
    </style:style>
    <style:style style:name="T2734" style:parent-style-name="Standardskriftforavsnitt" style:family="text">
      <style:text-properties fo:background-color="#C0C0C0"/>
    </style:style>
    <style:style style:name="TableColumn2736" style:family="table-column">
      <style:table-column-properties style:column-width="1.2763in" style:use-optimal-column-width="false"/>
    </style:style>
    <style:style style:name="TableColumn2737" style:family="table-column">
      <style:table-column-properties style:column-width="1.575in" style:use-optimal-column-width="false"/>
    </style:style>
    <style:style style:name="TableColumn2738" style:family="table-column">
      <style:table-column-properties style:column-width="0.5909in" style:use-optimal-column-width="false"/>
    </style:style>
    <style:style style:name="TableColumn2739" style:family="table-column">
      <style:table-column-properties style:column-width="0.8854in" style:use-optimal-column-width="false"/>
    </style:style>
    <style:style style:name="TableColumn2740" style:family="table-column">
      <style:table-column-properties style:column-width="1.3784in" style:use-optimal-column-width="false"/>
    </style:style>
    <style:style style:name="Table2735" style:family="table">
      <style:table-properties style:width="5.7062in" fo:margin-left="0in" table:align="left"/>
    </style:style>
    <style:style style:name="TableRow2741" style:family="table-row">
      <style:table-row-properties style:min-row-height="0.2083in" style:use-optimal-row-height="false"/>
    </style:style>
    <style:style style:name="TableCell2742" style:family="table-cell">
      <style:table-cell-properties fo:border="0.0069in solid #000000" style:writing-mode="lr-tb" fo:padding-top="0in" fo:padding-left="0.075in" fo:padding-bottom="0in" fo:padding-right="0.075in"/>
    </style:style>
    <style:style style:name="P2743"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744" style:family="table-cell">
      <style:table-cell-properties fo:border="0.0069in solid #000000" style:writing-mode="lr-tb" fo:padding-top="0in" fo:padding-left="0.075in" fo:padding-bottom="0in" fo:padding-right="0.075in"/>
    </style:style>
    <style:style style:name="P2745"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750" style:family="table-cell">
      <style:table-cell-properties fo:border="0.0069in solid #000000" style:writing-mode="lr-tb" fo:padding-top="0in" fo:padding-left="0.075in" fo:padding-bottom="0in" fo:padding-right="0.075in"/>
    </style:style>
    <style:style style:name="P2751" style:parent-style-name="Normal" style:family="paragraph">
      <style:paragraph-properties fo:margin-bottom="0in" fo:line-height="100%"/>
    </style:style>
    <style:style style:name="T2752"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753" style:family="table-row">
      <style:table-row-properties style:min-row-height="0.2083in" style:use-optimal-row-height="false"/>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64" style:family="table-row">
      <style:table-row-properties style:min-row-height="0.2083in" style:use-optimal-row-height="false"/>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7" style:family="table-cell">
      <style:table-cell-properties fo:border="0.0069in solid #000000" style:writing-mode="lr-tb" fo:padding-top="0in" fo:padding-left="0.075in" fo:padding-bottom="0in" fo:padding-right="0.075in"/>
    </style:style>
    <style:style style:name="P27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69" style:family="table-cell">
      <style:table-cell-properties fo:border="0.0069in solid #000000" style:writing-mode="lr-tb" fo:padding-top="0in" fo:padding-left="0.075in" fo:padding-bottom="0in" fo:padding-right="0.075in"/>
    </style:style>
    <style:style style:name="P27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75" style:family="table-row">
      <style:table-row-properties style:min-row-height="0.2083in" style:use-optimal-row-height="false"/>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0" style:family="table-cell">
      <style:table-cell-properties fo:border="0.0069in solid #000000" style:writing-mode="lr-tb" fo:padding-top="0in" fo:padding-left="0.075in" fo:padding-bottom="0in" fo:padding-right="0.075in"/>
    </style:style>
    <style:style style:name="P27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2" style:family="table-cell">
      <style:table-cell-properties fo:border="0.0069in solid #000000" style:writing-mode="lr-tb" fo:padding-top="0in" fo:padding-left="0.075in" fo:padding-bottom="0in" fo:padding-right="0.075in"/>
    </style:style>
    <style:style style:name="P27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4" style:family="table-cell">
      <style:table-cell-properties fo:border="0.0069in solid #000000" style:writing-mode="lr-tb" fo:padding-top="0in" fo:padding-left="0.075in" fo:padding-bottom="0in" fo:padding-right="0.075in"/>
    </style:style>
    <style:style style:name="P27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86" style:family="table-row">
      <style:table-row-properties style:min-row-height="0.2083in" style:use-optimal-row-height="false"/>
    </style:style>
    <style:style style:name="TableCell2787" style:family="table-cell">
      <style:table-cell-properties fo:border="0.0069in solid #000000" style:writing-mode="lr-tb" fo:padding-top="0in" fo:padding-left="0.075in" fo:padding-bottom="0in" fo:padding-right="0.075in"/>
    </style:style>
    <style:style style:name="P27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89" style:family="table-cell">
      <style:table-cell-properties fo:border="0.0069in solid #000000" style:writing-mode="lr-tb" fo:padding-top="0in" fo:padding-left="0.075in" fo:padding-bottom="0in" fo:padding-right="0.075in"/>
    </style:style>
    <style:style style:name="P27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1" style:family="table-cell">
      <style:table-cell-properties fo:border="0.0069in solid #000000" style:writing-mode="lr-tb" fo:padding-top="0in" fo:padding-left="0.075in" fo:padding-bottom="0in" fo:padding-right="0.075in"/>
    </style:style>
    <style:style style:name="P27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797" style:family="table-row">
      <style:table-row-properties style:min-row-height="0.2083in" style:use-optimal-row-height="false"/>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06" style:family="table-cell">
      <style:table-cell-properties fo:border="0.0069in solid #000000" style:writing-mode="lr-tb" fo:padding-top="0in" fo:padding-left="0.075in" fo:padding-bottom="0in" fo:padding-right="0.075in"/>
    </style:style>
    <style:style style:name="P28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08" style:family="table-row">
      <style:table-row-properties style:min-row-height="0.2083in" style:use-optimal-row-height="false"/>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11" style:family="table-cell">
      <style:table-cell-properties fo:border="0.0069in solid #000000" style:writing-mode="lr-tb" fo:padding-top="0in" fo:padding-left="0.075in" fo:padding-bottom="0in" fo:padding-right="0.075in"/>
    </style:style>
    <style:style style:name="P28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17" style:family="table-cell">
      <style:table-cell-properties fo:border="0.0069in solid #000000" style:writing-mode="lr-tb" fo:padding-top="0in" fo:padding-left="0.075in" fo:padding-bottom="0in" fo:padding-right="0.075in"/>
    </style:style>
    <style:style style:name="P28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19" style:family="table-row">
      <style:table-row-properties style:min-row-height="0.2083in" style:use-optimal-row-height="false"/>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2" style:family="table-cell">
      <style:table-cell-properties fo:border="0.0069in solid #000000" style:writing-mode="lr-tb" fo:padding-top="0in" fo:padding-left="0.075in" fo:padding-bottom="0in" fo:padding-right="0.075in"/>
    </style:style>
    <style:style style:name="P28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margin-bottom="0in" fo:line-height="100%"/>
      <style:text-properties style:font-name="Arial Narrow" style:font-name-asian="Lucida Sans Unicode" style:font-name-complex="Arial" style:font-size-complex="10pt"/>
    </style:style>
    <style:style style:name="T2830" style:parent-style-name="Standardskriftforavsnitt" style:family="text">
      <style:text-properties style:font-name="Lucida Sans Unicode" style:font-name-complex="Arial" fo:font-size="9pt" style:font-size-asian="9pt" style:font-size-complex="9pt" fo:background-color="#C0C0C0"/>
    </style:style>
    <style:style style:name="P2831" style:parent-style-name="Normal" style:family="paragraph">
      <style:text-properties style:font-name="Lucida Sans Unicode" style:font-name-asian="Lucida Sans Unicode" style:font-name-complex="Arial" fo:background-color="#B3CAC7"/>
    </style:style>
    <style:style style:name="TableColumn2833" style:family="table-column">
      <style:table-column-properties style:column-width="1.2763in" style:use-optimal-column-width="false"/>
    </style:style>
    <style:style style:name="TableColumn2834" style:family="table-column">
      <style:table-column-properties style:column-width="1.575in" style:use-optimal-column-width="false"/>
    </style:style>
    <style:style style:name="TableColumn2835" style:family="table-column">
      <style:table-column-properties style:column-width="0.5909in" style:use-optimal-column-width="false"/>
    </style:style>
    <style:style style:name="TableColumn2836" style:family="table-column">
      <style:table-column-properties style:column-width="0.8854in" style:use-optimal-column-width="false"/>
    </style:style>
    <style:style style:name="TableColumn2837" style:family="table-column">
      <style:table-column-properties style:column-width="1.3784in" style:use-optimal-column-width="false"/>
    </style:style>
    <style:style style:name="Table2832" style:family="table">
      <style:table-properties style:width="5.7062in" fo:margin-left="0in" table:align="left"/>
    </style:style>
    <style:style style:name="TableRow2838" style:family="table-row">
      <style:table-row-properties style:min-row-height="0.2083in" style:use-optimal-row-height="false"/>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41" style:family="table-cell">
      <style:table-cell-properties fo:border="0.0069in solid #000000" style:writing-mode="lr-tb" fo:padding-top="0in" fo:padding-left="0.075in" fo:padding-bottom="0in" fo:padding-right="0.075in"/>
    </style:style>
    <style:style style:name="P2842"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Cell2847" style:family="table-cell">
      <style:table-cell-properties fo:border="0.0069in solid #000000" style:writing-mode="lr-tb" fo:padding-top="0in" fo:padding-left="0.075in" fo:padding-bottom="0in" fo:padding-right="0.075in"/>
    </style:style>
    <style:style style:name="P2848" style:parent-style-name="Normal" style:family="paragraph">
      <style:paragraph-properties fo:margin-bottom="0in" fo:line-height="100%"/>
      <style:text-properties style:font-name-asian="Lucida Sans Unicode" style:font-name-complex="Calibri Light" fo:font-weight="bold" style:font-weight-asian="bold" style:font-weight-complex="bold" style:font-size-complex="10pt"/>
    </style:style>
    <style:style style:name="TableRow2849" style:family="table-row">
      <style:table-row-properties style:min-row-height="0.2083in" style:use-optimal-row-height="false"/>
    </style:style>
    <style:style style:name="TableCell2850" style:family="table-cell">
      <style:table-cell-properties fo:border="0.0069in solid #000000" style:writing-mode="lr-tb" style:vertical-align="middle" fo:padding-top="0in" fo:padding-left="0.075in" fo:padding-bottom="0in" fo:padding-right="0.075in"/>
    </style:style>
    <style:style style:name="P28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2" style:family="table-cell">
      <style:table-cell-properties fo:border="0.0069in solid #000000" style:writing-mode="lr-tb" style:vertical-align="middle" fo:padding-top="0in" fo:padding-left="0.075in" fo:padding-bottom="0in" fo:padding-right="0.075in"/>
    </style:style>
    <style:style style:name="P28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4" style:family="table-cell">
      <style:table-cell-properties fo:border="0.0069in solid #000000" style:writing-mode="lr-tb" style:vertical-align="middle" fo:padding-top="0in" fo:padding-left="0.075in" fo:padding-bottom="0in" fo:padding-right="0.075in"/>
    </style:style>
    <style:style style:name="P28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60" style:family="table-row">
      <style:table-row-properties style:min-row-height="0.2083in" style:use-optimal-row-height="false"/>
    </style:style>
    <style:style style:name="TableCell2861" style:family="table-cell">
      <style:table-cell-properties fo:border="0.0069in solid #000000" style:writing-mode="lr-tb" style:vertical-align="middle" fo:padding-top="0in" fo:padding-left="0.075in" fo:padding-bottom="0in" fo:padding-right="0.075in"/>
    </style:style>
    <style:style style:name="P28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3" style:family="table-cell">
      <style:table-cell-properties fo:border="0.0069in solid #000000" style:writing-mode="lr-tb" style:vertical-align="middle" fo:padding-top="0in" fo:padding-left="0.075in" fo:padding-bottom="0in" fo:padding-right="0.075in"/>
    </style:style>
    <style:style style:name="P28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5" style:family="table-cell">
      <style:table-cell-properties fo:border="0.0069in solid #000000" style:writing-mode="lr-tb" style:vertical-align="middle" fo:padding-top="0in" fo:padding-left="0.075in" fo:padding-bottom="0in" fo:padding-right="0.075in"/>
    </style:style>
    <style:style style:name="P28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69" style:family="table-cell">
      <style:table-cell-properties fo:border="0.0069in solid #000000" style:writing-mode="lr-tb" fo:padding-top="0in" fo:padding-left="0.075in" fo:padding-bottom="0in" fo:padding-right="0.075in"/>
    </style:style>
    <style:style style:name="P28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871" style:family="table-row">
      <style:table-row-properties style:min-row-height="0.2083in" style:use-optimal-row-height="false"/>
    </style:style>
    <style:style style:name="TableCell2872" style:family="table-cell">
      <style:table-cell-properties fo:border="0.0069in solid #000000" style:writing-mode="lr-tb" style:vertical-align="middle" fo:padding-top="0in" fo:padding-left="0.075in" fo:padding-bottom="0in" fo:padding-right="0.075in"/>
    </style:style>
    <style:style style:name="P28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 style:family="paragraph">
      <style:paragraph-properties fo:margin-bottom="0in" fo:line-height="100%"/>
      <style:text-properties style:font-name="Arial Narrow" style:font-name-asian="Lucida Sans Unicode" style:font-name-complex="Arial" style:font-size-complex="10pt"/>
    </style:style>
    <style:style style:name="T2882" style:parent-style-name="Standardskriftforavsnitt" style:family="text">
      <style:text-properties style:font-name="Lucida Sans Unicode" style:font-name-complex="Arial" fo:font-size="9pt" style:font-size-asian="9pt" style:font-size-complex="9pt" fo:background-color="#C0C0C0"/>
    </style:style>
    <style:style style:name="P2883" style:parent-style-name="Normal" style:family="paragraph">
      <style:text-properties style:font-name-complex="Arial" style:font-size-complex="10pt" fo:background-color="#C0C0C0"/>
    </style:style>
    <style:style style:name="P2884" style:parent-style-name="Normal" style:family="paragraph">
      <style:paragraph-properties style:punctuation-wrap="simple" fo:margin-bottom="0in" fo:line-height="100%"/>
      <style:text-properties style:font-name-complex="Arial" style:font-size-complex="10pt" fo:background-color="#C0C0C0"/>
    </style:style>
    <style:style style:name="P2885" style:parent-style-name="Normal" style:family="paragraph">
      <style:paragraph-properties style:punctuation-wrap="simple" fo:margin-bottom="0in" fo:line-height="100%"/>
      <style:text-properties style:font-name-complex="Arial" style:font-size-complex="10pt" fo:background-color="#C0C0C0"/>
    </style:style>
    <style:style style:name="P2886" style:parent-style-name="Normal" style:family="paragraph">
      <style:paragraph-properties style:punctuation-wrap="simple" fo:margin-bottom="0in" fo:line-height="100%"/>
      <style:text-properties style:font-name-complex="Arial" style:font-size-complex="10pt" fo:background-color="#C0C0C0"/>
    </style:style>
    <style:style style:name="P2887" style:parent-style-name="Normal" style:family="paragraph">
      <style:paragraph-properties style:punctuation-wrap="simple" fo:margin-bottom="0in" fo:line-height="100%"/>
      <style:text-properties style:font-name-complex="Arial" style:font-size-complex="10pt" fo:background-color="#C0C0C0"/>
    </style:style>
    <style:style style:name="P2888" style:parent-style-name="Normal" style:family="paragraph">
      <style:paragraph-properties style:punctuation-wrap="simple" fo:margin-bottom="0in" fo:line-height="100%"/>
      <style:text-properties style:font-name-complex="Arial" style:font-size-complex="10pt" fo:background-color="#C0C0C0"/>
    </style:style>
    <style:style style:name="P2889" style:parent-style-name="Normal" style:family="paragraph">
      <style:paragraph-properties style:punctuation-wrap="simple" fo:margin-bottom="0in" fo:line-height="100%"/>
      <style:text-properties style:font-name-complex="Arial" style:font-size-complex="10pt" fo:background-color="#C0C0C0"/>
    </style:style>
    <style:style style:name="P2890" style:parent-style-name="Normal" style:family="paragraph">
      <style:paragraph-properties style:punctuation-wrap="simple" fo:margin-bottom="0in" fo:line-height="100%"/>
      <style:text-properties style:font-name-complex="Arial" style:font-size-complex="10pt" fo:background-color="#C0C0C0"/>
    </style:style>
    <style:style style:name="P2891" style:parent-style-name="Normal" style:family="paragraph">
      <style:paragraph-properties style:punctuation-wrap="simple" fo:margin-bottom="0in" fo:line-height="100%"/>
      <style:text-properties style:font-name-complex="Arial" style:font-size-complex="10pt" fo:background-color="#C0C0C0"/>
    </style:style>
    <style:style style:name="P2892" style:parent-style-name="Normal" style:family="paragraph">
      <style:paragraph-properties style:punctuation-wrap="simple" fo:margin-bottom="0in" fo:line-height="100%"/>
      <style:text-properties style:font-name-complex="Arial" style:font-size-complex="10pt" fo:background-color="#C0C0C0"/>
    </style:style>
    <style:style style:name="P2893" style:parent-style-name="Normal" style:family="paragraph">
      <style:paragraph-properties style:punctuation-wrap="simple" fo:margin-bottom="0in" fo:line-height="100%"/>
      <style:text-properties style:font-name-complex="Arial" style:font-size-complex="10pt" fo:background-color="#C0C0C0"/>
    </style:style>
    <style:style style:name="P2894" style:parent-style-name="Normal" style:family="paragraph">
      <style:paragraph-properties style:punctuation-wrap="simple" fo:margin-bottom="0in" fo:line-height="100%"/>
    </style:style>
    <style:style style:name="T2895" style:parent-style-name="Standardskriftforavsnitt" style:family="text">
      <style:text-properties style:font-name-complex="Arial" style:font-size-complex="10pt" fo:background-color="#C0C0C0"/>
    </style:style>
    <style:style style:name="P2896" style:parent-style-name="Normal" style:family="paragraph">
      <style:paragraph-properties style:punctuation-wrap="simple"/>
      <style:text-properties style:font-name-complex="Arial" style:font-size-complex="10pt" fo:background-color="#C0C0C0"/>
    </style:style>
    <style:style style:name="P2897" style:parent-style-name="Normal" style:family="paragraph">
      <style:text-properties style:font-name-complex="Arial" style:font-size-complex="10pt" fo:background-color="#C0C0C0"/>
    </style:style>
    <style:style style:name="TableColumn2899" style:family="table-column">
      <style:table-column-properties style:column-width="0.8826in" style:use-optimal-column-width="false"/>
    </style:style>
    <style:style style:name="TableColumn2900" style:family="table-column">
      <style:table-column-properties style:column-width="1.6736in" style:use-optimal-column-width="false"/>
    </style:style>
    <style:style style:name="TableColumn2901" style:family="table-column">
      <style:table-column-properties style:column-width="0.984in" style:use-optimal-column-width="false"/>
    </style:style>
    <style:style style:name="TableColumn2902" style:family="table-column">
      <style:table-column-properties style:column-width="1.2798in" style:use-optimal-column-width="false"/>
    </style:style>
    <style:style style:name="TableColumn2903" style:family="table-column">
      <style:table-column-properties style:column-width="1.3784in" style:use-optimal-column-width="false"/>
    </style:style>
    <style:style style:name="Table2898" style:family="table">
      <style:table-properties style:width="6.1986in" fo:margin-left="0in" table:align="left"/>
    </style:style>
    <style:style style:name="TableRow2904" style:family="table-row">
      <style:table-row-properties style:min-row-height="0.2083in" style:use-optimal-row-height="false"/>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text-properties style:font-name-asian="Lucida Sans Unicode" style:font-name-complex="Calibri Light" fo:font-weight="bold" style:font-weight-asian="bold" style:font-weight-complex="bold" style:font-size-complex="10pt"/>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 style:family="paragraph">
      <style:text-properties style:font-name-asian="Lucida Sans Unicode" style:font-name-complex="Calibri Light" fo:font-weight="bold" style:font-weight-asian="bold" style:font-weight-complex="bold" style:font-size-complex="10pt"/>
    </style:style>
    <style:style style:name="TableCell2909" style:family="table-cell">
      <style:table-cell-properties fo:border="0.0069in solid #000000" style:writing-mode="lr-tb" fo:padding-top="0in" fo:padding-left="0.075in" fo:padding-bottom="0in" fo:padding-right="0.075in"/>
    </style:style>
    <style:style style:name="P2910" style:parent-style-name="Normal" style:family="paragraph">
      <style:text-properties style:font-name-asian="Lucida Sans Unicode" style:font-name-complex="Calibri Light" fo:font-weight="bold" style:font-weight-asian="bold" style:font-weight-complex="bold" style:font-size-complex="10pt"/>
    </style:style>
    <style:style style:name="TableCell2911" style:family="table-cell">
      <style:table-cell-properties fo:border="0.0069in solid #000000" style:writing-mode="lr-tb" fo:padding-top="0in" fo:padding-left="0.075in" fo:padding-bottom="0in" fo:padding-right="0.075in"/>
    </style:style>
    <style:style style:name="P2912" style:parent-style-name="Normal" style:family="paragraph">
      <style:text-properties style:font-name-asian="Lucida Sans Unicode" style:font-name-complex="Calibri Light" fo:font-weight="bold" style:font-weight-asian="bold" style:font-weight-complex="bold" style:font-size-complex="10pt"/>
    </style:style>
    <style:style style:name="TableCell2913" style:family="table-cell">
      <style:table-cell-properties fo:border="0.0069in solid #000000" style:writing-mode="lr-tb" fo:padding-top="0in" fo:padding-left="0.075in" fo:padding-bottom="0in" fo:padding-right="0.075in"/>
    </style:style>
    <style:style style:name="T2914"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915" style:family="table-row">
      <style:table-row-properties style:min-row-height="0.2083in" style:use-optimal-row-height="false"/>
    </style:style>
    <style:style style:name="TableCell2916" style:family="table-cell">
      <style:table-cell-properties fo:border="0.0069in solid #000000" style:writing-mode="lr-tb" style:vertical-align="middle" fo:padding-top="0in" fo:padding-left="0.075in" fo:padding-bottom="0in" fo:padding-right="0.075in"/>
    </style:style>
    <style:style style:name="P29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18" style:family="table-cell">
      <style:table-cell-properties fo:border="0.0069in solid #000000" style:writing-mode="lr-tb" style:vertical-align="middle" fo:padding-top="0in" fo:padding-left="0.075in" fo:padding-bottom="0in" fo:padding-right="0.075in"/>
    </style:style>
    <style:style style:name="P29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0" style:family="table-cell">
      <style:table-cell-properties fo:border="0.0069in solid #000000" style:writing-mode="lr-tb" style:vertical-align="middle" fo:padding-top="0in" fo:padding-left="0.075in" fo:padding-bottom="0in" fo:padding-right="0.075in"/>
    </style:style>
    <style:style style:name="P29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2" style:family="table-cell">
      <style:table-cell-properties fo:border="0.0069in solid #000000" style:writing-mode="lr-tb" fo:padding-top="0in" fo:padding-left="0.075in" fo:padding-bottom="0in" fo:padding-right="0.075in"/>
    </style:style>
    <style:style style:name="P29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26" style:family="table-row">
      <style:table-row-properties style:min-row-height="0.2083in" style:use-optimal-row-height="false"/>
    </style:style>
    <style:style style:name="TableCell2927" style:family="table-cell">
      <style:table-cell-properties fo:border="0.0069in solid #000000" style:writing-mode="lr-tb" style:vertical-align="middle" fo:padding-top="0in" fo:padding-left="0.075in" fo:padding-bottom="0in" fo:padding-right="0.075in"/>
    </style:style>
    <style:style style:name="P29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29" style:family="table-cell">
      <style:table-cell-properties fo:border="0.0069in solid #000000" style:writing-mode="lr-tb" style:vertical-align="middle" fo:padding-top="0in" fo:padding-left="0.075in" fo:padding-bottom="0in" fo:padding-right="0.075in"/>
    </style:style>
    <style:style style:name="P29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1" style:family="table-cell">
      <style:table-cell-properties fo:border="0.0069in solid #000000" style:writing-mode="lr-tb" style:vertical-align="middle" fo:padding-top="0in" fo:padding-left="0.075in" fo:padding-bottom="0in" fo:padding-right="0.075in"/>
    </style:style>
    <style:style style:name="P29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3" style:family="table-cell">
      <style:table-cell-properties fo:border="0.0069in solid #000000" style:writing-mode="lr-tb" fo:padding-top="0in" fo:padding-left="0.075in" fo:padding-bottom="0in" fo:padding-right="0.075in"/>
    </style:style>
    <style:style style:name="P29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37" style:family="table-row">
      <style:table-row-properties style:min-row-height="0.2083in" style:use-optimal-row-height="false"/>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0" style:family="table-cell">
      <style:table-cell-properties fo:border="0.0069in solid #000000" style:writing-mode="lr-tb" style:vertical-align="middle" fo:padding-top="0in" fo:padding-left="0.075in" fo:padding-bottom="0in" fo:padding-right="0.075in"/>
    </style:style>
    <style:style style:name="P29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2" style:family="table-cell">
      <style:table-cell-properties fo:border="0.0069in solid #000000" style:writing-mode="lr-tb" style:vertical-align="middle" fo:padding-top="0in" fo:padding-left="0.075in" fo:padding-bottom="0in" fo:padding-right="0.075in"/>
    </style:style>
    <style:style style:name="P29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4" style:family="table-cell">
      <style:table-cell-properties fo:border="0.0069in solid #000000" style:writing-mode="lr-tb" fo:padding-top="0in" fo:padding-left="0.075in" fo:padding-bottom="0in" fo:padding-right="0.075in"/>
    </style:style>
    <style:style style:name="P29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48" style:family="table-row">
      <style:table-row-properties style:min-row-height="0.2083in" style:use-optimal-row-height="false"/>
    </style:style>
    <style:style style:name="TableCell2949" style:family="table-cell">
      <style:table-cell-properties fo:border="0.0069in solid #000000" style:writing-mode="lr-tb" style:vertical-align="middle" fo:padding-top="0in" fo:padding-left="0.075in" fo:padding-bottom="0in" fo:padding-right="0.075in"/>
    </style:style>
    <style:style style:name="P29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1" style:family="table-cell">
      <style:table-cell-properties fo:border="0.0069in solid #000000" style:writing-mode="lr-tb" style:vertical-align="middle" fo:padding-top="0in" fo:padding-left="0.075in" fo:padding-bottom="0in" fo:padding-right="0.075in"/>
    </style:style>
    <style:style style:name="P29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3" style:family="table-cell">
      <style:table-cell-properties fo:border="0.0069in solid #000000" style:writing-mode="lr-tb" style:vertical-align="middle" fo:padding-top="0in" fo:padding-left="0.075in" fo:padding-bottom="0in" fo:padding-right="0.075in"/>
    </style:style>
    <style:style style:name="P29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2959" style:family="table-row">
      <style:table-row-properties style:min-row-height="0.2083in" style:use-optimal-row-height="false"/>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62" style:family="table-cell">
      <style:table-cell-properties fo:border="0.0069in solid #000000" style:writing-mode="lr-tb" style:vertical-align="middle" fo:padding-top="0in" fo:padding-left="0.075in" fo:padding-bottom="0in" fo:padding-right="0.075in"/>
    </style:style>
    <style:style style:name="P29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64" style:family="table-cell">
      <style:table-cell-properties fo:border="0.0069in solid #000000" style:writing-mode="lr-tb" style:vertical-align="middle" fo:padding-top="0in" fo:padding-left="0.075in" fo:padding-bottom="0in" fo:padding-right="0.075in"/>
    </style:style>
    <style:style style:name="P29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margin-bottom="0in" fo:line-height="100%"/>
      <style:text-properties style:font-name="Arial Narrow" style:font-name-asian="Lucida Sans Unicode" style:font-name-complex="Arial" style:font-size-complex="10pt"/>
    </style:style>
    <style:style style:name="T2970" style:parent-style-name="Standardskriftforavsnitt" style:family="text">
      <style:text-properties style:font-name="Lucida Sans Unicode" style:font-name-complex="Arial" fo:font-size="9pt" style:font-size-asian="9pt" style:font-size-complex="9pt" fo:background-color="#C0C0C0"/>
    </style:style>
    <style:style style:name="P2971" style:parent-style-name="Normal" style:family="paragraph">
      <style:paragraph-properties fo:break-before="page" fo:margin-bottom="0.1111in" fo:line-height="106%" fo:margin-left="0in" fo:text-indent="0in">
        <style:tab-stops/>
      </style:paragraph-properties>
    </style:style>
    <style:style style:name="P2972" style:parent-style-name="Normal" style:family="paragraph">
      <style:text-properties style:font-name-complex="Arial" style:font-size-complex="10pt" fo:background-color="#C0C0C0"/>
    </style:style>
    <style:style style:name="TableColumn2974" style:family="table-column">
      <style:table-column-properties style:column-width="0.8826in" style:use-optimal-column-width="false"/>
    </style:style>
    <style:style style:name="TableColumn2975" style:family="table-column">
      <style:table-column-properties style:column-width="1.6736in" style:use-optimal-column-width="false"/>
    </style:style>
    <style:style style:name="TableColumn2976" style:family="table-column">
      <style:table-column-properties style:column-width="1.0826in" style:use-optimal-column-width="false"/>
    </style:style>
    <style:style style:name="TableColumn2977" style:family="table-column">
      <style:table-column-properties style:column-width="1.2798in" style:use-optimal-column-width="false"/>
    </style:style>
    <style:style style:name="TableColumn2978" style:family="table-column">
      <style:table-column-properties style:column-width="1.3777in" style:use-optimal-column-width="false"/>
    </style:style>
    <style:style style:name="Table2973" style:family="table">
      <style:table-properties style:width="6.2965in" fo:margin-left="0in" table:align="left"/>
    </style:style>
    <style:style style:name="TableRow2979" style:family="table-row">
      <style:table-row-properties style:min-row-height="0.2083in" style:use-optimal-row-height="false"/>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text-properties style:font-name-asian="Lucida Sans Unicode" style:font-name-complex="Calibri Light" fo:font-weight="bold" style:font-weight-asian="bold" style:font-weight-complex="bold" style:font-size-complex="10pt"/>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 style:family="paragraph">
      <style:text-properties style:font-name-asian="Lucida Sans Unicode" style:font-name-complex="Calibri Light" fo:font-weight="bold" style:font-weight-asian="bold" style:font-weight-complex="bold" style:font-size-complex="10pt"/>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text-properties style:font-name-asian="Lucida Sans Unicode" style:font-name-complex="Calibri Light" fo:font-weight="bold" style:font-weight-asian="bold" style:font-weight-complex="bold" style:font-size-complex="10pt"/>
    </style:style>
    <style:style style:name="TableCell2986" style:family="table-cell">
      <style:table-cell-properties fo:border="0.0069in solid #000000" style:writing-mode="lr-tb" fo:padding-top="0in" fo:padding-left="0.075in" fo:padding-bottom="0in" fo:padding-right="0.075in"/>
    </style:style>
    <style:style style:name="P2987" style:parent-style-name="Normal" style:family="paragraph">
      <style:text-properties style:font-name-asian="Lucida Sans Unicode" style:font-name-complex="Calibri Light" fo:font-weight="bold" style:font-weight-asian="bold" style:font-weight-complex="bold" style:font-size-complex="10pt"/>
    </style:style>
    <style:style style:name="TableCell2988" style:family="table-cell">
      <style:table-cell-properties fo:border="0.0069in solid #000000" style:writing-mode="lr-tb" fo:padding-top="0in" fo:padding-left="0.075in" fo:padding-bottom="0in" fo:padding-right="0.075in"/>
    </style:style>
    <style:style style:name="T2989"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2990" style:family="table-row">
      <style:table-row-properties style:min-row-height="0.2083in" style:use-optimal-row-height="false"/>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3" style:family="table-cell">
      <style:table-cell-properties fo:border="0.0069in solid #000000" style:writing-mode="lr-tb" style:vertical-align="middle" fo:padding-top="0in" fo:padding-left="0.075in" fo:padding-bottom="0in" fo:padding-right="0.075in"/>
    </style:style>
    <style:style style:name="P29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5" style:family="table-cell">
      <style:table-cell-properties fo:border="0.0069in solid #000000" style:writing-mode="lr-tb" style:vertical-align="middle" fo:padding-top="0in" fo:padding-left="0.075in" fo:padding-bottom="0in" fo:padding-right="0.075in"/>
    </style:style>
    <style:style style:name="P29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01" style:family="table-row">
      <style:table-row-properties style:min-row-height="0.2083in" style:use-optimal-row-height="false"/>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4" style:family="table-cell">
      <style:table-cell-properties fo:border="0.0069in solid #000000" style:writing-mode="lr-tb" style:vertical-align="middle" fo:padding-top="0in" fo:padding-left="0.075in" fo:padding-bottom="0in" fo:padding-right="0.075in"/>
    </style:style>
    <style:style style:name="P30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6" style:family="table-cell">
      <style:table-cell-properties fo:border="0.0069in solid #000000" style:writing-mode="lr-tb" style:vertical-align="middle" fo:padding-top="0in" fo:padding-left="0.075in" fo:padding-bottom="0in" fo:padding-right="0.075in"/>
    </style:style>
    <style:style style:name="P30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12" style:family="table-row">
      <style:table-row-properties style:min-row-height="0.2083in" style:use-optimal-row-height="false"/>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5" style:family="table-cell">
      <style:table-cell-properties fo:border="0.0069in solid #000000" style:writing-mode="lr-tb" style:vertical-align="middle" fo:padding-top="0in" fo:padding-left="0.075in" fo:padding-bottom="0in" fo:padding-right="0.075in"/>
    </style:style>
    <style:style style:name="P30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7" style:family="table-cell">
      <style:table-cell-properties fo:border="0.0069in solid #000000" style:writing-mode="lr-tb" style:vertical-align="middle" fo:padding-top="0in" fo:padding-left="0.075in" fo:padding-bottom="0in" fo:padding-right="0.075in"/>
    </style:style>
    <style:style style:name="P30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19" style:family="table-cell">
      <style:table-cell-properties fo:border="0.0069in solid #000000" style:writing-mode="lr-tb" fo:padding-top="0in" fo:padding-left="0.075in" fo:padding-bottom="0in" fo:padding-right="0.075in"/>
    </style:style>
    <style:style style:name="P30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1" style:family="table-cell">
      <style:table-cell-properties fo:border="0.0069in solid #000000" style:writing-mode="lr-tb" fo:padding-top="0in" fo:padding-left="0.075in" fo:padding-bottom="0in" fo:padding-right="0.075in"/>
    </style:style>
    <style:style style:name="P30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23" style:family="table-row">
      <style:table-row-properties style:min-row-height="0.2083in" style:use-optimal-row-height="false"/>
    </style:style>
    <style:style style:name="TableCell3024" style:family="table-cell">
      <style:table-cell-properties fo:border="0.0069in solid #000000" style:writing-mode="lr-tb" style:vertical-align="middle" fo:padding-top="0in" fo:padding-left="0.075in" fo:padding-bottom="0in" fo:padding-right="0.075in"/>
    </style:style>
    <style:style style:name="P30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6" style:family="table-cell">
      <style:table-cell-properties fo:border="0.0069in solid #000000" style:writing-mode="lr-tb" style:vertical-align="middle" fo:padding-top="0in" fo:padding-left="0.075in" fo:padding-bottom="0in" fo:padding-right="0.075in"/>
    </style:style>
    <style:style style:name="P30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28" style:family="table-cell">
      <style:table-cell-properties fo:border="0.0069in solid #000000" style:writing-mode="lr-tb" style:vertical-align="middle" fo:padding-top="0in" fo:padding-left="0.075in" fo:padding-bottom="0in" fo:padding-right="0.075in"/>
    </style:style>
    <style:style style:name="P30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34" style:family="table-row">
      <style:table-row-properties style:min-row-height="0.2083in" style:use-optimal-row-height="false"/>
    </style:style>
    <style:style style:name="TableCell3035" style:family="table-cell">
      <style:table-cell-properties fo:border="0.0069in solid #000000" style:writing-mode="lr-tb" style:vertical-align="middle" fo:padding-top="0in" fo:padding-left="0.075in" fo:padding-bottom="0in" fo:padding-right="0.075in"/>
    </style:style>
    <style:style style:name="P30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7" style:family="table-cell">
      <style:table-cell-properties fo:border="0.0069in solid #000000" style:writing-mode="lr-tb" style:vertical-align="middle" fo:padding-top="0in" fo:padding-left="0.075in" fo:padding-bottom="0in" fo:padding-right="0.075in"/>
    </style:style>
    <style:style style:name="P30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39" style:family="table-cell">
      <style:table-cell-properties fo:border="0.0069in solid #000000" style:writing-mode="lr-tb" style:vertical-align="middle" fo:padding-top="0in" fo:padding-left="0.075in" fo:padding-bottom="0in" fo:padding-right="0.075in"/>
    </style:style>
    <style:style style:name="P30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1" style:family="table-cell">
      <style:table-cell-properties fo:border="0.0069in solid #000000" style:writing-mode="lr-tb" fo:padding-top="0in" fo:padding-left="0.075in" fo:padding-bottom="0in" fo:padding-right="0.075in"/>
    </style:style>
    <style:style style:name="P30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3" style:family="table-cell">
      <style:table-cell-properties fo:border="0.0069in solid #000000" style:writing-mode="lr-tb" fo:padding-top="0in" fo:padding-left="0.075in" fo:padding-bottom="0in" fo:padding-right="0.075in"/>
    </style:style>
    <style:style style:name="P30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45" style:family="table-row">
      <style:table-row-properties style:min-row-height="0.2083in" style:use-optimal-row-height="false"/>
    </style:style>
    <style:style style:name="TableCell3046" style:family="table-cell">
      <style:table-cell-properties fo:border="0.0069in solid #000000" style:writing-mode="lr-tb" style:vertical-align="middle" fo:padding-top="0in" fo:padding-left="0.075in" fo:padding-bottom="0in" fo:padding-right="0.075in"/>
    </style:style>
    <style:style style:name="P30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48" style:family="table-cell">
      <style:table-cell-properties fo:border="0.0069in solid #000000" style:writing-mode="lr-tb" style:vertical-align="middle" fo:padding-top="0in" fo:padding-left="0.075in" fo:padding-bottom="0in" fo:padding-right="0.075in"/>
    </style:style>
    <style:style style:name="P30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0" style:family="table-cell">
      <style:table-cell-properties fo:border="0.0069in solid #000000" style:writing-mode="lr-tb" style:vertical-align="middle" fo:padding-top="0in" fo:padding-left="0.075in" fo:padding-bottom="0in" fo:padding-right="0.075in"/>
    </style:style>
    <style:style style:name="P30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2" style:family="table-cell">
      <style:table-cell-properties fo:border="0.0069in solid #000000" style:writing-mode="lr-tb" fo:padding-top="0in" fo:padding-left="0.075in" fo:padding-bottom="0in" fo:padding-right="0.075in"/>
    </style:style>
    <style:style style:name="P30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4" style:family="table-cell">
      <style:table-cell-properties fo:border="0.0069in solid #000000" style:writing-mode="lr-tb" fo:padding-top="0in" fo:padding-left="0.075in" fo:padding-bottom="0in" fo:padding-right="0.075in"/>
    </style:style>
    <style:style style:name="P30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56" style:family="table-row">
      <style:table-row-properties style:min-row-height="0.2083in" style:use-optimal-row-height="false"/>
    </style:style>
    <style:style style:name="TableCell3057" style:family="table-cell">
      <style:table-cell-properties fo:border="0.0069in solid #000000" style:writing-mode="lr-tb" style:vertical-align="middle" fo:padding-top="0in" fo:padding-left="0.075in" fo:padding-bottom="0in" fo:padding-right="0.075in"/>
    </style:style>
    <style:style style:name="P30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59" style:family="table-cell">
      <style:table-cell-properties fo:border="0.0069in solid #000000" style:writing-mode="lr-tb" style:vertical-align="middle" fo:padding-top="0in" fo:padding-left="0.075in" fo:padding-bottom="0in" fo:padding-right="0.075in"/>
    </style:style>
    <style:style style:name="P30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67" style:family="table-row">
      <style:table-row-properties style:min-row-height="0.2083in" style:use-optimal-row-height="false"/>
    </style:style>
    <style:style style:name="TableCell3068" style:family="table-cell">
      <style:table-cell-properties fo:border="0.0069in solid #000000" style:writing-mode="lr-tb" style:vertical-align="middle" fo:padding-top="0in" fo:padding-left="0.075in" fo:padding-bottom="0in" fo:padding-right="0.075in"/>
    </style:style>
    <style:style style:name="P30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4" style:family="table-cell">
      <style:table-cell-properties fo:border="0.0069in solid #000000" style:writing-mode="lr-tb" fo:padding-top="0in" fo:padding-left="0.075in" fo:padding-bottom="0in" fo:padding-right="0.075in"/>
    </style:style>
    <style:style style:name="P30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78" style:family="table-row">
      <style:table-row-properties style:min-row-height="0.2083in" style:use-optimal-row-height="false"/>
    </style:style>
    <style:style style:name="TableCell3079" style:family="table-cell">
      <style:table-cell-properties fo:border="0.0069in solid #000000" style:writing-mode="lr-tb" style:vertical-align="middle" fo:padding-top="0in" fo:padding-left="0.075in" fo:padding-bottom="0in" fo:padding-right="0.075in"/>
    </style:style>
    <style:style style:name="P30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1" style:family="table-cell">
      <style:table-cell-properties fo:border="0.0069in solid #000000" style:writing-mode="lr-tb" style:vertical-align="middle" fo:padding-top="0in" fo:padding-left="0.075in" fo:padding-bottom="0in" fo:padding-right="0.075in"/>
    </style:style>
    <style:style style:name="P30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3" style:family="table-cell">
      <style:table-cell-properties fo:border="0.0069in solid #000000" style:writing-mode="lr-tb" style:vertical-align="middle" fo:padding-top="0in" fo:padding-left="0.075in" fo:padding-bottom="0in" fo:padding-right="0.075in"/>
    </style:style>
    <style:style style:name="P30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5" style:family="table-cell">
      <style:table-cell-properties fo:border="0.0069in solid #000000" style:writing-mode="lr-tb" fo:padding-top="0in" fo:padding-left="0.075in" fo:padding-bottom="0in" fo:padding-right="0.075in"/>
    </style:style>
    <style:style style:name="P30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089" style:family="table-row">
      <style:table-row-properties style:min-row-height="0.2083in" style:use-optimal-row-height="false"/>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4" style:family="table-cell">
      <style:table-cell-properties fo:border="0.0069in solid #000000" style:writing-mode="lr-tb" style:vertical-align="middle" fo:padding-top="0in" fo:padding-left="0.075in" fo:padding-bottom="0in" fo:padding-right="0.075in"/>
    </style:style>
    <style:style style:name="P30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6" style:family="table-cell">
      <style:table-cell-properties fo:border="0.0069in solid #000000" style:writing-mode="lr-tb" fo:padding-top="0in" fo:padding-left="0.075in" fo:padding-bottom="0in" fo:padding-right="0.075in"/>
    </style:style>
    <style:style style:name="P30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00" style:family="table-row">
      <style:table-row-properties style:min-row-height="0.2083in" style:use-optimal-row-height="false"/>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09" style:family="table-cell">
      <style:table-cell-properties fo:border="0.0069in solid #000000" style:writing-mode="lr-tb" fo:padding-top="0in" fo:padding-left="0.075in" fo:padding-bottom="0in" fo:padding-right="0.075in"/>
    </style:style>
    <style:style style:name="P31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11" style:family="table-row">
      <style:table-row-properties style:min-row-height="0.2083in" style:use-optimal-row-height="false"/>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6" style:family="table-cell">
      <style:table-cell-properties fo:border="0.0069in solid #000000" style:writing-mode="lr-tb" style:vertical-align="middle" fo:padding-top="0in" fo:padding-left="0.075in" fo:padding-bottom="0in" fo:padding-right="0.075in"/>
    </style:style>
    <style:style style:name="P31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18" style:family="table-cell">
      <style:table-cell-properties fo:border="0.0069in solid #000000" style:writing-mode="lr-tb" fo:padding-top="0in" fo:padding-left="0.075in" fo:padding-bottom="0in" fo:padding-right="0.075in"/>
    </style:style>
    <style:style style:name="P31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0" style:family="table-cell">
      <style:table-cell-properties fo:border="0.0069in solid #000000" style:writing-mode="lr-tb" fo:padding-top="0in" fo:padding-left="0.075in" fo:padding-bottom="0in" fo:padding-right="0.075in"/>
    </style:style>
    <style:style style:name="P31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22" style:family="table-row">
      <style:table-row-properties style:min-row-height="0.2083in" style:use-optimal-row-height="false"/>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5" style:family="table-cell">
      <style:table-cell-properties fo:border="0.0069in solid #000000" style:writing-mode="lr-tb" style:vertical-align="middle" fo:padding-top="0in" fo:padding-left="0.075in" fo:padding-bottom="0in" fo:padding-right="0.075in"/>
    </style:style>
    <style:style style:name="P312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7" style:family="table-cell">
      <style:table-cell-properties fo:border="0.0069in solid #000000" style:writing-mode="lr-tb" style:vertical-align="middle" fo:padding-top="0in" fo:padding-left="0.075in" fo:padding-bottom="0in" fo:padding-right="0.075in"/>
    </style:style>
    <style:style style:name="P31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33" style:family="table-row">
      <style:table-row-properties style:min-row-height="0.2083in" style:use-optimal-row-height="false"/>
    </style:style>
    <style:style style:name="TableCell3134" style:family="table-cell">
      <style:table-cell-properties fo:border="0.0069in solid #000000" style:writing-mode="lr-tb" style:vertical-align="middle" fo:padding-top="0in" fo:padding-left="0.075in" fo:padding-bottom="0in" fo:padding-right="0.075in"/>
    </style:style>
    <style:style style:name="P31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6" style:family="table-cell">
      <style:table-cell-properties fo:border="0.0069in solid #000000" style:writing-mode="lr-tb" style:vertical-align="middle" fo:padding-top="0in" fo:padding-left="0.075in" fo:padding-bottom="0in" fo:padding-right="0.075in"/>
    </style:style>
    <style:style style:name="P313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38" style:family="table-cell">
      <style:table-cell-properties fo:border="0.0069in solid #000000" style:writing-mode="lr-tb" style:vertical-align="middle" fo:padding-top="0in" fo:padding-left="0.075in" fo:padding-bottom="0in" fo:padding-right="0.075in"/>
    </style:style>
    <style:style style:name="P31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0" style:family="table-cell">
      <style:table-cell-properties fo:border="0.0069in solid #000000" style:writing-mode="lr-tb" fo:padding-top="0in" fo:padding-left="0.075in" fo:padding-bottom="0in" fo:padding-right="0.075in"/>
    </style:style>
    <style:style style:name="P31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2" style:family="table-cell">
      <style:table-cell-properties fo:border="0.0069in solid #000000" style:writing-mode="lr-tb" fo:padding-top="0in" fo:padding-left="0.075in" fo:padding-bottom="0in" fo:padding-right="0.075in"/>
    </style:style>
    <style:style style:name="P31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44" style:family="table-row">
      <style:table-row-properties style:min-row-height="0.2083in" style:use-optimal-row-height="false"/>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7" style:family="table-cell">
      <style:table-cell-properties fo:border="0.0069in solid #000000" style:writing-mode="lr-tb" style:vertical-align="middle" fo:padding-top="0in" fo:padding-left="0.075in" fo:padding-bottom="0in" fo:padding-right="0.075in"/>
    </style:style>
    <style:style style:name="P314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49" style:family="table-cell">
      <style:table-cell-properties fo:border="0.0069in solid #000000" style:writing-mode="lr-tb" style:vertical-align="middle" fo:padding-top="0in" fo:padding-left="0.075in" fo:padding-bottom="0in" fo:padding-right="0.075in"/>
    </style:style>
    <style:style style:name="P31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1" style:family="table-cell">
      <style:table-cell-properties fo:border="0.0069in solid #000000" style:writing-mode="lr-tb" fo:padding-top="0in" fo:padding-left="0.075in" fo:padding-bottom="0in" fo:padding-right="0.075in"/>
    </style:style>
    <style:style style:name="P31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55" style:family="table-row">
      <style:table-row-properties style:min-row-height="0.2083in" style:use-optimal-row-height="false"/>
    </style:style>
    <style:style style:name="TableCell3156" style:family="table-cell">
      <style:table-cell-properties fo:border="0.0069in solid #000000" style:writing-mode="lr-tb" style:vertical-align="middle" fo:padding-top="0in" fo:padding-left="0.075in" fo:padding-bottom="0in" fo:padding-right="0.075in"/>
    </style:style>
    <style:style style:name="P31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58" style:family="table-cell">
      <style:table-cell-properties fo:border="0.0069in solid #000000" style:writing-mode="lr-tb" style:vertical-align="middle" fo:padding-top="0in" fo:padding-left="0.075in" fo:padding-bottom="0in" fo:padding-right="0.075in"/>
    </style:style>
    <style:style style:name="P31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0" style:family="table-cell">
      <style:table-cell-properties fo:border="0.0069in solid #000000" style:writing-mode="lr-tb" style:vertical-align="middle" fo:padding-top="0in" fo:padding-left="0.075in" fo:padding-bottom="0in" fo:padding-right="0.075in"/>
    </style:style>
    <style:style style:name="P31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66" style:family="table-row">
      <style:table-row-properties style:min-row-height="0.2083in" style:use-optimal-row-height="false"/>
    </style:style>
    <style:style style:name="TableCell3167" style:family="table-cell">
      <style:table-cell-properties fo:border="0.0069in solid #000000" style:writing-mode="lr-tb" style:vertical-align="middle" fo:padding-top="0in" fo:padding-left="0.075in" fo:padding-bottom="0in" fo:padding-right="0.075in"/>
    </style:style>
    <style:style style:name="P31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69" style:family="table-cell">
      <style:table-cell-properties fo:border="0.0069in solid #000000" style:writing-mode="lr-tb" style:vertical-align="middle" fo:padding-top="0in" fo:padding-left="0.075in" fo:padding-bottom="0in" fo:padding-right="0.075in"/>
    </style:style>
    <style:style style:name="P31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1" style:family="table-cell">
      <style:table-cell-properties fo:border="0.0069in solid #000000" style:writing-mode="lr-tb" style:vertical-align="middle" fo:padding-top="0in" fo:padding-left="0.075in" fo:padding-bottom="0in" fo:padding-right="0.075in"/>
    </style:style>
    <style:style style:name="P31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75" style:family="table-cell">
      <style:table-cell-properties fo:border="0.0069in solid #000000" style:writing-mode="lr-tb" fo:padding-top="0in" fo:padding-left="0.075in" fo:padding-bottom="0in" fo:padding-right="0.075in"/>
    </style:style>
    <style:style style:name="P31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77" style:family="table-row">
      <style:table-row-properties style:min-row-height="0.2083in" style:use-optimal-row-height="false"/>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0" style:family="table-cell">
      <style:table-cell-properties fo:border="0.0069in solid #000000" style:writing-mode="lr-tb" style:vertical-align="middle" fo:padding-top="0in" fo:padding-left="0.075in" fo:padding-bottom="0in" fo:padding-right="0.075in"/>
    </style:style>
    <style:style style:name="P31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2" style:family="table-cell">
      <style:table-cell-properties fo:border="0.0069in solid #000000" style:writing-mode="lr-tb" style:vertical-align="middle" fo:padding-top="0in" fo:padding-left="0.075in" fo:padding-bottom="0in" fo:padding-right="0.075in"/>
    </style:style>
    <style:style style:name="P31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4" style:family="table-cell">
      <style:table-cell-properties fo:border="0.0069in solid #000000" style:writing-mode="lr-tb" fo:padding-top="0in" fo:padding-left="0.075in" fo:padding-bottom="0in" fo:padding-right="0.075in"/>
    </style:style>
    <style:style style:name="P31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88" style:family="table-row">
      <style:table-row-properties style:min-row-height="0.2083in" style:use-optimal-row-height="false"/>
    </style:style>
    <style:style style:name="TableCell3189" style:family="table-cell">
      <style:table-cell-properties fo:border="0.0069in solid #000000" style:writing-mode="lr-tb" style:vertical-align="middle" fo:padding-top="0in" fo:padding-left="0.075in" fo:padding-bottom="0in" fo:padding-right="0.075in"/>
    </style:style>
    <style:style style:name="P31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1" style:family="table-cell">
      <style:table-cell-properties fo:border="0.0069in solid #000000" style:writing-mode="lr-tb" style:vertical-align="middle" fo:padding-top="0in" fo:padding-left="0.075in" fo:padding-bottom="0in" fo:padding-right="0.075in"/>
    </style:style>
    <style:style style:name="P31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5" style:family="table-cell">
      <style:table-cell-properties fo:border="0.0069in solid #000000" style:writing-mode="lr-tb" fo:padding-top="0in" fo:padding-left="0.075in" fo:padding-bottom="0in" fo:padding-right="0.075in"/>
    </style:style>
    <style:style style:name="P31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199" style:family="table-row">
      <style:table-row-properties style:min-row-height="0.2083in" style:use-optimal-row-height="false"/>
    </style:style>
    <style:style style:name="TableCell3200" style:family="table-cell">
      <style:table-cell-properties fo:border="0.0069in solid #000000" style:writing-mode="lr-tb" style:vertical-align="middle" fo:padding-top="0in" fo:padding-left="0.075in" fo:padding-bottom="0in" fo:padding-right="0.075in"/>
    </style:style>
    <style:style style:name="P32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2" style:family="table-cell">
      <style:table-cell-properties fo:border="0.0069in solid #000000" style:writing-mode="lr-tb" style:vertical-align="middle" fo:padding-top="0in" fo:padding-left="0.075in" fo:padding-bottom="0in" fo:padding-right="0.075in"/>
    </style:style>
    <style:style style:name="P32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4" style:family="table-cell">
      <style:table-cell-properties fo:border="0.0069in solid #000000" style:writing-mode="lr-tb" style:vertical-align="middle" fo:padding-top="0in" fo:padding-left="0.075in" fo:padding-bottom="0in" fo:padding-right="0.075in"/>
    </style:style>
    <style:style style:name="P32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10" style:family="table-row">
      <style:table-row-properties style:min-row-height="0.2083in" style:use-optimal-row-height="false"/>
    </style:style>
    <style:style style:name="TableCell3211" style:family="table-cell">
      <style:table-cell-properties fo:border="0.0069in solid #000000" style:writing-mode="lr-tb" style:vertical-align="middle" fo:padding-top="0in" fo:padding-left="0.075in" fo:padding-bottom="0in" fo:padding-right="0.075in"/>
    </style:style>
    <style:style style:name="P32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3" style:family="table-cell">
      <style:table-cell-properties fo:border="0.0069in solid #000000" style:writing-mode="lr-tb" style:vertical-align="middle" fo:padding-top="0in" fo:padding-left="0.075in" fo:padding-bottom="0in" fo:padding-right="0.075in"/>
    </style:style>
    <style:style style:name="P32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5" style:family="table-cell">
      <style:table-cell-properties fo:border="0.0069in solid #000000" style:writing-mode="lr-tb" style:vertical-align="middle" fo:padding-top="0in" fo:padding-left="0.075in" fo:padding-bottom="0in" fo:padding-right="0.075in"/>
    </style:style>
    <style:style style:name="P32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7" style:family="table-cell">
      <style:table-cell-properties fo:border="0.0069in solid #000000" style:writing-mode="lr-tb" fo:padding-top="0in" fo:padding-left="0.075in" fo:padding-bottom="0in" fo:padding-right="0.075in"/>
    </style:style>
    <style:style style:name="P32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21" style:family="table-row">
      <style:table-row-properties style:min-row-height="0.2083in" style:use-optimal-row-height="false"/>
    </style:style>
    <style:style style:name="TableCell3222" style:family="table-cell">
      <style:table-cell-properties fo:border="0.0069in solid #000000" style:writing-mode="lr-tb" style:vertical-align="middle" fo:padding-top="0in" fo:padding-left="0.075in" fo:padding-bottom="0in" fo:padding-right="0.075in"/>
    </style:style>
    <style:style style:name="P32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6" style:family="table-cell">
      <style:table-cell-properties fo:border="0.0069in solid #000000" style:writing-mode="lr-tb" style:vertical-align="middle" fo:padding-top="0in" fo:padding-left="0.075in" fo:padding-bottom="0in" fo:padding-right="0.075in"/>
    </style:style>
    <style:style style:name="P32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28" style:family="table-cell">
      <style:table-cell-properties fo:border="0.0069in solid #000000" style:writing-mode="lr-tb" fo:padding-top="0in" fo:padding-left="0.075in" fo:padding-bottom="0in" fo:padding-right="0.075in"/>
    </style:style>
    <style:style style:name="P32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0" style:family="table-cell">
      <style:table-cell-properties fo:border="0.0069in solid #000000" style:writing-mode="lr-tb" fo:padding-top="0in" fo:padding-left="0.075in" fo:padding-bottom="0in" fo:padding-right="0.075in"/>
    </style:style>
    <style:style style:name="P32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32" style:family="table-row">
      <style:table-row-properties style:min-row-height="0.2083in" style:use-optimal-row-height="false"/>
    </style:style>
    <style:style style:name="TableCell3233" style:family="table-cell">
      <style:table-cell-properties fo:border="0.0069in solid #000000" style:writing-mode="lr-tb" style:vertical-align="middle" fo:padding-top="0in" fo:padding-left="0.075in" fo:padding-bottom="0in" fo:padding-right="0.075in"/>
    </style:style>
    <style:style style:name="P32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5" style:family="table-cell">
      <style:table-cell-properties fo:border="0.0069in solid #000000" style:writing-mode="lr-tb" style:vertical-align="middle" fo:padding-top="0in" fo:padding-left="0.075in" fo:padding-bottom="0in" fo:padding-right="0.075in"/>
    </style:style>
    <style:style style:name="P32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7" style:family="table-cell">
      <style:table-cell-properties fo:border="0.0069in solid #000000" style:writing-mode="lr-tb" style:vertical-align="middle" fo:padding-top="0in" fo:padding-left="0.075in" fo:padding-bottom="0in" fo:padding-right="0.075in"/>
    </style:style>
    <style:style style:name="P32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1" style:family="table-cell">
      <style:table-cell-properties fo:border="0.0069in solid #000000" style:writing-mode="lr-tb" fo:padding-top="0in" fo:padding-left="0.075in" fo:padding-bottom="0in" fo:padding-right="0.075in"/>
    </style:style>
    <style:style style:name="P32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43" style:family="table-row">
      <style:table-row-properties style:min-row-height="0.2083in" style:use-optimal-row-height="false"/>
    </style:style>
    <style:style style:name="TableCell3244" style:family="table-cell">
      <style:table-cell-properties fo:border="0.0069in solid #000000" style:writing-mode="lr-tb" style:vertical-align="middle" fo:padding-top="0in" fo:padding-left="0.075in" fo:padding-bottom="0in" fo:padding-right="0.075in"/>
    </style:style>
    <style:style style:name="P32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6" style:family="table-cell">
      <style:table-cell-properties fo:border="0.0069in solid #000000" style:writing-mode="lr-tb" style:vertical-align="middle" fo:padding-top="0in" fo:padding-left="0.075in" fo:padding-bottom="0in" fo:padding-right="0.075in"/>
    </style:style>
    <style:style style:name="P32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48" style:family="table-cell">
      <style:table-cell-properties fo:border="0.0069in solid #000000" style:writing-mode="lr-tb" style:vertical-align="middle" fo:padding-top="0in" fo:padding-left="0.075in" fo:padding-bottom="0in" fo:padding-right="0.075in"/>
    </style:style>
    <style:style style:name="P32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0" style:family="table-cell">
      <style:table-cell-properties fo:border="0.0069in solid #000000" style:writing-mode="lr-tb" fo:padding-top="0in" fo:padding-left="0.075in" fo:padding-bottom="0in" fo:padding-right="0.075in"/>
    </style:style>
    <style:style style:name="P32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2" style:family="table-cell">
      <style:table-cell-properties fo:border="0.0069in solid #000000" style:writing-mode="lr-tb" fo:padding-top="0in" fo:padding-left="0.075in" fo:padding-bottom="0in" fo:padding-right="0.075in"/>
    </style:style>
    <style:style style:name="P32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54" style:family="table-row">
      <style:table-row-properties style:min-row-height="0.2083in" style:use-optimal-row-height="false"/>
    </style:style>
    <style:style style:name="TableCell3255" style:family="table-cell">
      <style:table-cell-properties fo:border="0.0069in solid #000000" style:writing-mode="lr-tb" style:vertical-align="middle" fo:padding-top="0in" fo:padding-left="0.075in" fo:padding-bottom="0in" fo:padding-right="0.075in"/>
    </style:style>
    <style:style style:name="P32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7" style:family="table-cell">
      <style:table-cell-properties fo:border="0.0069in solid #000000" style:writing-mode="lr-tb" style:vertical-align="middle" fo:padding-top="0in" fo:padding-left="0.075in" fo:padding-bottom="0in" fo:padding-right="0.075in"/>
    </style:style>
    <style:style style:name="P32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59" style:family="table-cell">
      <style:table-cell-properties fo:border="0.0069in solid #000000" style:writing-mode="lr-tb" style:vertical-align="middle" fo:padding-top="0in" fo:padding-left="0.075in" fo:padding-bottom="0in" fo:padding-right="0.075in"/>
    </style:style>
    <style:style style:name="P32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3" style:family="table-cell">
      <style:table-cell-properties fo:border="0.0069in solid #000000" style:writing-mode="lr-tb" fo:padding-top="0in" fo:padding-left="0.075in" fo:padding-bottom="0in" fo:padding-right="0.075in"/>
    </style:style>
    <style:style style:name="P32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265" style:family="table-row">
      <style:table-row-properties style:min-row-height="0.2083in" style:use-optimal-row-height="false"/>
    </style:style>
    <style:style style:name="TableCell3266" style:family="table-cell">
      <style:table-cell-properties fo:border="0.0069in solid #000000" style:writing-mode="lr-tb" style:vertical-align="middle" fo:padding-top="0in" fo:padding-left="0.075in" fo:padding-bottom="0in" fo:padding-right="0.075in"/>
    </style:style>
    <style:style style:name="P32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68" style:family="table-cell">
      <style:table-cell-properties fo:border="0.0069in solid #000000" style:writing-mode="lr-tb" style:vertical-align="middle" fo:padding-top="0in" fo:padding-left="0.075in" fo:padding-bottom="0in" fo:padding-right="0.075in"/>
    </style:style>
    <style:style style:name="P32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2" style:family="table-cell">
      <style:table-cell-properties fo:border="0.0069in solid #000000" style:writing-mode="lr-tb" fo:padding-top="0in" fo:padding-left="0.075in" fo:padding-bottom="0in" fo:padding-right="0.075in"/>
    </style:style>
    <style:style style:name="P32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274" style:family="table-cell">
      <style:table-cell-properties fo:border="0.0069in solid #000000" style:writing-mode="lr-tb" fo:padding-top="0in" fo:padding-left="0.075in" fo:padding-bottom="0in" fo:padding-right="0.075in"/>
    </style:style>
    <style:style style:name="P3275" style:parent-style-name="Normal" style:family="paragraph">
      <style:paragraph-properties fo:margin-bottom="0in" fo:line-height="100%"/>
      <style:text-properties style:font-name="Arial Narrow" style:font-name-asian="Lucida Sans Unicode" style:font-name-complex="Arial" style:font-size-complex="10pt"/>
    </style:style>
    <style:style style:name="T3276" style:parent-style-name="Standardskriftforavsnitt" style:family="text">
      <style:text-properties style:font-name="Lucida Sans Unicode" style:font-name-complex="Arial" fo:font-size="9pt" style:font-size-asian="9pt" style:font-size-complex="9pt" fo:background-color="#C0C0C0"/>
    </style:style>
    <style:style style:name="P3277" style:parent-style-name="Normal" style:family="paragraph">
      <style:text-properties style:font-name="Lucida Sans Unicode" style:font-name-complex="Arial" fo:font-size="9pt" style:font-size-asian="9pt" style:font-size-complex="9pt" fo:background-color="#C0C0C0"/>
    </style:style>
    <style:style style:name="P3278" style:parent-style-name="Normal" style:family="paragraph">
      <style:text-properties style:font-name-complex="Arial" style:font-size-complex="10pt" fo:background-color="#C0C0C0"/>
    </style:style>
    <style:style style:name="P3279" style:parent-style-name="Listeavsnitt" style:family="paragraph">
      <style:text-properties style:font-name-complex="Arial" style:font-size-complex="10pt" fo:background-color="#C0C0C0"/>
    </style:style>
    <style:style style:name="P3280" style:parent-style-name="Listeavsnitt" style:family="paragraph">
      <style:text-properties style:font-name-complex="Arial" style:font-size-complex="10pt" fo:background-color="#C0C0C0"/>
    </style:style>
    <style:style style:name="P3281" style:parent-style-name="Listeavsnitt" style:family="paragraph">
      <style:text-properties style:font-name-complex="Arial" style:font-size-complex="10pt" fo:background-color="#C0C0C0"/>
    </style:style>
    <style:style style:name="P3282" style:parent-style-name="Listeavsnitt" style:family="paragraph">
      <style:text-properties style:font-name-complex="Arial" style:font-size-complex="10pt" fo:background-color="#C0C0C0"/>
    </style:style>
    <style:style style:name="T3283" style:parent-style-name="Standardskriftforavsnitt" style:family="text">
      <style:text-properties style:font-name-complex="Arial" style:font-size-complex="10pt" fo:background-color="#C0C0C0"/>
    </style:style>
    <style:style style:name="TableColumn3285" style:family="table-column">
      <style:table-column-properties style:column-width="1.4736in" style:use-optimal-column-width="false"/>
    </style:style>
    <style:style style:name="TableColumn3286" style:family="table-column">
      <style:table-column-properties style:column-width="1.0826in" style:use-optimal-column-width="false"/>
    </style:style>
    <style:style style:name="TableColumn3287" style:family="table-column">
      <style:table-column-properties style:column-width="0.6888in" style:use-optimal-column-width="false"/>
    </style:style>
    <style:style style:name="TableColumn3288" style:family="table-column">
      <style:table-column-properties style:column-width="0.9847in" style:use-optimal-column-width="false"/>
    </style:style>
    <style:style style:name="TableColumn3289" style:family="table-column">
      <style:table-column-properties style:column-width="2.0666in" style:use-optimal-column-width="false"/>
    </style:style>
    <style:style style:name="Table3284" style:family="table">
      <style:table-properties style:width="6.2965in" fo:margin-left="0in" table:align="left"/>
    </style:style>
    <style:style style:name="TableRow3290" style:family="table-row">
      <style:table-row-properties style:min-row-height="0.2083in" style:use-optimal-row-height="false"/>
    </style:style>
    <style:style style:name="TableCell3291" style:family="table-cell">
      <style:table-cell-properties fo:border="0.0069in solid #000000" style:writing-mode="lr-tb" fo:padding-top="0in" fo:padding-left="0.075in" fo:padding-bottom="0in" fo:padding-right="0.075in"/>
    </style:style>
    <style:style style:name="P3292" style:parent-style-name="Normal" style:family="paragraph">
      <style:text-properties style:font-name-asian="Lucida Sans Unicode" style:font-name-complex="Calibri Light" fo:font-weight="bold" style:font-weight-asian="bold" style:font-weight-complex="bold" style:font-size-complex="10pt"/>
    </style:style>
    <style:style style:name="TableCell3293" style:family="table-cell">
      <style:table-cell-properties fo:border="0.0069in solid #000000" style:writing-mode="lr-tb" fo:padding-top="0in" fo:padding-left="0.075in" fo:padding-bottom="0in" fo:padding-right="0.075in"/>
    </style:style>
    <style:style style:name="P3294" style:parent-style-name="Normal" style:family="paragraph">
      <style:text-properties style:font-name-asian="Lucida Sans Unicode" style:font-name-complex="Calibri Light" fo:font-weight="bold" style:font-weight-asian="bold" style:font-weight-complex="bold" style:font-size-complex="10pt"/>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text-properties style:font-name-asian="Lucida Sans Unicode" style:font-name-complex="Calibri Light" fo:font-weight="bold" style:font-weight-asian="bold" style:font-weight-complex="bold" style:font-size-complex="10pt"/>
    </style:style>
    <style:style style:name="TableCell3297" style:family="table-cell">
      <style:table-cell-properties fo:border="0.0069in solid #000000" style:writing-mode="lr-tb" fo:padding-top="0in" fo:padding-left="0.075in" fo:padding-bottom="0in" fo:padding-right="0.075in"/>
    </style:style>
    <style:style style:name="P3298" style:parent-style-name="Normal" style:family="paragraph">
      <style:text-properties style:font-name-asian="Lucida Sans Unicode" style:font-name-complex="Calibri Light" fo:font-weight="bold" style:font-weight-asian="bold" style:font-weight-complex="bold" style:font-size-complex="10pt"/>
    </style:style>
    <style:style style:name="TableCell3299" style:family="table-cell">
      <style:table-cell-properties fo:border="0.0069in solid #000000" style:writing-mode="lr-tb" fo:padding-top="0in" fo:padding-left="0.075in" fo:padding-bottom="0in" fo:padding-right="0.075in"/>
    </style:style>
    <style:style style:name="T3300"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3301" style:family="table-row">
      <style:table-row-properties style:min-row-height="0.2083in" style:use-optimal-row-height="false"/>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08" style:family="table-cell">
      <style:table-cell-properties fo:border="0.0069in solid #000000" style:writing-mode="lr-tb" style:vertical-align="middle" fo:padding-top="0in" fo:padding-left="0.075in" fo:padding-bottom="0in" fo:padding-right="0.075in"/>
    </style:style>
    <style:style style:name="P33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0" style:family="table-cell">
      <style:table-cell-properties fo:border="0.0069in solid #000000" style:writing-mode="lr-tb" style:vertical-align="middle" fo:padding-top="0in" fo:padding-left="0.075in" fo:padding-bottom="0in" fo:padding-right="0.075in"/>
    </style:style>
    <style:style style:name="P33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12" style:family="table-row">
      <style:table-row-properties style:min-row-height="0.2083in" style:use-optimal-row-height="false"/>
    </style:style>
    <style:style style:name="TableCell3313" style:family="table-cell">
      <style:table-cell-properties fo:border="0.0069in solid #000000" style:writing-mode="lr-tb" style:vertical-align="middle" fo:padding-top="0in" fo:padding-left="0.075in" fo:padding-bottom="0in" fo:padding-right="0.075in"/>
    </style:style>
    <style:style style:name="P33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7" style:family="table-cell">
      <style:table-cell-properties fo:border="0.0069in solid #000000" style:writing-mode="lr-tb" style:vertical-align="middle" fo:padding-top="0in" fo:padding-left="0.075in" fo:padding-bottom="0in" fo:padding-right="0.075in"/>
    </style:style>
    <style:style style:name="P33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19" style:family="table-cell">
      <style:table-cell-properties fo:border="0.0069in solid #000000" style:writing-mode="lr-tb" fo:padding-top="0in" fo:padding-left="0.075in" fo:padding-bottom="0in" fo:padding-right="0.075in"/>
    </style:style>
    <style:style style:name="P33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21" style:family="table-cell">
      <style:table-cell-properties fo:border="0.0069in solid #000000" style:writing-mode="lr-tb" fo:padding-top="0in" fo:padding-left="0.075in" fo:padding-bottom="0in" fo:padding-right="0.075in"/>
    </style:style>
    <style:style style:name="P3322" style:parent-style-name="Normal" style:family="paragraph">
      <style:paragraph-properties fo:margin-bottom="0in" fo:line-height="100%"/>
      <style:text-properties style:font-name="Arial Narrow" style:font-name-asian="Lucida Sans Unicode" style:font-name-complex="Arial" style:font-size-complex="10pt"/>
    </style:style>
    <style:style style:name="T3323" style:parent-style-name="Standardskriftforavsnitt" style:family="text">
      <style:text-properties style:font-name="Lucida Sans Unicode" style:font-name-complex="Arial" fo:font-size="9pt" style:font-size-asian="9pt" style:font-size-complex="9pt" fo:background-color="#C0C0C0"/>
    </style:style>
    <style:style style:name="P3324" style:parent-style-name="Normal" style:family="paragraph">
      <style:text-properties style:font-name-asian="MS Gothic"/>
    </style:style>
    <style:style style:name="P3325" style:parent-style-name="Normal" style:family="paragraph">
      <style:text-properties style:font-name="Lucida Sans Unicode" style:font-name-complex="Arial" fo:font-size="9pt" style:font-size-asian="9pt" style:font-size-complex="9pt" fo:background-color="#C0C0C0"/>
    </style:style>
    <style:style style:name="P3326" style:parent-style-name="Normal" style:family="paragraph">
      <style:text-properties style:font-name="Lucida Sans Unicode" style:font-name-complex="Arial" fo:font-size="9pt" style:font-size-asian="9pt" style:font-size-complex="9pt" fo:background-color="#C0C0C0"/>
    </style:style>
    <style:style style:name="P3327" style:parent-style-name="Normal" style:family="paragraph">
      <style:text-properties style:font-name="Lucida Sans Unicode" style:font-name-complex="Arial" fo:font-size="9pt" style:font-size-asian="9pt" style:font-size-complex="9pt" fo:background-color="#C0C0C0"/>
    </style:style>
    <style:style style:name="P3328" style:parent-style-name="Normal" style:family="paragraph">
      <style:text-properties style:font-name="Lucida Sans Unicode" style:font-name-asian="Lucida Sans Unicode" style:font-name-complex="Arial" style:font-size-complex="10pt" fo:background-color="#B3CAC7"/>
    </style:style>
    <style:style style:name="P3329" style:parent-style-name="Normal" style:family="paragraph">
      <style:text-properties style:font-name="Lucida Sans Unicode" style:font-name-asian="Lucida Sans Unicode" style:font-name-complex="Arial" style:font-size-complex="10pt" fo:background-color="#B3CAC7"/>
    </style:style>
    <style:style style:name="P3330" style:parent-style-name="Normal" style:family="paragraph">
      <style:paragraph-properties fo:break-before="page" fo:margin-bottom="0.1111in" fo:line-height="106%"/>
    </style:style>
    <style:style style:name="P3331" style:parent-style-name="Normal" style:family="paragraph">
      <style:text-properties style:font-name="Lucida Sans Unicode" style:font-name-asian="Lucida Sans Unicode" style:font-name-complex="Arial"/>
    </style:style>
    <style:style style:name="TableColumn3333" style:family="table-column">
      <style:table-column-properties style:column-width="0.8826in" style:use-optimal-column-width="false"/>
    </style:style>
    <style:style style:name="TableColumn3334" style:family="table-column">
      <style:table-column-properties style:column-width="1.7722in" style:use-optimal-column-width="false"/>
    </style:style>
    <style:style style:name="TableColumn3335" style:family="table-column">
      <style:table-column-properties style:column-width="0.984in" style:use-optimal-column-width="false"/>
    </style:style>
    <style:style style:name="TableColumn3336" style:family="table-column">
      <style:table-column-properties style:column-width="1.2798in" style:use-optimal-column-width="false"/>
    </style:style>
    <style:style style:name="TableColumn3337" style:family="table-column">
      <style:table-column-properties style:column-width="1.3777in" style:use-optimal-column-width="false"/>
    </style:style>
    <style:style style:name="Table3332" style:family="table">
      <style:table-properties style:width="6.2965in" fo:margin-left="0in" table:align="left"/>
    </style:style>
    <style:style style:name="TableRow3338" style:family="table-row">
      <style:table-row-properties style:min-row-height="0.2083in" style:use-optimal-row-height="false"/>
    </style:style>
    <style:style style:name="TableCell3339" style:family="table-cell">
      <style:table-cell-properties fo:border="0.0069in solid #000000" style:writing-mode="lr-tb" fo:padding-top="0in" fo:padding-left="0.075in" fo:padding-bottom="0in" fo:padding-right="0.075in"/>
    </style:style>
    <style:style style:name="P3340" style:parent-style-name="Normal" style:family="paragraph">
      <style:text-properties style:font-name-asian="Lucida Sans Unicode" style:font-name-complex="Calibri Light" fo:font-weight="bold" style:font-weight-asian="bold" style:font-weight-complex="bold" style:font-size-complex="10pt"/>
    </style:style>
    <style:style style:name="TableCell3341" style:family="table-cell">
      <style:table-cell-properties fo:border="0.0069in solid #000000" style:writing-mode="lr-tb" fo:padding-top="0in" fo:padding-left="0.075in" fo:padding-bottom="0in" fo:padding-right="0.075in"/>
    </style:style>
    <style:style style:name="P3342" style:parent-style-name="Normal" style:family="paragraph">
      <style:text-properties style:font-name-asian="Lucida Sans Unicode" style:font-name-complex="Calibri Light" fo:font-weight="bold" style:font-weight-asian="bold" style:font-weight-complex="bold" style:font-size-complex="10pt"/>
    </style:style>
    <style:style style:name="TableCell3343" style:family="table-cell">
      <style:table-cell-properties fo:border="0.0069in solid #000000" style:writing-mode="lr-tb" fo:padding-top="0in" fo:padding-left="0.075in" fo:padding-bottom="0in" fo:padding-right="0.075in"/>
    </style:style>
    <style:style style:name="P3344" style:parent-style-name="Normal" style:family="paragraph">
      <style:text-properties style:font-name-asian="Lucida Sans Unicode" style:font-name-complex="Calibri Light" fo:font-weight="bold" style:font-weight-asian="bold" style:font-weight-complex="bold" style:font-size-complex="10pt"/>
    </style:style>
    <style:style style:name="TableCell3345" style:family="table-cell">
      <style:table-cell-properties fo:border="0.0069in solid #000000" style:writing-mode="lr-tb" fo:padding-top="0in" fo:padding-left="0.075in" fo:padding-bottom="0in" fo:padding-right="0.075in"/>
    </style:style>
    <style:style style:name="P3346" style:parent-style-name="Normal" style:family="paragraph">
      <style:text-properties style:font-name-asian="Lucida Sans Unicode" style:font-name-complex="Calibri Light" fo:font-weight="bold" style:font-weight-asian="bold" style:font-weight-complex="bold" style:font-size-complex="10pt"/>
    </style:style>
    <style:style style:name="TableCell3347" style:family="table-cell">
      <style:table-cell-properties fo:border="0.0069in solid #000000" style:writing-mode="lr-tb" fo:padding-top="0in" fo:padding-left="0.075in" fo:padding-bottom="0in" fo:padding-right="0.075in"/>
    </style:style>
    <style:style style:name="T3348" style:parent-style-name="Standardskriftforavsnitt" style:family="text">
      <style:text-properties style:font-name-asian="Lucida Sans Unicode" style:font-name-complex="Calibri Light" fo:font-weight="bold" style:font-weight-asian="bold" style:font-weight-complex="bold" style:font-size-complex="10pt"/>
    </style:style>
    <style:style style:name="TableRow3349" style:family="table-row">
      <style:table-row-properties style:min-row-height="0.2083in" style:use-optimal-row-height="false"/>
    </style:style>
    <style:style style:name="TableCell3350" style:family="table-cell">
      <style:table-cell-properties fo:border="0.0069in solid #000000" style:writing-mode="lr-tb" style:vertical-align="middle" fo:padding-top="0in" fo:padding-left="0.075in" fo:padding-bottom="0in" fo:padding-right="0.075in"/>
    </style:style>
    <style:style style:name="P33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2" style:family="table-cell">
      <style:table-cell-properties fo:border="0.0069in solid #000000" style:writing-mode="lr-tb" style:vertical-align="middle" fo:padding-top="0in" fo:padding-left="0.075in" fo:padding-bottom="0in" fo:padding-right="0.075in"/>
    </style:style>
    <style:style style:name="P33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4" style:family="table-cell">
      <style:table-cell-properties fo:border="0.0069in solid #000000" style:writing-mode="lr-tb" style:vertical-align="middle" fo:padding-top="0in" fo:padding-left="0.075in" fo:padding-bottom="0in" fo:padding-right="0.075in"/>
    </style:style>
    <style:style style:name="P33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6" style:family="table-cell">
      <style:table-cell-properties fo:border="0.0069in solid #000000" style:writing-mode="lr-tb" fo:padding-top="0in" fo:padding-left="0.075in" fo:padding-bottom="0in" fo:padding-right="0.075in"/>
    </style:style>
    <style:style style:name="P33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58" style:family="table-cell">
      <style:table-cell-properties fo:border="0.0069in solid #000000" style:writing-mode="lr-tb" fo:padding-top="0in" fo:padding-left="0.075in" fo:padding-bottom="0in" fo:padding-right="0.075in"/>
    </style:style>
    <style:style style:name="P335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60" style:family="table-row">
      <style:table-row-properties style:min-row-height="0.2083in" style:use-optimal-row-height="false"/>
    </style:style>
    <style:style style:name="TableCell3361" style:family="table-cell">
      <style:table-cell-properties fo:border="0.0069in solid #000000" style:writing-mode="lr-tb" style:vertical-align="middle" fo:padding-top="0in" fo:padding-left="0.075in" fo:padding-bottom="0in" fo:padding-right="0.075in"/>
    </style:style>
    <style:style style:name="P33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63" style:family="table-cell">
      <style:table-cell-properties fo:border="0.0069in solid #000000" style:writing-mode="lr-tb" style:vertical-align="middle" fo:padding-top="0in" fo:padding-left="0.075in" fo:padding-bottom="0in" fo:padding-right="0.075in"/>
    </style:style>
    <style:style style:name="P33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65" style:family="table-cell">
      <style:table-cell-properties fo:border="0.0069in solid #000000" style:writing-mode="lr-tb" style:vertical-align="middle" fo:padding-top="0in" fo:padding-left="0.075in" fo:padding-bottom="0in" fo:padding-right="0.075in"/>
    </style:style>
    <style:style style:name="P33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67" style:family="table-cell">
      <style:table-cell-properties fo:border="0.0069in solid #000000" style:writing-mode="lr-tb" fo:padding-top="0in" fo:padding-left="0.075in" fo:padding-bottom="0in" fo:padding-right="0.075in"/>
    </style:style>
    <style:style style:name="P33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69" style:family="table-cell">
      <style:table-cell-properties fo:border="0.0069in solid #000000" style:writing-mode="lr-tb" fo:padding-top="0in" fo:padding-left="0.075in" fo:padding-bottom="0in" fo:padding-right="0.075in"/>
    </style:style>
    <style:style style:name="P337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71" style:family="table-row">
      <style:table-row-properties style:min-row-height="0.2083in" style:use-optimal-row-height="false"/>
    </style:style>
    <style:style style:name="TableCell3372" style:family="table-cell">
      <style:table-cell-properties fo:border="0.0069in solid #000000" style:writing-mode="lr-tb" style:vertical-align="middle" fo:padding-top="0in" fo:padding-left="0.075in" fo:padding-bottom="0in" fo:padding-right="0.075in"/>
    </style:style>
    <style:style style:name="P33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74" style:family="table-cell">
      <style:table-cell-properties fo:border="0.0069in solid #000000" style:writing-mode="lr-tb" style:vertical-align="middle" fo:padding-top="0in" fo:padding-left="0.075in" fo:padding-bottom="0in" fo:padding-right="0.075in"/>
    </style:style>
    <style:style style:name="P33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76" style:family="table-cell">
      <style:table-cell-properties fo:border="0.0069in solid #000000" style:writing-mode="lr-tb" style:vertical-align="middle" fo:padding-top="0in" fo:padding-left="0.075in" fo:padding-bottom="0in" fo:padding-right="0.075in"/>
    </style:style>
    <style:style style:name="P33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78" style:family="table-cell">
      <style:table-cell-properties fo:border="0.0069in solid #000000" style:writing-mode="lr-tb" fo:padding-top="0in" fo:padding-left="0.075in" fo:padding-bottom="0in" fo:padding-right="0.075in"/>
    </style:style>
    <style:style style:name="P33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0" style:family="table-cell">
      <style:table-cell-properties fo:border="0.0069in solid #000000" style:writing-mode="lr-tb" fo:padding-top="0in" fo:padding-left="0.075in" fo:padding-bottom="0in" fo:padding-right="0.075in"/>
    </style:style>
    <style:style style:name="P338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82" style:family="table-row">
      <style:table-row-properties style:min-row-height="0.2083in" style:use-optimal-row-height="false"/>
    </style:style>
    <style:style style:name="TableCell3383" style:family="table-cell">
      <style:table-cell-properties fo:border="0.0069in solid #000000" style:writing-mode="lr-tb" style:vertical-align="middle" fo:padding-top="0in" fo:padding-left="0.075in" fo:padding-bottom="0in" fo:padding-right="0.075in"/>
    </style:style>
    <style:style style:name="P33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5" style:family="table-cell">
      <style:table-cell-properties fo:border="0.0069in solid #000000" style:writing-mode="lr-tb" style:vertical-align="middle" fo:padding-top="0in" fo:padding-left="0.075in" fo:padding-bottom="0in" fo:padding-right="0.075in"/>
    </style:style>
    <style:style style:name="P33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7" style:family="table-cell">
      <style:table-cell-properties fo:border="0.0069in solid #000000" style:writing-mode="lr-tb" style:vertical-align="middle" fo:padding-top="0in" fo:padding-left="0.075in" fo:padding-bottom="0in" fo:padding-right="0.075in"/>
    </style:style>
    <style:style style:name="P33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89" style:family="table-cell">
      <style:table-cell-properties fo:border="0.0069in solid #000000" style:writing-mode="lr-tb" fo:padding-top="0in" fo:padding-left="0.075in" fo:padding-bottom="0in" fo:padding-right="0.075in"/>
    </style:style>
    <style:style style:name="P339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1" style:family="table-cell">
      <style:table-cell-properties fo:border="0.0069in solid #000000" style:writing-mode="lr-tb" fo:padding-top="0in" fo:padding-left="0.075in" fo:padding-bottom="0in" fo:padding-right="0.075in"/>
    </style:style>
    <style:style style:name="P339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393" style:family="table-row">
      <style:table-row-properties style:min-row-height="0.2083in" style:use-optimal-row-height="false"/>
    </style:style>
    <style:style style:name="TableCell3394" style:family="table-cell">
      <style:table-cell-properties fo:border="0.0069in solid #000000" style:writing-mode="lr-tb" style:vertical-align="middle" fo:padding-top="0in" fo:padding-left="0.075in" fo:padding-bottom="0in" fo:padding-right="0.075in"/>
    </style:style>
    <style:style style:name="P339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6" style:family="table-cell">
      <style:table-cell-properties fo:border="0.0069in solid #000000" style:writing-mode="lr-tb" style:vertical-align="middle" fo:padding-top="0in" fo:padding-left="0.075in" fo:padding-bottom="0in" fo:padding-right="0.075in"/>
    </style:style>
    <style:style style:name="P339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398" style:family="table-cell">
      <style:table-cell-properties fo:border="0.0069in solid #000000" style:writing-mode="lr-tb" style:vertical-align="middle" fo:padding-top="0in" fo:padding-left="0.075in" fo:padding-bottom="0in" fo:padding-right="0.075in"/>
    </style:style>
    <style:style style:name="P339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0" style:family="table-cell">
      <style:table-cell-properties fo:border="0.0069in solid #000000" style:writing-mode="lr-tb" fo:padding-top="0in" fo:padding-left="0.075in" fo:padding-bottom="0in" fo:padding-right="0.075in"/>
    </style:style>
    <style:style style:name="P340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2" style:family="table-cell">
      <style:table-cell-properties fo:border="0.0069in solid #000000" style:writing-mode="lr-tb" fo:padding-top="0in" fo:padding-left="0.075in" fo:padding-bottom="0in" fo:padding-right="0.075in"/>
    </style:style>
    <style:style style:name="P340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04" style:family="table-row">
      <style:table-row-properties style:min-row-height="0.2083in" style:use-optimal-row-height="false"/>
    </style:style>
    <style:style style:name="TableCell3405" style:family="table-cell">
      <style:table-cell-properties fo:border="0.0069in solid #000000" style:writing-mode="lr-tb" style:vertical-align="middle" fo:padding-top="0in" fo:padding-left="0.075in" fo:padding-bottom="0in" fo:padding-right="0.075in"/>
    </style:style>
    <style:style style:name="P340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7" style:family="table-cell">
      <style:table-cell-properties fo:border="0.0069in solid #000000" style:writing-mode="lr-tb" style:vertical-align="middle" fo:padding-top="0in" fo:padding-left="0.075in" fo:padding-bottom="0in" fo:padding-right="0.075in"/>
    </style:style>
    <style:style style:name="P340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09" style:family="table-cell">
      <style:table-cell-properties fo:border="0.0069in solid #000000" style:writing-mode="lr-tb" style:vertical-align="middle" fo:padding-top="0in" fo:padding-left="0.075in" fo:padding-bottom="0in" fo:padding-right="0.075in"/>
    </style:style>
    <style:style style:name="P341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11" style:family="table-cell">
      <style:table-cell-properties fo:border="0.0069in solid #000000" style:writing-mode="lr-tb" fo:padding-top="0in" fo:padding-left="0.075in" fo:padding-bottom="0in" fo:padding-right="0.075in"/>
    </style:style>
    <style:style style:name="P341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13" style:family="table-cell">
      <style:table-cell-properties fo:border="0.0069in solid #000000" style:writing-mode="lr-tb" fo:padding-top="0in" fo:padding-left="0.075in" fo:padding-bottom="0in" fo:padding-right="0.075in"/>
    </style:style>
    <style:style style:name="P341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15" style:family="table-row">
      <style:table-row-properties style:min-row-height="0.2083in" style:use-optimal-row-height="false"/>
    </style:style>
    <style:style style:name="TableCell3416" style:family="table-cell">
      <style:table-cell-properties fo:border="0.0069in solid #000000" style:writing-mode="lr-tb" style:vertical-align="middle" fo:padding-top="0in" fo:padding-left="0.075in" fo:padding-bottom="0in" fo:padding-right="0.075in"/>
    </style:style>
    <style:style style:name="P341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18" style:family="table-cell">
      <style:table-cell-properties fo:border="0.0069in solid #000000" style:writing-mode="lr-tb" style:vertical-align="middle" fo:padding-top="0in" fo:padding-left="0.075in" fo:padding-bottom="0in" fo:padding-right="0.075in"/>
    </style:style>
    <style:style style:name="P341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20" style:family="table-cell">
      <style:table-cell-properties fo:border="0.0069in solid #000000" style:writing-mode="lr-tb" style:vertical-align="middle" fo:padding-top="0in" fo:padding-left="0.075in" fo:padding-bottom="0in" fo:padding-right="0.075in"/>
    </style:style>
    <style:style style:name="P342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22" style:family="table-cell">
      <style:table-cell-properties fo:border="0.0069in solid #000000" style:writing-mode="lr-tb" fo:padding-top="0in" fo:padding-left="0.075in" fo:padding-bottom="0in" fo:padding-right="0.075in"/>
    </style:style>
    <style:style style:name="P342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24" style:family="table-cell">
      <style:table-cell-properties fo:border="0.0069in solid #000000" style:writing-mode="lr-tb" fo:padding-top="0in" fo:padding-left="0.075in" fo:padding-bottom="0in" fo:padding-right="0.075in"/>
    </style:style>
    <style:style style:name="P342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26" style:family="table-row">
      <style:table-row-properties style:min-row-height="0.2083in" style:use-optimal-row-height="false"/>
    </style:style>
    <style:style style:name="TableCell3427" style:family="table-cell">
      <style:table-cell-properties fo:border="0.0069in solid #000000" style:writing-mode="lr-tb" style:vertical-align="middle" fo:padding-top="0in" fo:padding-left="0.075in" fo:padding-bottom="0in" fo:padding-right="0.075in"/>
    </style:style>
    <style:style style:name="P342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29" style:family="table-cell">
      <style:table-cell-properties fo:border="0.0069in solid #000000" style:writing-mode="lr-tb" style:vertical-align="middle" fo:padding-top="0in" fo:padding-left="0.075in" fo:padding-bottom="0in" fo:padding-right="0.075in"/>
    </style:style>
    <style:style style:name="P343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31" style:family="table-cell">
      <style:table-cell-properties fo:border="0.0069in solid #000000" style:writing-mode="lr-tb" style:vertical-align="middle" fo:padding-top="0in" fo:padding-left="0.075in" fo:padding-bottom="0in" fo:padding-right="0.075in"/>
    </style:style>
    <style:style style:name="P343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33" style:family="table-cell">
      <style:table-cell-properties fo:border="0.0069in solid #000000" style:writing-mode="lr-tb" fo:padding-top="0in" fo:padding-left="0.075in" fo:padding-bottom="0in" fo:padding-right="0.075in"/>
    </style:style>
    <style:style style:name="P343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35" style:family="table-cell">
      <style:table-cell-properties fo:border="0.0069in solid #000000" style:writing-mode="lr-tb" fo:padding-top="0in" fo:padding-left="0.075in" fo:padding-bottom="0in" fo:padding-right="0.075in"/>
    </style:style>
    <style:style style:name="P343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37" style:family="table-row">
      <style:table-row-properties style:min-row-height="0.2083in" style:use-optimal-row-height="false"/>
    </style:style>
    <style:style style:name="TableCell3438" style:family="table-cell">
      <style:table-cell-properties fo:border="0.0069in solid #000000" style:writing-mode="lr-tb" style:vertical-align="middle" fo:padding-top="0in" fo:padding-left="0.075in" fo:padding-bottom="0in" fo:padding-right="0.075in"/>
    </style:style>
    <style:style style:name="P343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0" style:family="table-cell">
      <style:table-cell-properties fo:border="0.0069in solid #000000" style:writing-mode="lr-tb" style:vertical-align="middle" fo:padding-top="0in" fo:padding-left="0.075in" fo:padding-bottom="0in" fo:padding-right="0.075in"/>
    </style:style>
    <style:style style:name="P344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2" style:family="table-cell">
      <style:table-cell-properties fo:border="0.0069in solid #000000" style:writing-mode="lr-tb" style:vertical-align="middle" fo:padding-top="0in" fo:padding-left="0.075in" fo:padding-bottom="0in" fo:padding-right="0.075in"/>
    </style:style>
    <style:style style:name="P344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4" style:family="table-cell">
      <style:table-cell-properties fo:border="0.0069in solid #000000" style:writing-mode="lr-tb" fo:padding-top="0in" fo:padding-left="0.075in" fo:padding-bottom="0in" fo:padding-right="0.075in"/>
    </style:style>
    <style:style style:name="P344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46" style:family="table-cell">
      <style:table-cell-properties fo:border="0.0069in solid #000000" style:writing-mode="lr-tb" fo:padding-top="0in" fo:padding-left="0.075in" fo:padding-bottom="0in" fo:padding-right="0.075in"/>
    </style:style>
    <style:style style:name="P344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48" style:family="table-row">
      <style:table-row-properties style:min-row-height="0.2083in" style:use-optimal-row-height="false"/>
    </style:style>
    <style:style style:name="TableCell3449" style:family="table-cell">
      <style:table-cell-properties fo:border="0.0069in solid #000000" style:writing-mode="lr-tb" style:vertical-align="middle" fo:padding-top="0in" fo:padding-left="0.075in" fo:padding-bottom="0in" fo:padding-right="0.075in"/>
    </style:style>
    <style:style style:name="P345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1" style:family="table-cell">
      <style:table-cell-properties fo:border="0.0069in solid #000000" style:writing-mode="lr-tb" style:vertical-align="middle" fo:padding-top="0in" fo:padding-left="0.075in" fo:padding-bottom="0in" fo:padding-right="0.075in"/>
    </style:style>
    <style:style style:name="P345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3" style:family="table-cell">
      <style:table-cell-properties fo:border="0.0069in solid #000000" style:writing-mode="lr-tb" style:vertical-align="middle" fo:padding-top="0in" fo:padding-left="0.075in" fo:padding-bottom="0in" fo:padding-right="0.075in"/>
    </style:style>
    <style:style style:name="P345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5" style:family="table-cell">
      <style:table-cell-properties fo:border="0.0069in solid #000000" style:writing-mode="lr-tb" fo:padding-top="0in" fo:padding-left="0.075in" fo:padding-bottom="0in" fo:padding-right="0.075in"/>
    </style:style>
    <style:style style:name="P345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57" style:family="table-cell">
      <style:table-cell-properties fo:border="0.0069in solid #000000" style:writing-mode="lr-tb" fo:padding-top="0in" fo:padding-left="0.075in" fo:padding-bottom="0in" fo:padding-right="0.075in"/>
    </style:style>
    <style:style style:name="P345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59" style:family="table-row">
      <style:table-row-properties style:min-row-height="0.2083in" style:use-optimal-row-height="false"/>
    </style:style>
    <style:style style:name="TableCell3460" style:family="table-cell">
      <style:table-cell-properties fo:border="0.0069in solid #000000" style:writing-mode="lr-tb" style:vertical-align="middle" fo:padding-top="0in" fo:padding-left="0.075in" fo:padding-bottom="0in" fo:padding-right="0.075in"/>
    </style:style>
    <style:style style:name="P346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2" style:family="table-cell">
      <style:table-cell-properties fo:border="0.0069in solid #000000" style:writing-mode="lr-tb" style:vertical-align="middle" fo:padding-top="0in" fo:padding-left="0.075in" fo:padding-bottom="0in" fo:padding-right="0.075in"/>
    </style:style>
    <style:style style:name="P346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4" style:family="table-cell">
      <style:table-cell-properties fo:border="0.0069in solid #000000" style:writing-mode="lr-tb" style:vertical-align="middle" fo:padding-top="0in" fo:padding-left="0.075in" fo:padding-bottom="0in" fo:padding-right="0.075in"/>
    </style:style>
    <style:style style:name="P346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6" style:family="table-cell">
      <style:table-cell-properties fo:border="0.0069in solid #000000" style:writing-mode="lr-tb" fo:padding-top="0in" fo:padding-left="0.075in" fo:padding-bottom="0in" fo:padding-right="0.075in"/>
    </style:style>
    <style:style style:name="P346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68" style:family="table-cell">
      <style:table-cell-properties fo:border="0.0069in solid #000000" style:writing-mode="lr-tb" fo:padding-top="0in" fo:padding-left="0.075in" fo:padding-bottom="0in" fo:padding-right="0.075in"/>
    </style:style>
    <style:style style:name="P346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70" style:family="table-row">
      <style:table-row-properties style:min-row-height="0.2083in" style:use-optimal-row-height="false"/>
    </style:style>
    <style:style style:name="TableCell3471" style:family="table-cell">
      <style:table-cell-properties fo:border="0.0069in solid #000000" style:writing-mode="lr-tb" style:vertical-align="middle" fo:padding-top="0in" fo:padding-left="0.075in" fo:padding-bottom="0in" fo:padding-right="0.075in"/>
    </style:style>
    <style:style style:name="P347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3" style:family="table-cell">
      <style:table-cell-properties fo:border="0.0069in solid #000000" style:writing-mode="lr-tb" style:vertical-align="middle" fo:padding-top="0in" fo:padding-left="0.075in" fo:padding-bottom="0in" fo:padding-right="0.075in"/>
    </style:style>
    <style:style style:name="P347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5" style:family="table-cell">
      <style:table-cell-properties fo:border="0.0069in solid #000000" style:writing-mode="lr-tb" style:vertical-align="middle" fo:padding-top="0in" fo:padding-left="0.075in" fo:padding-bottom="0in" fo:padding-right="0.075in"/>
    </style:style>
    <style:style style:name="P347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7" style:family="table-cell">
      <style:table-cell-properties fo:border="0.0069in solid #000000" style:writing-mode="lr-tb" fo:padding-top="0in" fo:padding-left="0.075in" fo:padding-bottom="0in" fo:padding-right="0.075in"/>
    </style:style>
    <style:style style:name="P347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79" style:family="table-cell">
      <style:table-cell-properties fo:border="0.0069in solid #000000" style:writing-mode="lr-tb" fo:padding-top="0in" fo:padding-left="0.075in" fo:padding-bottom="0in" fo:padding-right="0.075in"/>
    </style:style>
    <style:style style:name="P348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81" style:family="table-row">
      <style:table-row-properties style:min-row-height="0.2083in" style:use-optimal-row-height="false"/>
    </style:style>
    <style:style style:name="TableCell3482" style:family="table-cell">
      <style:table-cell-properties fo:border="0.0069in solid #000000" style:writing-mode="lr-tb" style:vertical-align="middle" fo:padding-top="0in" fo:padding-left="0.075in" fo:padding-bottom="0in" fo:padding-right="0.075in"/>
    </style:style>
    <style:style style:name="P348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4" style:family="table-cell">
      <style:table-cell-properties fo:border="0.0069in solid #000000" style:writing-mode="lr-tb" style:vertical-align="middle" fo:padding-top="0in" fo:padding-left="0.075in" fo:padding-bottom="0in" fo:padding-right="0.075in"/>
    </style:style>
    <style:style style:name="P348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6" style:family="table-cell">
      <style:table-cell-properties fo:border="0.0069in solid #000000" style:writing-mode="lr-tb" style:vertical-align="middle" fo:padding-top="0in" fo:padding-left="0.075in" fo:padding-bottom="0in" fo:padding-right="0.075in"/>
    </style:style>
    <style:style style:name="P348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88" style:family="table-cell">
      <style:table-cell-properties fo:border="0.0069in solid #000000" style:writing-mode="lr-tb" fo:padding-top="0in" fo:padding-left="0.075in" fo:padding-bottom="0in" fo:padding-right="0.075in"/>
    </style:style>
    <style:style style:name="P348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0" style:family="table-cell">
      <style:table-cell-properties fo:border="0.0069in solid #000000" style:writing-mode="lr-tb" fo:padding-top="0in" fo:padding-left="0.075in" fo:padding-bottom="0in" fo:padding-right="0.075in"/>
    </style:style>
    <style:style style:name="P349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492" style:family="table-row">
      <style:table-row-properties style:min-row-height="0.2083in" style:use-optimal-row-height="false"/>
    </style:style>
    <style:style style:name="TableCell3493" style:family="table-cell">
      <style:table-cell-properties fo:border="0.0069in solid #000000" style:writing-mode="lr-tb" style:vertical-align="middle" fo:padding-top="0in" fo:padding-left="0.075in" fo:padding-bottom="0in" fo:padding-right="0.075in"/>
    </style:style>
    <style:style style:name="P349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5" style:family="table-cell">
      <style:table-cell-properties fo:border="0.0069in solid #000000" style:writing-mode="lr-tb" style:vertical-align="middle" fo:padding-top="0in" fo:padding-left="0.075in" fo:padding-bottom="0in" fo:padding-right="0.075in"/>
    </style:style>
    <style:style style:name="P349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7" style:family="table-cell">
      <style:table-cell-properties fo:border="0.0069in solid #000000" style:writing-mode="lr-tb" style:vertical-align="middle" fo:padding-top="0in" fo:padding-left="0.075in" fo:padding-bottom="0in" fo:padding-right="0.075in"/>
    </style:style>
    <style:style style:name="P349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499" style:family="table-cell">
      <style:table-cell-properties fo:border="0.0069in solid #000000" style:writing-mode="lr-tb" fo:padding-top="0in" fo:padding-left="0.075in" fo:padding-bottom="0in" fo:padding-right="0.075in"/>
    </style:style>
    <style:style style:name="P350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1" style:family="table-cell">
      <style:table-cell-properties fo:border="0.0069in solid #000000" style:writing-mode="lr-tb" fo:padding-top="0in" fo:padding-left="0.075in" fo:padding-bottom="0in" fo:padding-right="0.075in"/>
    </style:style>
    <style:style style:name="P350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03" style:family="table-row">
      <style:table-row-properties style:min-row-height="0.2083in" style:use-optimal-row-height="false"/>
    </style:style>
    <style:style style:name="TableCell3504" style:family="table-cell">
      <style:table-cell-properties fo:border="0.0069in solid #000000" style:writing-mode="lr-tb" style:vertical-align="middle" fo:padding-top="0in" fo:padding-left="0.075in" fo:padding-bottom="0in" fo:padding-right="0.075in"/>
    </style:style>
    <style:style style:name="P350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6" style:family="table-cell">
      <style:table-cell-properties fo:border="0.0069in solid #000000" style:writing-mode="lr-tb" style:vertical-align="middle" fo:padding-top="0in" fo:padding-left="0.075in" fo:padding-bottom="0in" fo:padding-right="0.075in"/>
    </style:style>
    <style:style style:name="P350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08" style:family="table-cell">
      <style:table-cell-properties fo:border="0.0069in solid #000000" style:writing-mode="lr-tb" style:vertical-align="middle" fo:padding-top="0in" fo:padding-left="0.075in" fo:padding-bottom="0in" fo:padding-right="0.075in"/>
    </style:style>
    <style:style style:name="P350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0" style:family="table-cell">
      <style:table-cell-properties fo:border="0.0069in solid #000000" style:writing-mode="lr-tb" fo:padding-top="0in" fo:padding-left="0.075in" fo:padding-bottom="0in" fo:padding-right="0.075in"/>
    </style:style>
    <style:style style:name="P351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2" style:family="table-cell">
      <style:table-cell-properties fo:border="0.0069in solid #000000" style:writing-mode="lr-tb" fo:padding-top="0in" fo:padding-left="0.075in" fo:padding-bottom="0in" fo:padding-right="0.075in"/>
    </style:style>
    <style:style style:name="P351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14" style:family="table-row">
      <style:table-row-properties style:min-row-height="0.2083in" style:use-optimal-row-height="false"/>
    </style:style>
    <style:style style:name="TableCell3515" style:family="table-cell">
      <style:table-cell-properties fo:border="0.0069in solid #000000" style:writing-mode="lr-tb" style:vertical-align="middle" fo:padding-top="0in" fo:padding-left="0.075in" fo:padding-bottom="0in" fo:padding-right="0.075in"/>
    </style:style>
    <style:style style:name="P351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7" style:family="table-cell">
      <style:table-cell-properties fo:border="0.0069in solid #000000" style:writing-mode="lr-tb" style:vertical-align="middle" fo:padding-top="0in" fo:padding-left="0.075in" fo:padding-bottom="0in" fo:padding-right="0.075in"/>
    </style:style>
    <style:style style:name="P351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19" style:family="table-cell">
      <style:table-cell-properties fo:border="0.0069in solid #000000" style:writing-mode="lr-tb" style:vertical-align="middle" fo:padding-top="0in" fo:padding-left="0.075in" fo:padding-bottom="0in" fo:padding-right="0.075in"/>
    </style:style>
    <style:style style:name="P352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1" style:family="table-cell">
      <style:table-cell-properties fo:border="0.0069in solid #000000" style:writing-mode="lr-tb" fo:padding-top="0in" fo:padding-left="0.075in" fo:padding-bottom="0in" fo:padding-right="0.075in"/>
    </style:style>
    <style:style style:name="P352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3" style:family="table-cell">
      <style:table-cell-properties fo:border="0.0069in solid #000000" style:writing-mode="lr-tb" fo:padding-top="0in" fo:padding-left="0.075in" fo:padding-bottom="0in" fo:padding-right="0.075in"/>
    </style:style>
    <style:style style:name="P352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25" style:family="table-row">
      <style:table-row-properties style:min-row-height="0.2083in" style:use-optimal-row-height="false"/>
    </style:style>
    <style:style style:name="TableCell3526" style:family="table-cell">
      <style:table-cell-properties fo:border="0.0069in solid #000000" style:writing-mode="lr-tb" style:vertical-align="middle" fo:padding-top="0in" fo:padding-left="0.075in" fo:padding-bottom="0in" fo:padding-right="0.075in"/>
    </style:style>
    <style:style style:name="P352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28" style:family="table-cell">
      <style:table-cell-properties fo:border="0.0069in solid #000000" style:writing-mode="lr-tb" style:vertical-align="middle" fo:padding-top="0in" fo:padding-left="0.075in" fo:padding-bottom="0in" fo:padding-right="0.075in"/>
    </style:style>
    <style:style style:name="P352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0" style:family="table-cell">
      <style:table-cell-properties fo:border="0.0069in solid #000000" style:writing-mode="lr-tb" style:vertical-align="middle" fo:padding-top="0in" fo:padding-left="0.075in" fo:padding-bottom="0in" fo:padding-right="0.075in"/>
    </style:style>
    <style:style style:name="P353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2" style:family="table-cell">
      <style:table-cell-properties fo:border="0.0069in solid #000000" style:writing-mode="lr-tb" fo:padding-top="0in" fo:padding-left="0.075in" fo:padding-bottom="0in" fo:padding-right="0.075in"/>
    </style:style>
    <style:style style:name="P353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4" style:family="table-cell">
      <style:table-cell-properties fo:border="0.0069in solid #000000" style:writing-mode="lr-tb" fo:padding-top="0in" fo:padding-left="0.075in" fo:padding-bottom="0in" fo:padding-right="0.075in"/>
    </style:style>
    <style:style style:name="P353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36" style:family="table-row">
      <style:table-row-properties style:min-row-height="0.2083in" style:use-optimal-row-height="false"/>
    </style:style>
    <style:style style:name="TableCell3537" style:family="table-cell">
      <style:table-cell-properties fo:border="0.0069in solid #000000" style:writing-mode="lr-tb" style:vertical-align="middle" fo:padding-top="0in" fo:padding-left="0.075in" fo:padding-bottom="0in" fo:padding-right="0.075in"/>
    </style:style>
    <style:style style:name="P353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39" style:family="table-cell">
      <style:table-cell-properties fo:border="0.0069in solid #000000" style:writing-mode="lr-tb" style:vertical-align="middle" fo:padding-top="0in" fo:padding-left="0.075in" fo:padding-bottom="0in" fo:padding-right="0.075in"/>
    </style:style>
    <style:style style:name="P354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1" style:family="table-cell">
      <style:table-cell-properties fo:border="0.0069in solid #000000" style:writing-mode="lr-tb" style:vertical-align="middle" fo:padding-top="0in" fo:padding-left="0.075in" fo:padding-bottom="0in" fo:padding-right="0.075in"/>
    </style:style>
    <style:style style:name="P354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3" style:family="table-cell">
      <style:table-cell-properties fo:border="0.0069in solid #000000" style:writing-mode="lr-tb" fo:padding-top="0in" fo:padding-left="0.075in" fo:padding-bottom="0in" fo:padding-right="0.075in"/>
    </style:style>
    <style:style style:name="P354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45" style:family="table-cell">
      <style:table-cell-properties fo:border="0.0069in solid #000000" style:writing-mode="lr-tb" fo:padding-top="0in" fo:padding-left="0.075in" fo:padding-bottom="0in" fo:padding-right="0.075in"/>
    </style:style>
    <style:style style:name="P354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47" style:family="table-row">
      <style:table-row-properties style:min-row-height="0.2083in" style:use-optimal-row-height="false"/>
    </style:style>
    <style:style style:name="TableCell3548" style:family="table-cell">
      <style:table-cell-properties fo:border="0.0069in solid #000000" style:writing-mode="lr-tb" style:vertical-align="middle" fo:padding-top="0in" fo:padding-left="0.075in" fo:padding-bottom="0in" fo:padding-right="0.075in"/>
    </style:style>
    <style:style style:name="P354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0" style:family="table-cell">
      <style:table-cell-properties fo:border="0.0069in solid #000000" style:writing-mode="lr-tb" style:vertical-align="middle" fo:padding-top="0in" fo:padding-left="0.075in" fo:padding-bottom="0in" fo:padding-right="0.075in"/>
    </style:style>
    <style:style style:name="P355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2" style:family="table-cell">
      <style:table-cell-properties fo:border="0.0069in solid #000000" style:writing-mode="lr-tb" style:vertical-align="middle" fo:padding-top="0in" fo:padding-left="0.075in" fo:padding-bottom="0in" fo:padding-right="0.075in"/>
    </style:style>
    <style:style style:name="P355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4" style:family="table-cell">
      <style:table-cell-properties fo:border="0.0069in solid #000000" style:writing-mode="lr-tb" fo:padding-top="0in" fo:padding-left="0.075in" fo:padding-bottom="0in" fo:padding-right="0.075in"/>
    </style:style>
    <style:style style:name="P355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56" style:family="table-cell">
      <style:table-cell-properties fo:border="0.0069in solid #000000" style:writing-mode="lr-tb" fo:padding-top="0in" fo:padding-left="0.075in" fo:padding-bottom="0in" fo:padding-right="0.075in"/>
    </style:style>
    <style:style style:name="P355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58" style:family="table-row">
      <style:table-row-properties style:min-row-height="0.2083in" style:use-optimal-row-height="false"/>
    </style:style>
    <style:style style:name="TableCell3559" style:family="table-cell">
      <style:table-cell-properties fo:border="0.0069in solid #000000" style:writing-mode="lr-tb" style:vertical-align="middle" fo:padding-top="0in" fo:padding-left="0.075in" fo:padding-bottom="0in" fo:padding-right="0.075in"/>
    </style:style>
    <style:style style:name="P3560"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1" style:family="table-cell">
      <style:table-cell-properties fo:border="0.0069in solid #000000" style:writing-mode="lr-tb" style:vertical-align="middle" fo:padding-top="0in" fo:padding-left="0.075in" fo:padding-bottom="0in" fo:padding-right="0.075in"/>
    </style:style>
    <style:style style:name="P356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3" style:family="table-cell">
      <style:table-cell-properties fo:border="0.0069in solid #000000" style:writing-mode="lr-tb" style:vertical-align="middle" fo:padding-top="0in" fo:padding-left="0.075in" fo:padding-bottom="0in" fo:padding-right="0.075in"/>
    </style:style>
    <style:style style:name="P356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5" style:family="table-cell">
      <style:table-cell-properties fo:border="0.0069in solid #000000" style:writing-mode="lr-tb" fo:padding-top="0in" fo:padding-left="0.075in" fo:padding-bottom="0in" fo:padding-right="0.075in"/>
    </style:style>
    <style:style style:name="P356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67" style:family="table-cell">
      <style:table-cell-properties fo:border="0.0069in solid #000000" style:writing-mode="lr-tb" fo:padding-top="0in" fo:padding-left="0.075in" fo:padding-bottom="0in" fo:padding-right="0.075in"/>
    </style:style>
    <style:style style:name="P356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69" style:family="table-row">
      <style:table-row-properties style:min-row-height="0.2083in" style:use-optimal-row-height="false"/>
    </style:style>
    <style:style style:name="TableCell3570" style:family="table-cell">
      <style:table-cell-properties fo:border="0.0069in solid #000000" style:writing-mode="lr-tb" style:vertical-align="middle" fo:padding-top="0in" fo:padding-left="0.075in" fo:padding-bottom="0in" fo:padding-right="0.075in"/>
    </style:style>
    <style:style style:name="P3571"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2" style:family="table-cell">
      <style:table-cell-properties fo:border="0.0069in solid #000000" style:writing-mode="lr-tb" style:vertical-align="middle" fo:padding-top="0in" fo:padding-left="0.075in" fo:padding-bottom="0in" fo:padding-right="0.075in"/>
    </style:style>
    <style:style style:name="P3573"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4" style:family="table-cell">
      <style:table-cell-properties fo:border="0.0069in solid #000000" style:writing-mode="lr-tb" style:vertical-align="middle" fo:padding-top="0in" fo:padding-left="0.075in" fo:padding-bottom="0in" fo:padding-right="0.075in"/>
    </style:style>
    <style:style style:name="P3575"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6" style:family="table-cell">
      <style:table-cell-properties fo:border="0.0069in solid #000000" style:writing-mode="lr-tb" fo:padding-top="0in" fo:padding-left="0.075in" fo:padding-bottom="0in" fo:padding-right="0.075in"/>
    </style:style>
    <style:style style:name="P3577"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78" style:family="table-cell">
      <style:table-cell-properties fo:border="0.0069in solid #000000" style:writing-mode="lr-tb" fo:padding-top="0in" fo:padding-left="0.075in" fo:padding-bottom="0in" fo:padding-right="0.075in"/>
    </style:style>
    <style:style style:name="P3579" style:parent-style-name="Normal" style:family="paragraph">
      <style:paragraph-properties fo:margin-bottom="0in" fo:line-height="100%"/>
      <style:text-properties style:font-name="Arial Narrow" style:font-name-asian="Lucida Sans Unicode" style:font-name-complex="Arial" style:font-size-complex="10pt"/>
    </style:style>
    <style:style style:name="TableRow3580" style:family="table-row">
      <style:table-row-properties style:min-row-height="0.2083in" style:use-optimal-row-height="false"/>
    </style:style>
    <style:style style:name="TableCell3581" style:family="table-cell">
      <style:table-cell-properties fo:border="0.0069in solid #000000" style:writing-mode="lr-tb" style:vertical-align="middle" fo:padding-top="0in" fo:padding-left="0.075in" fo:padding-bottom="0in" fo:padding-right="0.075in"/>
    </style:style>
    <style:style style:name="P3582"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3" style:family="table-cell">
      <style:table-cell-properties fo:border="0.0069in solid #000000" style:writing-mode="lr-tb" style:vertical-align="middle" fo:padding-top="0in" fo:padding-left="0.075in" fo:padding-bottom="0in" fo:padding-right="0.075in"/>
    </style:style>
    <style:style style:name="P3584"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5" style:family="table-cell">
      <style:table-cell-properties fo:border="0.0069in solid #000000" style:writing-mode="lr-tb" style:vertical-align="middle" fo:padding-top="0in" fo:padding-left="0.075in" fo:padding-bottom="0in" fo:padding-right="0.075in"/>
    </style:style>
    <style:style style:name="P3586"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7" style:family="table-cell">
      <style:table-cell-properties fo:border="0.0069in solid #000000" style:writing-mode="lr-tb" fo:padding-top="0in" fo:padding-left="0.075in" fo:padding-bottom="0in" fo:padding-right="0.075in"/>
    </style:style>
    <style:style style:name="P3588" style:parent-style-name="Normal" style:family="paragraph">
      <style:paragraph-properties fo:margin-bottom="0in" fo:line-height="100%"/>
      <style:text-properties style:font-name="Arial Narrow" style:font-name-asian="Lucida Sans Unicode" style:font-name-complex="Arial" style:font-size-complex="10pt"/>
    </style:style>
    <style:style style:name="TableCell3589" style:family="table-cell">
      <style:table-cell-properties fo:border="0.0069in solid #000000" style:writing-mode="lr-tb" fo:padding-top="0in" fo:padding-left="0.075in" fo:padding-bottom="0in" fo:padding-right="0.075in"/>
    </style:style>
    <style:style style:name="P3590" style:parent-style-name="Normal" style:family="paragraph">
      <style:paragraph-properties fo:margin-bottom="0in" fo:line-height="100%"/>
      <style:text-properties style:font-name="Arial Narrow" style:font-name-asian="Lucida Sans Unicode" style:font-name-complex="Arial" style:font-size-complex="10pt"/>
    </style:style>
    <style:style style:name="T3591" style:parent-style-name="Standardskriftforavsnitt" style:family="text">
      <style:text-properties style:font-name="Lucida Sans Unicode" style:font-name-complex="Arial" fo:font-size="9pt" style:font-size-asian="9pt" style:font-size-complex="9pt" fo:background-color="#C0C0C0"/>
    </style:style>
    <style:style style:name="T3592" style:parent-style-name="Standardskriftforavsnitt" style:family="text">
      <style:text-properties style:font-name="Lucida Sans Unicode" style:font-name-complex="Arial" fo:font-size="9pt" style:font-size-asian="9pt" style:font-size-complex="9pt" fo:background-color="#C0C0C0"/>
    </style:style>
    <style:style style:name="P3593" style:parent-style-name="Normal" style:family="paragraph">
      <style:paragraph-properties fo:break-before="page" fo:margin-bottom="0.1111in" fo:line-height="106%" fo:margin-left="0in" fo:text-indent="0in">
        <style:tab-stops/>
      </style:paragraph-properties>
    </style:style>
    <style:style style:name="P3594" style:parent-style-name="Normal" style:family="paragraph">
      <style:text-properties style:font-name="Lucida Sans Unicode" style:font-name-asian="Lucida Sans Unicode"/>
    </style:style>
    <style:style style:name="P3595" style:parent-style-name="Normal" style:family="paragraph">
      <style:text-properties style:font-name-complex="Arial" style:font-size-complex="10pt" fo:background-color="#C0C0C0"/>
    </style:style>
    <style:style style:name="P3596" style:parent-style-name="Normal" style:family="paragraph">
      <style:text-properties style:font-name-complex="Arial" style:font-size-complex="10pt" fo:background-color="#C0C0C0"/>
    </style:style>
    <style:style style:name="P3597" style:parent-style-name="Normal" style:family="paragraph">
      <style:text-properties style:font-name="Lucida Sans Unicode" style:font-name-asian="Lucida Sans Unicode"/>
    </style:style>
    <style:style style:name="TableColumn3599" style:family="table-column">
      <style:table-column-properties style:column-width="2.1625in" style:use-optimal-column-width="false"/>
    </style:style>
    <style:style style:name="TableColumn3600" style:family="table-column">
      <style:table-column-properties style:column-width="1.8701in" style:use-optimal-column-width="false"/>
    </style:style>
    <style:style style:name="TableColumn3601" style:family="table-column">
      <style:table-column-properties style:column-width="2.1659in" style:use-optimal-column-width="false"/>
    </style:style>
    <style:style style:name="Table3598" style:family="table">
      <style:table-properties style:width="6.1986in" fo:margin-left="0in" table:align="left"/>
    </style:style>
    <style:style style:name="TableRow3602" style:family="table-row">
      <style:table-row-properties style:min-row-height="0.2083in" style:use-optimal-row-height="false"/>
    </style:style>
    <style:style style:name="TableCell3603" style:family="table-cell">
      <style:table-cell-properties fo:border="0.0069in solid #000000" style:writing-mode="lr-tb" fo:padding-top="0in" fo:padding-left="0.075in" fo:padding-bottom="0in" fo:padding-right="0.075in"/>
    </style:style>
    <style:style style:name="P3604" style:parent-style-name="Normal" style:family="paragraph">
      <style:text-properties style:font-name-asian="Lucida Sans Unicode" style:font-name-complex="Calibri Light" fo:font-weight="bold" style:font-weight-asian="bold" style:font-weight-complex="bold" style:font-size-complex="10pt"/>
    </style:style>
    <style:style style:name="TableCell3605" style:family="table-cell">
      <style:table-cell-properties fo:border="0.0069in solid #000000" style:writing-mode="lr-tb" fo:padding-top="0in" fo:padding-left="0.075in" fo:padding-bottom="0in" fo:padding-right="0.075in"/>
    </style:style>
    <style:style style:name="P3606" style:parent-style-name="Normal" style:family="paragraph">
      <style:text-properties style:font-name-asian="Lucida Sans Unicode" style:font-name-complex="Calibri Light" fo:font-weight="bold" style:font-weight-asian="bold" style:font-weight-complex="bold" style:font-size-complex="10pt"/>
    </style:style>
    <style:style style:name="TableCell3607" style:family="table-cell">
      <style:table-cell-properties fo:border="0.0069in solid #000000" style:writing-mode="lr-tb" fo:padding-top="0in" fo:padding-left="0.075in" fo:padding-bottom="0in" fo:padding-right="0.075in"/>
    </style:style>
    <style:style style:name="P3608" style:parent-style-name="Normal" style:family="paragraph">
      <style:text-properties style:font-name-asian="Lucida Sans Unicode" style:font-name-complex="Calibri Light" fo:font-weight="bold" style:font-weight-asian="bold" style:font-weight-complex="bold" style:font-size-complex="10pt"/>
    </style:style>
    <style:style style:name="TableRow3609" style:family="table-row">
      <style:table-row-properties style:min-row-height="0.2083in" style:use-optimal-row-height="false"/>
    </style:style>
    <style:style style:name="TableCell3610" style:family="table-cell">
      <style:table-cell-properties fo:border="0.0069in solid #000000" style:writing-mode="lr-tb" style:vertical-align="middle" fo:padding-top="0in" fo:padding-left="0.075in" fo:padding-bottom="0in" fo:padding-right="0.075in"/>
    </style:style>
    <style:style style:name="P3611" style:parent-style-name="Normal" style:family="paragraph">
      <style:text-properties style:font-name="Arial Narrow" style:font-name-asian="Lucida Sans Unicode" style:font-name-complex="Arial" fo:font-size="9pt" style:font-size-asian="9pt" style:font-size-complex="9pt"/>
    </style:style>
    <style:style style:name="TableCell3612" style:family="table-cell">
      <style:table-cell-properties fo:border="0.0069in solid #000000" style:writing-mode="lr-tb" style:vertical-align="middle" fo:padding-top="0in" fo:padding-left="0.075in" fo:padding-bottom="0in" fo:padding-right="0.075in"/>
    </style:style>
    <style:style style:name="P3613" style:parent-style-name="Normal" style:family="paragraph">
      <style:text-properties style:font-name="Arial Narrow" style:font-name-asian="Lucida Sans Unicode" style:font-name-complex="Arial" fo:font-size="9pt" style:font-size-asian="9pt" style:font-size-complex="9pt"/>
    </style:style>
    <style:style style:name="TableCell3614" style:family="table-cell">
      <style:table-cell-properties fo:border="0.0069in solid #000000" style:writing-mode="lr-tb" style:vertical-align="middle" fo:padding-top="0in" fo:padding-left="0.075in" fo:padding-bottom="0in" fo:padding-right="0.075in"/>
    </style:style>
    <style:style style:name="P3615" style:parent-style-name="Normal" style:family="paragraph">
      <style:text-properties style:font-name="Arial Narrow" style:font-name-asian="Lucida Sans Unicode" style:font-name-complex="Arial" fo:font-size="9pt" style:font-size-asian="9pt" style:font-size-complex="9pt"/>
    </style:style>
    <style:style style:name="TableRow3616" style:family="table-row">
      <style:table-row-properties style:min-row-height="0.2083in" style:use-optimal-row-height="false"/>
    </style:style>
    <style:style style:name="TableCell3617" style:family="table-cell">
      <style:table-cell-properties fo:border="0.0069in solid #000000" style:writing-mode="lr-tb" style:vertical-align="middle" fo:padding-top="0in" fo:padding-left="0.075in" fo:padding-bottom="0in" fo:padding-right="0.075in"/>
    </style:style>
    <style:style style:name="P3618" style:parent-style-name="Normal" style:family="paragraph">
      <style:text-properties style:font-name="Arial Narrow" style:font-name-asian="Lucida Sans Unicode" style:font-name-complex="Arial" fo:font-size="9pt" style:font-size-asian="9pt" style:font-size-complex="9pt"/>
    </style:style>
    <style:style style:name="TableCell3619" style:family="table-cell">
      <style:table-cell-properties fo:border="0.0069in solid #000000" style:writing-mode="lr-tb" style:vertical-align="middle" fo:padding-top="0in" fo:padding-left="0.075in" fo:padding-bottom="0in" fo:padding-right="0.075in"/>
    </style:style>
    <style:style style:name="P3620" style:parent-style-name="Normal" style:family="paragraph">
      <style:text-properties style:font-name="Arial Narrow" style:font-name-asian="Lucida Sans Unicode" style:font-name-complex="Arial" fo:font-size="9pt" style:font-size-asian="9pt" style:font-size-complex="9pt"/>
    </style:style>
    <style:style style:name="TableCell3621" style:family="table-cell">
      <style:table-cell-properties fo:border="0.0069in solid #000000" style:writing-mode="lr-tb" style:vertical-align="middle" fo:padding-top="0in" fo:padding-left="0.075in" fo:padding-bottom="0in" fo:padding-right="0.075in"/>
    </style:style>
    <style:style style:name="P3622" style:parent-style-name="Normal" style:family="paragraph">
      <style:text-properties style:font-name="Arial Narrow" style:font-name-asian="Lucida Sans Unicode" style:font-name-complex="Arial" fo:font-size="9pt" style:font-size-asian="9pt" style:font-size-complex="9pt"/>
    </style:style>
    <style:style style:name="TableRow3623" style:family="table-row">
      <style:table-row-properties style:min-row-height="0.2083in" style:use-optimal-row-height="false"/>
    </style:style>
    <style:style style:name="TableCell3624" style:family="table-cell">
      <style:table-cell-properties fo:border="0.0069in solid #000000" style:writing-mode="lr-tb" style:vertical-align="middle" fo:padding-top="0in" fo:padding-left="0.075in" fo:padding-bottom="0in" fo:padding-right="0.075in"/>
    </style:style>
    <style:style style:name="P3625" style:parent-style-name="Normal" style:family="paragraph">
      <style:text-properties style:font-name="Arial Narrow" style:font-name-asian="Lucida Sans Unicode" style:font-name-complex="Arial" fo:font-size="9pt" style:font-size-asian="9pt" style:font-size-complex="9pt"/>
    </style:style>
    <style:style style:name="TableCell3626" style:family="table-cell">
      <style:table-cell-properties fo:border="0.0069in solid #000000" style:writing-mode="lr-tb" style:vertical-align="middle" fo:padding-top="0in" fo:padding-left="0.075in" fo:padding-bottom="0in" fo:padding-right="0.075in"/>
    </style:style>
    <style:style style:name="P3627" style:parent-style-name="Normal" style:family="paragraph">
      <style:text-properties style:font-name="Arial Narrow" style:font-name-asian="Lucida Sans Unicode" style:font-name-complex="Arial" fo:font-size="9pt" style:font-size-asian="9pt" style:font-size-complex="9pt"/>
    </style:style>
    <style:style style:name="TableCell3628" style:family="table-cell">
      <style:table-cell-properties fo:border="0.0069in solid #000000" style:writing-mode="lr-tb" style:vertical-align="middle" fo:padding-top="0in" fo:padding-left="0.075in" fo:padding-bottom="0in" fo:padding-right="0.075in"/>
    </style:style>
    <style:style style:name="P3629" style:parent-style-name="Normal" style:family="paragraph">
      <style:text-properties style:font-name="Arial Narrow" style:font-name-asian="Lucida Sans Unicode" style:font-name-complex="Arial" fo:font-size="9pt" style:font-size-asian="9pt" style:font-size-complex="9pt"/>
    </style:style>
    <style:style style:name="TableRow3630" style:family="table-row">
      <style:table-row-properties style:min-row-height="0.2083in" style:use-optimal-row-height="false"/>
    </style:style>
    <style:style style:name="TableCell3631" style:family="table-cell">
      <style:table-cell-properties fo:border="0.0069in solid #000000" style:writing-mode="lr-tb" style:vertical-align="middle" fo:padding-top="0in" fo:padding-left="0.075in" fo:padding-bottom="0in" fo:padding-right="0.075in"/>
    </style:style>
    <style:style style:name="P3632" style:parent-style-name="Normal" style:family="paragraph">
      <style:text-properties style:font-name="Arial Narrow" style:font-name-asian="Lucida Sans Unicode" style:font-name-complex="Arial" fo:font-size="9pt" style:font-size-asian="9pt" style:font-size-complex="9pt"/>
    </style:style>
    <style:style style:name="TableCell3633" style:family="table-cell">
      <style:table-cell-properties fo:border="0.0069in solid #000000" style:writing-mode="lr-tb" style:vertical-align="middle" fo:padding-top="0in" fo:padding-left="0.075in" fo:padding-bottom="0in" fo:padding-right="0.075in"/>
    </style:style>
    <style:style style:name="P3634" style:parent-style-name="Normal" style:family="paragraph">
      <style:text-properties style:font-name="Arial Narrow" style:font-name-asian="Lucida Sans Unicode" style:font-name-complex="Arial" fo:font-size="9pt" style:font-size-asian="9pt" style:font-size-complex="9pt"/>
    </style:style>
    <style:style style:name="TableCell3635" style:family="table-cell">
      <style:table-cell-properties fo:border="0.0069in solid #000000" style:writing-mode="lr-tb" style:vertical-align="middle" fo:padding-top="0in" fo:padding-left="0.075in" fo:padding-bottom="0in" fo:padding-right="0.075in"/>
    </style:style>
    <style:style style:name="P3636" style:parent-style-name="Normal" style:family="paragraph">
      <style:text-properties style:font-name="Arial Narrow" style:font-name-asian="Lucida Sans Unicode" style:font-name-complex="Arial" fo:font-size="9pt" style:font-size-asian="9pt" style:font-size-complex="9pt"/>
    </style:style>
    <style:style style:name="TableRow3637" style:family="table-row">
      <style:table-row-properties style:min-row-height="0.2083in" style:use-optimal-row-height="false"/>
    </style:style>
    <style:style style:name="TableCell3638" style:family="table-cell">
      <style:table-cell-properties fo:border="0.0069in solid #000000" style:writing-mode="lr-tb" style:vertical-align="middle" fo:padding-top="0in" fo:padding-left="0.075in" fo:padding-bottom="0in" fo:padding-right="0.075in"/>
    </style:style>
    <style:style style:name="P3639" style:parent-style-name="Normal" style:family="paragraph">
      <style:text-properties style:font-name="Arial Narrow" style:font-name-asian="Lucida Sans Unicode" style:font-name-complex="Arial" fo:font-size="9pt" style:font-size-asian="9pt" style:font-size-complex="9pt"/>
    </style:style>
    <style:style style:name="TableCell3640" style:family="table-cell">
      <style:table-cell-properties fo:border="0.0069in solid #000000" style:writing-mode="lr-tb" style:vertical-align="middle" fo:padding-top="0in" fo:padding-left="0.075in" fo:padding-bottom="0in" fo:padding-right="0.075in"/>
    </style:style>
    <style:style style:name="P3641" style:parent-style-name="Normal" style:family="paragraph">
      <style:text-properties style:font-name="Arial Narrow" style:font-name-asian="Lucida Sans Unicode" style:font-name-complex="Arial" fo:font-size="9pt" style:font-size-asian="9pt" style:font-size-complex="9pt"/>
    </style:style>
    <style:style style:name="TableCell3642" style:family="table-cell">
      <style:table-cell-properties fo:border="0.0069in solid #000000" style:writing-mode="lr-tb" style:vertical-align="middle" fo:padding-top="0in" fo:padding-left="0.075in" fo:padding-bottom="0in" fo:padding-right="0.075in"/>
    </style:style>
    <style:style style:name="P3643" style:parent-style-name="Normal" style:family="paragraph">
      <style:text-properties style:font-name="Arial Narrow" style:font-name-asian="Lucida Sans Unicode" style:font-name-complex="Arial" fo:font-size="9pt" style:font-size-asian="9pt" style:font-size-complex="9pt"/>
    </style:style>
    <style:style style:name="TableRow3644" style:family="table-row">
      <style:table-row-properties style:min-row-height="0.2083in" style:use-optimal-row-height="false"/>
    </style:style>
    <style:style style:name="TableCell3645" style:family="table-cell">
      <style:table-cell-properties fo:border="0.0069in solid #000000" style:writing-mode="lr-tb" style:vertical-align="middle" fo:padding-top="0in" fo:padding-left="0.075in" fo:padding-bottom="0in" fo:padding-right="0.075in"/>
    </style:style>
    <style:style style:name="P3646" style:parent-style-name="Normal" style:family="paragraph">
      <style:text-properties style:font-name="Arial Narrow" style:font-name-asian="Lucida Sans Unicode" style:font-name-complex="Arial" fo:font-size="9pt" style:font-size-asian="9pt" style:font-size-complex="9pt"/>
    </style:style>
    <style:style style:name="TableCell3647" style:family="table-cell">
      <style:table-cell-properties fo:border="0.0069in solid #000000" style:writing-mode="lr-tb" style:vertical-align="middle" fo:padding-top="0in" fo:padding-left="0.075in" fo:padding-bottom="0in" fo:padding-right="0.075in"/>
    </style:style>
    <style:style style:name="P3648" style:parent-style-name="Normal" style:family="paragraph">
      <style:text-properties style:font-name="Arial Narrow" style:font-name-asian="Lucida Sans Unicode" style:font-name-complex="Arial" fo:font-size="9pt" style:font-size-asian="9pt" style:font-size-complex="9pt"/>
    </style:style>
    <style:style style:name="TableCell3649" style:family="table-cell">
      <style:table-cell-properties fo:border="0.0069in solid #000000" style:writing-mode="lr-tb" style:vertical-align="middle" fo:padding-top="0in" fo:padding-left="0.075in" fo:padding-bottom="0in" fo:padding-right="0.075in"/>
    </style:style>
    <style:style style:name="P3650" style:parent-style-name="Normal" style:family="paragraph">
      <style:text-properties style:font-name="Arial Narrow" style:font-name-asian="Lucida Sans Unicode" style:font-name-complex="Arial" fo:font-size="9pt" style:font-size-asian="9pt" style:font-size-complex="9pt"/>
    </style:style>
    <style:style style:name="P3651" style:parent-style-name="Normal" style:family="paragraph">
      <style:text-properties style:font-name="Lucida Sans Unicode" style:font-name-asian="Lucida Sans Unicode"/>
    </style:style>
    <style:style style:name="P3652" style:parent-style-name="Normal" style:family="paragraph">
      <style:text-properties style:font-name="Lucida Sans Unicode" style:font-name-asian="Lucida Sans Unicode"/>
    </style:style>
    <style:style style:name="P3653" style:parent-style-name="Normal" style:family="paragraph">
      <style:text-properties style:font-name="Lucida Sans Unicode" style:font-name-asian="Lucida Sans Unicode"/>
    </style:style>
    <style:style style:name="P3654" style:parent-style-name="Normal" style:family="paragraph">
      <style:text-properties style:font-name="Lucida Sans Unicode" style:font-name-asian="Lucida Sans Unicode"/>
    </style:style>
    <style:style style:name="P3655" style:parent-style-name="Normal" style:family="paragraph">
      <style:text-properties style:font-name="Lucida Sans Unicode" style:font-name-asian="Lucida Sans Unicode"/>
    </style:style>
    <style:style style:name="T3656" style:parent-style-name="Overskrift3Tegn" style:family="text">
      <style:text-properties fo:font-weight="bold" style:font-weight-asian="bold" fo:font-size="16pt" style:font-size-asian="16pt"/>
    </style:style>
    <style:style style:name="P3657" style:parent-style-name="Normal" style:family="paragraph">
      <style:paragraph-properties fo:margin-bottom="0.1111in" fo:line-height="106%"/>
    </style:style>
    <style:style style:name="P3658" style:parent-style-name="Listeavsnitt" style:family="paragraph">
      <style:paragraph-properties fo:margin-bottom="0.1111in" fo:line-height="106%"/>
    </style:style>
    <style:style style:name="P3659" style:parent-style-name="Listeavsnitt" style:family="paragraph">
      <style:paragraph-properties fo:margin-bottom="0.1111in" fo:line-height="106%"/>
    </style:style>
    <style:style style:name="P3660" style:parent-style-name="Listeavsnitt" style:family="paragraph">
      <style:paragraph-properties fo:margin-bottom="0.1111in" fo:line-height="106%"/>
    </style:style>
    <style:style style:name="P3661" style:parent-style-name="Listeavsnitt" style:family="paragraph">
      <style:paragraph-properties fo:margin-bottom="0.1111in" fo:line-height="106%"/>
    </style:style>
    <style:style style:name="P3662" style:parent-style-name="Listeavsnitt" style:family="paragraph">
      <style:paragraph-properties fo:margin-bottom="0.1111in" fo:line-height="106%"/>
    </style:style>
    <style:style style:name="P3663" style:parent-style-name="Listeavsnitt" style:family="paragraph">
      <style:paragraph-properties fo:margin-bottom="0.1111in" fo:line-height="106%"/>
    </style:style>
    <style:style style:name="P3664" style:parent-style-name="Listeavsnitt" style:family="paragraph">
      <style:paragraph-properties fo:margin-bottom="0.1111in" fo:line-height="106%"/>
    </style:style>
    <style:style style:name="P3665" style:parent-style-name="Listeavsnitt" style:family="paragraph">
      <style:paragraph-properties fo:margin-bottom="0.1111in" fo:line-height="106%"/>
    </style:style>
    <style:style style:name="P3666" style:parent-style-name="Listeavsnitt" style:family="paragraph">
      <style:paragraph-properties fo:margin-bottom="0.1111in" fo:line-height="106%"/>
    </style:style>
    <style:style style:name="P3667" style:parent-style-name="Normal" style:family="paragraph">
      <style:paragraph-properties fo:margin-bottom="0.1111in" fo:line-height="106%"/>
    </style:style>
  </office:automatic-styles>
  <office:body>
    <office:text text:use-soft-page-breaks="true">
      <text:p text:style-name="P1"><text:bookmark-start text:name="_Toc156977172"/><text:span text:style-name="T6">Innhold</text:span></text:p>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7"><text:a xlink:href="#_Toc222309125" office:target-frame-name="_top" xlink:show="replace"><text:span text:style-name="Hyperkobling">1 Generelle krav til dokumentasjon</text:span><text:tab/>3</text:a></text:p>
          <text:p text:style-name="P8"><text:a xlink:href="#_Toc222309126" office:target-frame-name="_top" xlink:show="replace"><text:span text:style-name="Hyperkobling">1.1 Kvalitetskrav</text:span><text:tab/>3</text:a></text:p>
          <text:p text:style-name="P9"><text:a xlink:href="#_Toc222309127" office:target-frame-name="_top" xlink:show="replace"><text:span text:style-name="Hyperkobling">1.2 Dokumentasjonstyper</text:span><text:tab/>3</text:a></text:p>
          <text:p text:style-name="P10"><text:a xlink:href="#_Toc222309128" office:target-frame-name="_top" xlink:show="replace"><text:span text:style-name="Hyperkobling">1.3 Katalogstruktur</text:span><text:tab/>3</text:a></text:p>
          <text:p text:style-name="P11"><text:a xlink:href="#_Toc222309129" office:target-frame-name="_top" xlink:show="replace"><text:span text:style-name="Hyperkobling">1.4 Navnsetting av datafiler og databaser</text:span><text:tab/>3</text:a></text:p>
          <text:p text:style-name="P12"><text:a xlink:href="#_Toc222309130" office:target-frame-name="_top" xlink:show="replace"><text:span text:style-name="Hyperkobling">1.5 Metadata – opplysninger om dokumentasjon</text:span><text:tab/>3</text:a></text:p>
          <text:p text:style-name="P13"><text:a xlink:href="#_Toc222309131" office:target-frame-name="_top" xlink:show="replace"><text:span text:style-name="Hyperkobling">1.6 Navngiving og strukturering av objekttyper</text:span><text:tab/>4</text:a></text:p>
          <text:p text:style-name="P14"><text:a xlink:href="#_Toc222309132" office:target-frame-name="_top" xlink:show="replace"><text:span text:style-name="Hyperkobling">1.7 Dataformat</text:span><text:tab/>4</text:a></text:p>
          <text:p text:style-name="P15"><text:a xlink:href="#_Toc222309133" office:target-frame-name="_top" xlink:show="replace"><text:span text:style-name="Hyperkobling">1.8 Koordinatreferansesystem</text:span><text:tab/>4</text:a></text:p>
          <text:p text:style-name="P16"><text:a xlink:href="#_Toc222309134" office:target-frame-name="_top" xlink:show="replace"><text:span text:style-name="Hyperkobling">1.9 Innmålinger og registreringer</text:span><text:tab/>4</text:a></text:p>
          <text:p text:style-name="P17"><text:a xlink:href="#_Toc222309135" office:target-frame-name="_top" xlink:show="replace"><text:span text:style-name="Hyperkobling">1.10 Bestilling av dokumentasjon</text:span><text:tab/>5</text:a></text:p>
          <text:p text:style-name="P18"><text:a xlink:href="#_Toc222309136" office:target-frame-name="_top" xlink:show="replace"><text:span text:style-name="Hyperkobling">1.11 Kontroll av dokumentasjon</text:span><text:tab/>5</text:a></text:p>
          <text:p text:style-name="P19"><text:a xlink:href="#_Toc222309137" office:target-frame-name="_top" xlink:show="replace"><text:span text:style-name="Hyperkobling">1.12 Dokumentasjonens gyldighet</text:span><text:tab/>5</text:a></text:p>
          <text:p text:style-name="P20"><text:a xlink:href="#_Toc222309138" office:target-frame-name="_top" xlink:show="replace"><text:span text:style-name="Hyperkobling">1.13 Godkjenning av dokumentasjon</text:span><text:tab/>5</text:a></text:p>
          <text:p text:style-name="P21"><text:a xlink:href="#_Toc222309139" office:target-frame-name="_top" xlink:show="replace"><text:span text:style-name="Hyperkobling">1.14 Levering av dokumentasjon</text:span><text:tab/>6</text:a></text:p>
          <text:p text:style-name="P22"><text:a xlink:href="#_Toc222309140" office:target-frame-name="_top" xlink:show="replace"><text:span text:style-name="Hyperkobling">1.15 Rettigheter til dokumentasjon</text:span><text:tab/>7</text:a></text:p>
          <text:p text:style-name="P23"><text:a xlink:href="#_Toc222309141" office:target-frame-name="_top" xlink:show="replace"><text:span text:style-name="Hyperkobling">1.15.1 Rettigheter til dokumentasjon levert av oppdragsgiver</text:span><text:tab/>7</text:a></text:p>
          <text:p text:style-name="P24"><text:a xlink:href="#_Toc222309142" office:target-frame-name="_top" xlink:show="replace"><text:span text:style-name="Hyperkobling">1.15.2 Rettigheter til dokumentasjon utarbeidet i vegprosjekter</text:span><text:tab/>7</text:a></text:p>
          <text:p text:style-name="P25"><text:a xlink:href="#_Toc222309143" office:target-frame-name="_top" xlink:show="replace"><text:span text:style-name="Hyperkobling">1.16 Sluttdokumentasjon</text:span><text:tab/>7</text:a></text:p>
          <text:p text:style-name="P26"><text:a xlink:href="#_Toc222309144" office:target-frame-name="_top" xlink:show="replace"><text:span text:style-name="Hyperkobling">1.17 Som utført-dokumentasjon (byggefasen)</text:span><text:tab/>8</text:a></text:p>
          <text:p text:style-name="P27"><text:a xlink:href="#_Toc222309145" office:target-frame-name="_top" xlink:show="replace"><text:span text:style-name="Hyperkobling">1.18 Fastmerker (byggefasen)</text:span><text:tab/>8</text:a></text:p>
          <text:p text:style-name="P28"><text:a xlink:href="#_Toc222309146" office:target-frame-name="_top" xlink:show="replace"><text:span text:style-name="Hyperkobling">1.19 Programvare og maskinvare</text:span><text:tab/>9</text:a></text:p>
          <text:p text:style-name="P29"><text:a xlink:href="#_Toc222309147" office:target-frame-name="_top" xlink:show="replace"><text:span text:style-name="Hyperkobling">2 Dokumentasjon levert av oppdragsgiver</text:span><text:tab/>10</text:a></text:p>
          <text:p text:style-name="P30"><text:a xlink:href="#_Toc222309148" office:target-frame-name="_top" xlink:show="replace"><text:span text:style-name="Hyperkobling">2.1 Prosjektets koordinatreferansesystem</text:span><text:tab/>10</text:a></text:p>
          <text:p text:style-name="P31"><text:a xlink:href="#_Toc222309149" office:target-frame-name="_top" xlink:show="replace"><text:span text:style-name="Hyperkobling">2.2 Grunnlagsdata</text:span><text:tab/>10</text:a></text:p>
          <text:p text:style-name="P32"><text:a xlink:href="#_Toc222309150" office:target-frame-name="_top" xlink:show="replace"><text:span text:style-name="Hyperkobling">2.3 Dokumentasjon fra utførte prosjektfaser</text:span><text:tab/>11</text:a></text:p>
          <text:p text:style-name="P33"><text:a xlink:href="#_Toc222309151" office:target-frame-name="_top" xlink:show="replace"><text:span text:style-name="Hyperkobling">2.4 Mal for katalogstruktur</text:span><text:tab/>11</text:a></text:p>
          <text:p text:style-name="P34"><text:a xlink:href="#_Toc222309152" office:target-frame-name="_top" xlink:show="replace"><text:span text:style-name="Hyperkobling">2.5 Modeller</text:span><text:tab/>12</text:a></text:p>
          <text:p text:style-name="P35"><text:a xlink:href="#_Toc222309153" office:target-frame-name="_top" xlink:show="replace"><text:span text:style-name="Hyperkobling">2.5.1 Grunnlagsmodeller</text:span><text:tab/>12</text:a></text:p>
          <text:p text:style-name="P36"><text:a xlink:href="#_Toc222309154" office:target-frame-name="_top" xlink:show="replace"><text:span text:style-name="Hyperkobling">2.5.2 Fagmodeller</text:span><text:tab/>13</text:a></text:p>
          <text:p text:style-name="P37"><text:a xlink:href="#_Toc222309155" office:target-frame-name="_top" xlink:show="replace"><text:span text:style-name="Hyperkobling">2.5.3 Koordineringsmodeller</text:span><text:tab/>13</text:a></text:p>
          <text:p text:style-name="P38"><text:a xlink:href="#_Toc222309156" office:target-frame-name="_top" xlink:show="replace"><text:span text:style-name="T39">2.6 Resultatdata</text:span><text:tab/>15</text:a></text:p>
          <text:p text:style-name="P40"><text:a xlink:href="#_Toc222309157" office:target-frame-name="_top" xlink:show="replace"><text:span text:style-name="Hyperkobling">2.6.1 Presentasjoner</text:span><text:tab/>15</text:a></text:p>
          <text:p text:style-name="P41"><text:a xlink:href="#_Toc222309158" office:target-frame-name="_top" xlink:show="replace"><text:span text:style-name="Hyperkobling">2.6.2 Datasett</text:span><text:tab/>15</text:a></text:p>
          <text:p text:style-name="P42"><text:a xlink:href="#_Toc222309159" office:target-frame-name="_top" xlink:show="replace"><text:span text:style-name="Hyperkobling">2.6.3 Dokumenter</text:span><text:tab/>15</text:a></text:p>
          <text:p text:style-name="P43"><text:a xlink:href="#_Toc222309160" office:target-frame-name="_top" xlink:show="replace"><text:span text:style-name="Hyperkobling">2.7 Andre leveranser fra oppdragsgiver</text:span><text:tab/>19</text:a></text:p>
          <text:p text:style-name="P44"><text:a xlink:href="#_Toc222309161" office:target-frame-name="_top" xlink:show="replace"><text:span text:style-name="Hyperkobling">3 Dokumentasjon som skal utarbeides og leveres av leverandør</text:span><text:tab/>20</text:a></text:p>
          <text:p text:style-name="P45"><text:a xlink:href="#_Toc222309162" office:target-frame-name="_top" xlink:show="replace"><text:span text:style-name="Hyperkobling">3.1 Generelle krav</text:span><text:tab/>20</text:a></text:p>
          <text:p text:style-name="P46"><text:a xlink:href="#_Toc222309163" office:target-frame-name="_top" xlink:show="replace"><text:span text:style-name="Hyperkobling">3.1.1 Prosjektets koordinatreferansesystem</text:span><text:tab/>20</text:a></text:p>
          <text:p text:style-name="P47"><text:a xlink:href="#_Toc222309164" office:target-frame-name="_top" xlink:show="replace"><text:span text:style-name="Hyperkobling">3.1.2 Dataformat</text:span><text:tab/>20</text:a></text:p>
          <text:p text:style-name="P48"><text:a xlink:href="#_Toc222309165" office:target-frame-name="_top" xlink:show="replace"><text:span text:style-name="Hyperkobling">3.1.3 Katalogstruktur</text:span><text:tab/>20</text:a></text:p>
          <text:p text:style-name="P49"><text:a xlink:href="#_Toc222309166" office:target-frame-name="_top" xlink:show="replace"><text:span text:style-name="Hyperkobling">3.2 Grunnlagsdata</text:span><text:tab/>20</text:a></text:p>
          <text:p text:style-name="P50"><text:a xlink:href="#_Toc222309167" office:target-frame-name="_top" xlink:show="replace"><text:span text:style-name="Hyperkobling">3.3 Modeller</text:span><text:tab/>21</text:a></text:p>
          <text:p text:style-name="P51"><text:a xlink:href="#_Toc222309168" office:target-frame-name="_top" xlink:show="replace"><text:span text:style-name="Hyperkobling">3.3.1 Grunnlagsmodeller</text:span><text:tab/>21</text:a></text:p>
          <text:p text:style-name="P52"><text:a xlink:href="#_Toc222309169" office:target-frame-name="_top" xlink:show="replace"><text:span text:style-name="Hyperkobling">3.3.2 Fagmodeller</text:span><text:tab/>22</text:a></text:p>
          <text:p text:style-name="P53"><text:a xlink:href="#_Toc222309170" office:target-frame-name="_top" xlink:show="replace"><text:span text:style-name="Hyperkobling">3.3.3 Koordineringsmodeller</text:span><text:tab/>22</text:a></text:p>
          <text:p text:style-name="P54"><text:a xlink:href="#_Toc222309171" office:target-frame-name="_top" xlink:show="replace"><text:span text:style-name="T55">3.4 Resultatdata</text:span><text:tab/>24</text:a></text:p>
          <text:p text:style-name="P56"><text:a xlink:href="#_Toc222309172" office:target-frame-name="_top" xlink:show="replace"><text:span text:style-name="Hyperkobling">3.4.1 Presentasjoner</text:span><text:tab/>24</text:a></text:p>
          <text:p text:style-name="P57"><text:a xlink:href="#_Toc222309173" office:target-frame-name="_top" xlink:show="replace"><text:span text:style-name="Hyperkobling">3.4.2 Datasett</text:span><text:tab/>24</text:a></text:p>
          <text:p text:style-name="P58"><text:a xlink:href="#_Toc222309174" office:target-frame-name="_top" xlink:show="replace"><text:span text:style-name="Hyperkobling">3.4.3 Dokumenter</text:span><text:tab/>24</text:a></text:p>
          <text:p text:style-name="P59"><text:a xlink:href="#_Toc222309175" office:target-frame-name="_top" xlink:show="replace"><text:span text:style-name="Hyperkobling">3.5 Andre leveranser fra leverandør</text:span><text:tab/>28</text:a></text:p>
          <text:p text:style-name="P60"><text:a xlink:href="#_Toc222309176" office:target-frame-name="_top" xlink:show="replace"><text:span text:style-name="Hyperkobling">3.6 «Som utført» dokumentasjon (byggefasen)</text:span><text:tab/>29</text:a></text:p>
          <text:p text:style-name="P61"><text:a xlink:href="#_Toc222309177" office:target-frame-name="_top" xlink:show="replace"><text:span text:style-name="Hyperkobling">3.7 Programvare og maskinvare</text:span><text:tab/>29</text:a></text:p>
        </text:index-body>
      </text:table-of-content>
      <text:p text:style-name="Normal"/>
      <text:p text:style-name="P62"/>
      <text:h text:style-name="Overskrift1" text:outline-level="1"><text:bookmark-start text:name="_Toc190979755"/><text:bookmark-start text:name="_Toc222309125"/>1 Generelle krav til dokumentasjon<text:bookmark-end text:name="_Toc190979755"/><text:bookmark-end text:name="_Toc222309125"/><text:s/><text:bookmark-end text:name="_Toc156977172"/></text:h>
      <text:p text:style-name="P63">VEILEDNING:<text:s/></text:p>
      <text:p text:style-name="P64">DETTE DOKUMENTET INNEHOLDER PUNKTER SOM BØR VÆRE MED I KONKURRANSEGRUNNLAG ELLER INTERNE PROSJEKTBESTILLINGER FOR MODELLBASERTE VEGPROSJEKTER.<text:s/></text:p>
      <text:p text:style-name="P65"/>
      <text:p text:style-name="P66">PUNKTENE I KAPITTEL 1 SETTES NORMALT INN I KONKURRANSEGRUNNLAGETS KAPITTEL C2</text:p>
      <text:h text:style-name="Overskrift2" text:outline-level="2"><text:bookmark-start text:name="_Toc190979756"/><text:bookmark-start text:name="_Toc222309126"/><text:span text:style-name="T67">1.1 Kvalitetskrav</text:span><text:bookmark-end text:name="_Toc190979756"/><text:bookmark-end text:name="_Toc222309126"/></text:h>
      <text:p text:style-name="P68">Dokumentasjonen skal utarbeides og leveres i henhold til kvalitetskrav gitt i Statens vegvesens håndbøker og andre styrende dokumenter det refereres til i kontrakten.<text:s/></text:p>
      <text:h text:style-name="Overskrift2" text:outline-level="2"><text:bookmark-start text:name="_Toc190979757"/><text:bookmark-start text:name="_Toc222309127"/><text:span text:style-name="T69">1.2 Dokumentasjonstyper</text:span><text:bookmark-end text:name="_Toc190979757"/><text:bookmark-end text:name="_Toc222309127"/></text:h>
      <text:p text:style-name="P70">Se håndbok R110 Modellgrunnlag kapittel 1.1 for oversikt over- og definisjon av dokumentasjonstyper som benyttes i vegprosjekter.</text:p>
      <text:h text:style-name="Overskrift2" text:outline-level="2"><text:bookmark-start text:name="_Toc190979758"/><text:bookmark-start text:name="_Toc222309128"/><text:span text:style-name="T71">1.3 Katalogstruktur</text:span><text:bookmark-end text:name="_Toc190979758"/><text:bookmark-end text:name="_Toc222309128"/></text:h>
      <text:p text:style-name="P72"><text:span text:style-name="T73">VEILEDNING: VELG ENTEN GENERELL MAL ELLER HENVIS TIL PROSJEKTETS EGEN MAL I KAPITTEL D1.1, SLETT STREKPUNKT SOM IKKE SKAL BRUKES.</text:span></text:p>
      <text:p text:style-name="P74">Ved levering av data i katalogstruktur skal mal for katalogstruktur benyttes:</text:p>
      <text:list text:style-name="LFO4" text:continue-numbering="true">
        <text:list-item>
          <text:p text:style-name="P75">Prosjektspesifikk mal for katalogstruktur, se kapittel 2.5</text:p>
        </text:list-item>
        <text:list-item>
          <text:p text:style-name="P76">Generell mal for katalogstruktur R110 Modellgrunnlag</text:p>
        </text:list-item>
      </text:list>
      <text:h text:style-name="Overskrift2" text:outline-level="2"><text:bookmark-start text:name="_Toc190979759"/><text:bookmark-start text:name="_Toc222309129"/><text:span text:style-name="T77">1.4 Navnsetting av datafiler og databaser</text:span><text:bookmark-end text:name="_Toc190979759"/><text:bookmark-end text:name="_Toc222309129"/></text:h>
      <text:p text:style-name="P78">Håndbok R110 Modellgrunnlag kapittel 1.9 stiller krav til navngiving av datafiler og databaser.</text:p>
      <text:h text:style-name="Overskrift2" text:outline-level="2"><text:bookmark-start text:name="_Toc190979760"/><text:bookmark-start text:name="_Toc222309130"/><text:span text:style-name="T79">1.5 Metadata – opplysninger om dokumentasjon</text:span><text:bookmark-end text:name="_Toc190979760"/><text:bookmark-end text:name="_Toc222309130"/></text:h>
      <text:p text:style-name="P80">Se R110 Modellgrunnlag kapittel 1.8.2. Datafiler skal ha følgende metadata:</text:p>
      <text:p text:style-name="P81">Opplysninger om vegprosjektet:</text:p>
      <text:list text:style-name="LFO5" text:continue-numbering="true">
        <text:list-item>
          <text:p text:style-name="P82">Prosjektnavn.</text:p>
        </text:list-item>
        <text:list-item>
          <text:p text:style-name="P83">Prosjektummer.</text:p>
        </text:list-item>
        <text:list-item>
          <text:p text:style-name="P84">Prosjektfasenummer.</text:p>
        </text:list-item>
      </text:list>
      <text:p text:style-name="P85">Opplysninger om utførende:</text:p>
      <text:list text:style-name="LFO6" text:continue-numbering="true">
        <text:list-item>
          <text:p text:style-name="P86">Firmanavn</text:p>
        </text:list-item>
      </text:list>
      <text:p text:style-name="P87">Opplysninger om koordinatsystem gjelder kun stedfestede data, se hånbok R110 1.1.2:</text:p>
      <text:list text:style-name="LFO7" text:continue-numbering="true">
        <text:list-item>
          <text:p text:style-name="P88">Koordinatystem grunnriss:</text:p>
          <text:list text:continue-numbering="true">
            <text:list-item>
              <text:p text:style-name="P89">Referanseramme, normalt Euref89</text:p>
            </text:list-item>
            <text:list-item>
              <text:p text:style-name="P90">Kartprojeksjon, normalt NTM</text:p>
            </text:list-item>
            <text:list-item>
              <text:p text:style-name="P91">Sone:<text:s/></text:p>
            </text:list-item>
          </text:list>
        </text:list-item>
        <text:list-item>
          <text:p text:style-name="P92">Høydesystem: NN2000<text:line-break/></text:p>
        </text:list-item>
      </text:list>
      <text:h text:style-name="Overskrift2" text:outline-level="2"><text:bookmark-start text:name="_Toc190979761"/><text:bookmark-start text:name="_Toc222309131"/>1.6 Navngiving og strukturering av objekttyper<text:bookmark-end text:name="_Toc190979761"/><text:bookmark-end text:name="_Toc222309131"/></text:h>
      <text:p text:style-name="P93">Prosjekterte og registrerte objekter skal navngis og struktureres som beskrevet i R110 Modellgrunnlag, kapittel 1.1 med underkapitler.<text:s/></text:p>
      <text:h text:style-name="Overskrift2" text:outline-level="2"><text:bookmark-start text:name="_Toc190979762"/><text:bookmark-start text:name="_Toc222309132"/><text:span text:style-name="T94">1.7 Dataformat</text:span><text:bookmark-end text:name="_Toc190979762"/><text:bookmark-end text:name="_Toc222309132"/></text:h>
      <text:p text:style-name="P95">Dokumentasjonen skal leveres Statens vegvesen på digital form som beskrevet i R110 Modellgrunnlag kapittel 1.8.</text:p>
      <text:p text:style-name="P96">Dokumentasjonen leveres på programvarens originalformat, det dataformatet som programvaren normalt lagrer data på, og på et åpent, standardisert format.<text:s/></text:p>
      <text:p text:style-name="P97">Se kapittel 2 og 3 for oversikt over hvilke åpne formater som skal benyttes i prosjektet.</text:p>
      <text:h text:style-name="Overskrift2" text:outline-level="2"><text:bookmark-start text:name="_Toc190979763"/><text:bookmark-start text:name="_Toc222309133"/><text:span text:style-name="T98">1.8 Koordinatreferansesystem</text:span><text:bookmark-end text:name="_Toc190979763"/><text:bookmark-end text:name="_Toc222309133"/></text:h>
      <text:p text:style-name="P99">Prosjektert geometri, registrert geometri og annen stedfestet dokumentasjon, skal leveres i prosjektets vedtatte koordinatreferansesystem, se håndbok R110 Modellgrunnlag kapittel 1.6.<text:s/></text:p>
      <text:p text:style-name="P100">Prosjektets vedtatte koordinatreferansesystem finnes i kapittel 2.</text:p>
      <text:h text:style-name="Overskrift2" text:outline-level="2"><text:bookmark-start text:name="_Toc190979764"/><text:bookmark-start text:name="_Toc222309134"/><text:span text:style-name="T101">1.9 Innmålinger og registreringer</text:span><text:bookmark-end text:name="_Toc190979764"/><text:bookmark-end text:name="_Toc222309134"/></text:h>
      <text:p text:style-name="P102">Innmålinger og registreringer av grunnlagsdata utføres i henhold til håndbok R110 kapittel 3.<text:s/></text:p>
      <text:p text:style-name="P103">I byggefasen:</text:p>
      <text:p text:style-name="P104">Innmålinger og registreringer utføres i henhold til håndbok R110 kapittel 3 samt håndbok R761 Prosesskoden.<text:s/></text:p>
      <text:p text:style-name="P105">Innmålingsdata som dokumenterer kvalitet på utførelsen, utførte mengder samt avvik eller endringer i forhold til prosjekterte løsninger skal, fortløpende sammenstilles med prosjekterte modeller og presenteres i programvare/web-løsning. Byggherren skal kunne se på eller laste ned dokumentasjonen ved behov.<text:s/></text:p>
      <text:p text:style-name="P106"/>
      <text:h text:style-name="Overskrift2" text:outline-level="2"><text:bookmark-start text:name="_Toc190979765"/><text:bookmark-start text:name="_Toc222309135"/><text:soft-page-break/>1.10 Bestilling av dokumentasjon<text:bookmark-end text:name="_Toc190979765"/><text:bookmark-end text:name="_Toc222309135"/></text:h>
      <text:p text:style-name="P107">Hvilken dokumentasjon som leveres av byggherre og hvilken som bestilles av utførende,<text:s/>skal spesifiseres i<text:s/>kapittel 2 og 3.</text:p>
      <text:p text:style-name="P108">Prosjektet skal avklare:</text:p>
      <text:list text:style-name="LFO8" text:continue-numbering="true">
        <text:list-item>
          <text:p text:style-name="P109">Hvilke dokumentasjonstyper som inngår i prosjektet.</text:p>
        </text:list-item>
        <text:list-item>
          <text:p text:style-name="P110">Hvem som er ansvarlig for leveranser.</text:p>
        </text:list-item>
        <text:list-item>
          <text:p text:style-name="P111">Tidspunkt for leveranser.</text:p>
        </text:list-item>
        <text:list-item>
          <text:p text:style-name="P112">Kvalitetskrav.</text:p>
        </text:list-item>
        <text:list-item>
          <text:p text:style-name="P113">Kompetansekrav.<text:s/></text:p>
        </text:list-item>
      </text:list>
      <text:p text:style-name="P114"/>
      <text:h text:style-name="Overskrift2" text:outline-level="2"><text:bookmark-start text:name="_Toc190979766"/><text:bookmark-start text:name="_Toc222309136"/>1.11 Kontroll av dokumentasjon<text:bookmark-end text:name="_Toc190979766"/><text:bookmark-end text:name="_Toc222309136"/></text:h>
      <text:list text:style-name="LFO9" text:continue-numbering="true">
        <text:list-item>
          <text:p text:style-name="P115">Resultat av kontroll skal formidles digitalt, enten:</text:p>
          <text:list text:continue-numbering="true">
            <text:list-item>
              <text:p text:style-name="P116">Som metadata til datafiler (gjelder innholdet i filen).<text:s/></text:p>
            </text:list-item>
            <text:list-item>
              <text:p text:style-name="P117">Som egenskapsdata til komponenter (gjelder komponenten).</text:p>
            </text:list-item>
          </text:list>
        </text:list-item>
        <text:list-item>
          <text:p text:style-name="P118">Oppdragsgiver skal i planleggingsprosjekter og utførelsesentreprise kontrollere:</text:p>
          <text:list text:continue-numbering="true">
            <text:list-item>
              <text:p text:style-name="P119">Grunnlagsdata før de benyttes til modellering av grunnlagsmodeller.</text:p>
            </text:list-item>
            <text:list-item>
              <text:p text:style-name="P120">Prosjekterte data før de benyttes til vedtak, bygging eller utførelse.</text:p>
            </text:list-item>
            <text:list-item>
              <text:p text:style-name="P121">Sluttdokumentasjon:</text:p>
              <text:list text:continue-numbering="true">
                <text:list-item>
                  <text:p text:style-name="P122">Før arkivering.</text:p>
                </text:list-item>
                <text:list-item>
                  <text:p text:style-name="P123">Før overlevering til prosjekteier eller vegforvalter.</text:p>
                </text:list-item>
              </text:list>
            </text:list-item>
          </text:list>
        </text:list-item>
        <text:list-item>
          <text:p text:style-name="P124">Oppdragsgiver skal i totalentreprise kontrollere:</text:p>
          <text:list text:continue-numbering="true">
            <text:list-item>
              <text:p text:style-name="P125">Grunnlagsdata som leveres med konkurransegrunnlag.</text:p>
            </text:list-item>
            <text:list-item>
              <text:p text:style-name="P126">Dokumentasjon som leveres til avtalte milepæler i kontrakt.</text:p>
            </text:list-item>
            <text:list-item>
              <text:p text:style-name="P127">Sluttdokumentasjon og som utført data før de arkiveres eller overleveres til prosjekteier eller vegforvalter.</text:p>
            </text:list-item>
          </text:list>
        </text:list-item>
        <text:list-item>
          <text:p text:style-name="P128">Vegeier/vegforvalter skal kontrollere sluttdokumentasjon overlevert av vegprosjekt.</text:p>
        </text:list-item>
      </text:list>
      <text:p text:style-name="P129"/>
      <text:h text:style-name="Overskrift2" text:outline-level="2"><text:bookmark-start text:name="_Toc190979767"/><text:bookmark-start text:name="_Toc222309137"/>1.12 Dokumentasjonens gyldighet<text:bookmark-end text:name="_Toc190979767"/><text:bookmark-end text:name="_Toc222309137"/></text:h>
      <text:p text:style-name="P130">Oppdragsgiver skal varsles hvis tilbydere eller parter i prosjektet oppdager:<text:s/></text:p>
      <text:list text:style-name="LFO10" text:continue-numbering="true">
        <text:list-item>
          <text:p text:style-name="P131">Feil eller mangler i dokumentasjon.</text:p>
        </text:list-item>
        <text:list-item>
          <text:p text:style-name="P132">Avvik i beskrivelse av samme komponent ulike steder, for eksempel:</text:p>
          <text:list text:continue-numbering="true">
            <text:list-item>
              <text:p text:style-name="P133">Egenskapsdata for en komponent i modell.</text:p>
            </text:list-item>
            <text:list-item>
              <text:p text:style-name="P134">Teknisk beskrivelse for samme komponent.</text:p>
            </text:list-item>
          </text:list>
        </text:list-item>
      </text:list>
      <text:p text:style-name="P135"/>
      <text:h text:style-name="Overskrift2" text:outline-level="2"><text:bookmark-start text:name="_Toc190979768"/><text:bookmark-start text:name="_Toc222309138"/>1.13 Godkjenning av dokumentasjon<text:bookmark-end text:name="_Toc190979768"/><text:bookmark-end text:name="_Toc222309138"/></text:h>
      <text:p text:style-name="P136"><text:span text:style-name="T137">1.13.1 Krav til godkjenning</text:span></text:p>
      <text:p text:style-name="P138">Godkjenning skal gis digitalt og kan dokumenteres på følgende måter:</text:p>
      <text:list text:style-name="LFO11" text:continue-numbering="true">
        <text:list-item>
          <text:p text:style-name="P139">Som metadata til datafiler<text:s/>(gjelder innholdet i filen).</text:p>
        </text:list-item>
        <text:list-item>
          <text:p text:style-name="P140">Som egenskapsdata til komponenter (gjelder komponenten).</text:p>
        </text:list-item>
      </text:list>
      <text:p text:style-name="P141">Oppdragsgiver skal i planleggingsprosjekter og utførelsesentreprise godkjenne:<text:s/></text:p>
      <text:list text:style-name="LFO12" text:continue-numbering="true">
        <text:list-item>
          <text:p text:style-name="P142">Grunnlagsdata.<text:s/></text:p>
        </text:list-item>
        <text:list-item>
          <text:p text:style-name="P143">Prosjekterte data.<text:s/></text:p>
        </text:list-item>
        <text:list-item>
          <text:p text:style-name="P144">Sluttdokumentasjon/som utført data.</text:p>
        </text:list-item>
      </text:list>
      <text:p text:style-name="P145">Oppdragsgiver skal i totalentreprise godkjenne:</text:p>
      <text:list text:style-name="LFO13" text:continue-numbering="true">
        <text:list-item>
          <text:p text:style-name="P146">Grunnlagsdata som leveres med konkurransegrunnlag.</text:p>
        </text:list-item>
        <text:list-item>
          <text:p text:style-name="P147">Dokumentasjon som leveres til avtalte milepæler i kontrakt.</text:p>
        </text:list-item>
        <text:list-item>
          <text:p text:style-name="P148">Sluttdokumentasjon/som utført data.<text:s/></text:p>
        </text:list-item>
      </text:list>
      <text:p text:style-name="P149">Vegeier/vegforvalter skal godkjenne sluttdokumentasjon overlevert av vegprosjekt.</text:p>
      <text:h text:style-name="Overskrift2" text:outline-level="2"><text:bookmark-start text:name="_Toc190979769"/><text:bookmark-start text:name="_Toc222309139"/>1.14 Levering av dokumentasjon<text:bookmark-end text:name="_Toc190979769"/><text:bookmark-end text:name="_Toc222309139"/><text:s/></text:h>
      <text:p text:style-name="P150"><text:span text:style-name="T151">1.14.1 Generelle regler for levering av dokumentasjon</text:span></text:p>
      <text:p text:style-name="P152">Levering kan utføres på ulike måter, for eksempel ved at en part:<text:s/></text:p>
      <text:list text:style-name="LFO14" text:continue-numbering="true">
        <text:list-item>
          <text:p text:style-name="P153">Gis innsyn i dokumentasjon på annen parts server.</text:p>
        </text:list-item>
        <text:list-item>
          <text:p text:style-name="P154">Laster ned dokumentasjon fra annen parts server.</text:p>
        </text:list-item>
        <text:list-item>
          <text:p text:style-name="P155">Redigerer dokumentasjon på annen parts server.</text:p>
        </text:list-item>
        <text:list-item>
          <text:p text:style-name="P156">Laster opp dokumentasjon til annen parts server.</text:p>
        </text:list-item>
        <text:list-item>
          <text:p text:style-name="P157">Presenterer dokumentasjon for annen part i møte.</text:p>
        </text:list-item>
        <text:list-item>
          <text:p text:style-name="P158">Leverer fysisk medium med datafilereller databaser til annen part.</text:p>
        </text:list-item>
        <text:list-item>
          <text:p text:style-name="P159">Datafilerbør leveres i katalogstruktur, denne malen kan benyttes.</text:p>
        </text:list-item>
        <text:list-item>
          <text:p text:style-name="P160">Databaser leveres som avtalt i kontrakt.</text:p>
        </text:list-item>
      </text:list>
      <text:p text:style-name="P161">Metoder for levering skal spesifiseres i kontrakten.</text:p>
      <text:p text:style-name="P162"><text:span text:style-name="T163">1.14.2 Varsling ved levering av dokumentasjon</text:span></text:p>
      <text:p text:style-name="P164">Varsler skal være digitale og sporbare.</text:p>
      <text:p text:style-name="P165"><text:span text:style-name="T166">1.14.3 Endring av dokumentasjon i prosjektgjennomføringen</text:span></text:p>
      <text:p text:style-name="P167">Endringer og avvik skal håndteres i henhold til bestemmelser i kontrakt.</text:p>
      <text:p text:style-name="P168"><text:span text:style-name="T169">1.14.3.1 Endring under planlegging og prosjektering</text:span></text:p>
      <text:p text:style-name="P170">Endringer kan oppstå som del av prosjekteringsarbeidet eller i revisjoner/kvalitetskontroll.</text:p>
      <text:p text:style-name="P171">Endringer skal dokumenteres slik:</text:p>
      <text:list text:style-name="LFO15" text:continue-numbering="true">
        <text:list-item>
          <text:p text:style-name="P172">Utførende presenterer modeller for oppdragsgiver i møter.</text:p>
        </text:list-item>
        <text:list-item>
          <text:p text:style-name="P173">Basert på oppdragsgivers tilbakemeldinger utarbeides endringslister.</text:p>
        </text:list-item>
        <text:list-item>
          <text:p text:style-name="P174">Endringslister skal ha koblinger til referansepunkt i modellene, slik at man raskt kan finne ut hvilke komponenter endringen gjelder.</text:p>
        </text:list-item>
        <text:list-item>
          <text:p text:style-name="P175">Endringer følges opp i henhold til fremdriftsplan.</text:p>
        </text:list-item>
      </text:list>
      <text:p text:style-name="P176">1.14.3.2 Endring i byggefasen<text:s/></text:p>
      <text:p text:style-name="P177">Endringer i byggefasen kan oppstå som følge av:<text:s/></text:p>
      <text:list text:style-name="LFO16" text:continue-numbering="true">
        <text:list-item>
          <text:p text:style-name="P178">Endringsordre fra oppdragsgiver.</text:p>
        </text:list-item>
        <text:list-item>
          <text:p text:style-name="P179">Endringsanmodning fra utførende.</text:p>
        </text:list-item>
        <text:list-item>
          <text:p text:style-name="P180">Melding om avvik mellom prosjektert og bygget fra utførende eller oppdragsgiver.<text:s/></text:p>
        </text:list-item>
      </text:list>
      <text:h text:style-name="Overskrift2" text:outline-level="2"><text:bookmark-start text:name="_Toc190979770"/><text:bookmark-start text:name="_Toc222309140"/>1.15 Rettigheter til dokumentasjon<text:bookmark-end text:name="_Toc190979770"/><text:bookmark-end text:name="_Toc222309140"/></text:h>
      <text:p text:style-name="P181">Dokumentasjon som utarbeides i vegprosjekter,<text:s/>og som kan være relevant for andre samfunnsaktører, skal gjøres tilgjengelig etter regler gitt av<text:s/><text:a xlink:href="https://www.geonorge.no/Geodataarbeid/Norge-digitalt/geografisk-infrastruktur/teknologisk-rammeverk/introduksjon-teknologisk-rammeverk/geodata-i-ikt-politikken/rammeverk-for-informasjonsforvaltning/" office:target-frame-name="_top" xlink:show="replace"><text:span text:style-name="Hyperkobling">Norge digitalt samarbeidet</text:span></text:a>.</text:p>
      <text:p text:style-name="P182"/>
      <text:h text:style-name="Overskrift3" text:outline-level="3"><text:bookmark-start text:name="_Toc190979771"/><text:bookmark-start text:name="_Toc222309141"/>1.15.1 Rettigheter til dokumentasjon levert av oppdragsgiver<text:bookmark-end text:name="_Toc190979771"/><text:bookmark-end text:name="_Toc222309141"/></text:h>
      <text:p text:style-name="P183">Dokumentasjon vedlagt konkurransegrunnlag for vegprosjekter/oppdrag, kan benyttes til å utarbeide pristilbud for oppdraget.</text:p>
      <text:p text:style-name="P184">Når kontrakt er undertegnet kan partene bruke dokumentasjonen til prosjektarbeid som angitt i kontrakten, det omfatter normalt:</text:p>
      <text:list text:style-name="LFO17" text:continue-numbering="true">
        <text:list-item>
          <text:p text:style-name="P185">Registrering.</text:p>
        </text:list-item>
        <text:list-item>
          <text:p text:style-name="P186">Planlegging.</text:p>
        </text:list-item>
        <text:list-item>
          <text:p text:style-name="P187">Prosjektering.</text:p>
        </text:list-item>
        <text:list-item>
          <text:p text:style-name="P188">Bygging.</text:p>
        </text:list-item>
      </text:list>
      <text:p text:style-name="P189">Dokumentasjon som er vedlagt konkurransegrunnlag,<text:s/>eller levert i forbindelse med vegprosjekter, skal ikke benyttes i andre sammenhenger enn nevnt i dette kapittelet uten avtale med oppdragsgiver.</text:p>
      <text:p text:style-name="P190"/>
      <text:h text:style-name="Overskrift3" text:outline-level="3"><text:bookmark-start text:name="_Toc190979772"/><text:bookmark-start text:name="_Toc222309142"/>1.15.2 Rettigheter til dokumentasjon utarbeidet i vegprosjekter<text:bookmark-end text:name="_Toc190979772"/><text:bookmark-end text:name="_Toc222309142"/></text:h>
      <text:p text:style-name="P191">Dokumentasjon som er utarbeidet som kontraktsarbeid er Statens vegvesens eiendom.</text:p>
      <text:p text:style-name="P192">Det gjelder også dokumentasjon som utarbeides som følge av:</text:p>
      <text:list text:style-name="LFO18" text:continue-numbering="true">
        <text:list-item>
          <text:p text:style-name="P193">Revisjoner</text:p>
        </text:list-item>
        <text:list-item>
          <text:p text:style-name="P194">Endringsordre</text:p>
        </text:list-item>
        <text:list-item>
          <text:p text:style-name="P195">Endringsanmodninger</text:p>
        </text:list-item>
        <text:list-item>
          <text:p text:style-name="P196">Avviksbehandling<text:s/></text:p>
        </text:list-item>
      </text:list>
      <text:p text:style-name="P197">Dokumentasjon utarbeidet som kontraktsarbeid skal ikke benyttes i andre sammenhenger uten avtale med oppdragsgiver.<text:s/></text:p>
      <text:h text:style-name="Overskrift2" text:outline-level="2"><text:bookmark-start text:name="_Toc190979773"/><text:bookmark-start text:name="_Toc222309143"/><text:span text:style-name="T198">1.16 Sluttdokumentasjon</text:span><text:bookmark-end text:name="_Toc190979773"/><text:bookmark-end text:name="_Toc222309143"/></text:h>
      <text:p text:style-name="P199">Siste leveranse av dokumentasjon i en prosjektfase kalles “sluttdokumentasjon”. Sluttdokumentasjonen skal omfatte alle dokumentasjonstypene som inngår i prosjektfasens kontrakt. Sluttdokumentasjon skal leveres på originalformat og åpent format.</text:p>
      <text:h text:style-name="Overskrift2" text:outline-level="2"><text:bookmark-start text:name="_Toc190979774"/><text:bookmark-start text:name="_Toc222309144"/><text:soft-page-break/><text:span text:style-name="T200">1.17 Som utført-dokumentasjon (byggefasen)</text:span><text:bookmark-end text:name="_Toc190979774"/><text:bookmark-end text:name="_Toc222309144"/></text:h>
      <text:p text:style-name="P201">Sluttdokumentasjon levert etter byggefasen kalles “som utført” dokumentasjon. «Som utført» dokumentasjon skal omfatte alle dokumentasjonstypene som inngår i prosjektfasens kontrakt.<text:s/></text:p>
      <text:p text:style-name="Normal">Prosjektert dokumentasjon oppdatert med eventuelle endringer fra byggefasen, samt dokumentasjon om materialkvalitet og annen utførelseskvalitet som kan ha betydning for forvaltning, drift og vedlikehold av veganlegget, skal leveres «som utført».<text:s/></text:p>
      <text:p text:style-name="Normal">Dokumentasjonen skal kunne brukes til å oppdatere oppdragsgivers arkiv- og forvaltnings-, drifts- og vedlikeholdssystemer. <text:s/></text:p>
      <text:p text:style-name="P202">Entreprenør skal levere «som utført» -dokumentasjon i henhold til:<text:s/></text:p>
      <text:list text:style-name="LFO19" text:continue-numbering="true">
        <text:list-item>
          <text:p text:style-name="P203">R110 Modellgrunnlag kapittel 3.8.</text:p>
        </text:list-item>
        <text:list-item>
          <text:p text:style-name="P204">Teknisk beskrivelse i kapittel D, prosess:<text:s/></text:p>
          <text:list text:continue-numbering="true">
            <text:list-item>
              <text:p text:style-name="P205">11.3 Innmåling</text:p>
            </text:list-item>
            <text:list-item>
              <text:p text:style-name="P206">11.5 Sluttdokumentasjon</text:p>
            </text:list-item>
          </text:list>
        </text:list-item>
      </text:list>
      <text:p text:style-name="Normal"/>
      <text:h text:style-name="Overskrift4" text:outline-level="4">1.10.1 Kvalitetsdokumentasjon</text:h>
      <text:p text:style-name="Normal">Entreprenør skal dokumentere at utførelse er i henhold til krav/toleranser med geometrisk kontroll,<text:s/>jamfør<text:s/>R761 Prosesskoden og R110 Modellgrunnlag kapittel 3.8. Resultat av kontroll publiseres fortløpende ved at registrert geometri lastes opp på innsynsløsning, slik at registrerte data kan sammenstilles og kontrolleres mot prosjekterte data.<text:s/></text:p>
      <text:p text:style-name="Normal">For objekter som ble bygget/utført i henhold til prosjekterte planer og toleransekrav,<text:s/>kan prosjekterte data gis status "som utført".<text:s/></text:p>
      <text:p text:style-name="Normal">Hvis det er utført endringer som kan ha betydning for forvaltning, drift og vedlikehold av veganlegget, skal prosjekterte data oppdateres med endringene før de leveres "som utført" i henhold til R110 Modellgrunnlag, kapittel 3.8.</text:p>
      <text:p text:style-name="Normal">Det skal utarbeides målebrev for utførte mengder med henvising til innmålingsdata/skannedata som dokumenterer mengder.<text:s/></text:p>
      <text:p text:style-name="Normal"/>
      <text:h text:style-name="Overskrift2" text:outline-level="2"><text:bookmark-start text:name="_Toc190979775"/><text:bookmark-start text:name="_Toc222309145"/>1.18 Fastmerker (byggefasen)<text:bookmark-end text:name="_Toc190979775"/><text:bookmark-end text:name="_Toc222309145"/></text:h>
      <text:p text:style-name="P207">Alternativ 1: Fastmerker etableres i henhold til<text:s/><text:span text:style-name="T208">NS 3580 Bygg- og anleggsnett</text:span>. Byggherre etablerer fastmerker for bygg- og anleggsnett. Entreprenør skal kontrollere mottatte fastmerker. Hvis entreprenøren oppdager feil i fastmerker etablert av byggherre,<text:s/>skal byggherre varsles. Entreprenør skal benytte fastmerker etablert av byggherre som grunnlag for etablering av nye fastmerker. Entreprenøren er ansvarlig for å etablere nødvendige fastmerker som stikningsgrunnlag for anlegget.</text:p>
      <text:p text:style-name="P209">Alternativ 2: Entreprenør skal etablere fastmerker i henhold til NS 3580 Bygg- og anleggsnett. Entreprenør er ansvarlig for å etablere nødvendige fastmerker som stikningsgrunnlag for anlegget.<text:s/></text:p>
      <text:h text:style-name="Overskrift2" text:outline-level="2"><text:bookmark-start text:name="_Toc190979776"/><text:bookmark-start text:name="_Toc222309146"/><text:soft-page-break/><text:span text:style-name="T210">1.19 Programvare og maskinvare</text:span><text:bookmark-end text:name="_Toc190979776"/><text:bookmark-end text:name="_Toc222309146"/></text:h>
      <text:p text:style-name="P211">Leverandøren skal ha programvare og maskinvare til følgende formål i prosjektgjennomføringen, der ett system kan dekke flere formål:</text:p>
      <text:list text:style-name="LFO20" text:continue-numbering="true">
        <text:list-item>
          <text:p text:style-name="P212">Prosjektering.</text:p>
          <text:list text:continue-numbering="true">
            <text:list-item>
              <text:p text:style-name="P213">Lagring og deling av prosjektert dokumentasjon.</text:p>
            </text:list-item>
          </text:list>
        </text:list-item>
        <text:list-item>
          <text:p text:style-name="P214">Registrering</text:p>
          <text:list text:continue-numbering="true">
            <text:list-item>
              <text:p text:style-name="P215">Lagring og deling av registrert dokumentasjon (innmålingsdata mm).</text:p>
            </text:list-item>
          </text:list>
        </text:list-item>
        <text:list-item>
          <text:p text:style-name="P216">Web-basert innsynsløsning for prosjektert og registrert dokumentasjon.</text:p>
          <text:list text:continue-numbering="true">
            <text:list-item>
              <text:p text:style-name="P217">Byggherre skal ha tilgang til løsningen og innsyn i data.</text:p>
            </text:list-item>
          </text:list>
        </text:list-item>
        <text:list-item>
          <text:p text:style-name="P218">Dokumenthåndtering:<text:s/></text:p>
          <text:list text:continue-numbering="true">
            <text:list-item>
              <text:p text:style-name="P219">Kommunikasjon og samhandling om dokumentasjon som ikke er stedfestet med oppdragsgiver og andre parter.</text:p>
            </text:list-item>
          </text:list>
        </text:list-item>
        <text:list-item>
          <text:p text:style-name="P220">Prosjektstyring.</text:p>
        </text:list-item>
      </text:list>
      <text:p text:style-name="P221">Hvilken programvare leverandøren skal benytte spesifiseres i kapittel D3 etter at kontrakten er undertegnet.</text:p>
      <text:p text:style-name="P222"/>
      <text:p text:style-name="P223"/>
      <text:p text:style-name="P224"/>
      <text:p text:style-name="Normal"/>
      <text:p text:style-name="P225"/>
      <text:p text:style-name="P226"/>
      <text:h text:style-name="Overskrift1" text:outline-level="1"><text:bookmark-start text:name="_Toc190979777"/><text:bookmark-start text:name="_Toc222309147"/>2 Dokumentasjon levert av oppdragsgiver<text:bookmark-end text:name="_Toc190979777"/><text:bookmark-end text:name="_Toc222309147"/><text:s/></text:h>
      <text:p text:style-name="P227">VEILEDNING: PUNKTENE I KAPITTEL 2 SETTES NORMALT INN I KONKURRANSEGRUNNLAGETS KAPITTEL D</text:p>
      <text:p text:style-name="Normal"/>
      <text:h text:style-name="Overskrift2" text:outline-level="2"><text:bookmark-start text:name="_Toc153891640"/><text:bookmark-start text:name="_Toc159577421"/><text:bookmark-start text:name="_Toc190979778"/><text:bookmark-start text:name="_Toc222309148"/>2.1 Prosjektets koordinatreferansesystem<text:bookmark-end text:name="_Toc153891640"/><text:bookmark-end text:name="_Toc159577421"/><text:bookmark-end text:name="_Toc190979778"/><text:bookmark-end text:name="_Toc222309148"/></text:h>
      <text:p text:style-name="Normal"><text:span text:style-name="T228">VEILEDNING: SPESIFISER HVILKEN NTM-SONE SOM SKAL BENYTTES I PROSJEKTET.</text:span></text:p>
      <text:p text:style-name="P229">Georeferert dokumentasjon skal leveres stedfestet i prosjektets koordinatreferansesystem, se R110 Modellgrunnlag, kapittel 1.7:<text:s/></text:p>
      <text:list text:style-name="LFO21" text:continue-numbering="true">
        <text:list-item>
          <text:p text:style-name="P230"><text:span text:style-name="T231">Grunnriss:<text:s/></text:span></text:p>
          <text:list text:continue-numbering="true">
            <text:list-item>
              <text:p text:style-name="P232"><text:span text:style-name="T233">Referanseramme: Euref89<text:s/></text:span></text:p>
            </text:list-item>
            <text:list-item>
              <text:p text:style-name="P234"><text:span text:style-name="T235">Kartprojeksjon: NTM<text:s/></text:span></text:p>
            </text:list-item>
            <text:list-item>
              <text:p text:style-name="P236">Sone xx</text:p>
            </text:list-item>
          </text:list>
        </text:list-item>
        <text:list-item>
          <text:p text:style-name="P237">Høyde:</text:p>
          <text:list text:continue-numbering="true">
            <text:list-item>
              <text:p text:style-name="P238">Høydesystem: NN2000</text:p>
            </text:list-item>
          </text:list>
        </text:list-item>
      </text:list>
      <text:p text:style-name="P239"/>
      <text:h text:style-name="Overskrift2" text:outline-level="2"><text:bookmark-start text:name="_Toc190979779"/><text:bookmark-start text:name="_Toc222309149"/>2.2 Grunnlagsdata<text:bookmark-end text:name="_Toc190979779"/><text:bookmark-end text:name="_Toc222309149"/><text:s/></text:h>
      <text:p text:style-name="Normal"><text:span text:style-name="T240">SE<text:s/></text:span><text:a xlink:href="https://github.com/vegvesen/R110-Modellgrunnlag/wiki/R110-Modellgrunnlag-%E2%80%90-maler-og-vedlegg#grunnlagsdata" office:target-frame-name="_top" xlink:show="replace"><text:span text:style-name="T241">OVERSIKT OVER AKTUELLE GRUNNLAGSDATA</text:span></text:a><text:span text:style-name="T242">, EN LISTE OVER GRUNNLAGSDATA SORTERT PÅ MODELLTYPE.</text:span></text:p>
      <text:p text:style-name="Normal">Krav til grunnlagsdata er gitt i R110 Modellgrunnlag kapittel 2.</text:p>
      <table:table table:style-name="Table243">
        <table:table-columns>
          <table:table-column table:style-name="TableColumn244"/>
          <table:table-column table:style-name="TableColumn245"/>
          <table:table-column table:style-name="TableColumn246"/>
          <table:table-column table:style-name="TableColumn247"/>
        </table:table-columns>
        <table:table-row table:style-name="TableRow248">
          <table:table-cell table:style-name="TableCell249">
            <text:p text:style-name="P250">Kategori</text:p>
          </table:table-cell>
          <table:table-cell table:style-name="TableCell251">
            <text:p text:style-name="P252">Navn</text:p>
          </table:table-cell>
          <table:table-cell table:style-name="TableCell253">
            <text:p text:style-name="P254">R110 kap.</text:p>
          </table:table-cell>
          <table:table-cell table:style-name="TableCell255">
            <text:p text:style-name="P256">Lenke til oversiktsskjema</text:p>
          </table:table-cell>
        </table:table-row>
        <table:table-row table:style-name="TableRow257">
          <table:table-cell table:style-name="TableCell258">
            <text:p text:style-name="P259">Grunnlagsdata</text:p>
          </table:table-cell>
          <table:table-cell table:style-name="TableCell260">
            <text:p text:style-name="P261">Fastmerker</text:p>
          </table:table-cell>
          <table:table-cell table:style-name="TableCell262">
            <text:p text:style-name="P263">2</text:p>
          </table:table-cell>
          <table:table-cell table:style-name="TableCell264">
            <text:p text:style-name="P265"/>
          </table:table-cell>
        </table:table-row>
        <table:table-row table:style-name="TableRow266">
          <table:table-cell table:style-name="TableCell267">
            <text:p text:style-name="P268">Grunnlagsdata</text:p>
          </table:table-cell>
          <table:table-cell table:style-name="TableCell269">
            <text:p text:style-name="P270">Registrerte data</text:p>
          </table:table-cell>
          <table:table-cell table:style-name="TableCell271">
            <text:p text:style-name="P272">3</text:p>
          </table:table-cell>
          <table:table-cell table:style-name="TableCell273">
            <text:p text:style-name="P274"/>
          </table:table-cell>
        </table:table-row>
        <table:table-row table:style-name="TableRow275">
          <table:table-cell table:style-name="TableCell276">
            <text:p text:style-name="P277">Grunnlagsdata</text:p>
          </table:table-cell>
          <table:table-cell table:style-name="TableCell278">
            <text:p text:style-name="P279">Ledningskart</text:p>
          </table:table-cell>
          <table:table-cell table:style-name="TableCell280">
            <text:p text:style-name="P281">2</text:p>
          </table:table-cell>
          <table:table-cell table:style-name="TableCell282">
            <text:p text:style-name="P283"/>
          </table:table-cell>
        </table:table-row>
        <table:table-row table:style-name="TableRow284">
          <table:table-cell table:style-name="TableCell285">
            <text:p text:style-name="P286">Grunnlagsdata</text:p>
          </table:table-cell>
          <table:table-cell table:style-name="TableCell287">
            <text:p text:style-name="P288">Geodata (FKB mm)</text:p>
          </table:table-cell>
          <table:table-cell table:style-name="TableCell289">
            <text:p text:style-name="P290">2</text:p>
          </table:table-cell>
          <table:table-cell table:style-name="TableCell291">
            <text:p text:style-name="P292"/>
          </table:table-cell>
        </table:table-row>
        <table:table-row table:style-name="TableRow293">
          <table:table-cell table:style-name="TableCell294">
            <text:p text:style-name="P295">Grunnlagsdata</text:p>
          </table:table-cell>
          <table:table-cell table:style-name="TableCell296">
            <text:p text:style-name="P297">Spesifiser</text:p>
          </table:table-cell>
          <table:table-cell table:style-name="TableCell298">
            <text:p text:style-name="P299"/>
          </table:table-cell>
          <table:table-cell table:style-name="TableCell300">
            <text:p text:style-name="P301"/>
          </table:table-cell>
        </table:table-row>
      </table:table>
      <text:p text:style-name="P302">Beskrivelse:</text:p>
      <text:p text:style-name="P303"/>
      <text:p text:style-name="P304"/>
      <text:p text:style-name="P305"/>
      <text:h text:style-name="Overskrift2" text:outline-level="2"><text:bookmark-start text:name="_Toc190979780"/><text:bookmark-start text:name="_Toc222309150"/>2.3 Dokumentasjon fra utførte prosjektfaser<text:bookmark-end text:name="_Toc190979780"/><text:bookmark-end text:name="_Toc222309150"/></text:h>
      <table:table table:style-name="Table306">
        <table:table-columns>
          <table:table-column table:style-name="TableColumn307"/>
          <table:table-column table:style-name="TableColumn308"/>
        </table:table-columns>
        <table:table-row table:style-name="TableRow309">
          <table:table-cell table:style-name="TableCell310">
            <text:p text:style-name="P311"> Type</text:p>
          </table:table-cell>
          <table:table-cell table:style-name="TableCell312">
            <text:p text:style-name="P313">Lenke til oversiktsskjema</text:p>
          </table:table-cell>
        </table:table-row>
        <table:table-row table:style-name="TableRow314">
          <table:table-cell table:style-name="TableCell315">
            <text:p text:style-name="P316">Utredninger</text:p>
          </table:table-cell>
          <table:table-cell table:style-name="TableCell317">
            <text:p text:style-name="P318"/>
          </table:table-cell>
        </table:table-row>
        <table:table-row table:style-name="TableRow319">
          <table:table-cell table:style-name="TableCell320">
            <text:p text:style-name="P321">Oversiktsplaner<text:s/></text:p>
          </table:table-cell>
          <table:table-cell table:style-name="TableCell322">
            <text:p text:style-name="P323"/>
          </table:table-cell>
        </table:table-row>
        <table:table-row table:style-name="TableRow324">
          <table:table-cell table:style-name="TableCell325">
            <text:p text:style-name="P326">Spesielle utredninger/analyser</text:p>
          </table:table-cell>
          <table:table-cell table:style-name="TableCell327">
            <text:p text:style-name="P328"/>
          </table:table-cell>
        </table:table-row>
        <table:table-row table:style-name="TableRow329">
          <table:table-cell table:style-name="TableCell330">
            <text:p text:style-name="P331">Kommunedelplan</text:p>
          </table:table-cell>
          <table:table-cell table:style-name="TableCell332">
            <text:p text:style-name="P333"/>
          </table:table-cell>
        </table:table-row>
        <table:table-row table:style-name="TableRow334">
          <table:table-cell table:style-name="TableCell335">
            <text:p text:style-name="P336">Reguleringsplan</text:p>
          </table:table-cell>
          <table:table-cell table:style-name="TableCell337">
            <text:p text:style-name="P338"/>
          </table:table-cell>
        </table:table-row>
        <table:table-row table:style-name="TableRow339">
          <table:table-cell table:style-name="TableCell340">
            <text:p text:style-name="P341">Konkurransegrunnlag</text:p>
          </table:table-cell>
          <table:table-cell table:style-name="TableCell342">
            <text:p text:style-name="P343"/>
          </table:table-cell>
        </table:table-row>
      </table:table>
      <text:p text:style-name="Normal"><text:span text:style-name="T344">Beskrivelse:</text:span></text:p>
      <text:p text:style-name="P345"/>
      <text:h text:style-name="Overskrift2" text:outline-level="2"><text:bookmark-start text:name="_Toc190979781"/><text:bookmark-start text:name="_Toc222309151"/>2.4 Mal for katalogstruktur<text:bookmark-end text:name="_Toc190979781"/><text:bookmark-end text:name="_Toc222309151"/></text:h>
      <text:p text:style-name="Normal"><text:span text:style-name="T346">VEILEDNING: SETT INN LENKE TIL PROSJEKTETS MAL FOR KATALOGSTRUKTUR.</text:span></text:p>
      <text:p text:style-name="P347"/>
      <text:h text:style-name="Overskrift2" text:outline-level="2"><text:bookmark-start text:name="_Toc190979782"/><text:bookmark-start text:name="_Toc222309152"/>2.5 Modeller<text:bookmark-end text:name="_Toc190979782"/><text:bookmark-end text:name="_Toc222309152"/><text:s/></text:h>
      <text:p text:style-name="Normal">Følgende modeller er utarbeidet av oppdragsgiver og leveres med konkurransegrunnlaget. Den prosjekterte dokumentasjonen er utgangspunktet for tilbyders utførelse. For detaljert oversikt over datafiler som leveres med konkurransegrunnlaget, se vedlegg XX</text:p>
      <text:p text:style-name="P348"><text:s/>VEILEDNING: VEDLEGG XX: EN DETALJERT OVERSIKT OVER HVILKE DATAFILER SOM LEVERES.</text:p>
      <text:h text:style-name="Overskrift3" text:outline-level="3"><text:line-break/><text:bookmark-start text:name="_Toc190979783"/><text:bookmark-start text:name="_Toc222309153"/>2.5.1 Grunnlagsmodeller<text:bookmark-end text:name="_Toc190979783"/><text:bookmark-end text:name="_Toc222309153"/></text:h>
      <table:table table:style-name="Table349">
        <table:table-columns>
          <table:table-column table:style-name="TableColumn350"/>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p text:style-name="P357">Kategori</text:p>
          </table:table-cell>
          <table:table-cell table:style-name="TableCell358">
            <text:p text:style-name="P359">Navn</text:p>
          </table:table-cell>
          <table:table-cell table:style-name="TableCell360">
            <text:p text:style-name="P361">R110 kap.</text:p>
          </table:table-cell>
          <table:table-cell table:style-name="TableCell362">
            <text:p text:style-name="P363">Åpent format</text:p>
          </table:table-cell>
          <table:table-cell table:style-name="TableCell364">
            <text:p text:style-name="P365">Originalformat</text:p>
          </table:table-cell>
        </table:table-row>
        <table:table-row table:style-name="TableRow366">
          <table:table-cell table:style-name="TableCell367">
            <text:p text:style-name="P368">Grunnlagsmodell</text:p>
          </table:table-cell>
          <table:table-cell table:style-name="TableCell369">
            <text:p text:style-name="P370">Befolkning</text:p>
          </table:table-cell>
          <table:table-cell table:style-name="TableCell371">
            <text:p text:style-name="P372">4.2.2</text:p>
          </table:table-cell>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Grunnlagsmodell</text:p>
          </table:table-cell>
          <table:table-cell table:style-name="TableCell380">
            <text:p text:style-name="P381">Bildedata</text:p>
          </table:table-cell>
          <table:table-cell table:style-name="TableCell382">
            <text:p text:style-name="P383">4.2.3</text:p>
          </table:table-cell>
          <table:table-cell table:style-name="TableCell384">
            <text:p text:style-name="P385"/>
          </table:table-cell>
          <table:table-cell table:style-name="TableCell386">
            <text:p text:style-name="P387"/>
          </table:table-cell>
        </table:table-row>
        <table:table-row table:style-name="TableRow388">
          <table:table-cell table:style-name="TableCell389">
            <text:p text:style-name="P390">Grunnlagsmodell</text:p>
          </table:table-cell>
          <table:table-cell table:style-name="TableCell391">
            <text:p text:style-name="P392">Bygg</text:p>
          </table:table-cell>
          <table:table-cell table:style-name="TableCell393">
            <text:p text:style-name="P394">4.2.4</text:p>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Grunnlagsmodell</text:p>
          </table:table-cell>
          <table:table-cell table:style-name="TableCell402">
            <text:p text:style-name="P403">Eiendom</text:p>
          </table:table-cell>
          <table:table-cell table:style-name="TableCell404">
            <text:p text:style-name="P405">4.2.5</text:p>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Grunnlagsmodell</text:p>
          </table:table-cell>
          <table:table-cell table:style-name="TableCell413">
            <text:p text:style-name="P414">Forurensning</text:p>
          </table:table-cell>
          <table:table-cell table:style-name="TableCell415">
            <text:p text:style-name="P416">4.2.6</text:p>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Grunnlagsmodell</text:p>
          </table:table-cell>
          <table:table-cell table:style-name="TableCell424">
            <text:p text:style-name="P425">Friluftsliv</text:p>
          </table:table-cell>
          <table:table-cell table:style-name="TableCell426">
            <text:p text:style-name="P427">4.2.7</text:p>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Grunnlagsmodell</text:p>
          </table:table-cell>
          <table:table-cell table:style-name="TableCell435">
            <text:p text:style-name="P436">Grunnforhold</text:p>
          </table:table-cell>
          <table:table-cell table:style-name="TableCell437">
            <text:p text:style-name="P438">4.2.8</text:p>
          </table:table-cell>
          <table:table-cell table:style-name="TableCell439">
            <text:p text:style-name="P440"/>
          </table:table-cell>
          <table:table-cell table:style-name="TableCell441">
            <text:p text:style-name="P442"/>
          </table:table-cell>
        </table:table-row>
        <table:table-row table:style-name="TableRow443">
          <table:table-cell table:style-name="TableCell444">
            <text:p text:style-name="P445">Grunnlagsmodell</text:p>
          </table:table-cell>
          <table:table-cell table:style-name="TableCell446">
            <text:p text:style-name="P447">Kulturarv</text:p>
          </table:table-cell>
          <table:table-cell table:style-name="TableCell448">
            <text:p text:style-name="P449">4.2.9</text:p>
          </table:table-cell>
          <table:table-cell table:style-name="TableCell450">
            <text:p text:style-name="P451"/>
          </table:table-cell>
          <table:table-cell table:style-name="TableCell452">
            <text:p text:style-name="P453"/>
          </table:table-cell>
        </table:table-row>
        <table:table-row table:style-name="TableRow454">
          <table:table-cell table:style-name="TableCell455">
            <text:p text:style-name="P456">Grunnlagsmodell</text:p>
          </table:table-cell>
          <table:table-cell table:style-name="TableCell457">
            <text:p text:style-name="P458">Landskap</text:p>
          </table:table-cell>
          <table:table-cell table:style-name="TableCell459">
            <text:p text:style-name="P460">4.2.10</text:p>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Grunnlagsmodell</text:p>
          </table:table-cell>
          <table:table-cell table:style-name="TableCell468">
            <text:p text:style-name="P469">Naturmangfold</text:p>
          </table:table-cell>
          <table:table-cell table:style-name="TableCell470">
            <text:p text:style-name="P471">4.2.11</text:p>
          </table:table-cell>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Grunnlagsmodell</text:p>
          </table:table-cell>
          <table:table-cell table:style-name="TableCell479">
            <text:p text:style-name="P480">Naturressurser</text:p>
          </table:table-cell>
          <table:table-cell table:style-name="TableCell481">
            <text:p text:style-name="P482">4.2.12</text:p>
          </table:table-cell>
          <table:table-cell table:style-name="TableCell483">
            <text:p text:style-name="P484"/>
          </table:table-cell>
          <table:table-cell table:style-name="TableCell485">
            <text:p text:style-name="P486"/>
          </table:table-cell>
        </table:table-row>
        <table:table-row table:style-name="TableRow487">
          <table:table-cell table:style-name="TableCell488">
            <text:p text:style-name="P489">Grunnlagsmodell</text:p>
          </table:table-cell>
          <table:table-cell table:style-name="TableCell490">
            <text:p text:style-name="P491">Næring</text:p>
          </table:table-cell>
          <table:table-cell table:style-name="TableCell492">
            <text:p text:style-name="P493">4.2.13</text:p>
          </table:table-cell>
          <table:table-cell table:style-name="TableCell494">
            <text:p text:style-name="P495"/>
          </table:table-cell>
          <table:table-cell table:style-name="TableCell496">
            <text:p text:style-name="P497"/>
          </table:table-cell>
        </table:table-row>
        <table:table-row table:style-name="TableRow498">
          <table:table-cell table:style-name="TableCell499">
            <text:p text:style-name="P500">Grunnlagsmodell</text:p>
          </table:table-cell>
          <table:table-cell table:style-name="TableCell501">
            <text:p text:style-name="P502">Plansituasjon</text:p>
          </table:table-cell>
          <table:table-cell table:style-name="TableCell503">
            <text:p text:style-name="P504">4.2.14</text:p>
          </table:table-cell>
          <table:table-cell table:style-name="TableCell505">
            <text:p text:style-name="P506"/>
          </table:table-cell>
          <table:table-cell table:style-name="TableCell507">
            <text:p text:style-name="P508"/>
          </table:table-cell>
        </table:table-row>
        <table:table-row table:style-name="TableRow509">
          <table:table-cell table:style-name="TableCell510">
            <text:p text:style-name="P511">Grunnlagsmodell</text:p>
          </table:table-cell>
          <table:table-cell table:style-name="TableCell512">
            <text:p text:style-name="P513">Samfunnssikkerhet</text:p>
          </table:table-cell>
          <table:table-cell table:style-name="TableCell514">
            <text:p text:style-name="P515">4.2.15</text:p>
          </table:table-cell>
          <table:table-cell table:style-name="TableCell516">
            <text:p text:style-name="P517"/>
          </table:table-cell>
          <table:table-cell table:style-name="TableCell518">
            <text:p text:style-name="P519"/>
          </table:table-cell>
        </table:table-row>
        <table:table-row table:style-name="TableRow520">
          <table:table-cell table:style-name="TableCell521">
            <text:p text:style-name="P522">Grunnlagsmodell</text:p>
          </table:table-cell>
          <table:table-cell table:style-name="TableCell523">
            <text:p text:style-name="P524">Samferdsel</text:p>
          </table:table-cell>
          <table:table-cell table:style-name="TableCell525">
            <text:p text:style-name="P526">4.2.16</text:p>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Grunnlagsmodell</text:p>
          </table:table-cell>
          <table:table-cell table:style-name="TableCell534">
            <text:p text:style-name="P535">Terreng-modell</text:p>
          </table:table-cell>
          <table:table-cell table:style-name="TableCell536">
            <text:p text:style-name="P537">4.2.17</text:p>
          </table:table-cell>
          <table:table-cell table:style-name="TableCell538">
            <text:p text:style-name="P539"/>
          </table:table-cell>
          <table:table-cell table:style-name="TableCell540">
            <text:p text:style-name="P541"/>
          </table:table-cell>
        </table:table-row>
        <table:table-row table:style-name="TableRow542">
          <table:table-cell table:style-name="TableCell543">
            <text:p text:style-name="P544">Grunnlagsmodell</text:p>
          </table:table-cell>
          <table:table-cell table:style-name="TableCell545">
            <text:p text:style-name="P546">Teknisk infrastruktur</text:p>
          </table:table-cell>
          <table:table-cell table:style-name="TableCell547">
            <text:p text:style-name="P548">4.2.18</text:p>
          </table:table-cell>
          <table:table-cell table:style-name="TableCell549">
            <text:p text:style-name="P550"/>
          </table:table-cell>
          <table:table-cell table:style-name="TableCell551">
            <text:p text:style-name="P552"/>
          </table:table-cell>
        </table:table-row>
        <table:table-row table:style-name="TableRow553">
          <table:table-cell table:style-name="TableCell554">
            <text:p text:style-name="P555">Grunnlagsmodell</text:p>
          </table:table-cell>
          <table:table-cell table:style-name="TableCell556">
            <text:p text:style-name="P557">Vær og klima</text:p>
          </table:table-cell>
          <table:table-cell table:style-name="TableCell558">
            <text:p text:style-name="P559">4.2.19</text:p>
          </table:table-cell>
          <table:table-cell table:style-name="TableCell560">
            <text:p text:style-name="P561"/>
          </table:table-cell>
          <table:table-cell table:style-name="TableCell562">
            <text:p text:style-name="P563"/>
          </table:table-cell>
        </table:table-row>
      </table:table>
      <text:p text:style-name="Normal"><text:span text:style-name="T564">Beskrivelse:</text:span></text:p>
      <text:p text:style-name="Normal"/>
      <text:p text:style-name="P565"/>
      <text:h text:style-name="Overskrift3" text:outline-level="3"><text:bookmark-start text:name="_Toc190979784"/><text:bookmark-start text:name="_Toc222309154"/>2.5.2 Fagmodeller<text:bookmark-end text:name="_Toc190979784"/><text:bookmark-end text:name="_Toc222309154"/></text:h>
      <text:p text:style-name="Normal"/>
      <table:table table:style-name="Table566">
        <table:table-columns>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Kategori</text:p>
          </table:table-cell>
          <table:table-cell table:style-name="TableCell575">
            <text:p text:style-name="P576">Navn</text:p>
          </table:table-cell>
          <table:table-cell table:style-name="TableCell577">
            <text:p text:style-name="P578">R110 kap.</text:p>
          </table:table-cell>
          <table:table-cell table:style-name="TableCell579">
            <text:p text:style-name="P580">Åpent format</text:p>
          </table:table-cell>
          <table:table-cell table:style-name="TableCell581">
            <text:p text:style-name="P582">Originalformat</text:p>
          </table:table-cell>
        </table:table-row>
        <table:table-row table:style-name="TableRow583">
          <table:table-cell table:style-name="TableCell584">
            <text:p text:style-name="P585">Fagmodell</text:p>
          </table:table-cell>
          <table:table-cell table:style-name="TableCell586">
            <text:p text:style-name="P587">Belysning</text:p>
          </table:table-cell>
          <table:table-cell table:style-name="TableCell588">
            <text:p text:style-name="P589">4.3.2</text:p>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Fagmodell</text:p>
          </table:table-cell>
          <table:table-cell table:style-name="TableCell597">
            <text:p text:style-name="P598">Bru</text:p>
          </table:table-cell>
          <table:table-cell table:style-name="TableCell599">
            <text:p text:style-name="P600">4.3.3</text:p>
          </table:table-cell>
          <table:table-cell table:style-name="TableCell601">
            <text:p text:style-name="P602"/>
          </table:table-cell>
          <table:table-cell table:style-name="TableCell603">
            <text:p text:style-name="P604"/>
          </table:table-cell>
        </table:table-row>
        <table:table-row table:style-name="TableRow605">
          <table:table-cell table:style-name="TableCell606">
            <text:p text:style-name="P607">Fagmodell</text:p>
          </table:table-cell>
          <table:table-cell table:style-name="TableCell608">
            <text:p text:style-name="P609">Bygninger</text:p>
          </table:table-cell>
          <table:table-cell table:style-name="TableCell610">
            <text:p text:style-name="P611">4.3.4</text:p>
          </table:table-cell>
          <table:table-cell table:style-name="TableCell612">
            <text:p text:style-name="P613"/>
          </table:table-cell>
          <table:table-cell table:style-name="TableCell614">
            <text:p text:style-name="P615"/>
          </table:table-cell>
        </table:table-row>
        <table:table-row table:style-name="TableRow616">
          <table:table-cell table:style-name="TableCell617">
            <text:p text:style-name="P618">Fagmodell</text:p>
          </table:table-cell>
          <table:table-cell table:style-name="TableCell619">
            <text:p text:style-name="P620">Elektro</text:p>
          </table:table-cell>
          <table:table-cell table:style-name="TableCell621">
            <text:p text:style-name="P622">4.3.5</text:p>
          </table:table-cell>
          <table:table-cell table:style-name="TableCell623">
            <text:p text:style-name="P624"/>
          </table:table-cell>
          <table:table-cell table:style-name="TableCell625">
            <text:p text:style-name="P626"/>
          </table:table-cell>
        </table:table-row>
        <table:table-row table:style-name="TableRow627">
          <table:table-cell table:style-name="TableCell628">
            <text:p text:style-name="P629">Fagmodell</text:p>
          </table:table-cell>
          <table:table-cell table:style-name="TableCell630">
            <text:p text:style-name="P631">Ferjekai</text:p>
          </table:table-cell>
          <table:table-cell table:style-name="TableCell632">
            <text:p text:style-name="P633">4.3.6</text:p>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Fagmodell</text:p>
          </table:table-cell>
          <table:table-cell table:style-name="TableCell641">
            <text:p text:style-name="P642">Gatemøbler</text:p>
          </table:table-cell>
          <table:table-cell table:style-name="TableCell643">
            <text:p text:style-name="P644">4.3.7</text:p>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Fagmodell</text:p>
          </table:table-cell>
          <table:table-cell table:style-name="TableCell652">
            <text:p text:style-name="P653">Geologi</text:p>
          </table:table-cell>
          <table:table-cell table:style-name="TableCell654">
            <text:p text:style-name="P655">4.3.8</text:p>
          </table:table-cell>
          <table:table-cell table:style-name="TableCell656">
            <text:p text:style-name="P657"/>
          </table:table-cell>
          <table:table-cell table:style-name="TableCell658">
            <text:p text:style-name="P659"/>
          </table:table-cell>
        </table:table-row>
        <table:table-row table:style-name="TableRow660">
          <table:table-cell table:style-name="TableCell661">
            <text:p text:style-name="P662">Fagmodell</text:p>
          </table:table-cell>
          <table:table-cell table:style-name="TableCell663">
            <text:p text:style-name="P664">Geoteknikk</text:p>
          </table:table-cell>
          <table:table-cell table:style-name="TableCell665">
            <text:p text:style-name="P666">4.3.9</text:p>
          </table:table-cell>
          <table:table-cell table:style-name="TableCell667">
            <text:p text:style-name="P668"/>
          </table:table-cell>
          <table:table-cell table:style-name="TableCell669">
            <text:p text:style-name="P670"/>
          </table:table-cell>
        </table:table-row>
        <table:table-row table:style-name="TableRow671">
          <table:table-cell table:style-name="TableCell672">
            <text:p text:style-name="P673">Fagmodell</text:p>
          </table:table-cell>
          <table:table-cell table:style-name="TableCell674">
            <text:p text:style-name="P675">Grunnerverv</text:p>
          </table:table-cell>
          <table:table-cell table:style-name="TableCell676">
            <text:p text:style-name="P677">4.3.10</text:p>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Fagmodell</text:p>
          </table:table-cell>
          <table:table-cell table:style-name="TableCell685">
            <text:p text:style-name="P686">Konstruksjoner</text:p>
          </table:table-cell>
          <table:table-cell table:style-name="TableCell687">
            <text:p text:style-name="P688">4.3.11</text:p>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Fagmodell</text:p>
          </table:table-cell>
          <table:table-cell table:style-name="TableCell696">
            <text:p text:style-name="P697">Kultur-minnevern</text:p>
          </table:table-cell>
          <table:table-cell table:style-name="TableCell698">
            <text:p text:style-name="P699">4.3.12</text:p>
          </table:table-cell>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Fagmodell</text:p>
          </table:table-cell>
          <table:table-cell table:style-name="TableCell707">
            <text:p text:style-name="P708">Masse-håndtering</text:p>
          </table:table-cell>
          <table:table-cell table:style-name="TableCell709">
            <text:p text:style-name="P710">4.3.13</text:p>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Fagmodell</text:p>
          </table:table-cell>
          <table:table-cell table:style-name="TableCell718">
            <text:p text:style-name="P719">Naturvern</text:p>
          </table:table-cell>
          <table:table-cell table:style-name="TableCell720">
            <text:p text:style-name="P721">4.3.14</text:p>
          </table:table-cell>
          <table:table-cell table:style-name="TableCell722">
            <text:p text:style-name="P723"/>
          </table:table-cell>
          <table:table-cell table:style-name="TableCell724">
            <text:p text:style-name="P725"/>
          </table:table-cell>
        </table:table-row>
        <table:table-row table:style-name="TableRow726">
          <table:table-cell table:style-name="TableCell727">
            <text:p text:style-name="P728">Fagmodell</text:p>
          </table:table-cell>
          <table:table-cell table:style-name="TableCell729">
            <text:p text:style-name="P730">Overvann</text:p>
          </table:table-cell>
          <table:table-cell table:style-name="TableCell731">
            <text:p text:style-name="P732">4.3.15</text:p>
          </table:table-cell>
          <table:table-cell table:style-name="TableCell733">
            <text:p text:style-name="P734"/>
          </table:table-cell>
          <table:table-cell table:style-name="TableCell735">
            <text:p text:style-name="P736"/>
          </table:table-cell>
        </table:table-row>
        <table:table-row table:style-name="TableRow737">
          <table:table-cell table:style-name="TableCell738">
            <text:p text:style-name="P739">Fagmodell</text:p>
          </table:table-cell>
          <table:table-cell table:style-name="TableCell740">
            <text:p text:style-name="P741">Planfag</text:p>
          </table:table-cell>
          <table:table-cell table:style-name="TableCell742">
            <text:p text:style-name="P743">4.3.16</text:p>
          </table:table-cell>
          <table:table-cell table:style-name="TableCell744">
            <text:p text:style-name="P745"/>
          </table:table-cell>
          <table:table-cell table:style-name="TableCell746">
            <text:p text:style-name="P747"/>
          </table:table-cell>
        </table:table-row>
        <table:table-row table:style-name="TableRow748">
          <table:table-cell table:style-name="TableCell749">
            <text:p text:style-name="P750">Fagmodell</text:p>
          </table:table-cell>
          <table:table-cell table:style-name="TableCell751">
            <text:p text:style-name="P752">Rekkverk</text:p>
          </table:table-cell>
          <table:table-cell table:style-name="TableCell753">
            <text:p text:style-name="P754">4.3.17</text:p>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Fagmodell</text:p>
          </table:table-cell>
          <table:table-cell table:style-name="TableCell762">
            <text:p text:style-name="P763">Risiko-reduksjon</text:p>
          </table:table-cell>
          <table:table-cell table:style-name="TableCell764">
            <text:p text:style-name="P765">4.3.18</text:p>
          </table:table-cell>
          <table:table-cell table:style-name="TableCell766">
            <text:p text:style-name="P767"/>
          </table:table-cell>
          <table:table-cell table:style-name="TableCell768">
            <text:p text:style-name="P769"/>
          </table:table-cell>
        </table:table-row>
        <table:table-row table:style-name="TableRow770">
          <table:table-cell table:style-name="TableCell771">
            <text:p text:style-name="P772">Fagmodell</text:p>
          </table:table-cell>
          <table:table-cell table:style-name="TableCell773">
            <text:p text:style-name="P774">Signal</text:p>
          </table:table-cell>
          <table:table-cell table:style-name="TableCell775">
            <text:p text:style-name="P776">4.3.19</text:p>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Fagmodell</text:p>
          </table:table-cell>
          <table:table-cell table:style-name="TableCell784">
            <text:p text:style-name="P785">Skilt</text:p>
          </table:table-cell>
          <table:table-cell table:style-name="TableCell786">
            <text:p text:style-name="P787">4.3.20</text:p>
          </table:table-cell>
          <table:table-cell table:style-name="TableCell788">
            <text:p text:style-name="P789"/>
          </table:table-cell>
          <table:table-cell table:style-name="TableCell790">
            <text:p text:style-name="P791"/>
          </table:table-cell>
        </table:table-row>
        <table:table-row table:style-name="TableRow792">
          <table:table-cell table:style-name="TableCell793">
            <text:p text:style-name="P794">Fagmodell</text:p>
          </table:table-cell>
          <table:table-cell table:style-name="TableCell795">
            <text:p text:style-name="P796">Steinsetting</text:p>
          </table:table-cell>
          <table:table-cell table:style-name="TableCell797">
            <text:p text:style-name="P798">4.3.21</text:p>
          </table:table-cell>
          <table:table-cell table:style-name="TableCell799">
            <text:p text:style-name="P800"/>
          </table:table-cell>
          <table:table-cell table:style-name="TableCell801">
            <text:p text:style-name="P802"/>
          </table:table-cell>
        </table:table-row>
        <table:table-row table:style-name="TableRow803">
          <table:table-cell table:style-name="TableCell804">
            <text:p text:style-name="P805">Fagmodell</text:p>
          </table:table-cell>
          <table:table-cell table:style-name="TableCell806">
            <text:p text:style-name="P807">Terrengforming</text:p>
          </table:table-cell>
          <table:table-cell table:style-name="TableCell808">
            <text:p text:style-name="P809">4.3.22</text:p>
          </table:table-cell>
          <table:table-cell table:style-name="TableCell810">
            <text:p text:style-name="P811"/>
          </table:table-cell>
          <table:table-cell table:style-name="TableCell812">
            <text:p text:style-name="P813"/>
          </table:table-cell>
        </table:table-row>
        <table:table-row table:style-name="TableRow814">
          <table:table-cell table:style-name="TableCell815">
            <text:p text:style-name="P816">Fagmodell</text:p>
          </table:table-cell>
          <table:table-cell table:style-name="TableCell817">
            <text:p text:style-name="P818">Tunnel</text:p>
          </table:table-cell>
          <table:table-cell table:style-name="TableCell819">
            <text:p text:style-name="P820">4.3.23</text:p>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P827">Fagmodell</text:p>
          </table:table-cell>
          <table:table-cell table:style-name="TableCell828">
            <text:p text:style-name="P829">Vann- og avløp</text:p>
          </table:table-cell>
          <table:table-cell table:style-name="TableCell830">
            <text:p text:style-name="P831">4.3.24</text:p>
          </table:table-cell>
          <table:table-cell table:style-name="TableCell832">
            <text:p text:style-name="P833"/>
          </table:table-cell>
          <table:table-cell table:style-name="TableCell834">
            <text:p text:style-name="P835"/>
          </table:table-cell>
        </table:table-row>
        <table:table-row table:style-name="TableRow836">
          <table:table-cell table:style-name="TableCell837">
            <text:p text:style-name="P838">Fagmodell</text:p>
          </table:table-cell>
          <table:table-cell table:style-name="TableCell839">
            <text:p text:style-name="P840">Veg</text:p>
          </table:table-cell>
          <table:table-cell table:style-name="TableCell841">
            <text:p text:style-name="P842">4.3.25</text:p>
          </table:table-cell>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Fagmodell</text:p>
          </table:table-cell>
          <table:table-cell table:style-name="TableCell850">
            <text:p text:style-name="P851">Vegetasjon</text:p>
          </table:table-cell>
          <table:table-cell table:style-name="TableCell852">
            <text:p text:style-name="P853">4.3.26</text:p>
          </table:table-cell>
          <table:table-cell table:style-name="TableCell854">
            <text:p text:style-name="P855"/>
          </table:table-cell>
          <table:table-cell table:style-name="TableCell856">
            <text:p text:style-name="P857"/>
          </table:table-cell>
        </table:table-row>
        <table:table-row table:style-name="TableRow858">
          <table:table-cell table:style-name="TableCell859">
            <text:p text:style-name="P860">Fagmodell</text:p>
          </table:table-cell>
          <table:table-cell table:style-name="TableCell861">
            <text:p text:style-name="P862">Vegoppmerking</text:p>
          </table:table-cell>
          <table:table-cell table:style-name="TableCell863">
            <text:p text:style-name="P864">4.3.27</text:p>
          </table:table-cell>
          <table:table-cell table:style-name="TableCell865">
            <text:p text:style-name="P866"/>
          </table:table-cell>
          <table:table-cell table:style-name="TableCell867">
            <text:p text:style-name="P868"/>
          </table:table-cell>
        </table:table-row>
      </table:table>
      <text:p text:style-name="Normal"><text:span text:style-name="T869">Beskrivelse:</text:span></text:p>
      <text:p text:style-name="Normal"/>
      <text:p text:style-name="Normal"/>
      <text:h text:style-name="Overskrift3" text:outline-level="3"><text:bookmark-start text:name="_Toc190979785"/><text:bookmark-start text:name="_Toc222309155"/>2.5.3 Koordineringsmodeller<text:bookmark-end text:name="_Toc190979785"/><text:bookmark-end text:name="_Toc222309155"/><text:s/></text:h>
      <table:table table:style-name="Table870">
        <table:table-columns>
          <table:table-column table:style-name="TableColumn871"/>
          <table:table-column table:style-name="TableColumn872"/>
          <table:table-column table:style-name="TableColumn873"/>
          <table:table-column table:style-name="TableColumn874"/>
          <table:table-column table:style-name="TableColumn875"/>
        </table:table-columns>
        <table:table-row table:style-name="TableRow876">
          <table:table-cell table:style-name="TableCell877">
            <text:p text:style-name="Normal"><text:span text:style-name="T878">Kategori</text:span></text:p>
          </table:table-cell>
          <table:table-cell table:style-name="TableCell879">
            <text:p text:style-name="Normal"><text:span text:style-name="T880">Navn</text:span></text:p>
          </table:table-cell>
          <table:table-cell table:style-name="TableCell881">
            <text:p text:style-name="Normal"><text:span text:style-name="T882">R110 kap.</text:span></text:p>
          </table:table-cell>
          <table:table-cell table:style-name="TableCell883">
            <text:p text:style-name="Normal"><text:span text:style-name="T884">Åpent format</text:span></text:p>
          </table:table-cell>
          <table:table-cell table:style-name="TableCell885">
            <text:p text:style-name="Normal"><text:span text:style-name="T886">Originalformat</text:span></text:p>
          </table:table-cell>
        </table:table-row>
        <table:table-row table:style-name="TableRow887">
          <table:table-cell table:style-name="TableCell888">
            <text:p text:style-name="P889">Koordineringsmodell</text:p>
          </table:table-cell>
          <table:table-cell table:style-name="TableCell890">
            <text:p text:style-name="P891">Tverrfaglig<text:s/></text:p>
          </table:table-cell>
          <table:table-cell table:style-name="TableCell892">
            <text:p text:style-name="P893">4.5</text:p>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Koordineringsmodell</text:p>
          </table:table-cell>
          <table:table-cell table:style-name="TableCell901">
            <text:p text:style-name="P902">Samordnings</text:p>
          </table:table-cell>
          <table:table-cell table:style-name="TableCell903">
            <text:p text:style-name="P904">4.6</text:p>
          </table:table-cell>
          <table:table-cell table:style-name="TableCell905">
            <text:p text:style-name="P906"/>
          </table:table-cell>
          <table:table-cell table:style-name="TableCell907">
            <text:p text:style-name="P908"/>
          </table:table-cell>
        </table:table-row>
        <table:table-row table:style-name="TableRow909">
          <table:table-cell table:style-name="TableCell910">
            <text:p text:style-name="P911">Koordineringsmodell</text:p>
          </table:table-cell>
          <table:table-cell table:style-name="TableCell912">
            <text:p text:style-name="P913">Situasjons</text:p>
          </table:table-cell>
          <table:table-cell table:style-name="TableCell914">
            <text:p text:style-name="P915">4.4</text:p>
          </table:table-cell>
          <table:table-cell table:style-name="TableCell916">
            <text:p text:style-name="P917"/>
          </table:table-cell>
          <table:table-cell table:style-name="TableCell918">
            <text:p text:style-name="P919"/>
          </table:table-cell>
        </table:table-row>
      </table:table>
      <text:p text:style-name="Normal"><text:span text:style-name="T920">Beskrivelse:</text:span></text:p>
      <text:p text:style-name="P921"/>
      <text:h text:style-name="Overskrift4" text:outline-level="4">2.5.3.1 Tverrfaglige analyser</text:h>
      <text:p text:style-name="P922"/>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s>
        <table:table-row table:style-name="TableRow929">
          <table:table-cell table:style-name="TableCell930">
            <text:p text:style-name="P931">Kategori</text:p>
          </table:table-cell>
          <table:table-cell table:style-name="TableCell932">
            <text:p text:style-name="P933">Navn</text:p>
          </table:table-cell>
          <table:table-cell table:style-name="TableCell934">
            <text:p text:style-name="P935">R110 kap.</text:p>
          </table:table-cell>
          <table:table-cell table:style-name="TableCell936">
            <text:p text:style-name="P937">Åpent format</text:p>
          </table:table-cell>
          <table:table-cell table:style-name="TableCell938">
            <text:p text:style-name="Normal"><text:span text:style-name="T939">Originalformat</text:span></text:p>
          </table:table-cell>
        </table:table-row>
        <table:table-row table:style-name="TableRow940">
          <table:table-cell table:style-name="TableCell941">
            <text:p text:style-name="P942">Tverrfaglige analyser</text:p>
          </table:table-cell>
          <table:table-cell table:style-name="TableCell943">
            <text:p text:style-name="P944">Klimagassutslipp</text:p>
          </table:table-cell>
          <table:table-cell table:style-name="TableCell945">
            <text:p text:style-name="P946">4.6.6.2</text:p>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Tverrfaglige analyser</text:p>
          </table:table-cell>
          <table:table-cell table:style-name="TableCell954">
            <text:p text:style-name="P955">Risiko</text:p>
          </table:table-cell>
          <table:table-cell table:style-name="TableCell956">
            <text:p text:style-name="P957">4.6.6.3</text:p>
          </table:table-cell>
          <table:table-cell table:style-name="TableCell958">
            <text:p text:style-name="P959"/>
          </table:table-cell>
          <table:table-cell table:style-name="TableCell960">
            <text:p text:style-name="P961"/>
          </table:table-cell>
        </table:table-row>
        <table:table-row table:style-name="TableRow962">
          <table:table-cell table:style-name="TableCell963">
            <text:p text:style-name="P964">Tverrfaglige analyser</text:p>
          </table:table-cell>
          <table:table-cell table:style-name="TableCell965">
            <text:p text:style-name="P966">Støy</text:p>
          </table:table-cell>
          <table:table-cell table:style-name="TableCell967">
            <text:p text:style-name="P968">4.6.6.4</text:p>
          </table:table-cell>
          <table:table-cell table:style-name="TableCell969">
            <text:p text:style-name="P970"/>
          </table:table-cell>
          <table:table-cell table:style-name="TableCell971">
            <text:p text:style-name="P972"/>
          </table:table-cell>
        </table:table-row>
        <table:table-row table:style-name="TableRow973">
          <table:table-cell table:style-name="TableCell974">
            <text:p text:style-name="P975">Tverrfaglige analyser</text:p>
          </table:table-cell>
          <table:table-cell table:style-name="TableCell976">
            <text:p text:style-name="P977">Korridor- og linjevalg</text:p>
          </table:table-cell>
          <table:table-cell table:style-name="TableCell978">
            <text:p text:style-name="P979">4.6.6.5</text:p>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Tverrfaglige analyser</text:p>
          </table:table-cell>
          <table:table-cell table:style-name="TableCell987">
            <text:p text:style-name="P988">Masser</text:p>
          </table:table-cell>
          <table:table-cell table:style-name="TableCell989">
            <text:p text:style-name="P990">4.6.6.6</text:p>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Tverrfaglige analyser</text:p>
          </table:table-cell>
          <table:table-cell table:style-name="TableCell998">
            <text:p text:style-name="P999">Framdrift</text:p>
          </table:table-cell>
          <table:table-cell table:style-name="TableCell1000">
            <text:p text:style-name="P1001">4.6.6.7</text:p>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Tverrfaglige analyser</text:p>
          </table:table-cell>
          <table:table-cell table:style-name="TableCell1009">
            <text:p text:style-name="P1010">Kostnadsberegning</text:p>
          </table:table-cell>
          <table:table-cell table:style-name="TableCell1011">
            <text:p text:style-name="P1012">4.6.6.8</text:p>
          </table:table-cell>
          <table:table-cell table:style-name="TableCell1013">
            <text:p text:style-name="P1014"/>
          </table:table-cell>
          <table:table-cell table:style-name="TableCell1015">
            <text:p text:style-name="P1016"/>
          </table:table-cell>
        </table:table-row>
        <table:table-row table:style-name="TableRow1017">
          <table:table-cell table:style-name="TableCell1018">
            <text:p text:style-name="P1019">Tverrfaglige analyser</text:p>
          </table:table-cell>
          <table:table-cell table:style-name="TableCell1020">
            <text:p text:style-name="P1021">Miljøkonsekvenser</text:p>
          </table:table-cell>
          <table:table-cell table:style-name="TableCell1022">
            <text:p text:style-name="P1023">4.6.6.9</text:p>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Tverrfaglige analyser</text:p>
          </table:table-cell>
          <table:table-cell table:style-name="TableCell1031">
            <text:p text:style-name="P1032">Samfunnsnytte</text:p>
          </table:table-cell>
          <table:table-cell table:style-name="TableCell1033">
            <text:p text:style-name="P1034">4.6.6.10</text:p>
          </table:table-cell>
          <table:table-cell table:style-name="TableCell1035">
            <text:p text:style-name="P1036"/>
          </table:table-cell>
          <table:table-cell table:style-name="TableCell1037">
            <text:p text:style-name="P1038"/>
          </table:table-cell>
        </table:table-row>
        <table:table-row table:style-name="TableRow1039">
          <table:table-cell table:style-name="TableCell1040">
            <text:p text:style-name="P1041">Tverrfaglige analyser</text:p>
          </table:table-cell>
          <table:table-cell table:style-name="TableCell1042">
            <text:p text:style-name="P1043">Omlegginger i byggefasen</text:p>
          </table:table-cell>
          <table:table-cell table:style-name="TableCell1044">
            <text:p text:style-name="P1045">4.6.6.11</text:p>
          </table:table-cell>
          <table:table-cell table:style-name="TableCell1046">
            <text:p text:style-name="P1047"/>
          </table:table-cell>
          <table:table-cell table:style-name="TableCell1048">
            <text:p text:style-name="P1049"/>
          </table:table-cell>
        </table:table-row>
        <table:table-row table:style-name="TableRow1050">
          <table:table-cell table:style-name="TableCell1051">
            <text:p text:style-name="P1052">Tverrfaglige analyser</text:p>
          </table:table-cell>
          <table:table-cell table:style-name="TableCell1053">
            <text:p text:style-name="P1054">Luftfartshinder</text:p>
          </table:table-cell>
          <table:table-cell table:style-name="TableCell1055">
            <text:p text:style-name="P1056">4.6.6.12</text:p>
          </table:table-cell>
          <table:table-cell table:style-name="TableCell1057">
            <text:p text:style-name="P1058"/>
          </table:table-cell>
          <table:table-cell table:style-name="TableCell1059">
            <text:p text:style-name="P1060"/>
          </table:table-cell>
        </table:table-row>
        <table:table-row table:style-name="TableRow1061">
          <table:table-cell table:style-name="TableCell1062">
            <text:p text:style-name="P1063">Tverrfaglige analyser</text:p>
          </table:table-cell>
          <table:table-cell table:style-name="TableCell1064">
            <text:p text:style-name="P1065">Rigg og marksikringsplan</text:p>
          </table:table-cell>
          <table:table-cell table:style-name="TableCell1066">
            <text:p text:style-name="P1067">4.6.6.13</text:p>
          </table:table-cell>
          <table:table-cell table:style-name="TableCell1068">
            <text:p text:style-name="P1069"/>
          </table:table-cell>
          <table:table-cell table:style-name="TableCell1070">
            <text:p text:style-name="P1071"/>
          </table:table-cell>
        </table:table-row>
      </table:table>
      <text:p text:style-name="Normal"><text:span text:style-name="T1072">Beskrivelse:</text:span></text:p>
      <text:p text:style-name="P1073"/>
      <text:h text:style-name="Overskrift2" text:outline-level="2"><text:bookmark-start text:name="_Toc190979786"/><text:bookmark-start text:name="_Toc222309156"/><text:span text:style-name="T1074">2.6 Resultatdata</text:span><text:bookmark-end text:name="_Toc190979786"/><text:bookmark-end text:name="_Toc222309156"/></text:h>
      <text:h text:style-name="Overskrift3" text:outline-level="3"><text:bookmark-start text:name="_Toc41004197211"/><text:bookmark-start text:name="_Toc190979787"/><text:bookmark-start text:name="_Toc222309157"/>2.6.1<text:s/><text:bookmark-end text:name="_Toc41004197211"/>Presentasjoner<text:bookmark-end text:name="_Toc190979787"/><text:bookmark-end text:name="_Toc222309157"/></text:h>
      <text:p text:style-name="P1075"/>
      <table:table table:style-name="Table1076">
        <table:table-columns>
          <table:table-column table:style-name="TableColumn1077"/>
          <table:table-column table:style-name="TableColumn1078"/>
          <table:table-column table:style-name="TableColumn1079"/>
          <table:table-column table:style-name="TableColumn1080"/>
          <table:table-column table:style-name="TableColumn1081"/>
        </table:table-columns>
        <table:table-row table:style-name="TableRow1082">
          <table:table-cell table:style-name="TableCell1083">
            <text:p text:style-name="P1084">Kategori</text:p>
          </table:table-cell>
          <table:table-cell table:style-name="TableCell1085">
            <text:p text:style-name="P1086">Navn</text:p>
          </table:table-cell>
          <table:table-cell table:style-name="TableCell1087">
            <text:p text:style-name="P1088">R110 kap.</text:p>
          </table:table-cell>
          <table:table-cell table:style-name="TableCell1089">
            <text:p text:style-name="P1090">Åpent format</text:p>
          </table:table-cell>
          <table:table-cell table:style-name="TableCell1091">
            <text:p text:style-name="P1092"><text:span text:style-name="T1093">Originalformat</text:span></text:p>
          </table:table-cell>
        </table:table-row>
        <table:table-row table:style-name="TableRow1094">
          <table:table-cell table:style-name="TableCell1095">
            <text:p text:style-name="P1096">Presentasjoner</text:p>
          </table:table-cell>
          <table:table-cell table:style-name="TableCell1097">
            <text:p text:style-name="P1098">Presentasjonsmodell</text:p>
          </table:table-cell>
          <table:table-cell table:style-name="TableCell1099">
            <text:p text:style-name="P1100">5.2.2</text:p>
          </table:table-cell>
          <table:table-cell table:style-name="TableCell1101">
            <text:p text:style-name="P1102"/>
          </table:table-cell>
          <table:table-cell table:style-name="TableCell1103">
            <text:p text:style-name="P1104"/>
          </table:table-cell>
        </table:table-row>
        <table:table-row table:style-name="TableRow1105">
          <table:table-cell table:style-name="TableCell1106">
            <text:p text:style-name="P1107">Presentasjoner</text:p>
          </table:table-cell>
          <table:table-cell table:style-name="TableCell1108">
            <text:p text:style-name="P1109">Spesifiser detaljeringsgrad</text:p>
          </table:table-cell>
          <table:table-cell table:style-name="TableCell1110">
            <text:p text:style-name="P1111">5.2.2.3</text:p>
          </table:table-cell>
          <table:table-cell table:style-name="TableCell1112">
            <text:p text:style-name="P1113"/>
          </table:table-cell>
          <table:table-cell table:style-name="TableCell1114">
            <text:p text:style-name="P1115"/>
          </table:table-cell>
        </table:table-row>
        <table:table-row table:style-name="TableRow1116">
          <table:table-cell table:style-name="TableCell1117">
            <text:p text:style-name="P1118">Presentasjoner</text:p>
          </table:table-cell>
          <table:table-cell table:style-name="TableCell1119">
            <text:p text:style-name="P1120">Animasjonsfilm</text:p>
          </table:table-cell>
          <table:table-cell table:style-name="TableCell1121">
            <text:p text:style-name="P1122">5.2.3</text:p>
          </table:table-cell>
          <table:table-cell table:style-name="TableCell1123">
            <text:p text:style-name="P1124"/>
          </table:table-cell>
          <table:table-cell table:style-name="TableCell1125">
            <text:p text:style-name="P1126"/>
          </table:table-cell>
        </table:table-row>
        <table:table-row table:style-name="TableRow1127">
          <table:table-cell table:style-name="TableCell1128">
            <text:p text:style-name="P1129">Presentasjoner</text:p>
          </table:table-cell>
          <table:table-cell table:style-name="TableCell1130">
            <text:p text:style-name="P1131">Foto og video</text:p>
          </table:table-cell>
          <table:table-cell table:style-name="TableCell1132">
            <text:p text:style-name="P1133">5.2.5</text:p>
          </table:table-cell>
          <table:table-cell table:style-name="TableCell1134">
            <text:p text:style-name="P1135"/>
          </table:table-cell>
          <table:table-cell table:style-name="TableCell1136">
            <text:p text:style-name="P1137"/>
          </table:table-cell>
        </table:table-row>
        <table:table-row table:style-name="TableRow1138">
          <table:table-cell table:style-name="TableCell1139">
            <text:p text:style-name="P1140">Presentasjoner</text:p>
          </table:table-cell>
          <table:table-cell table:style-name="TableCell1141">
            <text:p text:style-name="P1142">Manipulerte bilder</text:p>
          </table:table-cell>
          <table:table-cell table:style-name="TableCell1143">
            <text:p text:style-name="P1144">5.2.4</text:p>
          </table:table-cell>
          <table:table-cell table:style-name="TableCell1145">
            <text:p text:style-name="P1146"/>
          </table:table-cell>
          <table:table-cell table:style-name="TableCell1147">
            <text:p text:style-name="P1148"/>
          </table:table-cell>
        </table:table-row>
        <table:table-row table:style-name="TableRow1149">
          <table:table-cell table:style-name="TableCell1150">
            <text:p text:style-name="P1151">Presentasjoner</text:p>
          </table:table-cell>
          <table:table-cell table:style-name="TableCell1152">
            <text:p text:style-name="P1153">Prosjektpresentasjoner</text:p>
          </table:table-cell>
          <table:table-cell table:style-name="TableCell1154">
            <text:p text:style-name="P1155">5.2.6</text:p>
          </table:table-cell>
          <table:table-cell table:style-name="TableCell1156">
            <text:p text:style-name="P1157"/>
          </table:table-cell>
          <table:table-cell table:style-name="TableCell1158">
            <text:p text:style-name="P1159"/>
          </table:table-cell>
        </table:table-row>
        <table:table-row table:style-name="TableRow1160">
          <table:table-cell table:style-name="TableCell1161">
            <text:p text:style-name="P1162">Presentasjoner</text:p>
          </table:table-cell>
          <table:table-cell table:style-name="TableCell1163">
            <text:p text:style-name="P1164">Spesifiser kategori</text:p>
          </table:table-cell>
          <table:table-cell table:style-name="TableCell1165">
            <text:p text:style-name="P1166">5.2.6.3</text:p>
          </table:table-cell>
          <table:table-cell table:style-name="TableCell1167">
            <text:p text:style-name="P1168"/>
          </table:table-cell>
          <table:table-cell table:style-name="TableCell1169">
            <text:p text:style-name="P1170"/>
          </table:table-cell>
        </table:table-row>
      </table:table>
      <text:p text:style-name="Normal"><text:span text:style-name="T1171">Beskrivelse:</text:span></text:p>
      <text:p text:style-name="P1172"/>
      <text:h text:style-name="Overskrift3" text:outline-level="3"><text:bookmark-start text:name="_Toc190979788"/><text:bookmark-start text:name="_Toc222309158"/>2.6.2 Datasett<text:bookmark-end text:name="_Toc190979788"/><text:bookmark-end text:name="_Toc222309158"/></text:h>
      <text:p text:style-name="Normal"/>
      <table:table table:style-name="Table1173">
        <table:table-columns>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Kategori</text:p>
          </table:table-cell>
          <table:table-cell table:style-name="TableCell1182">
            <text:p text:style-name="P1183">Navn</text:p>
          </table:table-cell>
          <table:table-cell table:style-name="TableCell1184">
            <text:p text:style-name="P1185">R110 kap.</text:p>
          </table:table-cell>
          <table:table-cell table:style-name="TableCell1186">
            <text:p text:style-name="P1187">Åpent format</text:p>
          </table:table-cell>
          <table:table-cell table:style-name="TableCell1188">
            <text:p text:style-name="P1189">Originalformat</text:p>
          </table:table-cell>
        </table:table-row>
        <table:table-row table:style-name="TableRow1190">
          <table:table-cell table:style-name="TableCell1191">
            <text:p text:style-name="P1192">Datasett</text:p>
          </table:table-cell>
          <table:table-cell table:style-name="TableCell1193">
            <text:p text:style-name="P1194">Stikningsdata</text:p>
          </table:table-cell>
          <table:table-cell table:style-name="TableCell1195">
            <text:p text:style-name="P1196">5.3.2</text:p>
          </table:table-cell>
          <table:table-cell table:style-name="TableCell1197">
            <text:p text:style-name="P1198"/>
          </table:table-cell>
          <table:table-cell table:style-name="TableCell1199">
            <text:p text:style-name="P1200"/>
          </table:table-cell>
        </table:table-row>
        <table:table-row table:style-name="TableRow1201">
          <table:table-cell table:style-name="TableCell1202">
            <text:p text:style-name="P1203">Datasett</text:p>
          </table:table-cell>
          <table:table-cell table:style-name="TableCell1204">
            <text:p text:style-name="P1205">Maskinstyringsdata</text:p>
          </table:table-cell>
          <table:table-cell table:style-name="TableCell1206">
            <text:p text:style-name="P1207">5.3.3</text:p>
          </table:table-cell>
          <table:table-cell table:style-name="TableCell1208">
            <text:p text:style-name="P1209"/>
          </table:table-cell>
          <table:table-cell table:style-name="TableCell1210">
            <text:p text:style-name="P1211"/>
          </table:table-cell>
        </table:table-row>
        <table:table-row table:style-name="TableRow1212">
          <table:table-cell table:style-name="TableCell1213">
            <text:p text:style-name="P1214">Datasett</text:p>
          </table:table-cell>
          <table:table-cell table:style-name="TableCell1215">
            <text:p text:style-name="P1216">NVDB- og FKB-grunnlag</text:p>
          </table:table-cell>
          <table:table-cell table:style-name="TableCell1217">
            <text:p text:style-name="P1218">5.3.4</text:p>
          </table:table-cell>
          <table:table-cell table:style-name="TableCell1219">
            <text:p text:style-name="P1220"/>
          </table:table-cell>
          <table:table-cell table:style-name="TableCell1221">
            <text:p text:style-name="P1222"/>
          </table:table-cell>
        </table:table-row>
      </table:table>
      <text:p text:style-name="Normal"><text:span text:style-name="T1223">Beskrivelse:</text:span></text:p>
      <text:p text:style-name="P1224"/>
      <text:h text:style-name="Overskrift3" text:outline-level="3"><text:bookmark-start text:name="_Toc190979789"/><text:bookmark-start text:name="_Toc222309159"/>2.6.3 Dokumenter<text:bookmark-end text:name="_Toc190979789"/><text:bookmark-end text:name="_Toc222309159"/></text:h>
      <text:h text:style-name="Overskrift4" text:outline-level="4">2.6.3.1 Tegninger</text:h>
      <text:p text:style-name="P1225">VEILEDNING:</text:p>
      <text:p text:style-name="P1226">SE R110 MODELLGRUNNLAG, KAPITTEL 5.4.2.<text:s/></text:p>
      <text:list text:style-name="LFO22" text:continue-numbering="true">
        <text:list-item>
          <text:p text:style-name="P1227">VURDER I PROSJEKTET HVILKE TEGNINGER SOM ER PÅKREVD, HVILKE SOM ER NYTTIGE OG HVORDAN DISSE KAN PRODUSERES EFFEKTIVT.</text:p>
        </text:list-item>
        <text:list-item>
          <text:p text:style-name="P1228">TEGNINGER TIL PLANMYNDIGHETER,<text:s/>AREALPLANTEGNINGER, BESTILLES I HENHOLD TIL R110 MODELLGRUNNLAG<text:s/>KAPITTEL 5.4.2.2 OG 4.3.2.</text:p>
        </text:list-item>
        <text:list-item>
          <text:p text:style-name="P1229">PROSJEKTET MÅ AVKLARE HVILKE TEGNINGER SOM SKAL LEVERES TIL DRIFT OG VEDLIKEHOLD.</text:p>
        </text:list-item>
        <text:list-item>
          <text:p text:style-name="P1230">OVERSIKTSTEGNINGER (B) OG NORMALPROFILER (F) KAN VÆRE NYTTIGE TEGNINGER, MEN DET ER IKKE KRAV AT DE SKAL PRODUSERES I HENHOLD TIL R700 TEGNINGSGRUNNLAG. UTSKRIFT/SKJERMSKUDD FRA MODELL KAN GI SAMME INFORMASJON.<text:s/></text:p>
        </text:list-item>
        <text:list-item>
          <text:p text:style-name="P1231">TEGNINGER BØR PROSJEKTERES ETTER AT MODELLERINGEN ER FERDIG.</text:p>
        </text:list-item>
        <text:list-item>
          <text:p text:style-name="P1232">UNNGÅ PARALLELL PRODUKSJON AV TEGNINGER IHT. R700 TEGNINGSGRUNNLAG OG MODELLER.</text:p>
        </text:list-item>
        <text:list-item>
          <text:p text:style-name="P1233">HVIS DET BESTILLES TEGNINGER (PDF-FILER) SKAL PROSJEKTERT GRUNNLAG FOR PDF-TEGNINGEN OGSÅ BESTILLES. NORMALT VIL DET VÆRE MODELLER + TEGNINGSKOMPONENTER LEVERT PÅ ORIGINALFORMAT.<text:s/></text:p>
        </text:list-item>
        <text:list-item>
          <text:p text:style-name="P1234">NORMALT SKAL DET IKKE VÆRE NØDVENDIG Å BESTILLE DISSE TEGNINGSTYPENE <text:s/>I MODELLBASERTE PROSJEKTER:<text:s/></text:p>
          <text:list text:continue-numbering="true">
            <text:list-item>
              <text:p text:style-name="P1235">TILBUDSTEGNINGER: ERSTATTES AV MODELLER</text:p>
            </text:list-item>
            <text:list-item>
              <text:p text:style-name="P1236"><text:span text:style-name="T1237">BYGGETEGNINGER: LEVERANDØR KAN PRODUSERE SELV<text:s/></text:span><text:span text:style-name="T1238">VED</text:span><text:span text:style-name="T1239"><text:s/>BEHOV<text:s/></text:span></text:p>
            </text:list-item>
          </text:list>
        </text:list-item>
      </text:list>
      <text:p text:style-name="P1240"/>
      <text:h text:style-name="Overskrift5" text:outline-level="5">2.6.3.1.1 Tegningskategorier</text:h>
      <text:p text:style-name="P1241">VEILEDNING:<text:s/><text:line-break/>SLETT DE TEGNINGSKATEGORIENE SOM IKKE ER RELEVANTE I PROSJEKTET.<text:s/></text:p>
      <table:table table:style-name="Table1242">
        <table:table-columns>
          <table:table-column table:style-name="TableColumn1243"/>
          <table:table-column table:style-name="TableColumn1244"/>
          <table:table-column table:style-name="TableColumn1245"/>
          <table:table-column table:style-name="TableColumn1246"/>
          <table:table-column table:style-name="TableColumn1247"/>
        </table:table-columns>
        <table:table-row table:style-name="TableRow1248">
          <table:table-cell table:style-name="TableCell1249">
            <text:p text:style-name="P1250">Kategori</text:p>
          </table:table-cell>
          <table:table-cell table:style-name="TableCell1251">
            <text:p text:style-name="P1252">Navn</text:p>
          </table:table-cell>
          <table:table-cell table:style-name="TableCell1253">
            <text:p text:style-name="P1254">R110 kap.</text:p>
          </table:table-cell>
          <table:table-cell table:style-name="TableCell1255">
            <text:p text:style-name="P1256">Åpent format</text:p>
          </table:table-cell>
          <table:table-cell table:style-name="TableCell1257">
            <text:p text:style-name="Normal"><text:span text:style-name="T1258">Originalformat</text:span></text:p>
          </table:table-cell>
        </table:table-row>
        <table:table-row table:style-name="TableRow1259">
          <table:table-cell table:style-name="TableCell1260">
            <text:p text:style-name="P1261">Tegninger</text:p>
          </table:table-cell>
          <table:table-cell table:style-name="TableCell1262">
            <text:p text:style-name="P1263">Planleggingstegninger</text:p>
          </table:table-cell>
          <table:table-cell table:style-name="TableCell1264">
            <text:p text:style-name="P1265">5.4.2</text:p>
          </table:table-cell>
          <table:table-cell table:style-name="TableCell1266">
            <text:p text:style-name="P1267"/>
          </table:table-cell>
          <table:table-cell table:style-name="TableCell1268">
            <text:p text:style-name="P1269"/>
          </table:table-cell>
        </table:table-row>
        <table:table-row table:style-name="TableRow1270">
          <table:table-cell table:style-name="TableCell1271">
            <text:p text:style-name="P1272">Tegninger</text:p>
          </table:table-cell>
          <table:table-cell table:style-name="TableCell1273">
            <text:p text:style-name="P1274">Drift- og vedlikeholdstegninger</text:p>
          </table:table-cell>
          <table:table-cell table:style-name="TableCell1275">
            <text:p text:style-name="P1276">5.4.2</text:p>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Tegninger</text:p>
          </table:table-cell>
          <table:table-cell table:style-name="TableCell1284">
            <text:p text:style-name="P1285">Oversiktstegninger</text:p>
          </table:table-cell>
          <table:table-cell table:style-name="TableCell1286">
            <text:p text:style-name="P1287">5.4.2</text:p>
          </table:table-cell>
          <table:table-cell table:style-name="TableCell1288">
            <text:p text:style-name="P1289"/>
          </table:table-cell>
          <table:table-cell table:style-name="TableCell1290">
            <text:p text:style-name="P1291"/>
          </table:table-cell>
        </table:table-row>
        <table:table-row table:style-name="TableRow1292">
          <table:table-cell table:style-name="TableCell1293">
            <text:p text:style-name="P1294">Tegninger</text:p>
          </table:table-cell>
          <table:table-cell table:style-name="TableCell1295">
            <text:p text:style-name="P1296">Normalprofiler, standard-tegninger ( F, J, K mm)</text:p>
          </table:table-cell>
          <table:table-cell table:style-name="TableCell1297">
            <text:p text:style-name="P1298">5.4.2</text:p>
          </table:table-cell>
          <table:table-cell table:style-name="TableCell1299">
            <text:p text:style-name="P1300"/>
          </table:table-cell>
          <table:table-cell table:style-name="TableCell1301">
            <text:p text:style-name="P1302"/>
          </table:table-cell>
        </table:table-row>
        <table:table-row table:style-name="TableRow1303">
          <table:table-cell table:style-name="TableCell1304">
            <text:p text:style-name="P1305">Tegninger</text:p>
          </table:table-cell>
          <table:table-cell table:style-name="TableCell1306">
            <text:p text:style-name="P1307">Spesifiser kategori</text:p>
          </table:table-cell>
          <table:table-cell table:style-name="TableCell1308">
            <text:p text:style-name="P1309">5.2.6.3</text:p>
          </table:table-cell>
          <table:table-cell table:style-name="TableCell1310">
            <text:p text:style-name="P1311"/>
          </table:table-cell>
          <table:table-cell table:style-name="TableCell1312">
            <text:p text:style-name="P1313"/>
          </table:table-cell>
        </table:table-row>
      </table:table>
      <text:p text:style-name="Normal"><text:span text:style-name="T1314">Beskrivelse:</text:span></text:p>
      <text:p text:style-name="P1315"/>
      <text:h text:style-name="Overskrift5" text:outline-level="5">2.6.3.1.2 Tegningstyper</text:h>
      <text:p text:style-name="P1316">VEILEDNING:<text:s/><text:line-break/>TEGNINGSTYPENE FRA R700 TEGNINGSGRUNNLAG BRUKES SOM REFERANSE NÅR DET VURDERES HENSIKTSMESSIG ELLER ER PÅKREVD.<text:s/></text:p>
      <table:table table:style-name="Table1317">
        <table:table-columns>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Kategori</text:p>
          </table:table-cell>
          <table:table-cell table:style-name="TableCell1326">
            <text:p text:style-name="P1327">Navn</text:p>
          </table:table-cell>
          <table:table-cell table:style-name="TableCell1328">
            <text:p text:style-name="P1329">R700 kap.</text:p>
          </table:table-cell>
          <table:table-cell table:style-name="TableCell1330">
            <text:p text:style-name="P1331">Åpent format</text:p>
          </table:table-cell>
          <table:table-cell table:style-name="TableCell1332">
            <text:p text:style-name="Normal"><text:span text:style-name="T1333">Originalformat</text:span></text:p>
          </table:table-cell>
        </table:table-row>
        <table:table-row table:style-name="TableRow1334">
          <table:table-cell table:style-name="TableCell1335">
            <text:p text:style-name="P1336">Tegninger</text:p>
          </table:table-cell>
          <table:table-cell table:style-name="TableCell1337">
            <text:p text:style-name="P1338">A Forside og tegningsliste</text:p>
          </table:table-cell>
          <table:table-cell table:style-name="TableCell1339">
            <text:p text:style-name="P1340"><text:s/>2.1</text:p>
          </table:table-cell>
          <table:table-cell table:style-name="TableCell1341">
            <text:p text:style-name="P1342"/>
          </table:table-cell>
          <table:table-cell table:style-name="TableCell1343">
            <text:p text:style-name="P1344"/>
          </table:table-cell>
        </table:table-row>
        <table:table-row table:style-name="TableRow1345">
          <table:table-cell table:style-name="TableCell1346">
            <text:p text:style-name="P1347">Tegninger</text:p>
          </table:table-cell>
          <table:table-cell table:style-name="TableCell1348">
            <text:p text:style-name="P1349">B Oversikt - plan og profil</text:p>
          </table:table-cell>
          <table:table-cell table:style-name="TableCell1350">
            <text:p text:style-name="P1351"><text:s/>2.2</text:p>
          </table:table-cell>
          <table:table-cell table:style-name="TableCell1352">
            <text:p text:style-name="P1353"/>
          </table:table-cell>
          <table:table-cell table:style-name="TableCell1354">
            <text:p text:style-name="P1355"/>
          </table:table-cell>
        </table:table-row>
        <table:table-row table:style-name="TableRow1356">
          <table:table-cell table:style-name="TableCell1357">
            <text:p text:style-name="P1358">Tegninger</text:p>
          </table:table-cell>
          <table:table-cell table:style-name="TableCell1359">
            <text:p text:style-name="P1360">C Primærveg - plan og profil</text:p>
          </table:table-cell>
          <table:table-cell table:style-name="TableCell1361">
            <text:p text:style-name="P1362"><text:s/>2.3</text:p>
          </table:table-cell>
          <table:table-cell table:style-name="TableCell1363">
            <text:p text:style-name="P1364"/>
          </table:table-cell>
          <table:table-cell table:style-name="TableCell1365">
            <text:p text:style-name="P1366"/>
          </table:table-cell>
        </table:table-row>
        <table:table-row table:style-name="TableRow1367">
          <table:table-cell table:style-name="TableCell1368">
            <text:p text:style-name="P1369">Tegninger</text:p>
          </table:table-cell>
          <table:table-cell table:style-name="TableCell1370">
            <text:p text:style-name="P1371">D Sekundærveg - plan og profil</text:p>
          </table:table-cell>
          <table:table-cell table:style-name="TableCell1372">
            <text:p text:style-name="P1373"><text:s/>2.4</text:p>
          </table:table-cell>
          <table:table-cell table:style-name="TableCell1374">
            <text:p text:style-name="P1375"/>
          </table:table-cell>
          <table:table-cell table:style-name="TableCell1376">
            <text:p text:style-name="P1377"/>
          </table:table-cell>
        </table:table-row>
        <table:table-row table:style-name="TableRow1378">
          <table:table-cell table:style-name="TableCell1379">
            <text:p text:style-name="P1380">Tegninger</text:p>
          </table:table-cell>
          <table:table-cell table:style-name="TableCell1381">
            <text:p text:style-name="P1382">E Vegkryss og avkjørsler</text:p>
          </table:table-cell>
          <table:table-cell table:style-name="TableCell1383">
            <text:p text:style-name="P1384"><text:s/>2.5</text:p>
          </table:table-cell>
          <table:table-cell table:style-name="TableCell1385">
            <text:p text:style-name="P1386"/>
          </table:table-cell>
          <table:table-cell table:style-name="TableCell1387">
            <text:p text:style-name="P1388"/>
          </table:table-cell>
        </table:table-row>
        <table:table-row table:style-name="TableRow1389">
          <table:table-cell table:style-name="TableCell1390">
            <text:p text:style-name="P1391">Tegninger</text:p>
          </table:table-cell>
          <table:table-cell table:style-name="TableCell1392">
            <text:p text:style-name="P1393">F Normalprofiler og overbygning</text:p>
          </table:table-cell>
          <table:table-cell table:style-name="TableCell1394">
            <text:p text:style-name="P1395"><text:s/>2.6</text:p>
          </table:table-cell>
          <table:table-cell table:style-name="TableCell1396">
            <text:p text:style-name="P1397"/>
          </table:table-cell>
          <table:table-cell table:style-name="TableCell1398">
            <text:p text:style-name="P1399"/>
          </table:table-cell>
        </table:table-row>
        <table:table-row table:style-name="TableRow1400">
          <table:table-cell table:style-name="TableCell1401">
            <text:p text:style-name="P1402">Tegninger</text:p>
          </table:table-cell>
          <table:table-cell table:style-name="TableCell1403">
            <text:p text:style-name="P1404">G Drenering og vannbehandling</text:p>
          </table:table-cell>
          <table:table-cell table:style-name="TableCell1405">
            <text:p text:style-name="P1406"><text:s/>2.7</text:p>
          </table:table-cell>
          <table:table-cell table:style-name="TableCell1407">
            <text:p text:style-name="P1408"/>
          </table:table-cell>
          <table:table-cell table:style-name="TableCell1409">
            <text:p text:style-name="P1410"/>
          </table:table-cell>
        </table:table-row>
        <table:table-row table:style-name="TableRow1411">
          <table:table-cell table:style-name="TableCell1412">
            <text:p text:style-name="P1413">Tegninger</text:p>
          </table:table-cell>
          <table:table-cell table:style-name="TableCell1414">
            <text:p text:style-name="P1415">H VA-ledninger</text:p>
          </table:table-cell>
          <table:table-cell table:style-name="TableCell1416">
            <text:p text:style-name="P1417"><text:s/>2.8</text:p>
          </table:table-cell>
          <table:table-cell table:style-name="TableCell1418">
            <text:p text:style-name="P1419"/>
          </table:table-cell>
          <table:table-cell table:style-name="TableCell1420">
            <text:p text:style-name="P1421"/>
          </table:table-cell>
        </table:table-row>
        <table:table-row table:style-name="TableRow1422">
          <table:table-cell table:style-name="TableCell1423">
            <text:p text:style-name="P1424">Tegninger</text:p>
          </table:table-cell>
          <table:table-cell table:style-name="TableCell1425">
            <text:p text:style-name="P1426">I Kabler og linjer</text:p>
          </table:table-cell>
          <table:table-cell table:style-name="TableCell1427">
            <text:p text:style-name="P1428"><text:s/>2.9</text:p>
          </table:table-cell>
          <table:table-cell table:style-name="TableCell1429">
            <text:p text:style-name="P1430"/>
          </table:table-cell>
          <table:table-cell table:style-name="TableCell1431">
            <text:p text:style-name="P1432"/>
          </table:table-cell>
        </table:table-row>
        <table:table-row table:style-name="TableRow1433">
          <table:table-cell table:style-name="TableCell1434">
            <text:p text:style-name="P1435">Tegninger</text:p>
          </table:table-cell>
          <table:table-cell table:style-name="TableCell1436">
            <text:p text:style-name="P1437">J Byggetekniske detaljer</text:p>
          </table:table-cell>
          <table:table-cell table:style-name="TableCell1438">
            <text:p text:style-name="P1439"><text:s/>2.10</text:p>
          </table:table-cell>
          <table:table-cell table:style-name="TableCell1440">
            <text:p text:style-name="P1441"/>
          </table:table-cell>
          <table:table-cell table:style-name="TableCell1442">
            <text:p text:style-name="P1443"/>
          </table:table-cell>
        </table:table-row>
        <table:table-row table:style-name="TableRow1444">
          <table:table-cell table:style-name="TableCell1445">
            <text:p text:style-name="P1446">Tegninger</text:p>
          </table:table-cell>
          <table:table-cell table:style-name="TableCell1447">
            <text:p text:style-name="P1448">K Konstruksjoner</text:p>
          </table:table-cell>
          <table:table-cell table:style-name="TableCell1449">
            <text:p text:style-name="P1450"><text:s/>2.11</text:p>
          </table:table-cell>
          <table:table-cell table:style-name="TableCell1451">
            <text:p text:style-name="P1452"/>
          </table:table-cell>
          <table:table-cell table:style-name="TableCell1453">
            <text:p text:style-name="P1454"/>
          </table:table-cell>
        </table:table-row>
        <table:table-row table:style-name="TableRow1455">
          <table:table-cell table:style-name="TableCell1456">
            <text:p text:style-name="P1457">Tegninger</text:p>
          </table:table-cell>
          <table:table-cell table:style-name="TableCell1458">
            <text:p text:style-name="P1459">L Skilt- og oppmerking</text:p>
          </table:table-cell>
          <table:table-cell table:style-name="TableCell1460">
            <text:p text:style-name="P1461"><text:s/>2.12</text:p>
          </table:table-cell>
          <table:table-cell table:style-name="TableCell1462">
            <text:p text:style-name="P1463"/>
          </table:table-cell>
          <table:table-cell table:style-name="TableCell1464">
            <text:p text:style-name="P1465"/>
          </table:table-cell>
        </table:table-row>
        <table:table-row table:style-name="TableRow1466">
          <table:table-cell table:style-name="TableCell1467">
            <text:p text:style-name="P1468">Tegninger</text:p>
          </table:table-cell>
          <table:table-cell table:style-name="TableCell1469">
            <text:p text:style-name="P1470">M Signalanlegg</text:p>
          </table:table-cell>
          <table:table-cell table:style-name="TableCell1471">
            <text:p text:style-name="P1472"><text:s/>2.13</text:p>
          </table:table-cell>
          <table:table-cell table:style-name="TableCell1473">
            <text:p text:style-name="P1474"/>
          </table:table-cell>
          <table:table-cell table:style-name="TableCell1475">
            <text:p text:style-name="P1476"/>
          </table:table-cell>
        </table:table-row>
        <table:table-row table:style-name="TableRow1477">
          <table:table-cell table:style-name="TableCell1478">
            <text:p text:style-name="P1479">Tegninger</text:p>
          </table:table-cell>
          <table:table-cell table:style-name="TableCell1480">
            <text:p text:style-name="P1481">N Belysning</text:p>
          </table:table-cell>
          <table:table-cell table:style-name="TableCell1482">
            <text:p text:style-name="P1483"><text:s/>2.14</text:p>
          </table:table-cell>
          <table:table-cell table:style-name="TableCell1484">
            <text:p text:style-name="P1485"/>
          </table:table-cell>
          <table:table-cell table:style-name="TableCell1486">
            <text:p text:style-name="P1487"/>
          </table:table-cell>
        </table:table-row>
        <table:table-row table:style-name="TableRow1488">
          <table:table-cell table:style-name="TableCell1489">
            <text:p text:style-name="P1490">Tegninger</text:p>
          </table:table-cell>
          <table:table-cell table:style-name="TableCell1491">
            <text:p text:style-name="P1492">O Formgiving og vegetasjon</text:p>
          </table:table-cell>
          <table:table-cell table:style-name="TableCell1493">
            <text:p text:style-name="P1494"><text:s/>2.15</text:p>
          </table:table-cell>
          <table:table-cell table:style-name="TableCell1495">
            <text:p text:style-name="P1496"/>
          </table:table-cell>
          <table:table-cell table:style-name="TableCell1497">
            <text:p text:style-name="P1498"/>
          </table:table-cell>
        </table:table-row>
        <table:table-row table:style-name="TableRow1499">
          <table:table-cell table:style-name="TableCell1500">
            <text:p text:style-name="P1501">Tegninger</text:p>
          </table:table-cell>
          <table:table-cell table:style-name="TableCell1502">
            <text:p text:style-name="P1503">P Mengder</text:p>
          </table:table-cell>
          <table:table-cell table:style-name="TableCell1504">
            <text:p text:style-name="P1505"><text:s/>2.16</text:p>
          </table:table-cell>
          <table:table-cell table:style-name="TableCell1506">
            <text:p text:style-name="P1507"/>
          </table:table-cell>
          <table:table-cell table:style-name="TableCell1508">
            <text:p text:style-name="P1509"/>
          </table:table-cell>
        </table:table-row>
        <table:table-row table:style-name="TableRow1510">
          <table:table-cell table:style-name="TableCell1511">
            <text:p text:style-name="P1512">Tegninger</text:p>
          </table:table-cell>
          <table:table-cell table:style-name="TableCell1513">
            <text:p text:style-name="P1514">Q Konflikttema</text:p>
          </table:table-cell>
          <table:table-cell table:style-name="TableCell1515">
            <text:p text:style-name="P1516"><text:s/>2.17</text:p>
          </table:table-cell>
          <table:table-cell table:style-name="TableCell1517">
            <text:p text:style-name="P1518"/>
          </table:table-cell>
          <table:table-cell table:style-name="TableCell1519">
            <text:p text:style-name="P1520"/>
          </table:table-cell>
        </table:table-row>
        <table:table-row table:style-name="TableRow1521">
          <table:table-cell table:style-name="TableCell1522">
            <text:p text:style-name="P1523">Tegninger</text:p>
          </table:table-cell>
          <table:table-cell table:style-name="TableCell1524">
            <text:p text:style-name="P1525">R Til disposisjon (For andre etater)</text:p>
          </table:table-cell>
          <table:table-cell table:style-name="TableCell1526">
            <text:p text:style-name="P1527"><text:s/>2.18</text:p>
          </table:table-cell>
          <table:table-cell table:style-name="TableCell1528">
            <text:p text:style-name="P1529"/>
          </table:table-cell>
          <table:table-cell table:style-name="TableCell1530">
            <text:p text:style-name="P1531"/>
          </table:table-cell>
        </table:table-row>
        <table:table-row table:style-name="TableRow1532">
          <table:table-cell table:style-name="TableCell1533">
            <text:p text:style-name="P1534">Tegninger</text:p>
          </table:table-cell>
          <table:table-cell table:style-name="TableCell1535">
            <text:p text:style-name="P1536">S Til disposisjon (For andre etater)</text:p>
          </table:table-cell>
          <table:table-cell table:style-name="TableCell1537">
            <text:p text:style-name="P1538"><text:s/>2.19</text:p>
          </table:table-cell>
          <table:table-cell table:style-name="TableCell1539">
            <text:p text:style-name="P1540"/>
          </table:table-cell>
          <table:table-cell table:style-name="TableCell1541">
            <text:p text:style-name="P1542"/>
          </table:table-cell>
        </table:table-row>
        <table:table-row table:style-name="TableRow1543">
          <table:table-cell table:style-name="TableCell1544">
            <text:p text:style-name="P1545">Tegninger</text:p>
          </table:table-cell>
          <table:table-cell table:style-name="TableCell1546">
            <text:p text:style-name="P1547">T Visuell presentasjon</text:p>
          </table:table-cell>
          <table:table-cell table:style-name="TableCell1548">
            <text:p text:style-name="P1549"><text:s/>2.20</text:p>
          </table:table-cell>
          <table:table-cell table:style-name="TableCell1550">
            <text:p text:style-name="P1551"/>
          </table:table-cell>
          <table:table-cell table:style-name="TableCell1552">
            <text:p text:style-name="P1553"/>
          </table:table-cell>
        </table:table-row>
        <table:table-row table:style-name="TableRow1554">
          <table:table-cell table:style-name="TableCell1555">
            <text:p text:style-name="P1556">Tegninger</text:p>
          </table:table-cell>
          <table:table-cell table:style-name="TableCell1557">
            <text:p text:style-name="P1558">U Tverrprofiler</text:p>
          </table:table-cell>
          <table:table-cell table:style-name="TableCell1559">
            <text:p text:style-name="P1560"><text:s/>2.21</text:p>
          </table:table-cell>
          <table:table-cell table:style-name="TableCell1561">
            <text:p text:style-name="P1562"/>
          </table:table-cell>
          <table:table-cell table:style-name="TableCell1563">
            <text:p text:style-name="P1564"/>
          </table:table-cell>
        </table:table-row>
        <table:table-row table:style-name="TableRow1565">
          <table:table-cell table:style-name="TableCell1566">
            <text:p text:style-name="P1567">Tegninger</text:p>
          </table:table-cell>
          <table:table-cell table:style-name="TableCell1568">
            <text:p text:style-name="P1569">V Geoteknikk og geologi</text:p>
          </table:table-cell>
          <table:table-cell table:style-name="TableCell1570">
            <text:p text:style-name="P1571"><text:s/>2.22</text:p>
          </table:table-cell>
          <table:table-cell table:style-name="TableCell1572">
            <text:p text:style-name="P1573"/>
          </table:table-cell>
          <table:table-cell table:style-name="TableCell1574">
            <text:p text:style-name="P1575"/>
          </table:table-cell>
        </table:table-row>
        <table:table-row table:style-name="TableRow1576">
          <table:table-cell table:style-name="TableCell1577">
            <text:p text:style-name="P1578">Tegninger</text:p>
          </table:table-cell>
          <table:table-cell table:style-name="TableCell1579">
            <text:p text:style-name="P1580">W Grunnerverv</text:p>
          </table:table-cell>
          <table:table-cell table:style-name="TableCell1581">
            <text:p text:style-name="P1582"><text:s/>2.23</text:p>
          </table:table-cell>
          <table:table-cell table:style-name="TableCell1583">
            <text:p text:style-name="P1584"/>
          </table:table-cell>
          <table:table-cell table:style-name="TableCell1585">
            <text:p text:style-name="P1586"/>
          </table:table-cell>
        </table:table-row>
        <table:table-row table:style-name="TableRow1587">
          <table:table-cell table:style-name="TableCell1588">
            <text:p text:style-name="P1589">Tegninger</text:p>
          </table:table-cell>
          <table:table-cell table:style-name="TableCell1590">
            <text:p text:style-name="P1591">X Ytre miljø og naturressurser</text:p>
          </table:table-cell>
          <table:table-cell table:style-name="TableCell1592">
            <text:p text:style-name="P1593"><text:s/>2.24</text:p>
          </table:table-cell>
          <table:table-cell table:style-name="TableCell1594">
            <text:p text:style-name="P1595"/>
          </table:table-cell>
          <table:table-cell table:style-name="TableCell1596">
            <text:p text:style-name="P1597"/>
          </table:table-cell>
        </table:table-row>
        <table:table-row table:style-name="TableRow1598">
          <table:table-cell table:style-name="TableCell1599">
            <text:p text:style-name="P1600">Tegninger</text:p>
          </table:table-cell>
          <table:table-cell table:style-name="TableCell1601">
            <text:p text:style-name="P1602">Y Faseplaner</text:p>
          </table:table-cell>
          <table:table-cell table:style-name="TableCell1603">
            <text:p text:style-name="P1604"/>
          </table:table-cell>
          <table:table-cell table:style-name="TableCell1605">
            <text:p text:style-name="P1606"/>
          </table:table-cell>
          <table:table-cell table:style-name="TableCell1607">
            <text:p text:style-name="P1608"/>
          </table:table-cell>
        </table:table-row>
        <table:table-row table:style-name="TableRow1609">
          <table:table-cell table:style-name="TableCell1610">
            <text:p text:style-name="P1611">Tegninger</text:p>
          </table:table-cell>
          <table:table-cell table:style-name="TableCell1612">
            <text:p text:style-name="P1613">Z Risikofylte arbeider</text:p>
          </table:table-cell>
          <table:table-cell table:style-name="TableCell1614">
            <text:p text:style-name="P1615"/>
          </table:table-cell>
          <table:table-cell table:style-name="TableCell1616">
            <text:p text:style-name="P1617"/>
          </table:table-cell>
          <table:table-cell table:style-name="TableCell1618">
            <text:p text:style-name="P1619"/>
          </table:table-cell>
        </table:table-row>
      </table:table>
      <text:p text:style-name="Normal"><text:span text:style-name="T1620">Beskrivelse:</text:span></text:p>
      <text:p text:style-name="P1621"/>
      <text:h text:style-name="Overskrift5" text:outline-level="5">2.6.3.1.3 Tegningskomponenter</text:h>
      <text:p text:style-name="P1622">VEILEDNING:<text:s/><text:line-break/>SE R110 MODELLGRUNNLAG FOR INFORMASJON OM TEGNINGSKOMPONENTER. TEGNINGER KAN TILFØRES "TEGNINGSKOMPONENTER", FOR EKSEMPEL:</text:p>
      <text:list text:style-name="LFO23" text:continue-numbering="true">
        <text:list-item>
          <text:p text:style-name="P1623">TEKST.</text:p>
        </text:list-item>
        <text:list-item>
          <text:p text:style-name="P1624">MÅLSETTING.</text:p>
        </text:list-item>
        <text:list-item>
          <text:p text:style-name="P1625">NORDPIL.</text:p>
        </text:list-item>
        <text:list-item>
          <text:p text:style-name="P1626">RUTENETT.</text:p>
        </text:list-item>
      </text:list>
      <text:p text:style-name="Normal"><text:span text:style-name="T1627">TEGNINGSKOMPONENTER KAN LEVERES I EGNE DATAFILER, BRUK TABELLEN OVER TIL Å GI OVERSIKT OVER FILER.</text:span></text:p>
      <table:table table:style-name="Table1628">
        <table:table-columns>
          <table:table-column table:style-name="TableColumn1629"/>
          <table:table-column table:style-name="TableColumn1630"/>
          <table:table-column table:style-name="TableColumn1631"/>
          <table:table-column table:style-name="TableColumn1632"/>
          <table:table-column table:style-name="TableColumn1633"/>
        </table:table-columns>
        <table:table-row table:style-name="TableRow1634">
          <table:table-cell table:style-name="TableCell1635">
            <text:p text:style-name="P1636">Kategori</text:p>
          </table:table-cell>
          <table:table-cell table:style-name="TableCell1637">
            <text:p text:style-name="P1638">Navn</text:p>
          </table:table-cell>
          <table:table-cell table:style-name="TableCell1639">
            <text:p text:style-name="P1640">R110 kap.</text:p>
          </table:table-cell>
          <table:table-cell table:style-name="TableCell1641">
            <text:p text:style-name="P1642">Åpent format</text:p>
          </table:table-cell>
          <table:table-cell table:style-name="TableCell1643">
            <text:p text:style-name="Normal"><text:span text:style-name="T1644">Originalformat</text:span></text:p>
          </table:table-cell>
        </table:table-row>
        <table:table-row table:style-name="TableRow1645">
          <table:table-cell table:style-name="TableCell1646">
            <text:p text:style-name="P1647">Tegningskomponenter</text:p>
          </table:table-cell>
          <table:table-cell table:style-name="TableCell1648">
            <text:p text:style-name="P1649">Spesifiser</text:p>
          </table:table-cell>
          <table:table-cell table:style-name="TableCell1650">
            <text:p text:style-name="P1651">5.4.2.4</text:p>
          </table:table-cell>
          <table:table-cell table:style-name="TableCell1652">
            <text:p text:style-name="P1653"/>
          </table:table-cell>
          <table:table-cell table:style-name="TableCell1654">
            <text:p text:style-name="P1655"/>
          </table:table-cell>
        </table:table-row>
        <table:table-row table:style-name="TableRow1656">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cell table:style-name="TableCell1665">
            <text:p text:style-name="P1666"/>
          </table:table-cell>
        </table:table-row>
      </table:table>
      <text:p text:style-name="Normal"><text:span text:style-name="T1667">Beskrivelse:</text:span></text:p>
      <text:p text:style-name="P1668"/>
      <text:p text:style-name="P1669"/>
      <text:p text:style-name="P1670"/>
      <text:p text:style-name="P1671"/>
      <text:p text:style-name="P1672"/>
      <text:p text:style-name="P1673"/>
      <text:p text:style-name="P1674"><text:bookmark-start text:name="_Toc410030742"/><text:bookmark-start text:name="_Toc410030804"/><text:bookmark-start text:name="_Toc410035028"/><text:bookmark-start text:name="_Toc410039711"/><text:bookmark-start text:name="_Toc410040865"/><text:bookmark-start text:name="_Toc410041973"/><text:bookmark-start text:name="_Toc410041972"/><text:bookmark-end text:name="_Toc410030742"/><text:bookmark-end text:name="_Toc410030804"/><text:bookmark-end text:name="_Toc410035028"/><text:bookmark-end text:name="_Toc410039711"/><text:bookmark-end text:name="_Toc410040865"/><text:bookmark-end text:name="_Toc410041973"/></text:p>
      <text:soft-page-break/>
      <text:h text:style-name="P1675" text:outline-level="4">2.6.3.2<text:s/><text:bookmark-end text:name="_Toc410041972"/>Rapporter</text:h>
      <text:p text:style-name="P1676">R110 Modellgrunnlag kap. 5.4 stiller krav til dataformat for rapporter.<text:s/></text:p>
      <table:table table:style-name="Table1677">
        <table:table-columns>
          <table:table-column table:style-name="TableColumn1678"/>
          <table:table-column table:style-name="TableColumn1679"/>
          <table:table-column table:style-name="TableColumn1680"/>
          <table:table-column table:style-name="TableColumn1681"/>
          <table:table-column table:style-name="TableColumn1682"/>
        </table:table-columns>
        <table:table-row table:style-name="TableRow1683">
          <table:table-cell table:style-name="TableCell1684">
            <text:p text:style-name="P1685">Kategori</text:p>
          </table:table-cell>
          <table:table-cell table:style-name="TableCell1686">
            <text:p text:style-name="P1687">Navn</text:p>
          </table:table-cell>
          <table:table-cell table:style-name="TableCell1688">
            <text:p text:style-name="P1689">Referanse</text:p>
          </table:table-cell>
          <table:table-cell table:style-name="TableCell1690">
            <text:p text:style-name="P1691">Åpent format</text:p>
          </table:table-cell>
          <table:table-cell table:style-name="TableCell1692">
            <text:p text:style-name="Normal"><text:span text:style-name="T1693">Originalformat</text:span></text:p>
          </table:table-cell>
        </table:table-row>
        <table:table-row table:style-name="TableRow1694">
          <table:table-cell table:style-name="TableCell1695">
            <text:p text:style-name="P1696">Rapporter</text:p>
          </table:table-cell>
          <table:table-cell table:style-name="TableCell1697">
            <text:p text:style-name="P1698">Fagrapporter <text:s/>SPESIFISER TYPE</text:p>
          </table:table-cell>
          <table:table-cell table:style-name="TableCell1699">
            <text:p text:style-name="P1700"> </text:p>
          </table:table-cell>
          <table:table-cell table:style-name="TableCell1701">
            <text:p text:style-name="P1702"/>
          </table:table-cell>
          <table:table-cell table:style-name="TableCell1703">
            <text:p text:style-name="P1704"/>
          </table:table-cell>
        </table:table-row>
        <table:table-row table:style-name="TableRow1705">
          <table:table-cell table:style-name="TableCell1706">
            <text:p text:style-name="P1707">Rapporter</text:p>
          </table:table-cell>
          <table:table-cell table:style-name="TableCell1708">
            <text:p text:style-name="P1709">Rapport om grunnundersøkelser</text:p>
          </table:table-cell>
          <table:table-cell table:style-name="TableCell1710">
            <text:p text:style-name="P1711">HBR760, V220, N200</text:p>
          </table:table-cell>
          <table:table-cell table:style-name="TableCell1712">
            <text:p text:style-name="P1713"/>
          </table:table-cell>
          <table:table-cell table:style-name="TableCell1714">
            <text:p text:style-name="P1715"/>
          </table:table-cell>
        </table:table-row>
        <table:table-row table:style-name="TableRow1716">
          <table:table-cell table:style-name="TableCell1717">
            <text:p text:style-name="P1718">Rapporter</text:p>
          </table:table-cell>
          <table:table-cell table:style-name="TableCell1719">
            <text:p text:style-name="P1720">Geoteknisk prosjekteringsrapport</text:p>
          </table:table-cell>
          <table:table-cell table:style-name="TableCell1721">
            <text:p text:style-name="P1722">HB R760/V220</text:p>
          </table:table-cell>
          <table:table-cell table:style-name="TableCell1723">
            <text:p text:style-name="P1724"/>
          </table:table-cell>
          <table:table-cell table:style-name="TableCell1725">
            <text:p text:style-name="P1726"/>
          </table:table-cell>
        </table:table-row>
        <table:table-row table:style-name="TableRow1727">
          <table:table-cell table:style-name="TableCell1728">
            <text:p text:style-name="P1729">Rapporter</text:p>
          </table:table-cell>
          <table:table-cell table:style-name="TableCell1730">
            <text:p text:style-name="P1731">Anslagsrapport</text:p>
          </table:table-cell>
          <table:table-cell table:style-name="TableCell1732">
            <text:p text:style-name="P1733">HB R764</text:p>
          </table:table-cell>
          <table:table-cell table:style-name="TableCell1734">
            <text:p text:style-name="P1735"/>
          </table:table-cell>
          <table:table-cell table:style-name="TableCell1736">
            <text:p text:style-name="P1737"/>
          </table:table-cell>
        </table:table-row>
        <table:table-row table:style-name="TableRow1738">
          <table:table-cell table:style-name="TableCell1739">
            <text:p text:style-name="P1740">Rapporter</text:p>
          </table:table-cell>
          <table:table-cell table:style-name="TableCell1741">
            <text:p text:style-name="P1742">Rapport om støyforhold</text:p>
          </table:table-cell>
          <table:table-cell table:style-name="TableCell1743">
            <text:p text:style-name="P1744">HB V712</text:p>
          </table:table-cell>
          <table:table-cell table:style-name="TableCell1745">
            <text:p text:style-name="P1746"/>
          </table:table-cell>
          <table:table-cell table:style-name="TableCell1747">
            <text:p text:style-name="P1748"/>
          </table:table-cell>
        </table:table-row>
        <table:table-row table:style-name="TableRow1749">
          <table:table-cell table:style-name="TableCell1750">
            <text:p text:style-name="P1751">Rapporter</text:p>
          </table:table-cell>
          <table:table-cell table:style-name="TableCell1752">
            <text:p text:style-name="P1753">Restrisikorapport jf. Bygherreforskriftens §12 og §14</text:p>
          </table:table-cell>
          <table:table-cell table:style-name="TableCell1754">
            <text:p text:style-name="P1755">Byggherreforskriften</text:p>
          </table:table-cell>
          <table:table-cell table:style-name="TableCell1756">
            <text:p text:style-name="P1757"/>
          </table:table-cell>
          <table:table-cell table:style-name="TableCell1758">
            <text:p text:style-name="P1759"/>
          </table:table-cell>
        </table:table-row>
        <table:table-row table:style-name="TableRow1760">
          <table:table-cell table:style-name="TableCell1761">
            <text:p text:style-name="P1762">Rapporter</text:p>
          </table:table-cell>
          <table:table-cell table:style-name="TableCell1763">
            <text:p text:style-name="P1764">Møtereferat og annen dokumentasjon fra møter<text:s/></text:p>
          </table:table-cell>
          <table:table-cell table:style-name="TableCell1765">
            <text:p text:style-name="P1766">D 2.4</text:p>
          </table:table-cell>
          <table:table-cell table:style-name="TableCell1767">
            <text:p text:style-name="P1768"/>
          </table:table-cell>
          <table:table-cell table:style-name="TableCell1769">
            <text:p text:style-name="P1770"/>
          </table:table-cell>
        </table:table-row>
        <table:table-row table:style-name="TableRow1771">
          <table:table-cell table:style-name="TableCell1772">
            <text:p text:style-name="P1773">Rapporter</text:p>
          </table:table-cell>
          <table:table-cell table:style-name="TableCell1774">
            <text:p text:style-name="P1775">Byggemelding</text:p>
          </table:table-cell>
          <table:table-cell table:style-name="TableCell1776">
            <text:p text:style-name="P1777">HB R760</text:p>
          </table:table-cell>
          <table:table-cell table:style-name="TableCell1778">
            <text:p text:style-name="P1779"/>
          </table:table-cell>
          <table:table-cell table:style-name="TableCell1780">
            <text:p text:style-name="P1781"/>
          </table:table-cell>
        </table:table-row>
        <table:table-row table:style-name="TableRow1782">
          <table:table-cell table:style-name="TableCell1783">
            <text:p text:style-name="P1784">Rapporter</text:p>
          </table:table-cell>
          <table:table-cell table:style-name="TableCell1785">
            <text:p text:style-name="P1786">Spesifiser</text:p>
          </table:table-cell>
          <table:table-cell table:style-name="TableCell1787">
            <text:p text:style-name="P1788"/>
          </table:table-cell>
          <table:table-cell table:style-name="TableCell1789">
            <text:p text:style-name="P1790"/>
          </table:table-cell>
          <table:table-cell table:style-name="TableCell1791">
            <text:p text:style-name="P1792"/>
          </table:table-cell>
        </table:table-row>
        <table:table-row table:style-name="TableRow1793">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
          </table:table-cell>
        </table:table-row>
        <table:table-row table:style-name="TableRow1815">
          <table:table-cell table:style-name="TableCell1816">
            <text:p text:style-name="P1817"/>
          </table: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row>
        <table:table-row table:style-name="TableRow1826">
          <table:table-cell table:style-name="TableCell1827">
            <text:p text:style-name="P1828"/>
          </table:table-cell>
          <table:table-cell table:style-name="TableCell1829">
            <text:p text:style-name="P1830"/>
          </table:table-cell>
          <table:table-cell table:style-name="TableCell1831">
            <text:p text:style-name="P1832"/>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
          </table:table-cell>
          <table:table-cell table:style-name="TableCell1840">
            <text:p text:style-name="P1841"/>
          </table:table-cell>
          <table:table-cell table:style-name="TableCell1842">
            <text:p text:style-name="P1843"/>
          </table:table-cell>
          <table:table-cell table:style-name="TableCell1844">
            <text:p text:style-name="P1845"/>
          </table:table-cell>
          <table:table-cell table:style-name="TableCell1846">
            <text:p text:style-name="P1847"/>
          </table:table-cell>
        </table:table-row>
        <table:table-row table:style-name="TableRow1848">
          <table:table-cell table:style-name="TableCell1849">
            <text:p text:style-name="P1850"/>
          </table:table-cell>
          <table:table-cell table:style-name="TableCell1851">
            <text:p text:style-name="P1852"/>
          </table:table-cell>
          <table:table-cell table:style-name="TableCell1853">
            <text:p text:style-name="P1854"/>
          </table:table-cell>
          <table:table-cell table:style-name="TableCell1855">
            <text:p text:style-name="P1856"/>
          </table:table-cell>
          <table:table-cell table:style-name="TableCell1857">
            <text:p text:style-name="P1858"/>
          </table:table-cell>
        </table:table-row>
        <table:table-row table:style-name="TableRow1859">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row>
        <table:table-row table:style-name="TableRow1870">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row>
        <table:table-row table:style-name="TableRow1881">
          <table:table-cell table:style-name="TableCell1882">
            <text:p text:style-name="P1883"/>
          </table:table-cell>
          <table:table-cell table:style-name="TableCell1884">
            <text:p text:style-name="P1885"/>
          </table:table-cell>
          <table:table-cell table:style-name="TableCell1886">
            <text:p text:style-name="P1887"/>
          </table:table-cell>
          <table:table-cell table:style-name="TableCell1888">
            <text:p text:style-name="P1889"/>
          </table:table-cell>
          <table:table-cell table:style-name="TableCell1890">
            <text:p text:style-name="P1891"/>
          </table:table-cell>
        </table:table-row>
        <table:table-row table:style-name="TableRow1892">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row>
        <table:table-row table:style-name="TableRow1903">
          <table:table-cell table:style-name="TableCell1904">
            <text:p text:style-name="P1905"/>
          </table:table-cell>
          <table:table-cell table:style-name="TableCell1906">
            <text:p text:style-name="P1907"/>
          </table:table-cell>
          <table:table-cell table:style-name="TableCell1908">
            <text:p text:style-name="P1909"/>
          </table:table-cell>
          <table:table-cell table:style-name="TableCell1910">
            <text:p text:style-name="P1911"/>
          </table:table-cell>
          <table:table-cell table:style-name="TableCell1912">
            <text:p text:style-name="P1913"/>
          </table:table-cell>
        </table:table-row>
        <table:table-row table:style-name="TableRow1914">
          <table:table-cell table:style-name="TableCell1915">
            <text:p text:style-name="P1916"/>
          </table:table-cell>
          <table:table-cell table:style-name="TableCell1917">
            <text:p text:style-name="P1918"/>
          </table:table-cell>
          <table:table-cell table:style-name="TableCell1919">
            <text:p text:style-name="P1920"/>
          </table:table-cell>
          <table:table-cell table:style-name="TableCell1921">
            <text:p text:style-name="P1922"/>
          </table:table-cell>
          <table:table-cell table:style-name="TableCell1923">
            <text:p text:style-name="P1924"/>
          </table:table-cell>
        </table:table-row>
        <table:table-row table:style-name="TableRow1925">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row>
      </table:table>
      <text:p text:style-name="Normal"><text:span text:style-name="T1936">Beskrivelse:</text:span></text:p>
      <text:p text:style-name="Normal"/>
      <text:h text:style-name="Overskrift2" text:outline-level="2"><text:bookmark-start text:name="_Toc190979790"/><text:bookmark-start text:name="_Toc222309160"/>2.7 Andre leveranser fra oppdragsgiver<text:bookmark-end text:name="_Toc190979790"/><text:bookmark-end text:name="_Toc222309160"/></text:h>
      <text:p text:style-name="Normal"><text:span text:style-name="T1937">Beskrivelse:</text:span></text:p>
      <text:p text:style-name="Normal"/>
      <text:p text:style-name="P1938"/>
      <text:h text:style-name="Overskrift1" text:outline-level="1"><text:bookmark-start text:name="_Toc190979791"/><text:bookmark-start text:name="_Toc222309161"/>3 Dokumentasjon som skal utarbeides og leveres av leverandør<text:bookmark-end text:name="_Toc190979791"/><text:bookmark-end text:name="_Toc222309161"/></text:h>
      <text:h text:style-name="Overskrift2" text:outline-level="2"><text:bookmark-start text:name="_Toc190979792"/><text:bookmark-start text:name="_Toc222309162"/>3.1 Generelle krav<text:bookmark-end text:name="_Toc190979792"/><text:bookmark-end text:name="_Toc222309162"/></text:h>
      <text:p text:style-name="P1939">VEILEDNING: PUNKTENE I KAPITTEL 3 SETTES NORMALT INN I KONKURRANSEGRUNNLAGETS KAPITTEL D</text:p>
      <text:p text:style-name="Normal"/>
      <text:h text:style-name="Overskrift3" text:outline-level="3"><text:bookmark-start text:name="_Toc190979793"/><text:bookmark-start text:name="_Toc222309163"/>3.1.1 Prosjektets koordinatreferansesystem<text:bookmark-end text:name="_Toc190979793"/><text:bookmark-end text:name="_Toc222309163"/></text:h>
      <text:p text:style-name="P1940">Stedfestet dokumentasjon skal leveres i prosjektets koordinatsystem, se kapittel 2. 1.</text:p>
      <text:h text:style-name="Overskrift3" text:outline-level="3"><text:bookmark-start text:name="_Toc190979794"/><text:bookmark-start text:name="_Toc222309164"/>3.1.2 Dataformat<text:bookmark-end text:name="_Toc190979794"/><text:bookmark-end text:name="_Toc222309164"/></text:h>
      <text:p text:style-name="P1941">Dokumentasjonen skal leveres Statens vegvesen på digital form. Dokumentasjonen leveres på programvarens originalformat, det vil si det dataformatet som programvaren normalt lagrer data på, og på et åpent, standardisert format som beskrevet i R110 Modellgrunnlag kapittel 1.8 .<text:s/></text:p>
      <text:p text:style-name="P1942">Hvilke formater som skal benyttes, avtales i prosjektets oppstartsmøte og angis i tabellene for hver dokumentasjonstype i kapittel 3.</text:p>
      <text:h text:style-name="Overskrift3" text:outline-level="3"><text:bookmark-start text:name="_Toc190979795"/><text:bookmark-start text:name="_Toc222309165"/>3.1.3 Katalogstruktur<text:bookmark-end text:name="_Toc190979795"/><text:bookmark-end text:name="_Toc222309165"/></text:h>
      <text:p text:style-name="P1943">Ved levering av data i katalogstruktur benyttes «Mal for katalogstruktur», se kapittel 2.5.<text:s/></text:p>
      <text:h text:style-name="Overskrift2" text:outline-level="2"><text:bookmark-start text:name="_Toc190979796"/><text:bookmark-start text:name="_Toc222309166"/>3.2 Grunnlagsdata<text:bookmark-end text:name="_Toc190979796"/><text:bookmark-end text:name="_Toc222309166"/><text:s/></text:h>
      <text:p text:style-name="Normal"><text:span text:style-name="T1944">SE<text:s/></text:span><text:a xlink:href="https://github.com/vegvesen/R110-Modellgrunnlag/wiki/R110-Modellgrunnlag-%E2%80%90-maler-og-vedlegg#grunnlagsdata" office:target-frame-name="_top" xlink:show="replace"><text:span text:style-name="T1945">OVERSIKT OVER AKTUELLE GRUNNLAGSDATA</text:span></text:a><text:span text:style-name="T1946">, EN LISTE OVER GRUNNLAGSDATA SORTERT PÅ MODELLTYPE.</text:span></text:p>
      <text:p text:style-name="Normal">Krav til grunnlagsdata er gitt i R110 Modellgrunnlag kapittel 2. Hvilke grunnlagsdata som skal utarbeides og leveres av leverandør, fremgår av tabellen under.</text:p>
      <table:table table:style-name="Table1947">
        <table:table-columns>
          <table:table-column table:style-name="TableColumn1948"/>
          <table:table-column table:style-name="TableColumn1949"/>
          <table:table-column table:style-name="TableColumn1950"/>
          <table:table-column table:style-name="TableColumn1951"/>
        </table:table-columns>
        <table:table-row table:style-name="TableRow1952">
          <table:table-cell table:style-name="TableCell1953">
            <text:p text:style-name="P1954">Kategori</text:p>
          </table:table-cell>
          <table:table-cell table:style-name="TableCell1955">
            <text:p text:style-name="P1956">Navn</text:p>
          </table:table-cell>
          <table:table-cell table:style-name="TableCell1957">
            <text:p text:style-name="P1958">R110 kap.</text:p>
          </table:table-cell>
          <table:table-cell table:style-name="TableCell1959">
            <text:p text:style-name="P1960">Lenke til oversiktsskjema</text:p>
          </table:table-cell>
        </table:table-row>
        <table:table-row table:style-name="TableRow1961">
          <table:table-cell table:style-name="TableCell1962">
            <text:p text:style-name="P1963">Grunnlagsdata</text:p>
          </table:table-cell>
          <table:table-cell table:style-name="TableCell1964">
            <text:p text:style-name="P1965">Fastmerker</text:p>
          </table:table-cell>
          <table:table-cell table:style-name="TableCell1966">
            <text:p text:style-name="P1967">2</text:p>
          </table:table-cell>
          <table:table-cell table:style-name="TableCell1968">
            <text:p text:style-name="P1969"/>
          </table:table-cell>
        </table:table-row>
        <table:table-row table:style-name="TableRow1970">
          <table:table-cell table:style-name="TableCell1971">
            <text:p text:style-name="P1972">Grunnlagsdata</text:p>
          </table:table-cell>
          <table:table-cell table:style-name="TableCell1973">
            <text:p text:style-name="P1974">Registrerte data</text:p>
          </table:table-cell>
          <table:table-cell table:style-name="TableCell1975">
            <text:p text:style-name="P1976">3</text:p>
          </table:table-cell>
          <table:table-cell table:style-name="TableCell1977">
            <text:p text:style-name="P1978"/>
          </table:table-cell>
        </table:table-row>
        <table:table-row table:style-name="TableRow1979">
          <table:table-cell table:style-name="TableCell1980">
            <text:p text:style-name="P1981">Grunnlagsdata</text:p>
          </table:table-cell>
          <table:table-cell table:style-name="TableCell1982">
            <text:p text:style-name="P1983">Ledningskart</text:p>
          </table:table-cell>
          <table:table-cell table:style-name="TableCell1984">
            <text:p text:style-name="P1985">2</text:p>
          </table:table-cell>
          <table:table-cell table:style-name="TableCell1986">
            <text:p text:style-name="P1987"/>
          </table:table-cell>
        </table:table-row>
        <table:table-row table:style-name="TableRow1988">
          <table:table-cell table:style-name="TableCell1989">
            <text:p text:style-name="P1990">Grunnlagsdata</text:p>
          </table:table-cell>
          <table:table-cell table:style-name="TableCell1991">
            <text:p text:style-name="P1992">Geodata (FKB mm)</text:p>
          </table:table-cell>
          <table:table-cell table:style-name="TableCell1993">
            <text:p text:style-name="P1994">2</text:p>
          </table:table-cell>
          <table:table-cell table:style-name="TableCell1995">
            <text:p text:style-name="P1996"/>
          </table:table-cell>
        </table:table-row>
        <table:table-row table:style-name="TableRow1997">
          <table:table-cell table:style-name="TableCell1998">
            <text:p text:style-name="P1999">Grunnlagsdata</text:p>
          </table:table-cell>
          <table:table-cell table:style-name="TableCell2000">
            <text:p text:style-name="P2001">Spesifiser</text:p>
          </table:table-cell>
          <table:table-cell table:style-name="TableCell2002">
            <text:p text:style-name="P2003"/>
          </table:table-cell>
          <table:table-cell table:style-name="TableCell2004">
            <text:p text:style-name="P2005"/>
          </table:table-cell>
        </table:table-row>
      </table:table>
      <text:p text:style-name="P2006">Beskrivelse:</text:p>
      <text:p text:style-name="P2007"/>
      <text:p text:style-name="P2008"/>
      <text:h text:style-name="Overskrift2" text:outline-level="2"><text:bookmark-start text:name="_Toc190979797"/><text:bookmark-start text:name="_Toc222309167"/>3.3 Modeller<text:bookmark-end text:name="_Toc190979797"/><text:bookmark-end text:name="_Toc222309167"/><text:s/></text:h>
      <text:p text:style-name="Normal">Følgende modeller skal utarbeides av leverandør.<text:s/></text:p>
      <text:h text:style-name="Overskrift3" text:outline-level="3"><text:bookmark-start text:name="_Toc190979798"/><text:bookmark-start text:name="_Toc222309168"/>3.3.1 Grunnlagsmodeller<text:bookmark-end text:name="_Toc190979798"/><text:bookmark-end text:name="_Toc222309168"/></text:h>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s>
        <table:table-row table:style-name="TableRow2015">
          <table:table-cell table:style-name="TableCell2016">
            <text:p text:style-name="P2017">Kategori</text:p>
          </table:table-cell>
          <table:table-cell table:style-name="TableCell2018">
            <text:p text:style-name="P2019">Navn</text:p>
          </table:table-cell>
          <table:table-cell table:style-name="TableCell2020">
            <text:p text:style-name="P2021">R110 kap.</text:p>
          </table:table-cell>
          <table:table-cell table:style-name="TableCell2022">
            <text:p text:style-name="P2023">Åpent format</text:p>
          </table:table-cell>
          <table:table-cell table:style-name="TableCell2024">
            <text:p text:style-name="P2025">Originalformat</text:p>
          </table:table-cell>
        </table:table-row>
        <table:table-row table:style-name="TableRow2026">
          <table:table-cell table:style-name="TableCell2027">
            <text:p text:style-name="P2028">Grunnlagsmodell</text:p>
          </table:table-cell>
          <table:table-cell table:style-name="TableCell2029">
            <text:p text:style-name="P2030">Befolkning</text:p>
          </table:table-cell>
          <table:table-cell table:style-name="TableCell2031">
            <text:p text:style-name="P2032">4.2.2</text:p>
          </table:table-cell>
          <table:table-cell table:style-name="TableCell2033">
            <text:p text:style-name="P2034"/>
          </table:table-cell>
          <table:table-cell table:style-name="TableCell2035">
            <text:p text:style-name="P2036"/>
          </table:table-cell>
        </table:table-row>
        <table:table-row table:style-name="TableRow2037">
          <table:table-cell table:style-name="TableCell2038">
            <text:p text:style-name="P2039">Grunnlagsmodell</text:p>
          </table:table-cell>
          <table:table-cell table:style-name="TableCell2040">
            <text:p text:style-name="P2041">Bildedata</text:p>
          </table:table-cell>
          <table:table-cell table:style-name="TableCell2042">
            <text:p text:style-name="P2043">4.2.3</text:p>
          </table:table-cell>
          <table:table-cell table:style-name="TableCell2044">
            <text:p text:style-name="P2045"/>
          </table:table-cell>
          <table:table-cell table:style-name="TableCell2046">
            <text:p text:style-name="P2047"/>
          </table:table-cell>
        </table:table-row>
        <table:table-row table:style-name="TableRow2048">
          <table:table-cell table:style-name="TableCell2049">
            <text:p text:style-name="P2050">Grunnlagsmodell</text:p>
          </table:table-cell>
          <table:table-cell table:style-name="TableCell2051">
            <text:p text:style-name="P2052">Bygg</text:p>
          </table:table-cell>
          <table:table-cell table:style-name="TableCell2053">
            <text:p text:style-name="P2054">4.2.4</text:p>
          </table:table-cell>
          <table:table-cell table:style-name="TableCell2055">
            <text:p text:style-name="P2056"/>
          </table:table-cell>
          <table:table-cell table:style-name="TableCell2057">
            <text:p text:style-name="P2058"/>
          </table:table-cell>
        </table:table-row>
        <table:table-row table:style-name="TableRow2059">
          <table:table-cell table:style-name="TableCell2060">
            <text:p text:style-name="P2061">Grunnlagsmodell</text:p>
          </table:table-cell>
          <table:table-cell table:style-name="TableCell2062">
            <text:p text:style-name="P2063">Eiendom</text:p>
          </table:table-cell>
          <table:table-cell table:style-name="TableCell2064">
            <text:p text:style-name="P2065">4.2.5</text:p>
          </table:table-cell>
          <table:table-cell table:style-name="TableCell2066">
            <text:p text:style-name="P2067"/>
          </table:table-cell>
          <table:table-cell table:style-name="TableCell2068">
            <text:p text:style-name="P2069"/>
          </table:table-cell>
        </table:table-row>
        <table:table-row table:style-name="TableRow2070">
          <table:table-cell table:style-name="TableCell2071">
            <text:p text:style-name="P2072">Grunnlagsmodell</text:p>
          </table:table-cell>
          <table:table-cell table:style-name="TableCell2073">
            <text:p text:style-name="P2074">Forurensning</text:p>
          </table:table-cell>
          <table:table-cell table:style-name="TableCell2075">
            <text:p text:style-name="P2076">4.2.6</text:p>
          </table:table-cell>
          <table:table-cell table:style-name="TableCell2077">
            <text:p text:style-name="P2078"/>
          </table:table-cell>
          <table:table-cell table:style-name="TableCell2079">
            <text:p text:style-name="P2080"/>
          </table:table-cell>
        </table:table-row>
        <table:table-row table:style-name="TableRow2081">
          <table:table-cell table:style-name="TableCell2082">
            <text:p text:style-name="P2083">Grunnlagsmodell</text:p>
          </table:table-cell>
          <table:table-cell table:style-name="TableCell2084">
            <text:p text:style-name="P2085">Friluftsliv</text:p>
          </table:table-cell>
          <table:table-cell table:style-name="TableCell2086">
            <text:p text:style-name="P2087">4.2.7</text:p>
          </table:table-cell>
          <table:table-cell table:style-name="TableCell2088">
            <text:p text:style-name="P2089"/>
          </table:table-cell>
          <table:table-cell table:style-name="TableCell2090">
            <text:p text:style-name="P2091"/>
          </table:table-cell>
        </table:table-row>
        <table:table-row table:style-name="TableRow2092">
          <table:table-cell table:style-name="TableCell2093">
            <text:p text:style-name="P2094">Grunnlagsmodell</text:p>
          </table:table-cell>
          <table:table-cell table:style-name="TableCell2095">
            <text:p text:style-name="P2096">Grunnforhold</text:p>
          </table:table-cell>
          <table:table-cell table:style-name="TableCell2097">
            <text:p text:style-name="P2098">4.2.8</text:p>
          </table:table-cell>
          <table:table-cell table:style-name="TableCell2099">
            <text:p text:style-name="P2100"/>
          </table:table-cell>
          <table:table-cell table:style-name="TableCell2101">
            <text:p text:style-name="P2102"/>
          </table:table-cell>
        </table:table-row>
        <table:table-row table:style-name="TableRow2103">
          <table:table-cell table:style-name="TableCell2104">
            <text:p text:style-name="P2105">Grunnlagsmodell</text:p>
          </table:table-cell>
          <table:table-cell table:style-name="TableCell2106">
            <text:p text:style-name="P2107">Kulturarv</text:p>
          </table:table-cell>
          <table:table-cell table:style-name="TableCell2108">
            <text:p text:style-name="P2109">4.2.9</text:p>
          </table:table-cell>
          <table:table-cell table:style-name="TableCell2110">
            <text:p text:style-name="P2111"/>
          </table:table-cell>
          <table:table-cell table:style-name="TableCell2112">
            <text:p text:style-name="P2113"/>
          </table:table-cell>
        </table:table-row>
        <table:table-row table:style-name="TableRow2114">
          <table:table-cell table:style-name="TableCell2115">
            <text:p text:style-name="P2116">Grunnlagsmodell</text:p>
          </table:table-cell>
          <table:table-cell table:style-name="TableCell2117">
            <text:p text:style-name="P2118">Landskap</text:p>
          </table:table-cell>
          <table:table-cell table:style-name="TableCell2119">
            <text:p text:style-name="P2120">4.2.10</text:p>
          </table:table-cell>
          <table:table-cell table:style-name="TableCell2121">
            <text:p text:style-name="P2122"/>
          </table:table-cell>
          <table:table-cell table:style-name="TableCell2123">
            <text:p text:style-name="P2124"/>
          </table:table-cell>
        </table:table-row>
        <table:table-row table:style-name="TableRow2125">
          <table:table-cell table:style-name="TableCell2126">
            <text:p text:style-name="P2127">Grunnlagsmodell</text:p>
          </table:table-cell>
          <table:table-cell table:style-name="TableCell2128">
            <text:p text:style-name="P2129">Naturmangfold</text:p>
          </table:table-cell>
          <table:table-cell table:style-name="TableCell2130">
            <text:p text:style-name="P2131">4.2.11</text:p>
          </table:table-cell>
          <table:table-cell table:style-name="TableCell2132">
            <text:p text:style-name="P2133"/>
          </table:table-cell>
          <table:table-cell table:style-name="TableCell2134">
            <text:p text:style-name="P2135"/>
          </table:table-cell>
        </table:table-row>
        <table:table-row table:style-name="TableRow2136">
          <table:table-cell table:style-name="TableCell2137">
            <text:p text:style-name="P2138">Grunnlagsmodell</text:p>
          </table:table-cell>
          <table:table-cell table:style-name="TableCell2139">
            <text:p text:style-name="P2140">Naturressurser</text:p>
          </table:table-cell>
          <table:table-cell table:style-name="TableCell2141">
            <text:p text:style-name="P2142">4.2.12</text:p>
          </table:table-cell>
          <table:table-cell table:style-name="TableCell2143">
            <text:p text:style-name="P2144"/>
          </table:table-cell>
          <table:table-cell table:style-name="TableCell2145">
            <text:p text:style-name="P2146"/>
          </table:table-cell>
        </table:table-row>
        <table:table-row table:style-name="TableRow2147">
          <table:table-cell table:style-name="TableCell2148">
            <text:p text:style-name="P2149">Grunnlagsmodell</text:p>
          </table:table-cell>
          <table:table-cell table:style-name="TableCell2150">
            <text:p text:style-name="P2151">Næring</text:p>
          </table:table-cell>
          <table:table-cell table:style-name="TableCell2152">
            <text:p text:style-name="P2153">4.2.13</text:p>
          </table:table-cell>
          <table:table-cell table:style-name="TableCell2154">
            <text:p text:style-name="P2155"/>
          </table:table-cell>
          <table:table-cell table:style-name="TableCell2156">
            <text:p text:style-name="P2157"/>
          </table:table-cell>
        </table:table-row>
        <table:table-row table:style-name="TableRow2158">
          <table:table-cell table:style-name="TableCell2159">
            <text:p text:style-name="P2160">Grunnlagsmodell</text:p>
          </table:table-cell>
          <table:table-cell table:style-name="TableCell2161">
            <text:p text:style-name="P2162">Plansituasjon</text:p>
          </table:table-cell>
          <table:table-cell table:style-name="TableCell2163">
            <text:p text:style-name="P2164">4.2.14</text:p>
          </table:table-cell>
          <table:table-cell table:style-name="TableCell2165">
            <text:p text:style-name="P2166"/>
          </table:table-cell>
          <table:table-cell table:style-name="TableCell2167">
            <text:p text:style-name="P2168"/>
          </table:table-cell>
        </table:table-row>
        <table:table-row table:style-name="TableRow2169">
          <table:table-cell table:style-name="TableCell2170">
            <text:p text:style-name="P2171">Grunnlagsmodell</text:p>
          </table:table-cell>
          <table:table-cell table:style-name="TableCell2172">
            <text:p text:style-name="P2173">Samfunnssikkerhet</text:p>
          </table:table-cell>
          <table:table-cell table:style-name="TableCell2174">
            <text:p text:style-name="P2175">4.2.15</text:p>
          </table:table-cell>
          <table:table-cell table:style-name="TableCell2176">
            <text:p text:style-name="P2177"/>
          </table:table-cell>
          <table:table-cell table:style-name="TableCell2178">
            <text:p text:style-name="P2179"/>
          </table:table-cell>
        </table:table-row>
        <table:table-row table:style-name="TableRow2180">
          <table:table-cell table:style-name="TableCell2181">
            <text:p text:style-name="P2182">Grunnlagsmodell</text:p>
          </table:table-cell>
          <table:table-cell table:style-name="TableCell2183">
            <text:p text:style-name="P2184">Samferdsel</text:p>
          </table:table-cell>
          <table:table-cell table:style-name="TableCell2185">
            <text:p text:style-name="P2186">4.2.16</text:p>
          </table:table-cell>
          <table:table-cell table:style-name="TableCell2187">
            <text:p text:style-name="P2188"/>
          </table:table-cell>
          <table:table-cell table:style-name="TableCell2189">
            <text:p text:style-name="P2190"/>
          </table:table-cell>
        </table:table-row>
        <table:table-row table:style-name="TableRow2191">
          <table:table-cell table:style-name="TableCell2192">
            <text:p text:style-name="P2193">Grunnlagsmodell</text:p>
          </table:table-cell>
          <table:table-cell table:style-name="TableCell2194">
            <text:p text:style-name="P2195">Terreng-modell</text:p>
          </table:table-cell>
          <table:table-cell table:style-name="TableCell2196">
            <text:p text:style-name="P2197">4.2.17</text:p>
          </table:table-cell>
          <table:table-cell table:style-name="TableCell2198">
            <text:p text:style-name="P2199"/>
          </table:table-cell>
          <table:table-cell table:style-name="TableCell2200">
            <text:p text:style-name="P2201"/>
          </table:table-cell>
        </table:table-row>
        <table:table-row table:style-name="TableRow2202">
          <table:table-cell table:style-name="TableCell2203">
            <text:p text:style-name="P2204">Grunnlagsmodell</text:p>
          </table:table-cell>
          <table:table-cell table:style-name="TableCell2205">
            <text:p text:style-name="P2206">Teknisk infrastruktur</text:p>
          </table:table-cell>
          <table:table-cell table:style-name="TableCell2207">
            <text:p text:style-name="P2208">4.2.18</text:p>
          </table:table-cell>
          <table:table-cell table:style-name="TableCell2209">
            <text:p text:style-name="P2210"/>
          </table:table-cell>
          <table:table-cell table:style-name="TableCell2211">
            <text:p text:style-name="P2212"/>
          </table:table-cell>
        </table:table-row>
        <table:table-row table:style-name="TableRow2213">
          <table:table-cell table:style-name="TableCell2214">
            <text:p text:style-name="P2215">Grunnlagsmodell</text:p>
          </table:table-cell>
          <table:table-cell table:style-name="TableCell2216">
            <text:p text:style-name="P2217">Vær og klima</text:p>
          </table:table-cell>
          <table:table-cell table:style-name="TableCell2218">
            <text:p text:style-name="P2219">4.2.19</text:p>
          </table:table-cell>
          <table:table-cell table:style-name="TableCell2220">
            <text:p text:style-name="P2221"/>
          </table:table-cell>
          <table:table-cell table:style-name="TableCell2222">
            <text:p text:style-name="P2223"/>
          </table:table-cell>
        </table:table-row>
      </table:table>
      <text:p text:style-name="Normal"><text:span text:style-name="T2224">Beskrivelse:</text:span></text:p>
      <text:p text:style-name="Normal"/>
      <text:p text:style-name="P2225"/>
      <text:h text:style-name="Overskrift3" text:outline-level="3"><text:bookmark-start text:name="_Toc190979799"/><text:bookmark-start text:name="_Toc222309169"/>3.3.2 Fagmodeller<text:bookmark-end text:name="_Toc190979799"/><text:bookmark-end text:name="_Toc222309169"/></text:h>
      <table:table table:style-name="Table2226">
        <table:table-columns>
          <table:table-column table:style-name="TableColumn2227"/>
          <table:table-column table:style-name="TableColumn2228"/>
          <table:table-column table:style-name="TableColumn2229"/>
          <table:table-column table:style-name="TableColumn2230"/>
          <table:table-column table:style-name="TableColumn2231"/>
        </table:table-columns>
        <table:table-row table:style-name="TableRow2232">
          <table:table-cell table:style-name="TableCell2233">
            <text:p text:style-name="P2234">Kategori</text:p>
          </table:table-cell>
          <table:table-cell table:style-name="TableCell2235">
            <text:p text:style-name="P2236">Navn</text:p>
          </table:table-cell>
          <table:table-cell table:style-name="TableCell2237">
            <text:p text:style-name="P2238">R110 kap.</text:p>
          </table:table-cell>
          <table:table-cell table:style-name="TableCell2239">
            <text:p text:style-name="P2240">Åpent format</text:p>
          </table:table-cell>
          <table:table-cell table:style-name="TableCell2241">
            <text:p text:style-name="P2242">Originalformat</text:p>
          </table:table-cell>
        </table:table-row>
        <table:table-row table:style-name="TableRow2243">
          <table:table-cell table:style-name="TableCell2244">
            <text:p text:style-name="P2245">Fagmodell</text:p>
          </table:table-cell>
          <table:table-cell table:style-name="TableCell2246">
            <text:p text:style-name="P2247">Belysning</text:p>
          </table:table-cell>
          <table:table-cell table:style-name="TableCell2248">
            <text:p text:style-name="P2249">4.3.2</text:p>
          </table:table-cell>
          <table:table-cell table:style-name="TableCell2250">
            <text:p text:style-name="P2251"/>
          </table:table-cell>
          <table:table-cell table:style-name="TableCell2252">
            <text:p text:style-name="P2253"/>
          </table:table-cell>
        </table:table-row>
        <table:table-row table:style-name="TableRow2254">
          <table:table-cell table:style-name="TableCell2255">
            <text:p text:style-name="P2256">Fagmodell</text:p>
          </table:table-cell>
          <table:table-cell table:style-name="TableCell2257">
            <text:p text:style-name="P2258">Bru</text:p>
          </table:table-cell>
          <table:table-cell table:style-name="TableCell2259">
            <text:p text:style-name="P2260">4.3.3</text:p>
          </table:table-cell>
          <table:table-cell table:style-name="TableCell2261">
            <text:p text:style-name="P2262"/>
          </table:table-cell>
          <table:table-cell table:style-name="TableCell2263">
            <text:p text:style-name="P2264"/>
          </table:table-cell>
        </table:table-row>
        <table:table-row table:style-name="TableRow2265">
          <table:table-cell table:style-name="TableCell2266">
            <text:p text:style-name="P2267">Fagmodell</text:p>
          </table:table-cell>
          <table:table-cell table:style-name="TableCell2268">
            <text:p text:style-name="P2269">Bygninger</text:p>
          </table:table-cell>
          <table:table-cell table:style-name="TableCell2270">
            <text:p text:style-name="P2271">4.3.4</text:p>
          </table:table-cell>
          <table:table-cell table:style-name="TableCell2272">
            <text:p text:style-name="P2273"/>
          </table:table-cell>
          <table:table-cell table:style-name="TableCell2274">
            <text:p text:style-name="P2275"/>
          </table:table-cell>
        </table:table-row>
        <table:table-row table:style-name="TableRow2276">
          <table:table-cell table:style-name="TableCell2277">
            <text:p text:style-name="P2278">Fagmodell</text:p>
          </table:table-cell>
          <table:table-cell table:style-name="TableCell2279">
            <text:p text:style-name="P2280">Elektro</text:p>
          </table:table-cell>
          <table:table-cell table:style-name="TableCell2281">
            <text:p text:style-name="P2282">4.3.5</text:p>
          </table:table-cell>
          <table:table-cell table:style-name="TableCell2283">
            <text:p text:style-name="P2284"/>
          </table:table-cell>
          <table:table-cell table:style-name="TableCell2285">
            <text:p text:style-name="P2286"/>
          </table:table-cell>
        </table:table-row>
        <table:table-row table:style-name="TableRow2287">
          <table:table-cell table:style-name="TableCell2288">
            <text:p text:style-name="P2289">Fagmodell</text:p>
          </table:table-cell>
          <table:table-cell table:style-name="TableCell2290">
            <text:p text:style-name="P2291">Ferjekai</text:p>
          </table:table-cell>
          <table:table-cell table:style-name="TableCell2292">
            <text:p text:style-name="P2293">4.3.6</text:p>
          </table:table-cell>
          <table:table-cell table:style-name="TableCell2294">
            <text:p text:style-name="P2295"/>
          </table:table-cell>
          <table:table-cell table:style-name="TableCell2296">
            <text:p text:style-name="P2297"/>
          </table:table-cell>
        </table:table-row>
        <table:table-row table:style-name="TableRow2298">
          <table:table-cell table:style-name="TableCell2299">
            <text:p text:style-name="P2300">Fagmodell</text:p>
          </table:table-cell>
          <table:table-cell table:style-name="TableCell2301">
            <text:p text:style-name="P2302">Gatemøbler</text:p>
          </table:table-cell>
          <table:table-cell table:style-name="TableCell2303">
            <text:p text:style-name="P2304">4.3.7</text:p>
          </table:table-cell>
          <table:table-cell table:style-name="TableCell2305">
            <text:p text:style-name="P2306"/>
          </table:table-cell>
          <table:table-cell table:style-name="TableCell2307">
            <text:p text:style-name="P2308"/>
          </table:table-cell>
        </table:table-row>
        <table:table-row table:style-name="TableRow2309">
          <table:table-cell table:style-name="TableCell2310">
            <text:p text:style-name="P2311">Fagmodell</text:p>
          </table:table-cell>
          <table:table-cell table:style-name="TableCell2312">
            <text:p text:style-name="P2313">Geologi</text:p>
          </table:table-cell>
          <table:table-cell table:style-name="TableCell2314">
            <text:p text:style-name="P2315">4.3.8</text:p>
          </table:table-cell>
          <table:table-cell table:style-name="TableCell2316">
            <text:p text:style-name="P2317"/>
          </table:table-cell>
          <table:table-cell table:style-name="TableCell2318">
            <text:p text:style-name="P2319"/>
          </table:table-cell>
        </table:table-row>
        <table:table-row table:style-name="TableRow2320">
          <table:table-cell table:style-name="TableCell2321">
            <text:p text:style-name="P2322">Fagmodell</text:p>
          </table:table-cell>
          <table:table-cell table:style-name="TableCell2323">
            <text:p text:style-name="P2324">Geoteknikk</text:p>
          </table:table-cell>
          <table:table-cell table:style-name="TableCell2325">
            <text:p text:style-name="P2326">4.3.9</text:p>
          </table:table-cell>
          <table:table-cell table:style-name="TableCell2327">
            <text:p text:style-name="P2328"/>
          </table:table-cell>
          <table:table-cell table:style-name="TableCell2329">
            <text:p text:style-name="P2330"/>
          </table:table-cell>
        </table:table-row>
        <table:table-row table:style-name="TableRow2331">
          <table:table-cell table:style-name="TableCell2332">
            <text:p text:style-name="P2333">Fagmodell</text:p>
          </table:table-cell>
          <table:table-cell table:style-name="TableCell2334">
            <text:p text:style-name="P2335">Grunnerverv</text:p>
          </table:table-cell>
          <table:table-cell table:style-name="TableCell2336">
            <text:p text:style-name="P2337">4.3.10</text:p>
          </table:table-cell>
          <table:table-cell table:style-name="TableCell2338">
            <text:p text:style-name="P2339"/>
          </table:table-cell>
          <table:table-cell table:style-name="TableCell2340">
            <text:p text:style-name="P2341"/>
          </table:table-cell>
        </table:table-row>
        <table:table-row table:style-name="TableRow2342">
          <table:table-cell table:style-name="TableCell2343">
            <text:p text:style-name="P2344">Fagmodell</text:p>
          </table:table-cell>
          <table:table-cell table:style-name="TableCell2345">
            <text:p text:style-name="P2346">Konstruksjoner</text:p>
          </table:table-cell>
          <table:table-cell table:style-name="TableCell2347">
            <text:p text:style-name="P2348">4.3.11</text:p>
          </table:table-cell>
          <table:table-cell table:style-name="TableCell2349">
            <text:p text:style-name="P2350"/>
          </table:table-cell>
          <table:table-cell table:style-name="TableCell2351">
            <text:p text:style-name="P2352"/>
          </table:table-cell>
        </table:table-row>
        <table:table-row table:style-name="TableRow2353">
          <table:table-cell table:style-name="TableCell2354">
            <text:p text:style-name="P2355">Fagmodell</text:p>
          </table:table-cell>
          <table:table-cell table:style-name="TableCell2356">
            <text:p text:style-name="P2357">Kultur-minnevern</text:p>
          </table:table-cell>
          <table:table-cell table:style-name="TableCell2358">
            <text:p text:style-name="P2359">4.3.12</text:p>
          </table:table-cell>
          <table:table-cell table:style-name="TableCell2360">
            <text:p text:style-name="P2361"/>
          </table:table-cell>
          <table:table-cell table:style-name="TableCell2362">
            <text:p text:style-name="P2363"/>
          </table:table-cell>
        </table:table-row>
        <table:table-row table:style-name="TableRow2364">
          <table:table-cell table:style-name="TableCell2365">
            <text:p text:style-name="P2366">Fagmodell</text:p>
          </table:table-cell>
          <table:table-cell table:style-name="TableCell2367">
            <text:p text:style-name="P2368">Masse-håndtering</text:p>
          </table:table-cell>
          <table:table-cell table:style-name="TableCell2369">
            <text:p text:style-name="P2370">4.3.13</text:p>
          </table:table-cell>
          <table:table-cell table:style-name="TableCell2371">
            <text:p text:style-name="P2372"/>
          </table:table-cell>
          <table:table-cell table:style-name="TableCell2373">
            <text:p text:style-name="P2374"/>
          </table:table-cell>
        </table:table-row>
        <table:table-row table:style-name="TableRow2375">
          <table:table-cell table:style-name="TableCell2376">
            <text:p text:style-name="P2377">Fagmodell</text:p>
          </table:table-cell>
          <table:table-cell table:style-name="TableCell2378">
            <text:p text:style-name="P2379">Naturvern</text:p>
          </table:table-cell>
          <table:table-cell table:style-name="TableCell2380">
            <text:p text:style-name="P2381">4.3.14</text:p>
          </table:table-cell>
          <table:table-cell table:style-name="TableCell2382">
            <text:p text:style-name="P2383"/>
          </table:table-cell>
          <table:table-cell table:style-name="TableCell2384">
            <text:p text:style-name="P2385"/>
          </table:table-cell>
        </table:table-row>
        <table:table-row table:style-name="TableRow2386">
          <table:table-cell table:style-name="TableCell2387">
            <text:p text:style-name="P2388">Fagmodell</text:p>
          </table:table-cell>
          <table:table-cell table:style-name="TableCell2389">
            <text:p text:style-name="P2390">Overvann</text:p>
          </table:table-cell>
          <table:table-cell table:style-name="TableCell2391">
            <text:p text:style-name="P2392">4.3.15</text:p>
          </table:table-cell>
          <table:table-cell table:style-name="TableCell2393">
            <text:p text:style-name="P2394"/>
          </table:table-cell>
          <table:table-cell table:style-name="TableCell2395">
            <text:p text:style-name="P2396"/>
          </table:table-cell>
        </table:table-row>
        <table:table-row table:style-name="TableRow2397">
          <table:table-cell table:style-name="TableCell2398">
            <text:p text:style-name="P2399">Fagmodell</text:p>
          </table:table-cell>
          <table:table-cell table:style-name="TableCell2400">
            <text:p text:style-name="P2401">Planfag</text:p>
          </table:table-cell>
          <table:table-cell table:style-name="TableCell2402">
            <text:p text:style-name="P2403">4.3.16</text:p>
          </table:table-cell>
          <table:table-cell table:style-name="TableCell2404">
            <text:p text:style-name="P2405"/>
          </table:table-cell>
          <table:table-cell table:style-name="TableCell2406">
            <text:p text:style-name="P2407"/>
          </table:table-cell>
        </table:table-row>
        <table:table-row table:style-name="TableRow2408">
          <table:table-cell table:style-name="TableCell2409">
            <text:p text:style-name="P2410">Fagmodell</text:p>
          </table:table-cell>
          <table:table-cell table:style-name="TableCell2411">
            <text:p text:style-name="P2412">Rekkverk</text:p>
          </table:table-cell>
          <table:table-cell table:style-name="TableCell2413">
            <text:p text:style-name="P2414">4.3.17</text:p>
          </table:table-cell>
          <table:table-cell table:style-name="TableCell2415">
            <text:p text:style-name="P2416"/>
          </table:table-cell>
          <table:table-cell table:style-name="TableCell2417">
            <text:p text:style-name="P2418"/>
          </table:table-cell>
        </table:table-row>
        <table:table-row table:style-name="TableRow2419">
          <table:table-cell table:style-name="TableCell2420">
            <text:p text:style-name="P2421">Fagmodell</text:p>
          </table:table-cell>
          <table:table-cell table:style-name="TableCell2422">
            <text:p text:style-name="P2423">Risiko-reduksjon</text:p>
          </table:table-cell>
          <table:table-cell table:style-name="TableCell2424">
            <text:p text:style-name="P2425">4.3.18</text:p>
          </table:table-cell>
          <table:table-cell table:style-name="TableCell2426">
            <text:p text:style-name="P2427"/>
          </table:table-cell>
          <table:table-cell table:style-name="TableCell2428">
            <text:p text:style-name="P2429"/>
          </table:table-cell>
        </table:table-row>
        <table:table-row table:style-name="TableRow2430">
          <table:table-cell table:style-name="TableCell2431">
            <text:p text:style-name="P2432">Fagmodell</text:p>
          </table:table-cell>
          <table:table-cell table:style-name="TableCell2433">
            <text:p text:style-name="P2434">Signal</text:p>
          </table:table-cell>
          <table:table-cell table:style-name="TableCell2435">
            <text:p text:style-name="P2436">4.3.19</text:p>
          </table:table-cell>
          <table:table-cell table:style-name="TableCell2437">
            <text:p text:style-name="P2438"/>
          </table:table-cell>
          <table:table-cell table:style-name="TableCell2439">
            <text:p text:style-name="P2440"/>
          </table:table-cell>
        </table:table-row>
        <table:table-row table:style-name="TableRow2441">
          <table:table-cell table:style-name="TableCell2442">
            <text:p text:style-name="P2443">Fagmodell</text:p>
          </table:table-cell>
          <table:table-cell table:style-name="TableCell2444">
            <text:p text:style-name="P2445">Skilt</text:p>
          </table:table-cell>
          <table:table-cell table:style-name="TableCell2446">
            <text:p text:style-name="P2447">4.3.20</text:p>
          </table:table-cell>
          <table:table-cell table:style-name="TableCell2448">
            <text:p text:style-name="P2449"/>
          </table:table-cell>
          <table:table-cell table:style-name="TableCell2450">
            <text:p text:style-name="P2451"/>
          </table:table-cell>
        </table:table-row>
        <table:table-row table:style-name="TableRow2452">
          <table:table-cell table:style-name="TableCell2453">
            <text:p text:style-name="P2454">Fagmodell</text:p>
          </table:table-cell>
          <table:table-cell table:style-name="TableCell2455">
            <text:p text:style-name="P2456">Steinsetting</text:p>
          </table:table-cell>
          <table:table-cell table:style-name="TableCell2457">
            <text:p text:style-name="P2458">4.3.21</text:p>
          </table:table-cell>
          <table:table-cell table:style-name="TableCell2459">
            <text:p text:style-name="P2460"/>
          </table:table-cell>
          <table:table-cell table:style-name="TableCell2461">
            <text:p text:style-name="P2462"/>
          </table:table-cell>
        </table:table-row>
        <table:table-row table:style-name="TableRow2463">
          <table:table-cell table:style-name="TableCell2464">
            <text:p text:style-name="P2465">Fagmodell</text:p>
          </table:table-cell>
          <table:table-cell table:style-name="TableCell2466">
            <text:p text:style-name="P2467">Terrengforming</text:p>
          </table:table-cell>
          <table:table-cell table:style-name="TableCell2468">
            <text:p text:style-name="P2469">4.3.22</text:p>
          </table:table-cell>
          <table:table-cell table:style-name="TableCell2470">
            <text:p text:style-name="P2471"/>
          </table:table-cell>
          <table:table-cell table:style-name="TableCell2472">
            <text:p text:style-name="P2473"/>
          </table:table-cell>
        </table:table-row>
        <table:table-row table:style-name="TableRow2474">
          <table:table-cell table:style-name="TableCell2475">
            <text:p text:style-name="P2476">Fagmodell</text:p>
          </table:table-cell>
          <table:table-cell table:style-name="TableCell2477">
            <text:p text:style-name="P2478">Tunnel</text:p>
          </table:table-cell>
          <table:table-cell table:style-name="TableCell2479">
            <text:p text:style-name="P2480">4.3.23</text:p>
          </table:table-cell>
          <table:table-cell table:style-name="TableCell2481">
            <text:p text:style-name="P2482"/>
          </table:table-cell>
          <table:table-cell table:style-name="TableCell2483">
            <text:p text:style-name="P2484"/>
          </table:table-cell>
        </table:table-row>
        <table:table-row table:style-name="TableRow2485">
          <table:table-cell table:style-name="TableCell2486">
            <text:p text:style-name="P2487">Fagmodell</text:p>
          </table:table-cell>
          <table:table-cell table:style-name="TableCell2488">
            <text:p text:style-name="P2489">Vann- og avløp</text:p>
          </table:table-cell>
          <table:table-cell table:style-name="TableCell2490">
            <text:p text:style-name="P2491">4.3.24</text:p>
          </table:table-cell>
          <table:table-cell table:style-name="TableCell2492">
            <text:p text:style-name="P2493"/>
          </table:table-cell>
          <table:table-cell table:style-name="TableCell2494">
            <text:p text:style-name="P2495"/>
          </table:table-cell>
        </table:table-row>
        <table:table-row table:style-name="TableRow2496">
          <table:table-cell table:style-name="TableCell2497">
            <text:p text:style-name="P2498">Fagmodell</text:p>
          </table:table-cell>
          <table:table-cell table:style-name="TableCell2499">
            <text:p text:style-name="P2500">Veg</text:p>
          </table:table-cell>
          <table:table-cell table:style-name="TableCell2501">
            <text:p text:style-name="P2502">4.3.25</text:p>
          </table:table-cell>
          <table:table-cell table:style-name="TableCell2503">
            <text:p text:style-name="P2504"/>
          </table:table-cell>
          <table:table-cell table:style-name="TableCell2505">
            <text:p text:style-name="P2506"/>
          </table:table-cell>
        </table:table-row>
        <table:table-row table:style-name="TableRow2507">
          <table:table-cell table:style-name="TableCell2508">
            <text:p text:style-name="P2509">Fagmodell</text:p>
          </table:table-cell>
          <table:table-cell table:style-name="TableCell2510">
            <text:p text:style-name="P2511">Vegetasjon</text:p>
          </table:table-cell>
          <table:table-cell table:style-name="TableCell2512">
            <text:p text:style-name="P2513">4.3.26</text:p>
          </table:table-cell>
          <table:table-cell table:style-name="TableCell2514">
            <text:p text:style-name="P2515"/>
          </table:table-cell>
          <table:table-cell table:style-name="TableCell2516">
            <text:p text:style-name="P2517"/>
          </table:table-cell>
        </table:table-row>
        <table:table-row table:style-name="TableRow2518">
          <table:table-cell table:style-name="TableCell2519">
            <text:p text:style-name="P2520">Fagmodell</text:p>
          </table:table-cell>
          <table:table-cell table:style-name="TableCell2521">
            <text:p text:style-name="P2522">Vegoppmerking</text:p>
          </table:table-cell>
          <table:table-cell table:style-name="TableCell2523">
            <text:p text:style-name="P2524">4.3.27</text:p>
          </table:table-cell>
          <table:table-cell table:style-name="TableCell2525">
            <text:p text:style-name="P2526"/>
          </table:table-cell>
          <table:table-cell table:style-name="TableCell2527">
            <text:p text:style-name="P2528"/>
          </table:table-cell>
        </table:table-row>
      </table:table>
      <text:p text:style-name="Normal"><text:span text:style-name="T2529">Beskrivelse:</text:span></text:p>
      <text:p text:style-name="Normal"/>
      <text:h text:style-name="Overskrift3" text:outline-level="3"><text:bookmark-start text:name="_Toc190979800"/><text:bookmark-start text:name="_Toc222309170"/>3.3.3 Koordineringsmodeller<text:bookmark-end text:name="_Toc190979800"/><text:bookmark-end text:name="_Toc222309170"/><text:s/></text:h>
      <table:table table:style-name="Table2530">
        <table:table-columns>
          <table:table-column table:style-name="TableColumn2531"/>
          <table:table-column table:style-name="TableColumn2532"/>
          <table:table-column table:style-name="TableColumn2533"/>
          <table:table-column table:style-name="TableColumn2534"/>
          <table:table-column table:style-name="TableColumn2535"/>
        </table:table-columns>
        <table:table-row table:style-name="TableRow2536">
          <table:table-cell table:style-name="TableCell2537">
            <text:p text:style-name="Normal"><text:span text:style-name="T2538">Kategori</text:span></text:p>
          </table:table-cell>
          <table:table-cell table:style-name="TableCell2539">
            <text:p text:style-name="Normal"><text:span text:style-name="T2540">Navn</text:span></text:p>
          </table:table-cell>
          <table:table-cell table:style-name="TableCell2541">
            <text:p text:style-name="Normal"><text:span text:style-name="T2542">R110 kap.</text:span></text:p>
          </table:table-cell>
          <table:table-cell table:style-name="TableCell2543">
            <text:p text:style-name="Normal"><text:span text:style-name="T2544">Åpent format</text:span></text:p>
          </table:table-cell>
          <table:table-cell table:style-name="TableCell2545">
            <text:p text:style-name="Normal"><text:span text:style-name="T2546">Originalformat</text:span></text:p>
          </table:table-cell>
        </table:table-row>
        <table:table-row table:style-name="TableRow2547">
          <table:table-cell table:style-name="TableCell2548">
            <text:p text:style-name="P2549">Koordineringsmodell</text:p>
          </table:table-cell>
          <table:table-cell table:style-name="TableCell2550">
            <text:p text:style-name="P2551">Tverrfaglig<text:s/></text:p>
          </table:table-cell>
          <table:table-cell table:style-name="TableCell2552">
            <text:p text:style-name="P2553">4.5</text:p>
          </table:table-cell>
          <table:table-cell table:style-name="TableCell2554">
            <text:p text:style-name="P2555"/>
          </table:table-cell>
          <table:table-cell table:style-name="TableCell2556">
            <text:p text:style-name="P2557"/>
          </table:table-cell>
        </table:table-row>
        <table:table-row table:style-name="TableRow2558">
          <table:table-cell table:style-name="TableCell2559">
            <text:p text:style-name="P2560">Koordineringsmodell</text:p>
          </table:table-cell>
          <table:table-cell table:style-name="TableCell2561">
            <text:p text:style-name="P2562">Samordnings</text:p>
          </table:table-cell>
          <table:table-cell table:style-name="TableCell2563">
            <text:p text:style-name="P2564">4.6</text:p>
          </table:table-cell>
          <table:table-cell table:style-name="TableCell2565">
            <text:p text:style-name="P2566"/>
          </table:table-cell>
          <table:table-cell table:style-name="TableCell2567">
            <text:p text:style-name="P2568"/>
          </table:table-cell>
        </table:table-row>
        <table:table-row table:style-name="TableRow2569">
          <table:table-cell table:style-name="TableCell2570">
            <text:p text:style-name="P2571">Koordineringsmodell</text:p>
          </table:table-cell>
          <table:table-cell table:style-name="TableCell2572">
            <text:p text:style-name="P2573">Situasjons</text:p>
          </table:table-cell>
          <table:table-cell table:style-name="TableCell2574">
            <text:p text:style-name="P2575">4.4</text:p>
          </table:table-cell>
          <table:table-cell table:style-name="TableCell2576">
            <text:p text:style-name="P2577"/>
          </table:table-cell>
          <table:table-cell table:style-name="TableCell2578">
            <text:p text:style-name="P2579"/>
          </table:table-cell>
        </table:table-row>
      </table:table>
      <text:p text:style-name="Normal"><text:span text:style-name="T2580">Beskrivelse:</text:span></text:p>
      <text:p text:style-name="Normal"/>
      <text:p text:style-name="Normal"/>
      <text:p text:style-name="P2581"/>
      <text:h text:style-name="Overskrift4" text:outline-level="4">3.3.3.1 Tverrfaglige analyser</text:h>
      <text:p text:style-name="P2582"/>
      <table:table table:style-name="Table2583">
        <table:table-columns>
          <table:table-column table:style-name="TableColumn2584"/>
          <table:table-column table:style-name="TableColumn2585"/>
          <table:table-column table:style-name="TableColumn2586"/>
          <table:table-column table:style-name="TableColumn2587"/>
          <table:table-column table:style-name="TableColumn2588"/>
        </table:table-columns>
        <table:table-row table:style-name="TableRow2589">
          <table:table-cell table:style-name="TableCell2590">
            <text:p text:style-name="P2591">Kategori</text:p>
          </table:table-cell>
          <table:table-cell table:style-name="TableCell2592">
            <text:p text:style-name="P2593">Navn</text:p>
          </table:table-cell>
          <table:table-cell table:style-name="TableCell2594">
            <text:p text:style-name="P2595">R110 kap.</text:p>
          </table:table-cell>
          <table:table-cell table:style-name="TableCell2596">
            <text:p text:style-name="P2597">Åpent format</text:p>
          </table:table-cell>
          <table:table-cell table:style-name="TableCell2598">
            <text:p text:style-name="Normal"><text:span text:style-name="T2599">Originalformat</text:span></text:p>
          </table:table-cell>
        </table:table-row>
        <table:table-row table:style-name="TableRow2600">
          <table:table-cell table:style-name="TableCell2601">
            <text:p text:style-name="P2602">Tverrfaglige analyser</text:p>
          </table:table-cell>
          <table:table-cell table:style-name="TableCell2603">
            <text:p text:style-name="P2604">Klimagassutslipp</text:p>
          </table:table-cell>
          <table:table-cell table:style-name="TableCell2605">
            <text:p text:style-name="P2606">4.6.6.2</text:p>
          </table:table-cell>
          <table:table-cell table:style-name="TableCell2607">
            <text:p text:style-name="P2608"/>
          </table:table-cell>
          <table:table-cell table:style-name="TableCell2609">
            <text:p text:style-name="P2610"/>
          </table:table-cell>
        </table:table-row>
        <table:table-row table:style-name="TableRow2611">
          <table:table-cell table:style-name="TableCell2612">
            <text:p text:style-name="P2613">Tverrfaglige analyser</text:p>
          </table:table-cell>
          <table:table-cell table:style-name="TableCell2614">
            <text:p text:style-name="P2615">Risiko</text:p>
          </table:table-cell>
          <table:table-cell table:style-name="TableCell2616">
            <text:p text:style-name="P2617">4.6.6.3</text:p>
          </table:table-cell>
          <table:table-cell table:style-name="TableCell2618">
            <text:p text:style-name="P2619"/>
          </table:table-cell>
          <table:table-cell table:style-name="TableCell2620">
            <text:p text:style-name="P2621"/>
          </table:table-cell>
        </table:table-row>
        <table:table-row table:style-name="TableRow2622">
          <table:table-cell table:style-name="TableCell2623">
            <text:p text:style-name="P2624">Tverrfaglige analyser</text:p>
          </table:table-cell>
          <table:table-cell table:style-name="TableCell2625">
            <text:p text:style-name="P2626">Støy</text:p>
          </table:table-cell>
          <table:table-cell table:style-name="TableCell2627">
            <text:p text:style-name="P2628">4.6.6.4</text:p>
          </table:table-cell>
          <table:table-cell table:style-name="TableCell2629">
            <text:p text:style-name="P2630"/>
          </table:table-cell>
          <table:table-cell table:style-name="TableCell2631">
            <text:p text:style-name="P2632"/>
          </table:table-cell>
        </table:table-row>
        <table:table-row table:style-name="TableRow2633">
          <table:table-cell table:style-name="TableCell2634">
            <text:p text:style-name="P2635">Tverrfaglige analyser</text:p>
          </table:table-cell>
          <table:table-cell table:style-name="TableCell2636">
            <text:p text:style-name="P2637">Korridor- og linjevalg</text:p>
          </table:table-cell>
          <table:table-cell table:style-name="TableCell2638">
            <text:p text:style-name="P2639">4.6.6.5</text:p>
          </table:table-cell>
          <table:table-cell table:style-name="TableCell2640">
            <text:p text:style-name="P2641"/>
          </table:table-cell>
          <table:table-cell table:style-name="TableCell2642">
            <text:p text:style-name="P2643"/>
          </table:table-cell>
        </table:table-row>
        <table:table-row table:style-name="TableRow2644">
          <table:table-cell table:style-name="TableCell2645">
            <text:p text:style-name="P2646">Tverrfaglige analyser</text:p>
          </table:table-cell>
          <table:table-cell table:style-name="TableCell2647">
            <text:p text:style-name="P2648">Masser</text:p>
          </table:table-cell>
          <table:table-cell table:style-name="TableCell2649">
            <text:p text:style-name="P2650">4.6.6.6</text:p>
          </table:table-cell>
          <table:table-cell table:style-name="TableCell2651">
            <text:p text:style-name="P2652"/>
          </table:table-cell>
          <table:table-cell table:style-name="TableCell2653">
            <text:p text:style-name="P2654"/>
          </table:table-cell>
        </table:table-row>
        <table:table-row table:style-name="TableRow2655">
          <table:table-cell table:style-name="TableCell2656">
            <text:p text:style-name="P2657">Tverrfaglige analyser</text:p>
          </table:table-cell>
          <table:table-cell table:style-name="TableCell2658">
            <text:p text:style-name="P2659">Framdrift</text:p>
          </table:table-cell>
          <table:table-cell table:style-name="TableCell2660">
            <text:p text:style-name="P2661">4.6.6.7</text:p>
          </table:table-cell>
          <table:table-cell table:style-name="TableCell2662">
            <text:p text:style-name="P2663"/>
          </table:table-cell>
          <table:table-cell table:style-name="TableCell2664">
            <text:p text:style-name="P2665"/>
          </table:table-cell>
        </table:table-row>
        <table:table-row table:style-name="TableRow2666">
          <table:table-cell table:style-name="TableCell2667">
            <text:p text:style-name="P2668">Tverrfaglige analyser</text:p>
          </table:table-cell>
          <table:table-cell table:style-name="TableCell2669">
            <text:p text:style-name="P2670">Kostnadsberegning</text:p>
          </table:table-cell>
          <table:table-cell table:style-name="TableCell2671">
            <text:p text:style-name="P2672">4.6.6.8</text:p>
          </table:table-cell>
          <table:table-cell table:style-name="TableCell2673">
            <text:p text:style-name="P2674"/>
          </table:table-cell>
          <table:table-cell table:style-name="TableCell2675">
            <text:p text:style-name="P2676"/>
          </table:table-cell>
        </table:table-row>
        <table:table-row table:style-name="TableRow2677">
          <table:table-cell table:style-name="TableCell2678">
            <text:p text:style-name="P2679">Tverrfaglige analyser</text:p>
          </table:table-cell>
          <table:table-cell table:style-name="TableCell2680">
            <text:p text:style-name="P2681">Miljøkonsekvenser</text:p>
          </table:table-cell>
          <table:table-cell table:style-name="TableCell2682">
            <text:p text:style-name="P2683">4.6.6.9</text:p>
          </table:table-cell>
          <table:table-cell table:style-name="TableCell2684">
            <text:p text:style-name="P2685"/>
          </table:table-cell>
          <table:table-cell table:style-name="TableCell2686">
            <text:p text:style-name="P2687"/>
          </table:table-cell>
        </table:table-row>
        <table:table-row table:style-name="TableRow2688">
          <table:table-cell table:style-name="TableCell2689">
            <text:p text:style-name="P2690">Tverrfaglige analyser</text:p>
          </table:table-cell>
          <table:table-cell table:style-name="TableCell2691">
            <text:p text:style-name="P2692">Samfunnsnytte</text:p>
          </table:table-cell>
          <table:table-cell table:style-name="TableCell2693">
            <text:p text:style-name="P2694">4.6.6.10</text:p>
          </table:table-cell>
          <table:table-cell table:style-name="TableCell2695">
            <text:p text:style-name="P2696"/>
          </table:table-cell>
          <table:table-cell table:style-name="TableCell2697">
            <text:p text:style-name="P2698"/>
          </table:table-cell>
        </table:table-row>
        <table:table-row table:style-name="TableRow2699">
          <table:table-cell table:style-name="TableCell2700">
            <text:p text:style-name="P2701">Tverrfaglige analyser</text:p>
          </table:table-cell>
          <table:table-cell table:style-name="TableCell2702">
            <text:p text:style-name="P2703">Omlegginger i byggefasen</text:p>
          </table:table-cell>
          <table:table-cell table:style-name="TableCell2704">
            <text:p text:style-name="P2705">4.6.6.11</text:p>
          </table:table-cell>
          <table:table-cell table:style-name="TableCell2706">
            <text:p text:style-name="P2707"/>
          </table:table-cell>
          <table:table-cell table:style-name="TableCell2708">
            <text:p text:style-name="P2709"/>
          </table:table-cell>
        </table:table-row>
        <table:table-row table:style-name="TableRow2710">
          <table:table-cell table:style-name="TableCell2711">
            <text:p text:style-name="P2712">Tverrfaglige analyser</text:p>
          </table:table-cell>
          <table:table-cell table:style-name="TableCell2713">
            <text:p text:style-name="P2714">Luftfartshinder</text:p>
          </table:table-cell>
          <table:table-cell table:style-name="TableCell2715">
            <text:p text:style-name="P2716">4.6.6.12</text:p>
          </table:table-cell>
          <table:table-cell table:style-name="TableCell2717">
            <text:p text:style-name="P2718"/>
          </table:table-cell>
          <table:table-cell table:style-name="TableCell2719">
            <text:p text:style-name="P2720"/>
          </table:table-cell>
        </table:table-row>
        <table:table-row table:style-name="TableRow2721">
          <table:table-cell table:style-name="TableCell2722">
            <text:p text:style-name="P2723">Tverrfaglige analyser</text:p>
          </table:table-cell>
          <table:table-cell table:style-name="TableCell2724">
            <text:p text:style-name="P2725">Rigg og marksikringsplan</text:p>
          </table:table-cell>
          <table:table-cell table:style-name="TableCell2726">
            <text:p text:style-name="P2727">4.6.6.13</text:p>
          </table:table-cell>
          <table:table-cell table:style-name="TableCell2728">
            <text:p text:style-name="P2729"/>
          </table:table-cell>
          <table:table-cell table:style-name="TableCell2730">
            <text:p text:style-name="P2731"/>
          </table:table-cell>
        </table:table-row>
      </table:table>
      <text:p text:style-name="Normal"><text:span text:style-name="T2732">Beskrivelse:</text:span></text:p>
      <text:p text:style-name="P2733"/>
      <text:h text:style-name="Overskrift2" text:outline-level="2"><text:bookmark-start text:name="_Toc190979801"/><text:bookmark-start text:name="_Toc222309171"/><text:span text:style-name="T2734">3.4 Resultatdata</text:span><text:bookmark-end text:name="_Toc190979801"/><text:bookmark-end text:name="_Toc222309171"/></text:h>
      <text:h text:style-name="Overskrift3" text:outline-level="3"><text:bookmark-start text:name="_Toc190979802"/><text:bookmark-start text:name="_Toc222309172"/>3.4.1 Presentasjoner<text:bookmark-end text:name="_Toc190979802"/><text:bookmark-end text:name="_Toc222309172"/></text:h>
      <table:table table:style-name="Table2735">
        <table:table-columns>
          <table:table-column table:style-name="TableColumn2736"/>
          <table:table-column table:style-name="TableColumn2737"/>
          <table:table-column table:style-name="TableColumn2738"/>
          <table:table-column table:style-name="TableColumn2739"/>
          <table:table-column table:style-name="TableColumn2740"/>
        </table:table-columns>
        <table:table-row table:style-name="TableRow2741">
          <table:table-cell table:style-name="TableCell2742">
            <text:p text:style-name="P2743">Kategori</text:p>
          </table:table-cell>
          <table:table-cell table:style-name="TableCell2744">
            <text:p text:style-name="P2745">Navn</text:p>
          </table:table-cell>
          <table:table-cell table:style-name="TableCell2746">
            <text:p text:style-name="P2747">R110 kap.</text:p>
          </table:table-cell>
          <table:table-cell table:style-name="TableCell2748">
            <text:p text:style-name="P2749">Åpent format</text:p>
          </table:table-cell>
          <table:table-cell table:style-name="TableCell2750">
            <text:p text:style-name="P2751"><text:span text:style-name="T2752">Originalformat</text:span></text:p>
          </table:table-cell>
        </table:table-row>
        <table:table-row table:style-name="TableRow2753">
          <table:table-cell table:style-name="TableCell2754">
            <text:p text:style-name="P2755">Presentasjoner</text:p>
          </table:table-cell>
          <table:table-cell table:style-name="TableCell2756">
            <text:p text:style-name="P2757">Presentasjonsmodell</text:p>
          </table:table-cell>
          <table:table-cell table:style-name="TableCell2758">
            <text:p text:style-name="P2759">5.2.2</text:p>
          </table:table-cell>
          <table:table-cell table:style-name="TableCell2760">
            <text:p text:style-name="P2761"/>
          </table:table-cell>
          <table:table-cell table:style-name="TableCell2762">
            <text:p text:style-name="P2763"/>
          </table:table-cell>
        </table:table-row>
        <table:table-row table:style-name="TableRow2764">
          <table:table-cell table:style-name="TableCell2765">
            <text:p text:style-name="P2766">Presentasjoner</text:p>
          </table:table-cell>
          <table:table-cell table:style-name="TableCell2767">
            <text:p text:style-name="P2768">Spesifiser detaljeringsgrad</text:p>
          </table:table-cell>
          <table:table-cell table:style-name="TableCell2769">
            <text:p text:style-name="P2770">5.2.2.3</text:p>
          </table:table-cell>
          <table:table-cell table:style-name="TableCell2771">
            <text:p text:style-name="P2772"/>
          </table:table-cell>
          <table:table-cell table:style-name="TableCell2773">
            <text:p text:style-name="P2774"/>
          </table:table-cell>
        </table:table-row>
        <table:table-row table:style-name="TableRow2775">
          <table:table-cell table:style-name="TableCell2776">
            <text:p text:style-name="P2777">Presentasjoner</text:p>
          </table:table-cell>
          <table:table-cell table:style-name="TableCell2778">
            <text:p text:style-name="P2779">Animasjonsfilm</text:p>
          </table:table-cell>
          <table:table-cell table:style-name="TableCell2780">
            <text:p text:style-name="P2781">5.2.3</text:p>
          </table:table-cell>
          <table:table-cell table:style-name="TableCell2782">
            <text:p text:style-name="P2783"/>
          </table:table-cell>
          <table:table-cell table:style-name="TableCell2784">
            <text:p text:style-name="P2785"/>
          </table:table-cell>
        </table:table-row>
        <table:table-row table:style-name="TableRow2786">
          <table:table-cell table:style-name="TableCell2787">
            <text:p text:style-name="P2788">Presentasjoner</text:p>
          </table:table-cell>
          <table:table-cell table:style-name="TableCell2789">
            <text:p text:style-name="P2790">Foto og video</text:p>
          </table:table-cell>
          <table:table-cell table:style-name="TableCell2791">
            <text:p text:style-name="P2792">5.2.5</text:p>
          </table:table-cell>
          <table:table-cell table:style-name="TableCell2793">
            <text:p text:style-name="P2794"/>
          </table:table-cell>
          <table:table-cell table:style-name="TableCell2795">
            <text:p text:style-name="P2796"/>
          </table:table-cell>
        </table:table-row>
        <table:table-row table:style-name="TableRow2797">
          <table:table-cell table:style-name="TableCell2798">
            <text:p text:style-name="P2799">Presentasjoner</text:p>
          </table:table-cell>
          <table:table-cell table:style-name="TableCell2800">
            <text:p text:style-name="P2801">Manipulerte bilder</text:p>
          </table:table-cell>
          <table:table-cell table:style-name="TableCell2802">
            <text:p text:style-name="P2803">5.2.4</text:p>
          </table:table-cell>
          <table:table-cell table:style-name="TableCell2804">
            <text:p text:style-name="P2805"/>
          </table:table-cell>
          <table:table-cell table:style-name="TableCell2806">
            <text:p text:style-name="P2807"/>
          </table:table-cell>
        </table:table-row>
        <table:table-row table:style-name="TableRow2808">
          <table:table-cell table:style-name="TableCell2809">
            <text:p text:style-name="P2810">Presentasjoner</text:p>
          </table:table-cell>
          <table:table-cell table:style-name="TableCell2811">
            <text:p text:style-name="P2812">Prosjektpresentasjoner</text:p>
          </table:table-cell>
          <table:table-cell table:style-name="TableCell2813">
            <text:p text:style-name="P2814">5.2.6</text:p>
          </table:table-cell>
          <table:table-cell table:style-name="TableCell2815">
            <text:p text:style-name="P2816"/>
          </table:table-cell>
          <table:table-cell table:style-name="TableCell2817">
            <text:p text:style-name="P2818"/>
          </table:table-cell>
        </table:table-row>
        <table:table-row table:style-name="TableRow2819">
          <table:table-cell table:style-name="TableCell2820">
            <text:p text:style-name="P2821">Presentasjoner</text:p>
          </table:table-cell>
          <table:table-cell table:style-name="TableCell2822">
            <text:p text:style-name="P2823">Spesifiser kategori</text:p>
          </table:table-cell>
          <table:table-cell table:style-name="TableCell2824">
            <text:p text:style-name="P2825">5.2.6.3</text:p>
          </table:table-cell>
          <table:table-cell table:style-name="TableCell2826">
            <text:p text:style-name="P2827"/>
          </table:table-cell>
          <table:table-cell table:style-name="TableCell2828">
            <text:p text:style-name="P2829"/>
          </table:table-cell>
        </table:table-row>
      </table:table>
      <text:p text:style-name="Normal"><text:span text:style-name="T2830">Beskrivelse:</text:span></text:p>
      <text:p text:style-name="P2831"/>
      <text:h text:style-name="Overskrift3" text:outline-level="3"><text:bookmark-start text:name="_Toc190979803"/><text:bookmark-start text:name="_Toc222309173"/>3.4.2 Datasett<text:bookmark-end text:name="_Toc190979803"/><text:bookmark-end text:name="_Toc222309173"/></text:h>
      <table:table table:style-name="Table2832">
        <table:table-columns>
          <table:table-column table:style-name="TableColumn2833"/>
          <table:table-column table:style-name="TableColumn2834"/>
          <table:table-column table:style-name="TableColumn2835"/>
          <table:table-column table:style-name="TableColumn2836"/>
          <table:table-column table:style-name="TableColumn2837"/>
        </table:table-columns>
        <table:table-row table:style-name="TableRow2838">
          <table:table-cell table:style-name="TableCell2839">
            <text:p text:style-name="P2840">Kategori</text:p>
          </table:table-cell>
          <table:table-cell table:style-name="TableCell2841">
            <text:p text:style-name="P2842">Navn</text:p>
          </table:table-cell>
          <table:table-cell table:style-name="TableCell2843">
            <text:p text:style-name="P2844">R110 kap.</text:p>
          </table:table-cell>
          <table:table-cell table:style-name="TableCell2845">
            <text:p text:style-name="P2846">Åpent format</text:p>
          </table:table-cell>
          <table:table-cell table:style-name="TableCell2847">
            <text:p text:style-name="P2848">Originalformat</text:p>
          </table:table-cell>
        </table:table-row>
        <table:table-row table:style-name="TableRow2849">
          <table:table-cell table:style-name="TableCell2850">
            <text:p text:style-name="P2851">Datasett</text:p>
          </table:table-cell>
          <table:table-cell table:style-name="TableCell2852">
            <text:p text:style-name="P2853">Stikningsdata</text:p>
          </table:table-cell>
          <table:table-cell table:style-name="TableCell2854">
            <text:p text:style-name="P2855">5.3.2</text:p>
          </table:table-cell>
          <table:table-cell table:style-name="TableCell2856">
            <text:p text:style-name="P2857"/>
          </table:table-cell>
          <table:table-cell table:style-name="TableCell2858">
            <text:p text:style-name="P2859"/>
          </table:table-cell>
        </table:table-row>
        <table:table-row table:style-name="TableRow2860">
          <table:table-cell table:style-name="TableCell2861">
            <text:p text:style-name="P2862">Datasett</text:p>
          </table:table-cell>
          <table:table-cell table:style-name="TableCell2863">
            <text:p text:style-name="P2864">Maskinstyringsdata</text:p>
          </table:table-cell>
          <table:table-cell table:style-name="TableCell2865">
            <text:p text:style-name="P2866">5.3.3</text:p>
          </table:table-cell>
          <table:table-cell table:style-name="TableCell2867">
            <text:p text:style-name="P2868"/>
          </table:table-cell>
          <table:table-cell table:style-name="TableCell2869">
            <text:p text:style-name="P2870"/>
          </table:table-cell>
        </table:table-row>
        <table:table-row table:style-name="TableRow2871">
          <table:table-cell table:style-name="TableCell2872">
            <text:p text:style-name="P2873">Datasett</text:p>
          </table:table-cell>
          <table:table-cell table:style-name="TableCell2874">
            <text:p text:style-name="P2875">NVDB- og FKB-grunnlag</text:p>
          </table:table-cell>
          <table:table-cell table:style-name="TableCell2876">
            <text:p text:style-name="P2877">5.3.4</text:p>
          </table:table-cell>
          <table:table-cell table:style-name="TableCell2878">
            <text:p text:style-name="P2879"/>
          </table:table-cell>
          <table:table-cell table:style-name="TableCell2880">
            <text:p text:style-name="P2881"/>
          </table:table-cell>
        </table:table-row>
      </table:table>
      <text:p text:style-name="Normal"><text:span text:style-name="T2882">Beskrivelse:</text:span></text:p>
      <text:h text:style-name="Overskrift3" text:outline-level="3"><text:bookmark-start text:name="_Toc190979804"/><text:bookmark-start text:name="_Toc222309174"/>3.4.3 Dokumenter<text:bookmark-end text:name="_Toc190979804"/><text:bookmark-end text:name="_Toc222309174"/></text:h>
      <text:h text:style-name="Overskrift4" text:outline-level="4">3.4.3.1 Tegninger</text:h>
      <text:p text:style-name="P2883">VEILEDNING:</text:p>
      <text:p text:style-name="P2884">SE R110 MODELLGRUNNLAG, KAPITTEL 5.4.2.<text:s/></text:p>
      <text:list text:style-name="LFO22" text:continue-numbering="true">
        <text:list-item>
          <text:p text:style-name="P2885">VURDER I PROSJEKTET HVILKE TEGNINGER SOM ER PÅKREVD, HVILKE SOM ER NYTTIGE OG HVORDAN DISSE KAN PRODUSERES EFFEKTIVT.</text:p>
        </text:list-item>
        <text:list-item>
          <text:p text:style-name="P2886">TEGNINGER TIL PLANMYNDIGHETER, AREALPLANTEGNINGER, BESTILLES I HENHOLD TIL R110 MODELLGRUNNLAG KAPITTEL 5.4.2.2 OG 4.3.2.</text:p>
        </text:list-item>
        <text:list-item>
          <text:p text:style-name="P2887">PROSJEKTET MÅ AVKLARE HVILKE TEGNINGER SOM SKAL LEVERES TIL DRIFT OG VEDLIKEHOLD.</text:p>
        </text:list-item>
        <text:list-item>
          <text:p text:style-name="P2888">OVERSIKTSTEGNINGER (B) OG NORMALPROFILER (F) KAN VÆRE NYTTIGE TEGNINGER, MEN DET ER IKKE KRAV AT DE SKAL PRODUSERES I HENHOLD TIL R700 TEGNINGSGRUNNLAG. UTSKRIFT/SKJERMSKUDD FRA MODELL KAN GI SAMME INFORMASJON.<text:s/></text:p>
        </text:list-item>
        <text:list-item>
          <text:p text:style-name="P2889">TEGNINGER BØR PROSJEKTERES ETTER AT MODELLERINGEN ER FERDIG.</text:p>
        </text:list-item>
        <text:list-item>
          <text:p text:style-name="P2890">UNNGÅ PARALLELL PRODUKSJON AV TEGNINGER IHT. R700 TEGNINGSGRUNNLAG OG MODELLER.</text:p>
        </text:list-item>
        <text:list-item>
          <text:p text:style-name="P2891">HVIS DET BESTILLES TEGNINGER (PDF-FILER) SKAL PROSJEKTERT GRUNNLAG FOR PDF-TEGNINGEN OGSÅ BESTILLES. NORMALT VIL DET VÆRE MODELLER + TEGNINGSKOMPONENTER LEVERT PÅ ORIGINALFORMAT.<text:s/></text:p>
        </text:list-item>
        <text:list-item>
          <text:p text:style-name="P2892">NORMALT SKAL DET IKKE VÆRE NØDVENDIG Å BESTILLE DISSE TEGNINGSTYPENE <text:s/>I MODELLBASERTE PROSJEKTER:<text:s/></text:p>
          <text:soft-page-break/>
          <text:list text:continue-numbering="true">
            <text:list-item>
              <text:p text:style-name="P2893">TILBUDSTEGNINGER: ERSTATTES AV MODELLER</text:p>
            </text:list-item>
            <text:list-item>
              <text:p text:style-name="P2894"><text:span text:style-name="T2895">BYGGETEGNINGER: LEVERANDØR KAN PRODUSERE SELV VED BEHOV<text:s/></text:span></text:p>
            </text:list-item>
          </text:list>
        </text:list-item>
      </text:list>
      <text:p text:style-name="P2896"/>
      <text:h text:style-name="Overskrift5" text:outline-level="5">3.4.3.1.1 Tegningskategorier</text:h>
      <text:p text:style-name="P2897">VEILEDNING:<text:s/><text:line-break/>SLETT DE TEGNINGSKATEGORIENE SOM IKKE ER RELEVANTE I PROSJEKTET.<text:s/></text:p>
      <table:table table:style-name="Table2898">
        <table:table-columns>
          <table:table-column table:style-name="TableColumn2899"/>
          <table:table-column table:style-name="TableColumn2900"/>
          <table:table-column table:style-name="TableColumn2901"/>
          <table:table-column table:style-name="TableColumn2902"/>
          <table:table-column table:style-name="TableColumn2903"/>
        </table:table-columns>
        <table:table-row table:style-name="TableRow2904">
          <table:table-cell table:style-name="TableCell2905">
            <text:p text:style-name="P2906">Kategori</text:p>
          </table:table-cell>
          <table:table-cell table:style-name="TableCell2907">
            <text:p text:style-name="P2908">Navn</text:p>
          </table:table-cell>
          <table:table-cell table:style-name="TableCell2909">
            <text:p text:style-name="P2910">R110 kap.</text:p>
          </table:table-cell>
          <table:table-cell table:style-name="TableCell2911">
            <text:p text:style-name="P2912">Åpent format</text:p>
          </table:table-cell>
          <table:table-cell table:style-name="TableCell2913">
            <text:p text:style-name="Normal"><text:span text:style-name="T2914">Originalformat</text:span></text:p>
          </table:table-cell>
        </table:table-row>
        <table:table-row table:style-name="TableRow2915">
          <table:table-cell table:style-name="TableCell2916">
            <text:p text:style-name="P2917">Tegninger</text:p>
          </table:table-cell>
          <table:table-cell table:style-name="TableCell2918">
            <text:p text:style-name="P2919">Planleggingstegninger</text:p>
          </table:table-cell>
          <table:table-cell table:style-name="TableCell2920">
            <text:p text:style-name="P2921">5.4.2</text:p>
          </table:table-cell>
          <table:table-cell table:style-name="TableCell2922">
            <text:p text:style-name="P2923"/>
          </table:table-cell>
          <table:table-cell table:style-name="TableCell2924">
            <text:p text:style-name="P2925"/>
          </table:table-cell>
        </table:table-row>
        <table:table-row table:style-name="TableRow2926">
          <table:table-cell table:style-name="TableCell2927">
            <text:p text:style-name="P2928">Tegninger</text:p>
          </table:table-cell>
          <table:table-cell table:style-name="TableCell2929">
            <text:p text:style-name="P2930">Drift- og vedlikeholdstegninger</text:p>
          </table:table-cell>
          <table:table-cell table:style-name="TableCell2931">
            <text:p text:style-name="P2932">5.4.2</text:p>
          </table:table-cell>
          <table:table-cell table:style-name="TableCell2933">
            <text:p text:style-name="P2934"/>
          </table:table-cell>
          <table:table-cell table:style-name="TableCell2935">
            <text:p text:style-name="P2936"/>
          </table:table-cell>
        </table:table-row>
        <table:table-row table:style-name="TableRow2937">
          <table:table-cell table:style-name="TableCell2938">
            <text:p text:style-name="P2939">Tegninger</text:p>
          </table:table-cell>
          <table:table-cell table:style-name="TableCell2940">
            <text:p text:style-name="P2941">Oversiktstegninger</text:p>
          </table:table-cell>
          <table:table-cell table:style-name="TableCell2942">
            <text:p text:style-name="P2943">5.4.2</text:p>
          </table:table-cell>
          <table:table-cell table:style-name="TableCell2944">
            <text:p text:style-name="P2945"/>
          </table:table-cell>
          <table:table-cell table:style-name="TableCell2946">
            <text:p text:style-name="P2947"/>
          </table:table-cell>
        </table:table-row>
        <table:table-row table:style-name="TableRow2948">
          <table:table-cell table:style-name="TableCell2949">
            <text:p text:style-name="P2950">Tegninger</text:p>
          </table:table-cell>
          <table:table-cell table:style-name="TableCell2951">
            <text:p text:style-name="P2952">Normalprofiler, standard-tegninger ( F, J, K mm)</text:p>
          </table:table-cell>
          <table:table-cell table:style-name="TableCell2953">
            <text:p text:style-name="P2954">5.4.2</text:p>
          </table:table-cell>
          <table:table-cell table:style-name="TableCell2955">
            <text:p text:style-name="P2956"/>
          </table:table-cell>
          <table:table-cell table:style-name="TableCell2957">
            <text:p text:style-name="P2958"/>
          </table:table-cell>
        </table:table-row>
        <table:table-row table:style-name="TableRow2959">
          <table:table-cell table:style-name="TableCell2960">
            <text:p text:style-name="P2961">Tegninger</text:p>
          </table:table-cell>
          <table:table-cell table:style-name="TableCell2962">
            <text:p text:style-name="P2963">Spesifiser kategori</text:p>
          </table:table-cell>
          <table:table-cell table:style-name="TableCell2964">
            <text:p text:style-name="P2965">5.2.6.3</text:p>
          </table:table-cell>
          <table:table-cell table:style-name="TableCell2966">
            <text:p text:style-name="P2967"/>
          </table:table-cell>
          <table:table-cell table:style-name="TableCell2968">
            <text:p text:style-name="P2969"/>
          </table:table-cell>
        </table:table-row>
      </table:table>
      <text:p text:style-name="Normal"><text:span text:style-name="T2970">Beskrivelse:</text:span></text:p>
      <text:p text:style-name="P2971"/>
      <text:h text:style-name="Overskrift5" text:outline-level="5">2.4.3.1.2 Tegningstyper</text:h>
      <text:p text:style-name="P2972">VEILEDNING:<text:s/><text:line-break/>TEGNINGSTYPENE FRA R700 TEGNINGSGRUNNLAG BRUKES SOM REFERANSE NÅR DET VURDERES HENSIKTSMESSIG ELLER ER PÅKREVD.<text:s/></text:p>
      <table:table table:style-name="Table2973">
        <table:table-columns>
          <table:table-column table:style-name="TableColumn2974"/>
          <table:table-column table:style-name="TableColumn2975"/>
          <table:table-column table:style-name="TableColumn2976"/>
          <table:table-column table:style-name="TableColumn2977"/>
          <table:table-column table:style-name="TableColumn2978"/>
        </table:table-columns>
        <table:table-row table:style-name="TableRow2979">
          <table:table-cell table:style-name="TableCell2980">
            <text:p text:style-name="P2981">Kategori</text:p>
          </table:table-cell>
          <table:table-cell table:style-name="TableCell2982">
            <text:p text:style-name="P2983">Navn</text:p>
          </table:table-cell>
          <table:table-cell table:style-name="TableCell2984">
            <text:p text:style-name="P2985">R700 kap.</text:p>
          </table:table-cell>
          <table:table-cell table:style-name="TableCell2986">
            <text:p text:style-name="P2987">Åpent format</text:p>
          </table:table-cell>
          <table:table-cell table:style-name="TableCell2988">
            <text:p text:style-name="Normal"><text:span text:style-name="T2989">Originalformat</text:span></text:p>
          </table:table-cell>
        </table:table-row>
        <table:table-row table:style-name="TableRow2990">
          <table:table-cell table:style-name="TableCell2991">
            <text:p text:style-name="P2992">Tegninger</text:p>
          </table:table-cell>
          <table:table-cell table:style-name="TableCell2993">
            <text:p text:style-name="P2994">A Forside og tegningsliste</text:p>
          </table:table-cell>
          <table:table-cell table:style-name="TableCell2995">
            <text:p text:style-name="P2996"><text:s/>2.1</text:p>
          </table:table-cell>
          <table:table-cell table:style-name="TableCell2997">
            <text:p text:style-name="P2998"/>
          </table:table-cell>
          <table:table-cell table:style-name="TableCell2999">
            <text:p text:style-name="P3000"/>
          </table:table-cell>
        </table:table-row>
        <table:table-row table:style-name="TableRow3001">
          <table:table-cell table:style-name="TableCell3002">
            <text:p text:style-name="P3003">Tegninger</text:p>
          </table:table-cell>
          <table:table-cell table:style-name="TableCell3004">
            <text:p text:style-name="P3005">B Oversikt - plan og profil</text:p>
          </table:table-cell>
          <table:table-cell table:style-name="TableCell3006">
            <text:p text:style-name="P3007"><text:s/>2.2</text:p>
          </table:table-cell>
          <table:table-cell table:style-name="TableCell3008">
            <text:p text:style-name="P3009"/>
          </table:table-cell>
          <table:table-cell table:style-name="TableCell3010">
            <text:p text:style-name="P3011"/>
          </table:table-cell>
        </table:table-row>
        <table:table-row table:style-name="TableRow3012">
          <table:table-cell table:style-name="TableCell3013">
            <text:p text:style-name="P3014">Tegninger</text:p>
          </table:table-cell>
          <table:table-cell table:style-name="TableCell3015">
            <text:p text:style-name="P3016">C Primærveg - plan og profil</text:p>
          </table:table-cell>
          <table:table-cell table:style-name="TableCell3017">
            <text:p text:style-name="P3018"><text:s/>2.3</text:p>
          </table:table-cell>
          <table:table-cell table:style-name="TableCell3019">
            <text:p text:style-name="P3020"/>
          </table:table-cell>
          <table:table-cell table:style-name="TableCell3021">
            <text:p text:style-name="P3022"/>
          </table:table-cell>
        </table:table-row>
        <table:table-row table:style-name="TableRow3023">
          <table:table-cell table:style-name="TableCell3024">
            <text:p text:style-name="P3025">Tegninger</text:p>
          </table:table-cell>
          <table:table-cell table:style-name="TableCell3026">
            <text:p text:style-name="P3027">D Sekundærveg - plan og profil</text:p>
          </table:table-cell>
          <table:table-cell table:style-name="TableCell3028">
            <text:p text:style-name="P3029"><text:s/>2.4</text:p>
          </table:table-cell>
          <table:table-cell table:style-name="TableCell3030">
            <text:p text:style-name="P3031"/>
          </table:table-cell>
          <table:table-cell table:style-name="TableCell3032">
            <text:p text:style-name="P3033"/>
          </table:table-cell>
        </table:table-row>
        <table:table-row table:style-name="TableRow3034">
          <table:table-cell table:style-name="TableCell3035">
            <text:p text:style-name="P3036">Tegninger</text:p>
          </table:table-cell>
          <table:table-cell table:style-name="TableCell3037">
            <text:p text:style-name="P3038">E Vegkryss og avkjørsler</text:p>
          </table:table-cell>
          <table:table-cell table:style-name="TableCell3039">
            <text:p text:style-name="P3040"><text:s/>2.5</text:p>
          </table:table-cell>
          <table:table-cell table:style-name="TableCell3041">
            <text:p text:style-name="P3042"/>
          </table:table-cell>
          <table:table-cell table:style-name="TableCell3043">
            <text:p text:style-name="P3044"/>
          </table:table-cell>
        </table:table-row>
        <table:table-row table:style-name="TableRow3045">
          <table:table-cell table:style-name="TableCell3046">
            <text:p text:style-name="P3047">Tegninger</text:p>
          </table:table-cell>
          <table:table-cell table:style-name="TableCell3048">
            <text:p text:style-name="P3049">F Normalprofiler og overbygning</text:p>
          </table:table-cell>
          <table:table-cell table:style-name="TableCell3050">
            <text:p text:style-name="P3051"><text:s/>2.6</text:p>
          </table:table-cell>
          <table:table-cell table:style-name="TableCell3052">
            <text:p text:style-name="P3053"/>
          </table:table-cell>
          <table:table-cell table:style-name="TableCell3054">
            <text:p text:style-name="P3055"/>
          </table:table-cell>
        </table:table-row>
        <table:table-row table:style-name="TableRow3056">
          <table:table-cell table:style-name="TableCell3057">
            <text:p text:style-name="P3058">Tegninger</text:p>
          </table:table-cell>
          <table:table-cell table:style-name="TableCell3059">
            <text:p text:style-name="P3060">G Drenering og vannbehandling</text:p>
          </table:table-cell>
          <table:table-cell table:style-name="TableCell3061">
            <text:p text:style-name="P3062"><text:s/>2.7</text:p>
          </table:table-cell>
          <table:table-cell table:style-name="TableCell3063">
            <text:p text:style-name="P3064"/>
          </table:table-cell>
          <table:table-cell table:style-name="TableCell3065">
            <text:p text:style-name="P3066"/>
          </table:table-cell>
        </table:table-row>
        <table:table-row table:style-name="TableRow3067">
          <table:table-cell table:style-name="TableCell3068">
            <text:p text:style-name="P3069">Tegninger</text:p>
          </table:table-cell>
          <table:table-cell table:style-name="TableCell3070">
            <text:p text:style-name="P3071">H VA-ledninger</text:p>
          </table:table-cell>
          <table:table-cell table:style-name="TableCell3072">
            <text:p text:style-name="P3073"><text:s/>2.8</text:p>
          </table:table-cell>
          <table:table-cell table:style-name="TableCell3074">
            <text:p text:style-name="P3075"/>
          </table:table-cell>
          <table:table-cell table:style-name="TableCell3076">
            <text:p text:style-name="P3077"/>
          </table:table-cell>
        </table:table-row>
        <table:table-row table:style-name="TableRow3078">
          <table:table-cell table:style-name="TableCell3079">
            <text:p text:style-name="P3080">Tegninger</text:p>
          </table:table-cell>
          <table:table-cell table:style-name="TableCell3081">
            <text:p text:style-name="P3082">I Kabler og linjer</text:p>
          </table:table-cell>
          <table:table-cell table:style-name="TableCell3083">
            <text:p text:style-name="P3084"><text:s/>2.9</text:p>
          </table:table-cell>
          <table:table-cell table:style-name="TableCell3085">
            <text:p text:style-name="P3086"/>
          </table:table-cell>
          <table:table-cell table:style-name="TableCell3087">
            <text:p text:style-name="P3088"/>
          </table:table-cell>
        </table:table-row>
        <table:table-row table:style-name="TableRow3089">
          <table:table-cell table:style-name="TableCell3090">
            <text:p text:style-name="P3091">Tegninger</text:p>
          </table:table-cell>
          <table:table-cell table:style-name="TableCell3092">
            <text:p text:style-name="P3093">J Byggetekniske detaljer</text:p>
          </table:table-cell>
          <table:table-cell table:style-name="TableCell3094">
            <text:p text:style-name="P3095"><text:s/>2.10</text:p>
          </table:table-cell>
          <table:table-cell table:style-name="TableCell3096">
            <text:p text:style-name="P3097"/>
          </table:table-cell>
          <table:table-cell table:style-name="TableCell3098">
            <text:p text:style-name="P3099"/>
          </table:table-cell>
        </table:table-row>
        <table:table-row table:style-name="TableRow3100">
          <table:table-cell table:style-name="TableCell3101">
            <text:p text:style-name="P3102">Tegninger</text:p>
          </table:table-cell>
          <table:table-cell table:style-name="TableCell3103">
            <text:p text:style-name="P3104">K Konstruksjoner</text:p>
          </table:table-cell>
          <table:table-cell table:style-name="TableCell3105">
            <text:p text:style-name="P3106"><text:s/>2.11</text:p>
          </table:table-cell>
          <table:table-cell table:style-name="TableCell3107">
            <text:p text:style-name="P3108"/>
          </table:table-cell>
          <table:table-cell table:style-name="TableCell3109">
            <text:p text:style-name="P3110"/>
          </table:table-cell>
        </table:table-row>
        <table:table-row table:style-name="TableRow3111">
          <table:table-cell table:style-name="TableCell3112">
            <text:p text:style-name="P3113">Tegninger</text:p>
          </table:table-cell>
          <table:table-cell table:style-name="TableCell3114">
            <text:p text:style-name="P3115">L Skilt- og oppmerking</text:p>
          </table:table-cell>
          <table:table-cell table:style-name="TableCell3116">
            <text:p text:style-name="P3117"><text:s/>2.12</text:p>
          </table:table-cell>
          <table:table-cell table:style-name="TableCell3118">
            <text:p text:style-name="P3119"/>
          </table:table-cell>
          <table:table-cell table:style-name="TableCell3120">
            <text:p text:style-name="P3121"/>
          </table:table-cell>
        </table:table-row>
        <table:table-row table:style-name="TableRow3122">
          <table:table-cell table:style-name="TableCell3123">
            <text:p text:style-name="P3124">Tegninger</text:p>
          </table:table-cell>
          <table:table-cell table:style-name="TableCell3125">
            <text:p text:style-name="P3126">M Signalanlegg</text:p>
          </table:table-cell>
          <table:table-cell table:style-name="TableCell3127">
            <text:p text:style-name="P3128"><text:s/>2.13</text:p>
          </table:table-cell>
          <table:table-cell table:style-name="TableCell3129">
            <text:p text:style-name="P3130"/>
          </table:table-cell>
          <table:table-cell table:style-name="TableCell3131">
            <text:p text:style-name="P3132"/>
          </table:table-cell>
        </table:table-row>
        <table:table-row table:style-name="TableRow3133">
          <table:table-cell table:style-name="TableCell3134">
            <text:p text:style-name="P3135">Tegninger</text:p>
          </table:table-cell>
          <table:table-cell table:style-name="TableCell3136">
            <text:p text:style-name="P3137">N Belysning</text:p>
          </table:table-cell>
          <table:table-cell table:style-name="TableCell3138">
            <text:p text:style-name="P3139"><text:s/>2.14</text:p>
          </table:table-cell>
          <table:table-cell table:style-name="TableCell3140">
            <text:p text:style-name="P3141"/>
          </table:table-cell>
          <table:table-cell table:style-name="TableCell3142">
            <text:p text:style-name="P3143"/>
          </table:table-cell>
        </table:table-row>
        <table:table-row table:style-name="TableRow3144">
          <table:table-cell table:style-name="TableCell3145">
            <text:p text:style-name="P3146">Tegninger</text:p>
          </table:table-cell>
          <table:table-cell table:style-name="TableCell3147">
            <text:p text:style-name="P3148">O Formgiving og vegetasjon</text:p>
          </table:table-cell>
          <table:table-cell table:style-name="TableCell3149">
            <text:p text:style-name="P3150"><text:s/>2.15</text:p>
          </table:table-cell>
          <table:table-cell table:style-name="TableCell3151">
            <text:p text:style-name="P3152"/>
          </table:table-cell>
          <table:table-cell table:style-name="TableCell3153">
            <text:p text:style-name="P3154"/>
          </table:table-cell>
        </table:table-row>
        <table:table-row table:style-name="TableRow3155">
          <table:table-cell table:style-name="TableCell3156">
            <text:p text:style-name="P3157">Tegninger</text:p>
          </table:table-cell>
          <table:table-cell table:style-name="TableCell3158">
            <text:p text:style-name="P3159">P Mengder</text:p>
          </table:table-cell>
          <table:table-cell table:style-name="TableCell3160">
            <text:p text:style-name="P3161"><text:s/>2.16</text:p>
          </table:table-cell>
          <table:table-cell table:style-name="TableCell3162">
            <text:p text:style-name="P3163"/>
          </table:table-cell>
          <table:table-cell table:style-name="TableCell3164">
            <text:p text:style-name="P3165"/>
          </table:table-cell>
        </table:table-row>
        <table:table-row table:style-name="TableRow3166">
          <table:table-cell table:style-name="TableCell3167">
            <text:p text:style-name="P3168">Tegninger</text:p>
          </table:table-cell>
          <table:table-cell table:style-name="TableCell3169">
            <text:p text:style-name="P3170">Q Konflikttema</text:p>
          </table:table-cell>
          <table:table-cell table:style-name="TableCell3171">
            <text:p text:style-name="P3172"><text:s/>2.17</text:p>
          </table:table-cell>
          <table:table-cell table:style-name="TableCell3173">
            <text:p text:style-name="P3174"/>
          </table:table-cell>
          <table:table-cell table:style-name="TableCell3175">
            <text:p text:style-name="P3176"/>
          </table:table-cell>
        </table:table-row>
        <table:table-row table:style-name="TableRow3177">
          <table:table-cell table:style-name="TableCell3178">
            <text:p text:style-name="P3179">Tegninger</text:p>
          </table:table-cell>
          <table:table-cell table:style-name="TableCell3180">
            <text:p text:style-name="P3181">R Til disposisjon (For andre etater)</text:p>
          </table:table-cell>
          <table:table-cell table:style-name="TableCell3182">
            <text:p text:style-name="P3183"><text:s/>2.18</text:p>
          </table:table-cell>
          <table:table-cell table:style-name="TableCell3184">
            <text:p text:style-name="P3185"/>
          </table:table-cell>
          <table:table-cell table:style-name="TableCell3186">
            <text:p text:style-name="P3187"/>
          </table:table-cell>
        </table:table-row>
        <table:table-row table:style-name="TableRow3188">
          <table:table-cell table:style-name="TableCell3189">
            <text:p text:style-name="P3190">Tegninger</text:p>
          </table:table-cell>
          <table:table-cell table:style-name="TableCell3191">
            <text:p text:style-name="P3192">S Til disposisjon (For andre etater)</text:p>
          </table:table-cell>
          <table:table-cell table:style-name="TableCell3193">
            <text:p text:style-name="P3194"><text:s/>2.19</text:p>
          </table:table-cell>
          <table:table-cell table:style-name="TableCell3195">
            <text:p text:style-name="P3196"/>
          </table:table-cell>
          <table:table-cell table:style-name="TableCell3197">
            <text:p text:style-name="P3198"/>
          </table:table-cell>
        </table:table-row>
        <table:table-row table:style-name="TableRow3199">
          <table:table-cell table:style-name="TableCell3200">
            <text:p text:style-name="P3201">Tegninger</text:p>
          </table:table-cell>
          <table:table-cell table:style-name="TableCell3202">
            <text:p text:style-name="P3203">T Visuell presentasjon</text:p>
          </table:table-cell>
          <table:table-cell table:style-name="TableCell3204">
            <text:p text:style-name="P3205"><text:s/>2.20</text:p>
          </table:table-cell>
          <table:table-cell table:style-name="TableCell3206">
            <text:p text:style-name="P3207"/>
          </table:table-cell>
          <table:table-cell table:style-name="TableCell3208">
            <text:p text:style-name="P3209"/>
          </table:table-cell>
        </table:table-row>
        <table:table-row table:style-name="TableRow3210">
          <table:table-cell table:style-name="TableCell3211">
            <text:p text:style-name="P3212">Tegninger</text:p>
          </table:table-cell>
          <table:table-cell table:style-name="TableCell3213">
            <text:p text:style-name="P3214">U Tverrprofiler</text:p>
          </table:table-cell>
          <table:table-cell table:style-name="TableCell3215">
            <text:p text:style-name="P3216"><text:s/>2.21</text:p>
          </table:table-cell>
          <table:table-cell table:style-name="TableCell3217">
            <text:p text:style-name="P3218"/>
          </table:table-cell>
          <table:table-cell table:style-name="TableCell3219">
            <text:p text:style-name="P3220"/>
          </table:table-cell>
        </table:table-row>
        <table:table-row table:style-name="TableRow3221">
          <table:table-cell table:style-name="TableCell3222">
            <text:p text:style-name="P3223">Tegninger</text:p>
          </table:table-cell>
          <table:table-cell table:style-name="TableCell3224">
            <text:p text:style-name="P3225">V Geoteknikk og geologi</text:p>
          </table:table-cell>
          <table:table-cell table:style-name="TableCell3226">
            <text:p text:style-name="P3227"><text:s/>2.22</text:p>
          </table:table-cell>
          <table:table-cell table:style-name="TableCell3228">
            <text:p text:style-name="P3229"/>
          </table:table-cell>
          <table:table-cell table:style-name="TableCell3230">
            <text:p text:style-name="P3231"/>
          </table:table-cell>
        </table:table-row>
        <table:table-row table:style-name="TableRow3232">
          <table:table-cell table:style-name="TableCell3233">
            <text:p text:style-name="P3234">Tegninger</text:p>
          </table:table-cell>
          <table:table-cell table:style-name="TableCell3235">
            <text:p text:style-name="P3236">W Grunnerverv</text:p>
          </table:table-cell>
          <table:table-cell table:style-name="TableCell3237">
            <text:p text:style-name="P3238"><text:s/>2.23</text:p>
          </table:table-cell>
          <table:table-cell table:style-name="TableCell3239">
            <text:p text:style-name="P3240"/>
          </table:table-cell>
          <table:table-cell table:style-name="TableCell3241">
            <text:p text:style-name="P3242"/>
          </table:table-cell>
        </table:table-row>
        <table:table-row table:style-name="TableRow3243">
          <table:table-cell table:style-name="TableCell3244">
            <text:p text:style-name="P3245">Tegninger</text:p>
          </table:table-cell>
          <table:table-cell table:style-name="TableCell3246">
            <text:p text:style-name="P3247">X Ytre miljø og naturressurser</text:p>
          </table:table-cell>
          <table:table-cell table:style-name="TableCell3248">
            <text:p text:style-name="P3249"><text:s/>2.24</text:p>
          </table:table-cell>
          <table:table-cell table:style-name="TableCell3250">
            <text:p text:style-name="P3251"/>
          </table:table-cell>
          <table:table-cell table:style-name="TableCell3252">
            <text:p text:style-name="P3253"/>
          </table:table-cell>
        </table:table-row>
        <table:table-row table:style-name="TableRow3254">
          <table:table-cell table:style-name="TableCell3255">
            <text:p text:style-name="P3256">Tegninger</text:p>
          </table:table-cell>
          <table:table-cell table:style-name="TableCell3257">
            <text:p text:style-name="P3258">Y Faseplaner</text:p>
          </table:table-cell>
          <table:table-cell table:style-name="TableCell3259">
            <text:p text:style-name="P3260"/>
          </table:table-cell>
          <table:table-cell table:style-name="TableCell3261">
            <text:p text:style-name="P3262"/>
          </table:table-cell>
          <table:table-cell table:style-name="TableCell3263">
            <text:p text:style-name="P3264"/>
          </table:table-cell>
        </table:table-row>
        <table:table-row table:style-name="TableRow3265">
          <table:table-cell table:style-name="TableCell3266">
            <text:p text:style-name="P3267">Tegninger</text:p>
          </table:table-cell>
          <table:table-cell table:style-name="TableCell3268">
            <text:p text:style-name="P3269">Z Risikofylte arbeider</text:p>
          </table:table-cell>
          <table:table-cell table:style-name="TableCell3270">
            <text:p text:style-name="P3271"/>
          </table:table-cell>
          <table:table-cell table:style-name="TableCell3272">
            <text:p text:style-name="P3273"/>
          </table:table-cell>
          <table:table-cell table:style-name="TableCell3274">
            <text:p text:style-name="P3275"/>
          </table:table-cell>
        </table:table-row>
      </table:table>
      <text:p text:style-name="Normal"><text:span text:style-name="T3276">Beskrivelse:</text:span></text:p>
      <text:p text:style-name="P3277"/>
      <text:h text:style-name="Overskrift5" text:outline-level="5">3.4.3.1.3 Tegningskomponenter</text:h>
      <text:p text:style-name="P3278">VEILEDNING:<text:s/><text:line-break/>SE R110 MODELLGRUNNLAG FOR INFORMASJON OM TEGNINGSKOMPONENTER. TEGNINGER KAN TILFØRES "TEGNINGSKOMPONENTER", FOR EKSEMPEL:</text:p>
      <text:list text:style-name="LFO23" text:continue-numbering="true">
        <text:list-item>
          <text:p text:style-name="P3279">TEKST.</text:p>
        </text:list-item>
        <text:list-item>
          <text:p text:style-name="P3280">MÅLSETTING.</text:p>
        </text:list-item>
        <text:list-item>
          <text:p text:style-name="P3281">NORDPIL.</text:p>
        </text:list-item>
        <text:list-item>
          <text:p text:style-name="P3282">RUTENETT.</text:p>
        </text:list-item>
      </text:list>
      <text:p text:style-name="Normal"><text:span text:style-name="T3283">TEGNINGSKOMPONENTER KAN LEVERES I EGNE DATAFILER, BRUK TABELLEN OVER TIL Å GI OVERSIKT OVER FILER.</text:span></text:p>
      <table:table table:style-name="Table3284">
        <table:table-columns>
          <table:table-column table:style-name="TableColumn3285"/>
          <table:table-column table:style-name="TableColumn3286"/>
          <table:table-column table:style-name="TableColumn3287"/>
          <table:table-column table:style-name="TableColumn3288"/>
          <table:table-column table:style-name="TableColumn3289"/>
        </table:table-columns>
        <table:table-row table:style-name="TableRow3290">
          <table:table-cell table:style-name="TableCell3291">
            <text:p text:style-name="P3292">Kategori</text:p>
          </table:table-cell>
          <table:table-cell table:style-name="TableCell3293">
            <text:p text:style-name="P3294">Navn</text:p>
          </table:table-cell>
          <table:table-cell table:style-name="TableCell3295">
            <text:p text:style-name="P3296">R110 kap.</text:p>
          </table:table-cell>
          <table:table-cell table:style-name="TableCell3297">
            <text:p text:style-name="P3298">Åpent format</text:p>
          </table:table-cell>
          <table:table-cell table:style-name="TableCell3299">
            <text:p text:style-name="Normal"><text:span text:style-name="T3300">Originalformat</text:span></text:p>
          </table:table-cell>
        </table:table-row>
        <table:table-row table:style-name="TableRow3301">
          <table:table-cell table:style-name="TableCell3302">
            <text:p text:style-name="P3303">Tegningskomponenter</text:p>
          </table:table-cell>
          <table:table-cell table:style-name="TableCell3304">
            <text:p text:style-name="P3305">Spesifiser</text:p>
          </table:table-cell>
          <table:table-cell table:style-name="TableCell3306">
            <text:p text:style-name="P3307">5.4.2.4</text:p>
          </table:table-cell>
          <table:table-cell table:style-name="TableCell3308">
            <text:p text:style-name="P3309"/>
          </table:table-cell>
          <table:table-cell table:style-name="TableCell3310">
            <text:p text:style-name="P3311"/>
          </table:table-cell>
        </table:table-row>
        <table:table-row table:style-name="TableRow3312">
          <table:table-cell table:style-name="TableCell3313">
            <text:p text:style-name="P3314"/>
          </table:table-cell>
          <table:table-cell table:style-name="TableCell3315">
            <text:p text:style-name="P3316"/>
          </table:table-cell>
          <table:table-cell table:style-name="TableCell3317">
            <text:p text:style-name="P3318"/>
          </table:table-cell>
          <table:table-cell table:style-name="TableCell3319">
            <text:p text:style-name="P3320"/>
          </table:table-cell>
          <table:table-cell table:style-name="TableCell3321">
            <text:p text:style-name="P3322"/>
          </table:table-cell>
        </table:table-row>
      </table:table>
      <text:p text:style-name="Normal"><text:span text:style-name="T3323">Beskrivelse:</text:span></text:p>
      <text:p text:style-name="P3324"/>
      <text:p text:style-name="P3325"/>
      <text:p text:style-name="P3326"/>
      <text:p text:style-name="P3327"/>
      <text:p text:style-name="P3328"/>
      <text:p text:style-name="P3329"/>
      <text:p text:style-name="P3330"/>
      <text:h text:style-name="Overskrift4" text:outline-level="4">3.4.3.2 Rapporter</text:h>
      <text:p text:style-name="P3331">R110 Modellgrunnlag kap. 5.4 stiller krav til dataformat for rapporter.<text:s/></text:p>
      <table:table table:style-name="Table3332">
        <table:table-columns>
          <table:table-column table:style-name="TableColumn3333"/>
          <table:table-column table:style-name="TableColumn3334"/>
          <table:table-column table:style-name="TableColumn3335"/>
          <table:table-column table:style-name="TableColumn3336"/>
          <table:table-column table:style-name="TableColumn3337"/>
        </table:table-columns>
        <table:table-row table:style-name="TableRow3338">
          <table:table-cell table:style-name="TableCell3339">
            <text:p text:style-name="P3340">Kategori</text:p>
          </table:table-cell>
          <table:table-cell table:style-name="TableCell3341">
            <text:p text:style-name="P3342">Navn</text:p>
          </table:table-cell>
          <table:table-cell table:style-name="TableCell3343">
            <text:p text:style-name="P3344">Referanse</text:p>
          </table:table-cell>
          <table:table-cell table:style-name="TableCell3345">
            <text:p text:style-name="P3346">Åpent format</text:p>
          </table:table-cell>
          <table:table-cell table:style-name="TableCell3347">
            <text:p text:style-name="Normal"><text:span text:style-name="T3348">Originalformat</text:span></text:p>
          </table:table-cell>
        </table:table-row>
        <table:table-row table:style-name="TableRow3349">
          <table:table-cell table:style-name="TableCell3350">
            <text:p text:style-name="P3351">Rapporter</text:p>
          </table:table-cell>
          <table:table-cell table:style-name="TableCell3352">
            <text:p text:style-name="P3353">Fagrapporter <text:s/>SPESIFISER TYPE</text:p>
          </table:table-cell>
          <table:table-cell table:style-name="TableCell3354">
            <text:p text:style-name="P3355"> </text:p>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Rapporter</text:p>
          </table:table-cell>
          <table:table-cell table:style-name="TableCell3363">
            <text:p text:style-name="P3364">Rapport om grunnundersøkelser</text:p>
          </table:table-cell>
          <table:table-cell table:style-name="TableCell3365">
            <text:p text:style-name="P3366">HBR760, V220, N200</text:p>
          </table:table-cell>
          <table:table-cell table:style-name="TableCell3367">
            <text:p text:style-name="P3368"/>
          </table:table-cell>
          <table:table-cell table:style-name="TableCell3369">
            <text:p text:style-name="P3370"/>
          </table:table-cell>
        </table:table-row>
        <table:table-row table:style-name="TableRow3371">
          <table:table-cell table:style-name="TableCell3372">
            <text:p text:style-name="P3373">Rapporter</text:p>
          </table:table-cell>
          <table:table-cell table:style-name="TableCell3374">
            <text:p text:style-name="P3375">Geoteknisk prosjekteringsrapport</text:p>
          </table:table-cell>
          <table:table-cell table:style-name="TableCell3376">
            <text:p text:style-name="P3377">HB R760/V220</text:p>
          </table:table-cell>
          <table:table-cell table:style-name="TableCell3378">
            <text:p text:style-name="P3379"/>
          </table:table-cell>
          <table:table-cell table:style-name="TableCell3380">
            <text:p text:style-name="P3381"/>
          </table:table-cell>
        </table:table-row>
        <table:table-row table:style-name="TableRow3382">
          <table:table-cell table:style-name="TableCell3383">
            <text:p text:style-name="P3384">Rapporter</text:p>
          </table:table-cell>
          <table:table-cell table:style-name="TableCell3385">
            <text:p text:style-name="P3386">Anslagsrapport</text:p>
          </table:table-cell>
          <table:table-cell table:style-name="TableCell3387">
            <text:p text:style-name="P3388">HB R764</text:p>
          </table:table-cell>
          <table:table-cell table:style-name="TableCell3389">
            <text:p text:style-name="P3390"/>
          </table:table-cell>
          <table:table-cell table:style-name="TableCell3391">
            <text:p text:style-name="P3392"/>
          </table:table-cell>
        </table:table-row>
        <table:table-row table:style-name="TableRow3393">
          <table:table-cell table:style-name="TableCell3394">
            <text:p text:style-name="P3395">Rapporter</text:p>
          </table:table-cell>
          <table:table-cell table:style-name="TableCell3396">
            <text:p text:style-name="P3397">Rapport om støyforhold</text:p>
          </table:table-cell>
          <table:table-cell table:style-name="TableCell3398">
            <text:p text:style-name="P3399">HB V712</text:p>
          </table:table-cell>
          <table:table-cell table:style-name="TableCell3400">
            <text:p text:style-name="P3401"/>
          </table:table-cell>
          <table:table-cell table:style-name="TableCell3402">
            <text:p text:style-name="P3403"/>
          </table:table-cell>
        </table:table-row>
        <table:table-row table:style-name="TableRow3404">
          <table:table-cell table:style-name="TableCell3405">
            <text:p text:style-name="P3406">Rapporter</text:p>
          </table:table-cell>
          <table:table-cell table:style-name="TableCell3407">
            <text:p text:style-name="P3408">Restrisikorapport jf. Bygherreforskriftens §12 og §14</text:p>
          </table:table-cell>
          <table:table-cell table:style-name="TableCell3409">
            <text:p text:style-name="P3410">Byggherreforskriften</text:p>
          </table:table-cell>
          <table:table-cell table:style-name="TableCell3411">
            <text:p text:style-name="P3412"/>
          </table:table-cell>
          <table:table-cell table:style-name="TableCell3413">
            <text:p text:style-name="P3414"/>
          </table:table-cell>
        </table:table-row>
        <table:table-row table:style-name="TableRow3415">
          <table:table-cell table:style-name="TableCell3416">
            <text:p text:style-name="P3417">Rapporter</text:p>
          </table:table-cell>
          <table:table-cell table:style-name="TableCell3418">
            <text:p text:style-name="P3419">Møtereferat og annen dokumentasjon fra møter<text:s/></text:p>
          </table:table-cell>
          <table:table-cell table:style-name="TableCell3420">
            <text:p text:style-name="P3421">D 2.4</text:p>
          </table:table-cell>
          <table:table-cell table:style-name="TableCell3422">
            <text:p text:style-name="P3423"/>
          </table:table-cell>
          <table:table-cell table:style-name="TableCell3424">
            <text:p text:style-name="P3425"/>
          </table:table-cell>
        </table:table-row>
        <table:table-row table:style-name="TableRow3426">
          <table:table-cell table:style-name="TableCell3427">
            <text:p text:style-name="P3428">Rapporter</text:p>
          </table:table-cell>
          <table:table-cell table:style-name="TableCell3429">
            <text:p text:style-name="P3430">Byggemelding</text:p>
          </table:table-cell>
          <table:table-cell table:style-name="TableCell3431">
            <text:p text:style-name="P3432">HB R760</text:p>
          </table:table-cell>
          <table:table-cell table:style-name="TableCell3433">
            <text:p text:style-name="P3434"/>
          </table:table-cell>
          <table:table-cell table:style-name="TableCell3435">
            <text:p text:style-name="P3436"/>
          </table:table-cell>
        </table:table-row>
        <table:table-row table:style-name="TableRow3437">
          <table:table-cell table:style-name="TableCell3438">
            <text:p text:style-name="P3439">Rapporter</text:p>
          </table:table-cell>
          <table:table-cell table:style-name="TableCell3440">
            <text:p text:style-name="P3441">Spesifiser</text:p>
          </table:table-cell>
          <table:table-cell table:style-name="TableCell3442">
            <text:p text:style-name="P3443"/>
          </table:table-cell>
          <table:table-cell table:style-name="TableCell3444">
            <text:p text:style-name="P3445"/>
          </table:table-cell>
          <table:table-cell table:style-name="TableCell3446">
            <text:p text:style-name="P3447"/>
          </table:table-cell>
        </table:table-row>
        <table:table-row table:style-name="TableRow3448">
          <table:table-cell table:style-name="TableCell3449">
            <text:p text:style-name="P3450"/>
          </table:table-cell>
          <table:table-cell table:style-name="TableCell3451">
            <text:p text:style-name="P3452"/>
          </table:table-cell>
          <table:table-cell table:style-name="TableCell3453">
            <text:p text:style-name="P3454"/>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ext:p text:style-name="P3461"/>
          </table:table-cell>
          <table:table-cell table:style-name="TableCell3462">
            <text:p text:style-name="P3463"/>
          </table:table-cell>
          <table:table-cell table:style-name="TableCell3464">
            <text:p text:style-name="P3465"/>
          </table:table-cell>
          <table:table-cell table:style-name="TableCell3466">
            <text:p text:style-name="P3467"/>
          </table:table-cell>
          <table:table-cell table:style-name="TableCell3468">
            <text:p text:style-name="P3469"/>
          </table:table-cell>
        </table:table-row>
        <table:table-row table:style-name="TableRow3470">
          <table:table-cell table:style-name="TableCell3471">
            <text:p text:style-name="P3472"/>
          </table:table-cell>
          <table:table-cell table:style-name="TableCell3473">
            <text:p text:style-name="P3474"/>
          </table:table-cell>
          <table:table-cell table:style-name="TableCell3475">
            <text:p text:style-name="P3476"/>
          </table:table-cell>
          <table:table-cell table:style-name="TableCell3477">
            <text:p text:style-name="P3478"/>
          </table:table-cell>
          <table:table-cell table:style-name="TableCell3479">
            <text:p text:style-name="P3480"/>
          </table:table-cell>
        </table:table-row>
        <table:table-row table:style-name="TableRow3481">
          <table:table-cell table:style-name="TableCell3482">
            <text:p text:style-name="P3483"/>
          </table:table-cell>
          <table:table-cell table:style-name="TableCell3484">
            <text:p text:style-name="P3485"/>
          </table:table-cell>
          <table:table-cell table:style-name="TableCell3486">
            <text:p text:style-name="P3487"/>
          </table:table-cell>
          <table:table-cell table:style-name="TableCell3488">
            <text:p text:style-name="P3489"/>
          </table:table-cell>
          <table:table-cell table:style-name="TableCell3490">
            <text:p text:style-name="P3491"/>
          </table:table-cell>
        </table:table-row>
        <table:table-row table:style-name="TableRow3492">
          <table:table-cell table:style-name="TableCell3493">
            <text:p text:style-name="P3494"/>
          </table:table-cell>
          <table:table-cell table:style-name="TableCell3495">
            <text:p text:style-name="P3496"/>
          </table:table-cell>
          <table:table-cell table:style-name="TableCell3497">
            <text:p text:style-name="P3498"/>
          </table:table-cell>
          <table:table-cell table:style-name="TableCell3499">
            <text:p text:style-name="P3500"/>
          </table:table-cell>
          <table:table-cell table:style-name="TableCell3501">
            <text:p text:style-name="P3502"/>
          </table:table-cell>
        </table:table-row>
        <table:table-row table:style-name="TableRow3503">
          <table:table-cell table:style-name="TableCell3504">
            <text:p text:style-name="P3505"/>
          </table:table-cell>
          <table:table-cell table:style-name="TableCell3506">
            <text:p text:style-name="P3507"/>
          </table:table-cell>
          <table:table-cell table:style-name="TableCell3508">
            <text:p text:style-name="P3509"/>
          </table:table-cell>
          <table:table-cell table:style-name="TableCell3510">
            <text:p text:style-name="P3511"/>
          </table:table-cell>
          <table:table-cell table:style-name="TableCell3512">
            <text:p text:style-name="P3513"/>
          </table:table-cell>
        </table:table-row>
        <table:table-row table:style-name="TableRow3514">
          <table:table-cell table:style-name="TableCell3515">
            <text:p text:style-name="P3516"/>
          </table:table-cell>
          <table:table-cell table:style-name="TableCell3517">
            <text:p text:style-name="P3518"/>
          </table:table-cell>
          <table:table-cell table:style-name="TableCell3519">
            <text:p text:style-name="P3520"/>
          </table:table-cell>
          <table:table-cell table:style-name="TableCell3521">
            <text:p text:style-name="P3522"/>
          </table:table-cell>
          <table:table-cell table:style-name="TableCell3523">
            <text:p text:style-name="P3524"/>
          </table:table-cell>
        </table:table-row>
        <table:table-row table:style-name="TableRow3525">
          <table:table-cell table:style-name="TableCell3526">
            <text:p text:style-name="P3527"/>
          </table:table-cell>
          <table:table-cell table:style-name="TableCell3528">
            <text:p text:style-name="P3529"/>
          </table:table-cell>
          <table:table-cell table:style-name="TableCell3530">
            <text:p text:style-name="P3531"/>
          </table:table-cell>
          <table:table-cell table:style-name="TableCell3532">
            <text:p text:style-name="P3533"/>
          </table:table-cell>
          <table:table-cell table:style-name="TableCell3534">
            <text:p text:style-name="P3535"/>
          </table:table-cell>
        </table:table-row>
        <table:table-row table:style-name="TableRow3536">
          <table:table-cell table:style-name="TableCell3537">
            <text:p text:style-name="P3538"/>
          </table:table-cell>
          <table:table-cell table:style-name="TableCell3539">
            <text:p text:style-name="P3540"/>
          </table:table-cell>
          <table:table-cell table:style-name="TableCell3541">
            <text:p text:style-name="P3542"/>
          </table:table-cell>
          <table:table-cell table:style-name="TableCell3543">
            <text:p text:style-name="P3544"/>
          </table:table-cell>
          <table:table-cell table:style-name="TableCell3545">
            <text:p text:style-name="P3546"/>
          </table:table-cell>
        </table:table-row>
        <table:table-row table:style-name="TableRow3547">
          <table:table-cell table:style-name="TableCell3548">
            <text:p text:style-name="P3549"/>
          </table:table-cell>
          <table:table-cell table:style-name="TableCell3550">
            <text:p text:style-name="P3551"/>
          </table:table-cell>
          <table:table-cell table:style-name="TableCell3552">
            <text:p text:style-name="P3553"/>
          </table:table-cell>
          <table:table-cell table:style-name="TableCell3554">
            <text:p text:style-name="P3555"/>
          </table:table-cell>
          <table:table-cell table:style-name="TableCell3556">
            <text:p text:style-name="P3557"/>
          </table:table-cell>
        </table:table-row>
        <table:table-row table:style-name="TableRow3558">
          <table:table-cell table:style-name="TableCell3559">
            <text:p text:style-name="P3560"/>
          </table:table-cell>
          <table:table-cell table:style-name="TableCell3561">
            <text:p text:style-name="P3562"/>
          </table:table-cell>
          <table:table-cell table:style-name="TableCell3563">
            <text:p text:style-name="P3564"/>
          </table:table-cell>
          <table:table-cell table:style-name="TableCell3565">
            <text:p text:style-name="P3566"/>
          </table:table-cell>
          <table:table-cell table:style-name="TableCell3567">
            <text:p text:style-name="P3568"/>
          </table:table-cell>
        </table:table-row>
        <table:table-row table:style-name="TableRow3569">
          <table:table-cell table:style-name="TableCell3570">
            <text:p text:style-name="P3571"/>
          </table:table-cell>
          <table:table-cell table:style-name="TableCell3572">
            <text:p text:style-name="P3573"/>
          </table:table-cell>
          <table:table-cell table:style-name="TableCell3574">
            <text:p text:style-name="P3575"/>
          </table:table-cell>
          <table:table-cell table:style-name="TableCell3576">
            <text:p text:style-name="P3577"/>
          </table:table-cell>
          <table:table-cell table:style-name="TableCell3578">
            <text:p text:style-name="P3579"/>
          </table:table-cell>
        </table:table-row>
        <table:table-row table:style-name="TableRow3580">
          <table:table-cell table:style-name="TableCell3581">
            <text:p text:style-name="P3582"/>
          </table:table-cell>
          <table:table-cell table:style-name="TableCell3583">
            <text:p text:style-name="P3584"/>
          </table:table-cell>
          <table:table-cell table:style-name="TableCell3585">
            <text:p text:style-name="P3586"/>
          </table:table-cell>
          <table:table-cell table:style-name="TableCell3587">
            <text:p text:style-name="P3588"/>
          </table:table-cell>
          <table:table-cell table:style-name="TableCell3589">
            <text:p text:style-name="P3590"/>
          </table:table-cell>
        </table:table-row>
      </table:table>
      <text:p text:style-name="Normal"><text:span text:style-name="T3591">Beskrivelse:</text:span></text:p>
      <text:p text:style-name="Normal"/>
      <text:h text:style-name="Overskrift2" text:outline-level="2"><text:bookmark-start text:name="_Toc190979805"/><text:bookmark-start text:name="_Toc222309175"/>3.5 Andre leveranser fra leverandør<text:bookmark-end text:name="_Toc190979805"/><text:bookmark-end text:name="_Toc222309175"/></text:h>
      <text:p text:style-name="Normal"><text:span text:style-name="T3592">Beskrivelse:</text:span></text:p>
      <text:p text:style-name="P3593"/>
      <text:h text:style-name="Overskrift2" text:outline-level="2"><text:bookmark-start text:name="_Toc190979806"/><text:bookmark-start text:name="_Toc222309176"/>3.6 «Som utført» dokumentasjon (byggefasen)<text:bookmark-end text:name="_Toc190979806"/><text:bookmark-end text:name="_Toc222309176"/></text:h>
      <text:p text:style-name="P3594">Se krav til «som utført» dokumentasjon i kapittel 1.10</text:p>
      <text:p text:style-name="P3595">VEILEDNING:<text:s/></text:p>
      <text:p text:style-name="P3596">SPESIFISER I TABELLEN UNDER HVEM SOM HAR ANSVAR FOR Å OPPDATERE/OMPROSJEKTERE MODELLER, TEGNINGER OG ANNEN DOKUMENTASJON TIL SOM UTFØRT.<text:s/>DET<text:s/>KAN<text:s/>ENTEN<text:s/>INNGÅ I OPPDRAGET TIL ENTREPRENØR, ELLER UTFØRES AV BYGGHERRE/BYGGHERRENS RÅDGIVER.<text:s/></text:p>
      <text:p text:style-name="P3597">Ansvar for å oppdatere modeller og annen dokumentasjon med godkjente endringer:</text:p>
      <table:table table:style-name="Table3598">
        <table:table-columns>
          <table:table-column table:style-name="TableColumn3599"/>
          <table:table-column table:style-name="TableColumn3600"/>
          <table:table-column table:style-name="TableColumn3601"/>
        </table:table-columns>
        <table:table-row table:style-name="TableRow3602">
          <table:table-cell table:style-name="TableCell3603">
            <text:p text:style-name="P3604">Kategori</text:p>
          </table:table-cell>
          <table:table-cell table:style-name="TableCell3605">
            <text:p text:style-name="P3606">Registreringer/grunnlag</text:p>
          </table:table-cell>
          <table:table-cell table:style-name="TableCell3607">
            <text:p text:style-name="P3608">Omprosjektering til «som utført»</text:p>
          </table:table-cell>
        </table:table-row>
        <table:table-row table:style-name="TableRow3609">
          <table:table-cell table:style-name="TableCell3610">
            <text:p text:style-name="P3611">Modeller</text:p>
          </table:table-cell>
          <table:table-cell table:style-name="TableCell3612">
            <text:p text:style-name="P3613">Entreprenør</text:p>
          </table:table-cell>
          <table:table-cell table:style-name="TableCell3614">
            <text:p text:style-name="P3615">Entreprenør/Oppdragsgiver</text:p>
          </table:table-cell>
        </table:table-row>
        <table:table-row table:style-name="TableRow3616">
          <table:table-cell table:style-name="TableCell3617">
            <text:p text:style-name="P3618">Tegninger</text:p>
          </table:table-cell>
          <table:table-cell table:style-name="TableCell3619">
            <text:p text:style-name="P3620">Entreprenør</text:p>
          </table:table-cell>
          <table:table-cell table:style-name="TableCell3621">
            <text:p text:style-name="P3622">Entreprenør/Oppdragsgiver</text:p>
          </table:table-cell>
        </table:table-row>
        <table:table-row table:style-name="TableRow3623">
          <table:table-cell table:style-name="TableCell3624">
            <text:p text:style-name="P3625">NVDB-data</text:p>
          </table:table-cell>
          <table:table-cell table:style-name="TableCell3626">
            <text:p text:style-name="P3627">Entreprenør</text:p>
          </table:table-cell>
          <table:table-cell table:style-name="TableCell3628">
            <text:p text:style-name="P3629">Entreprenør/Oppdragsgiver</text:p>
          </table:table-cell>
        </table:table-row>
        <table:table-row table:style-name="TableRow3630">
          <table:table-cell table:style-name="TableCell3631">
            <text:p text:style-name="P3632">FKB-data</text:p>
          </table:table-cell>
          <table:table-cell table:style-name="TableCell3633">
            <text:p text:style-name="P3634">Entreprenør</text:p>
          </table:table-cell>
          <table:table-cell table:style-name="TableCell3635">
            <text:p text:style-name="P3636">Entreprenør/Oppdragsgiver</text:p>
          </table:table-cell>
        </table:table-row>
        <table:table-row table:style-name="TableRow3637">
          <table:table-cell table:style-name="TableCell3638">
            <text:p text:style-name="P3639">Rapporter</text:p>
          </table:table-cell>
          <table:table-cell table:style-name="TableCell3640">
            <text:p text:style-name="P3641">Entreprenør</text:p>
          </table:table-cell>
          <table:table-cell table:style-name="TableCell3642">
            <text:p text:style-name="P3643">Entreprenør/Oppdragsgiver</text:p>
          </table:table-cell>
        </table:table-row>
        <table:table-row table:style-name="TableRow3644">
          <table:table-cell table:style-name="TableCell3645">
            <text:p text:style-name="P3646">Spesifiser</text:p>
          </table:table-cell>
          <table:table-cell table:style-name="TableCell3647">
            <text:p text:style-name="P3648">Entreprenør</text:p>
          </table:table-cell>
          <table:table-cell table:style-name="TableCell3649">
            <text:p text:style-name="P3650">Entreprenør/Oppdragsgiver</text:p>
          </table:table-cell>
        </table:table-row>
      </table:table>
      <text:p text:style-name="P3651"/>
      <text:p text:style-name="P3652">Som utført dokumentasjon leveres/publiseres senest tre uker etter at arbeidet er utført, og all som utført dokumentasjon skal leveres oppdragsgiver før leverandør løses fra kontrakten.<text:s/></text:p>
      <text:p text:style-name="P3653">Data fra grunnundersøkelser skal leveres slik at de kan publiseres i Nasjonal database for grunnundersøkelser (NADAG) ref. N200 Vegbygging kapittel 1.3. Bygget løsning skal dokumenteres med geoteknisk sluttrapport som skal overleveres oppdragsgiver før overtakelse. Rådata fra f.eks. supplerende grunnundersøkelser, skal leveres som sluttdokumentasjon.<text:s/></text:p>
      <text:p text:style-name="P3654">Data til NVDB og FKB leveres som beskrevet i R110 Modellgrunnlag, kapittel 5.3.4 og R761 Prosesskoden prosess 11.5 Sluttdokumentasjon.<text:s/></text:p>
      <text:p text:style-name="P3655">Øvrige data til forvaltning, drift og vedlikehold leveres som spesifisert her.<text:s/></text:p>
      <text:p text:style-name="Normal">Sett inn andre krav til DOV sin sluttdokumentasjon.</text:p>
      <text:p text:style-name="Normal"/>
      <text:h text:style-name="Overskrift2" text:outline-level="2"><text:bookmark-start text:name="_Toc190979807"/><text:bookmark-start text:name="_Toc222309177"/><text:span text:style-name="T3656">3.7 Programvare og maskinvare</text:span><text:bookmark-end text:name="_Toc190979807"/><text:bookmark-end text:name="_Toc222309177"/></text:h>
      <text:p text:style-name="P3657">Etter at kontrakt er undertegnet, skal det avtales og nedtegnes her hvilken programvare som skal benyttes til ulike formål i prosjektet:</text:p>
      <text:soft-page-break/>
      <text:list text:style-name="LFO20" text:continue-numbering="true">
        <text:list-item>
          <text:p text:style-name="P3658">Prosjektering.</text:p>
          <text:list text:continue-numbering="true">
            <text:list-item>
              <text:p text:style-name="P3659">Lagring og deling av prosjektert dokumentasjon.</text:p>
            </text:list-item>
          </text:list>
        </text:list-item>
        <text:list-item>
          <text:p text:style-name="P3660">Registrering</text:p>
          <text:list text:continue-numbering="true">
            <text:list-item>
              <text:p text:style-name="P3661">Lagring og deling av registrert dokumentasjon (innmålingsdata mm).</text:p>
            </text:list-item>
          </text:list>
        </text:list-item>
        <text:list-item>
          <text:p text:style-name="P3662">Web-basert innsynsløsning for prosjektert og registrert dokumentasjon.</text:p>
          <text:list text:continue-numbering="true">
            <text:list-item>
              <text:p text:style-name="P3663">Byggherre skal ha tilgang til løsningen og innsyn i data.</text:p>
            </text:list-item>
          </text:list>
        </text:list-item>
        <text:list-item>
          <text:p text:style-name="P3664">Dokumenthåndtering:<text:s/></text:p>
          <text:list text:continue-numbering="true">
            <text:list-item>
              <text:p text:style-name="P3665">Kommunikasjon og samhandling om dokumentasjon som ikke er stedfestet med oppdragsgiver og andre parter.</text:p>
            </text:list-item>
          </text:list>
        </text:list-item>
        <text:list-item>
          <text:p text:style-name="P3666">Prosjektstyring.</text:p>
        </text:list-item>
      </text:list>
      <text:p text:style-name="Normal"/>
      <text:p text:style-name="Normal"/>
      <text:p text:style-name="P3667"/>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Bold" svg:font-family="Times New Roman Bold" style:font-family-generic="roman"/>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OpenSymbol" svg:font-family="OpenSymbol" style:font-family-generic="system" style:font-pitch="variable"/>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Overskrift11" style:display-name="Overskrift 11" style:family="paragraph" style:parent-style-name="Normal" style:next-style-name="Normal" style:default-outline-level="1">
      <style:paragraph-properties fo:keep-with-next="always" fo:keep-together="always" fo:margin-top="0.3333in" fo:margin-bottom="0in" fo:line-height="100%"/>
      <style:text-properties style:font-name="Lucida Sans Unicode" style:font-name-asian="MS Gothic" style:font-name-complex="Times New Roman" fo:font-weight="bold" style:font-weight-asian="bold" style:font-weight-complex="bold" fo:color="#ED9300" style:letter-kerning="false" fo:font-size="14pt" style:font-size-asian="14pt" style:font-size-complex="14pt" style:language-asian="en" style:country-asian="US" fo:hyphenate="false"/>
    </style:style>
    <style:style style:name="Overskrift21" style:display-name="Overskrift 21" style:family="paragraph" style:parent-style-name="Normal" style:next-style-name="Normal" style:default-outline-level="2">
      <style:paragraph-properties fo:keep-with-next="always" fo:keep-together="always" fo:margin-top="0.1388in" fo:margin-bottom="0in" fo:line-height="100%"/>
      <style:text-properties style:font-name="Lucida Sans Unicode" style:font-name-asian="MS Gothic" style:font-name-complex="Times New Roman" fo:font-weight="bold" style:font-weight-asian="bold" style:font-weight-complex="bold" fo:color="#3D4F59" style:letter-kerning="false" fo:font-size="13pt" style:font-size-asian="13pt" style:font-size-complex="13pt" style:language-asian="en" style:country-asian="US" fo:hyphenate="false"/>
    </style:style>
    <style:style style:name="Overskrift31" style:display-name="Overskrift 31" style:family="paragraph" style:parent-style-name="Normal" style:next-style-name="Normal" style:default-outline-level="3">
      <style:paragraph-properties fo:keep-with-next="always" fo:keep-together="always" fo:margin-top="0.1666in" fo:margin-bottom="0.0833in" fo:line-height="100%"/>
      <style:text-properties style:font-name="Lucida Sans Unicode" style:font-name-asian="MS Gothic" style:font-name-complex="Times New Roman" fo:font-weight="bold" style:font-weight-asian="bold" style:font-weight-complex="bold" fo:color="#ED9300" style:letter-kerning="false" fo:font-size="11pt" style:font-size-asian="11pt" style:language-asian="en" style:country-asian="US" fo:hyphenate="false"/>
    </style:style>
    <style:style style:name="Overskrift41" style:display-name="Overskrift 41" style:family="paragraph" style:parent-style-name="Normal" style:next-style-name="Normal" style:default-outline-level="4">
      <style:paragraph-properties fo:keep-with-next="always" fo:keep-together="always" fo:margin-top="0.1666in" fo:margin-bottom="0.0833in" fo:line-height="100%">
        <style:tab-stops>
          <style:tab-stop style:type="left" style:position="0.0895in"/>
        </style:tab-stops>
      </style:paragraph-properties>
      <style:text-properties style:font-name="Lucida Sans Unicode" style:font-name-asian="MS Gothic" style:font-name-complex="Times New Roman" fo:font-weight="bold" style:font-weight-asian="bold" style:font-weight-complex="bold" fo:font-style="italic" style:font-style-asian="italic" style:font-style-complex="italic" fo:color="#ED9300" style:letter-kerning="false" fo:font-size="11pt" style:font-size-asian="11pt" style:language-asian="en" style:country-asian="US" fo:hyphenate="false"/>
    </style:style>
    <style:style style:name="Overskrift51" style:display-name="Overskrift 51" style:family="paragraph" style:parent-style-name="Normal" style:next-style-name="Normal" style:default-outline-level="5">
      <style:paragraph-properties fo:keep-with-next="always" fo:keep-together="always" fo:margin-top="0.1388in" fo:margin-bottom="0in" fo:line-height="100%"/>
      <style:text-properties style:font-name="Lucida Sans Unicode" style:font-name-asian="MS Gothic" style:font-name-complex="Times New Roman" fo:color="#3D4F59" style:letter-kerning="false" fo:font-size="11pt" style:font-size-asian="11pt" style:language-asian="en" style:country-asian="US" fo:hyphenate="false"/>
    </style:style>
    <style:style style:name="Overskrift61" style:display-name="Overskrift 61" style:family="paragraph" style:parent-style-name="Normal" style:next-style-name="Normal" style:default-outline-level="6">
      <style:paragraph-properties fo:keep-with-next="always" fo:keep-together="always" fo:margin-top="0.1388in" fo:margin-bottom="0in" fo:line-height="100%"/>
      <style:text-properties style:font-name="Lucida Sans Unicode" style:font-name-asian="MS Gothic" style:font-name-complex="Times New Roman" fo:font-style="italic" style:font-style-asian="italic" style:font-style-complex="italic" fo:color="#764900" style:letter-kerning="false" style:language-asian="en" style:country-asian="US" fo:hyphenate="false"/>
    </style:style>
    <style:style style:name="Normal" style:display-name="Normal" style:family="paragraph">
      <style:paragraph-properties fo:margin-bottom="0.1145in" fo:line-height="110%" fo:margin-left="0.0069in" fo:text-indent="-0.0069in">
        <style:tab-stops/>
      </style:paragraph-properties>
      <style:text-properties style:font-name="Verdana" style:font-name-asian="Verdana" style:font-name-complex="Verdana" fo:color="#000000" fo:font-size="10pt" style:font-size-asian="10pt" fo:hyphenate="false"/>
    </style:style>
    <style:style style:name="Overskrift1" style:display-name="Overskrift 1" style:family="paragraph" style:next-style-name="Normal" style:default-outline-level="1">
      <style:paragraph-properties fo:keep-with-next="always" fo:keep-together="always" fo:margin-top="0.5in" fo:margin-bottom="0.502in" fo:line-height="100%" fo:margin-left="-0.0034in" fo:text-indent="-0.0069in">
        <style:tab-stops/>
      </style:paragraph-properties>
      <style:text-properties style:font-name="Verdana" style:font-name-asian="Verdana" style:font-name-complex="Verdana" fo:font-weight="bold" style:font-weight-asian="bold" fo:color="#595959" fo:font-size="20pt" style:font-size-asian="20pt" fo:hyphenate="false"/>
    </style:style>
    <style:style style:name="Overskrift2" style:display-name="Overskrift 2" style:family="paragraph" style:next-style-name="Normal" style:default-outline-level="2">
      <style:paragraph-properties fo:keep-with-next="always" fo:keep-together="always" fo:margin-bottom="0.227in" fo:margin-left="0.0069in" fo:text-indent="-0.0069in">
        <style:tab-stops/>
      </style:paragraph-properties>
      <style:text-properties style:font-name="Verdana" style:font-name-asian="Verdana" style:font-name-complex="Verdana" fo:font-weight="bold" style:font-weight-asian="bold" fo:color="#595959" fo:font-size="16pt" style:font-size-asian="16pt" fo:hyphenate="false"/>
    </style:style>
    <style:style style:name="Overskrift3" style:display-name="Overskrift 3" style:family="paragraph" style:next-style-name="Normal" style:default-outline-level="3">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font-size="14pt" style:font-size-asian="14pt" fo:hyphenate="false"/>
    </style:style>
    <style:style style:name="Overskrift4" style:display-name="Overskrift 4" style:family="paragraph" style:next-style-name="Normal" style:default-outline-level="4">
      <style:paragraph-properties fo:keep-with-next="always" fo:keep-together="always" fo:margin-bottom="0.227in" fo:margin-left="0.0069in" fo:text-indent="-0.0069in">
        <style:tab-stops/>
      </style:paragraph-properties>
      <style:text-properties style:font-name="Verdana" style:font-name-asian="Verdana" style:font-name-complex="Verdana" fo:font-weight="bold" style:font-weight-asian="bold" fo:color="#595959" fo:font-size="12pt" style:font-size-asian="12pt" fo:hyphenate="false"/>
    </style:style>
    <style:style style:name="Overskrift5" style:display-name="Overskrift 5" style:family="paragraph" style:next-style-name="Normal" style:default-outline-level="5">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hyphenate="false"/>
    </style:style>
    <style:style style:name="Overskrift6" style:display-name="Overskrift 6" style:family="paragraph" style:next-style-name="Normal" style:default-outline-level="6">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595959" fo:font-size="10pt" style:font-size-asian="10pt" fo:hyphenate="false"/>
    </style:style>
    <style:style style:name="Overskrift7" style:display-name="Overskrift 7" style:family="paragraph" style:next-style-name="Normal" style:default-outline-level="7">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EA973F" fo:font-size="12pt" style:font-size-asian="12pt" fo:hyphenate="false"/>
    </style:style>
    <style:style style:name="Overskrift8" style:display-name="Overskrift 8" style:family="paragraph" style:next-style-name="Normal" style:default-outline-level="8">
      <style:paragraph-properties fo:keep-with-next="always" fo:keep-together="always" fo:margin-bottom="0.0604in" fo:line-height="110%" fo:margin-left="0.0069in" fo:text-indent="-0.0069in">
        <style:tab-stops/>
      </style:paragraph-properties>
      <style:text-properties style:font-name="Verdana" style:font-name-asian="Verdana" style:font-name-complex="Verdana" fo:font-weight="bold" style:font-weight-asian="bold" fo:color="#EA973F" fo:font-size="12pt" style:font-size-asian="12pt" fo:hyphenate="false"/>
    </style:style>
    <style:style style:name="Overskrift9" style:display-name="Overskrift 9" style:family="paragraph" style:next-style-name="Normal" style:auto-update="true" style:default-outline-level="9">
      <style:paragraph-properties fo:keep-with-next="always" fo:keep-together="always" fo:margin-bottom="0in" fo:line-height="200%" fo:margin-left="0.0069in" fo:text-indent="-0.0069in">
        <style:tab-stops/>
      </style:paragraph-properties>
      <style:text-properties style:font-name="Verdana" style:font-name-asian="Verdana" style:font-name-complex="Verdana" fo:font-style="italic" style:font-style-asian="italic" fo:color="#595959" fo:font-size="10pt" style:font-size-asian="10pt" fo:hyphenate="false"/>
    </style:style>
    <style:style style:name="Standardskriftforavsnitt" style:display-name="Standardskrift for avsnit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Overskrift4Tegn" style:display-name="Overskrift 4 Tegn" style:family="text">
      <style:text-properties style:font-name="Verdana" style:font-name-asian="Verdana" style:font-name-complex="Verdana" fo:font-weight="bold" style:font-weight-asian="bold" fo:color="#595959" fo:font-size="12pt" style:font-size-asian="12pt"/>
    </style:style>
    <style:style style:name="Overskrift1Tegn" style:display-name="Overskrift 1 Tegn" style:family="text">
      <style:text-properties style:font-name="Verdana" style:font-name-asian="Verdana" style:font-name-complex="Verdana" fo:font-weight="bold" style:font-weight-asian="bold" fo:color="#595959" fo:font-size="20pt" style:font-size-asian="20pt"/>
    </style:style>
    <style:style style:name="Overskrift2Tegn" style:display-name="Overskrift 2 Tegn" style:family="text">
      <style:text-properties style:font-name="Verdana" style:font-name-asian="Verdana" style:font-name-complex="Verdana" fo:font-weight="bold" style:font-weight-asian="bold" fo:color="#595959" fo:font-size="16pt" style:font-size-asian="16pt"/>
    </style:style>
    <style:style style:name="Overskrift3Tegn" style:display-name="Overskrift 3 Tegn" style:family="text">
      <style:text-properties style:font-name="Verdana" style:font-name-asian="Verdana" style:font-name-complex="Verdana" fo:font-weight="bold" style:font-weight-asian="bold" fo:color="#595959" fo:font-size="14pt" style:font-size-asian="14pt"/>
    </style:style>
    <style:style style:name="Overskrift5Tegn" style:display-name="Overskrift 5 Tegn" style:family="text">
      <style:text-properties style:font-name="Verdana" style:font-name-asian="Verdana" style:font-name-complex="Verdana" fo:font-weight="bold" style:font-weight-asian="bold" fo:color="#595959"/>
    </style:style>
    <style:style style:name="Overskrift6Tegn" style:display-name="Overskrift 6 Tegn" style:family="text">
      <style:text-properties style:font-name="Verdana" style:font-name-asian="Verdana" style:font-name-complex="Verdana" fo:font-weight="bold" style:font-weight-asian="bold" fo:color="#595959" fo:font-size="10pt" style:font-size-asian="10pt"/>
    </style:style>
    <style:style style:name="Overskrift7Tegn" style:display-name="Overskrift 7 Tegn" style:family="text">
      <style:text-properties style:font-name="Verdana" style:font-name-asian="Verdana" style:font-name-complex="Verdana" fo:font-weight="bold" style:font-weight-asian="bold" fo:color="#EA973F" fo:font-size="12pt" style:font-size-asian="12pt"/>
    </style:style>
    <style:style style:name="Overskrift8Tegn" style:display-name="Overskrift 8 Tegn" style:family="text">
      <style:text-properties style:font-name="Verdana" style:font-name-asian="Verdana" style:font-name-complex="Verdana" fo:font-weight="bold" style:font-weight-asian="bold" fo:color="#EA973F" fo:font-size="12pt" style:font-size-asian="12pt"/>
    </style:style>
    <style:style style:name="Overskrift9Tegn" style:display-name="Overskrift 9 Tegn" style:family="text">
      <style:text-properties style:font-name="Verdana" style:font-name-asian="Verdana" style:font-name-complex="Verdana" fo:font-style="italic" style:font-style-asian="italic" fo:color="#595959" fo:font-size="10pt" style:font-size-asian="10pt"/>
    </style:style>
    <style:style style:name="INNH1" style:display-name="INNH 1" style:family="paragraph">
      <style:paragraph-properties fo:margin-bottom="0.0513in" fo:margin-left="0.0173in" fo:margin-right="0.0104in" fo:text-indent="-0.0069in">
        <style:tab-stops/>
      </style:paragraph-properties>
      <style:text-properties style:font-name="Verdana" style:font-name-asian="Verdana" style:font-name-complex="Verdana" fo:font-weight="bold" style:font-weight-asian="bold" fo:color="#000000" fo:font-size="10pt" style:font-size-asian="10pt" fo:hyphenate="false"/>
    </style:style>
    <style:style style:name="INNH2" style:display-name="INNH 2" style:family="paragraph">
      <style:paragraph-properties fo:margin-left="0.0104in" fo:margin-right="0.0104in">
        <style:tab-stops/>
      </style:paragraph-properties>
      <style:text-properties style:font-name-asian="Calibri" style:font-name-complex="Calibri" fo:color="#000000" fo:hyphenate="false"/>
    </style:style>
    <style:style style:name="INNH3" style:display-name="INNH 3" style:family="paragraph">
      <style:paragraph-properties fo:margin-left="0.0104in" fo:margin-right="0.0104in">
        <style:tab-stops/>
      </style:paragraph-properties>
      <style:text-properties style:font-name-asian="Calibri" style:font-name-complex="Calibri" fo:color="#000000" fo:hyphenate="false"/>
    </style:style>
    <style:style style:name="INNH4" style:display-name="INNH 4" style:family="paragraph">
      <style:paragraph-properties fo:margin-left="0.0104in" fo:margin-right="0.0104in">
        <style:tab-stops/>
      </style:paragraph-properties>
      <style:text-properties style:font-name-asian="Calibri" style:font-name-complex="Calibri" fo:color="#000000" fo:hyphenate="false"/>
    </style:style>
    <style:style style:name="INNH5" style:display-name="INNH 5" style:family="paragraph">
      <style:paragraph-properties fo:margin-left="0.0104in" fo:margin-right="0.0104in">
        <style:tab-stops/>
      </style:paragraph-properties>
      <style:text-properties style:font-name-asian="Calibri" style:font-name-complex="Calibri" fo:color="#000000" fo:hyphenate="false"/>
    </style:style>
    <style:style style:name="INNH6" style:display-name="INNH 6" style:family="paragraph">
      <style:paragraph-properties fo:margin-left="0.0104in" fo:margin-right="0.0104in">
        <style:tab-stops/>
      </style:paragraph-properties>
      <style:text-properties style:font-name-asian="Calibri" style:font-name-complex="Calibri" fo:color="#000000" fo:hyphenate="false"/>
    </style:style>
    <style:style style:name="INNH7" style:display-name="INNH 7" style:family="paragraph">
      <style:paragraph-properties fo:margin-bottom="0.0513in" fo:margin-left="0.6472in" fo:margin-right="0.0104in" fo:text-indent="-0.0069in">
        <style:tab-stops/>
      </style:paragraph-properties>
      <style:text-properties style:font-name="Verdana" style:font-name-asian="Verdana" style:font-name-complex="Verdana" fo:color="#000000" fo:font-size="10pt" style:font-size-asian="10pt" fo:hyphenate="false"/>
    </style:style>
    <style:style style:name="INNH8" style:display-name="INNH 8" style:family="paragraph">
      <style:paragraph-properties fo:margin-left="0.0104in" fo:margin-right="0.0104in">
        <style:tab-stops/>
      </style:paragraph-properties>
      <style:text-properties style:font-name-asian="Calibri" style:font-name-complex="Calibri" fo:color="#000000" fo:hyphenate="false"/>
    </style:style>
    <style:style style:name="INNH9" style:display-name="INNH 9" style:family="paragraph">
      <style:paragraph-properties fo:margin-left="0.0104in" fo:margin-right="0.0104in">
        <style:tab-stops/>
      </style:paragraph-properties>
      <style:text-properties style:font-name-asian="Calibri" style:font-name-complex="Calibri" fo:color="#000000" fo:hyphenate="false"/>
    </style:style>
    <style:style style:name="toc10" style:display-name="toc 10" style:family="paragraph">
      <style:paragraph-properties fo:margin-left="0.0104in" fo:margin-right="0.0104in">
        <style:tab-stops/>
      </style:paragraph-properties>
      <style:text-properties style:font-name-asian="Calibri" style:font-name-complex="Calibri" fo:color="#000000" fo:hyphenate="false"/>
    </style:style>
    <style:style style:name="toc11" style:display-name="toc 11" style:family="paragraph">
      <style:paragraph-properties fo:margin-left="0.0104in" fo:margin-right="0.0104in">
        <style:tab-stops/>
      </style:paragraph-properties>
      <style:text-properties style:font-name-asian="Calibri" style:font-name-complex="Calibri" fo:color="#000000" fo:hyphenate="false"/>
    </style:style>
    <style:style style:name="toc12" style:display-name="toc 12" style:family="paragraph">
      <style:paragraph-properties fo:margin-left="0.0104in" fo:margin-right="0.0104in">
        <style:tab-stops/>
      </style:paragraph-properties>
      <style:text-properties style:font-name-asian="Calibri" style:font-name-complex="Calibri" fo:color="#000000" fo:hyphenate="false"/>
    </style:style>
    <style:style style:name="toc13" style:display-name="toc 13" style:family="paragraph">
      <style:paragraph-properties fo:margin-left="0.0104in" fo:margin-right="0.0104in">
        <style:tab-stops/>
      </style:paragraph-properties>
      <style:text-properties style:font-name-asian="Calibri" style:font-name-complex="Calibri" fo:color="#000000" fo:hyphenate="false"/>
    </style:style>
    <style:style style:name="toc14" style:display-name="toc 14" style:family="paragraph">
      <style:paragraph-properties fo:text-align="end" fo:margin-bottom="0.05in" fo:margin-left="0.3222in" fo:margin-right="0.0104in" fo:text-indent="-0.0069in">
        <style:tab-stops/>
      </style:paragraph-properties>
      <style:text-properties style:font-name="Verdana" style:font-name-asian="Verdana" style:font-name-complex="Verdana" fo:color="#000000" fo:font-size="10pt" style:font-size-asian="10pt" fo:hyphenate="false"/>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text-underline-color="font-color"/>
    </style:style>
    <style:style style:name="Tittel" style:display-name="Tittel" style:family="paragraph" style:parent-style-name="Normal" style:next-style-name="Normal">
      <style:paragraph-properties style:contextual-spacing="true" fo:margin-bottom="0.0555in" fo:line-height="100%" fo:margin-left="0in" fo:text-indent="0in">
        <style:tab-stops>
          <style:tab-stop style:type="left" style:position="0.1972in"/>
        </style:tab-stops>
      </style:paragraph-properties>
      <style:text-properties style:font-name="Calibri Light" style:font-name-asian="Times New Roman" style:font-name-complex="Times New Roman" style:use-window-font-color="true" fo:letter-spacing="-0.0069in" fo:font-size="28pt" style:font-size-asian="28pt" style:font-size-complex="28pt" style:language-asian="en" style:country-asian="US"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Undertittel" style:display-name="Undertittel" style:family="paragraph" style:parent-style-name="Normal" style:next-style-name="Normal">
      <style:paragraph-properties fo:margin-bottom="0.0833in" fo:line-height="100%">
        <style:tab-stops>
          <style:tab-stop style:type="left" style:position="0.1902in"/>
        </style:tab-stops>
      </style:paragraph-properties>
      <style:text-properties style:font-name="Times New Roman" style:font-name-asian="Times New Roman" style:font-name-complex="Times New Roman" fo:color="#595959" fo:letter-spacing="0.0104in" style:letter-kerning="false" fo:font-size="14pt" style:font-size-asian="14pt" style:font-size-complex="14pt" style:language-asian="en" style:country-asian="US" fo:hyphenate="false"/>
    </style:style>
    <style:style style:name="UndertittelTegn" style:display-name="Undertittel Tegn" style:family="text" style:parent-style-name="Standardskriftforavsnitt">
      <style:text-properties style:font-name="Times New Roman" style:font-name-asian="Times New Roman" style:font-name-complex="Times New Roman" fo:color="#595959" fo:letter-spacing="0.0104in" style:letter-kerning="false" fo:font-size="14pt" style:font-size-asian="14pt" style:font-size-complex="14pt" style:language-asian="en" style:country-asian="US"/>
    </style:style>
    <style:style style:name="Sitat" style:display-name="Sitat" style:family="paragraph" style:parent-style-name="Normal" style:next-style-name="Normal">
      <style:paragraph-properties fo:text-align="center" fo:margin-top="0.1111in" fo:margin-bottom="0.0833in" fo:line-height="100%" fo:margin-left="0in" fo:text-indent="0in">
        <style:tab-stops>
          <style:tab-stop style:type="left" style:position="0.1972in"/>
        </style:tab-stops>
      </style:paragraph-properties>
      <style:text-properties style:font-name="Times New Roman" style:font-name-asian="Calibri" style:font-name-complex="Times New Roman" fo:font-style="italic" style:font-style-asian="italic" style:font-style-complex="italic" fo:color="#404040" style:letter-kerning="false" fo:font-size="12pt" style:font-size-asian="12pt" style:language-asian="en" style:country-asian="US" fo:hyphenate="false"/>
    </style:style>
    <style:style style:name="SitatTegn" style:display-name="Sitat Tegn" style:family="text" style:parent-style-name="Standardskriftforavsnitt">
      <style:text-properties style:font-name="Times New Roman" style:font-name-asian="Calibri" fo:font-style="italic" style:font-style-asian="italic" style:font-style-complex="italic" fo:color="#404040" style:letter-kerning="false" fo:font-size="12pt" style:font-size-asian="12pt" style:language-asian="en" style:country-asian="US"/>
    </style:style>
    <style:style style:name="Sterkutheving" style:display-name="Sterk utheving" style:family="text" style:parent-style-name="Standardskriftforavsnitt">
      <style:text-properties fo:font-style="italic" style:font-style-asian="italic" style:font-style-complex="italic" fo:color="#2F5496"/>
    </style:style>
    <style:style style:name="Sterktsitat" style:display-name="Sterkt s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0%" fo:margin-left="0.6in" fo:margin-right="0.6in" fo:text-indent="0in">
        <style:tab-stops>
          <style:tab-stop style:type="left" style:position="-0.4027in"/>
        </style:tab-stops>
      </style:paragraph-properties>
      <style:text-properties style:font-name="Times New Roman" style:font-name-asian="Calibri" style:font-name-complex="Times New Roman" fo:font-style="italic" style:font-style-asian="italic" style:font-style-complex="italic" fo:color="#2F5496" style:letter-kerning="false" fo:font-size="12pt" style:font-size-asian="12pt" style:language-asian="en" style:country-asian="US" fo:hyphenate="false"/>
    </style:style>
    <style:style style:name="SterktsitatTegn" style:display-name="Sterkt sitat Tegn" style:family="text" style:parent-style-name="Standardskriftforavsnitt">
      <style:text-properties style:font-name="Times New Roman" style:font-name-asian="Calibri" fo:font-style="italic" style:font-style-asian="italic" style:font-style-complex="italic" fo:color="#2F5496" style:letter-kerning="false" fo:font-size="12pt" style:font-size-asian="12pt" style:language-asian="en" style:country-asian="US"/>
    </style:style>
    <style:style style:name="Sterkreferanse" style:display-name="Sterk referanse" style:family="text" style:parent-style-name="Standardskriftforavsnitt">
      <style:text-properties fo:font-weight="bold" style:font-weight-asian="bold" style:font-weight-complex="bold" fo:font-variant="small-caps" fo:color="#2F5496" fo:letter-spacing="0.0034in"/>
    </style:style>
    <style:style style:name="Merknadsreferanse" style:display-name="Merknadsreferanse" style:family="text" style:parent-style-name="Standardskriftforavsnitt">
      <style:text-properties fo:font-size="8pt" style:font-size-asian="8pt" style:font-size-complex="8pt"/>
    </style:style>
    <style:style style:name="Merknadstekst" style:display-name="Merknadstekst" style:family="paragraph" style:parent-style-name="Normal">
      <style:paragraph-properties fo:margin-bottom="0.0833in" fo:line-height="100%" fo:margin-left="0in" fo:text-indent="0in">
        <style:tab-stops>
          <style:tab-stop style:type="left" style:position="0.1972in"/>
        </style:tab-stops>
      </style:paragraph-properties>
      <style:text-properties style:font-name="Times New Roman" style:font-name-asian="Calibri" style:font-name-complex="Times New Roman" style:use-window-font-color="true" style:letter-kerning="false" style:font-size-complex="10pt" style:language-asian="en" style:country-asian="US" fo:hyphenate="false"/>
    </style:style>
    <style:style style:name="MerknadstekstTegn" style:display-name="Merknadstekst Tegn" style:family="text" style:parent-style-name="Standardskriftforavsnitt">
      <style:text-properties style:font-name="Times New Roman" style:font-name-asian="Calibri" style:letter-kerning="false" fo:font-size="10pt" style:font-size-asian="10pt" style:font-size-complex="10pt" style:language-asian="en" style:country-asian="US"/>
    </style:style>
    <style:style style:name="Brødtekst" style:display-name="Brødtekst" style:family="paragraph" style:parent-style-name="Normal">
      <style:paragraph-properties fo:widows="0" fo:orphans="0" style:text-autospace="none" fo:margin-top="0.0701in" fo:margin-bottom="0in" fo:line-height="100%" fo:margin-left="0.0798in" fo:text-indent="0in">
        <style:tab-stops/>
      </style:paragraph-properties>
      <style:text-properties style:font-name="Arial" style:font-name-asian="Arial" style:font-name-complex="Arial" style:use-window-font-color="true" style:letter-kerning="false" style:font-size-complex="10pt" fo:language="en" fo:country="US" style:language-asian="en" style:country-asian="US" fo:hyphenate="false"/>
    </style:style>
    <style:style style:name="BrødtekstTegn" style:display-name="Brødtekst Tegn" style:family="text" style:parent-style-name="Standardskriftforavsnitt">
      <style:text-properties style:font-name="Arial" style:font-name-asian="Arial" style:font-name-complex="Arial" style:letter-kerning="false" fo:font-size="10pt" style:font-size-asian="10pt" style:font-size-complex="10pt" fo:language="en" fo:country="US" style:language-asian="en" style:country-asian="US"/>
    </style:style>
    <style:style style:name="mixed-content-text" style:display-name="mixed-content-text" style:family="text" style:parent-style-name="Standardskriftforavsnitt"/>
    <style:style style:name="pf0" style:display-name="pf0"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Topptekst" style:display-name="Topptekst" style:family="paragraph" style:parent-style-name="Normal">
      <style:paragraph-properties fo:margin-bottom="0in" fo:line-height="100%" fo:margin-left="0in" fo:text-indent="0in">
        <style:tab-stops>
          <style:tab-stop style:type="center" style:position="3.15in"/>
          <style:tab-stop style:type="right" style:position="6.3in"/>
        </style:tab-stops>
      </style:paragraph-properties>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TopptekstTegn" style:display-name="Topptekst Tegn" style:family="text" style:parent-style-name="Standardskriftforavsnitt">
      <style:text-properties style:font-name="Times New Roman" style:font-name-asian="Times New Roman" style:font-name-complex="Times New Roman" style:letter-kerning="false" fo:font-size="12pt" style:font-size-asian="12pt" style:font-size-complex="12pt" style:language-asian="en" style:country-asian="US"/>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text-underline-color="font-color"/>
    </style:style>
    <style:style style:name="Kommentaremne" style:display-name="Kommentaremne" style:family="paragraph" style:parent-style-name="Merknadstekst" style:next-style-name="Merknadstekst">
      <style:paragraph-properties fo:margin-bottom="0in">
        <style:tab-stops/>
      </style:paragraph-properties>
      <style:text-properties style:font-name-asian="Times New Roman" fo:font-weight="bold" style:font-weight-asian="bold" style:font-weight-complex="bold" fo:hyphenate="false"/>
    </style:style>
    <style:style style:name="KommentaremneTegn" style:display-name="Kommentaremne Tegn" style:family="text" style:parent-style-name="MerknadstekstTegn">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US"/>
    </style:style>
    <style:style style:name="SVVstor" style:display-name="SVV stor"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fo:font-size="48pt" style:font-size-asian="48pt" style:language-asian="en" style:country-asian="US" fo:hyphenate="false"/>
    </style:style>
    <style:style style:name="Tittel1" style:display-name="Tittel1" style:family="paragraph" style:parent-style-name="Normal" style:next-style-name="Normal">
      <style:paragraph-properties fo:border-top="none" fo:border-left="none" fo:border-bottom="0.0138in solid #ED9300" fo:border-right="none" fo:padding-top="0in" fo:padding-left="0in" fo:padding-bottom="0.0555in" fo:padding-right="0in" style:shadow="none" style:contextual-spacing="true" fo:margin-bottom="0.2083in" fo:line-height="100%" fo:margin-left="0in" fo:text-indent="0in">
        <style:tab-stops/>
      </style:paragraph-properties>
      <style:text-properties style:font-name="Lucida Sans Unicode" style:font-name-asian="MS Gothic" style:font-name-complex="Times New Roman" fo:color="#ED9300" fo:letter-spacing="0.0034in" fo:font-size="26pt" style:font-size-asian="26pt" style:font-size-complex="26pt" style:language-asian="en" style:country-asian="US" fo:hyphenate="false"/>
    </style:style>
    <style:style style:name="Undertittel1" style:display-name="Undertittel1" style:family="paragraph" style:parent-style-name="Normal" style:next-style-name="Normal">
      <style:paragraph-properties fo:margin-bottom="0in" fo:line-height="100%"/>
      <style:text-properties style:font-name="Lucida Sans Unicode" style:font-name-asian="MS Gothic" style:font-name-complex="Times New Roman" fo:font-style="italic" style:font-style-asian="italic" style:font-style-complex="italic" fo:color="#3D4F59" fo:letter-spacing="0.0104in" style:letter-kerning="false" fo:font-size="12pt" style:font-size-asian="12pt" style:font-size-complex="12pt" style:language-asian="en" style:country-asian="US" fo:hyphenate="false"/>
    </style:style>
    <style:style style:name="Sterk" style:display-name="Sterk" style:family="text" style:parent-style-name="Standardskriftforavsnitt">
      <style:text-properties fo:font-weight="bold" style:font-weight-asian="bold" style:font-weight-complex="bold" fo:color="#4DB848"/>
    </style:style>
    <style:style style:name="Utheving" style:display-name="Utheving" style:family="text" style:parent-style-name="Standardskriftforavsnitt">
      <style:text-properties fo:font-style="italic" style:font-style-asian="italic" style:font-style-complex="italic"/>
    </style:style>
    <style:style style:name="Hjelpetekst1" style:display-name="Hjelpetekst1" style:family="paragraph" style:next-style-name="Ingenmellomrom">
      <style:paragraph-properties fo:margin-bottom="0.0555in" fo:line-height="100%"/>
      <style:text-properties style:font-name-asian="Calibri" style:letter-kerning="false" fo:font-size="10pt" style:font-size-asian="10pt" style:language-asian="en" style:country-asian="US" fo:hyphenate="false"/>
    </style:style>
    <style:style style:name="ListP11" style:display-name="List P11" style:family="paragraph" style:parent-style-name="Normal" style:next-style-name="Listeavsnitt">
      <style:paragraph-properties style:contextual-spacing="true" fo:margin-bottom="0in" fo:line-height="100%" fo:margin-left="0.5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Sitat1" style:display-name="Sitat1" style:family="paragraph" style:parent-style-name="Normal" style:next-style-name="Normal">
      <style:paragraph-properties fo:margin-bottom="0in" fo:line-height="100%" fo:margin-left="0in" fo:text-indent="0in">
        <style:tab-stops/>
      </style:paragraph-properties>
      <style:text-properties style:font-name="Calibri" style:font-name-asian="Calibri" style:font-name-complex="Times New Roman" fo:font-style="italic" style:font-style-asian="italic" style:font-style-complex="italic" style:letter-kerning="false" fo:font-size="11pt" style:font-size-asian="11pt" style:language-asian="en" style:country-asian="US" fo:hyphenate="false"/>
    </style:style>
    <style:style style:name="Sterktsitat1" style:display-name="Sterkt sitat1" style:family="paragraph" style:parent-style-name="Normal" style:next-style-name="Normal">
      <style:paragraph-properties fo:border-top="none" fo:border-left="none" fo:border-bottom="0.0069in solid #ED9300" fo:border-right="none" fo:padding-top="0in" fo:padding-left="0in" fo:padding-bottom="0.0555in" fo:padding-right="0in" style:shadow="none" fo:margin-top="0.1388in" fo:margin-bottom="0.1944in" fo:line-height="100%" fo:margin-left="0.65in" fo:margin-right="0.65in" fo:text-indent="0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009AC7" style:letter-kerning="false" fo:font-size="11pt" style:font-size-asian="11pt" style:language-asian="en" style:country-asian="US" fo:hyphenate="false"/>
    </style:style>
    <style:style style:name="Svakutheving" style:display-name="Svak utheving" style:family="text" style:parent-style-name="Standardskriftforavsnitt">
      <style:text-properties fo:font-style="italic" style:font-style-asian="italic" style:font-style-complex="italic" fo:color="#3D4F59"/>
    </style:style>
    <style:style style:name="Svakreferanse" style:display-name="Svak referanse" style:family="text" style:parent-style-name="Standardskriftforavsnitt">
      <style:text-properties fo:font-variant="small-caps" fo:color="#4DB848" style:text-underline-type="single" style:text-underline-style="solid" style:text-underline-width="auto" style:text-underline-mode="continuous" style:text-underline-color="font-color"/>
    </style:style>
    <style:style style:name="Boktittel" style:display-name="Boktittel" style:family="text" style:parent-style-name="Standardskriftforavsnitt">
      <style:text-properties fo:font-weight="bold" style:font-weight-asian="bold" style:font-weight-complex="bold" fo:font-variant="small-caps" fo:color="#4DB848" fo:letter-spacing="0.0034in"/>
    </style:style>
    <style:style style:name="Bobletekst1" style:display-name="Bobletekst1" style:family="paragraph" style:parent-style-name="Normal" style:next-style-name="Bobletekst">
      <style:paragraph-properties fo:margin-bottom="0in" fo:line-height="100%" fo:margin-left="0in" fo:text-indent="0in">
        <style:tab-stops/>
      </style:paragraph-properties>
      <style:text-properties style:font-name="Tahoma" style:font-name-asian="Calibri" style:font-name-complex="Tahoma" style:use-window-font-color="true" fo:font-size="8pt" style:font-size-asian="8pt" style:font-size-complex="8pt" style:language-asian="en" style:country-asian="US" fo:hyphenate="false"/>
    </style:style>
    <style:style style:name="BobletekstTegn" style:display-name="Bobletekst Tegn" style:family="text" style:parent-style-name="Standardskriftforavsnitt">
      <style:text-properties style:font-name="Tahoma" style:font-name-asian="Calibri" style:font-name-complex="Tahoma" fo:font-size="8pt" style:font-size-asian="8pt" style:font-size-complex="8pt" style:language-asian="en" style:country-asian="US"/>
    </style:style>
    <style:style style:name="AADFG" style:display-name="A ADFG" style:family="paragraph" style:parent-style-name="Normal">
      <style:paragraph-properties style:punctuation-wrap="simple" style:text-autospace="none" style:vertical-align="baseline" fo:margin-bottom="0in" fo:line-height="100%" fo:margin-left="0in" fo:text-indent="0in">
        <style:tab-stops/>
      </style:paragraph-properties>
      <style:text-properties style:font-name="Times New Roman" style:font-name-asian="Times New Roman" style:font-name-complex="Times New Roman" style:use-window-font-color="true" style:letter-kerning="false" fo:font-size="11pt" style:font-size-asian="11pt" style:font-size-complex="10pt" fo:hyphenate="false"/>
    </style:style>
    <style:style style:name="AADFGTegn" style:display-name="A ADFG Tegn" style:family="text">
      <style:text-properties style:font-name="Times New Roman" style:font-name-asian="Times New Roman" style:font-name-complex="Times New Roman" style:letter-kerning="false" style:font-size-complex="10pt"/>
    </style:style>
    <style:style style:name="AADFGOvInnrykk" style:display-name="A ADFG Ov Innrykk" style:family="paragraph" style:parent-style-name="Normal">
      <style:paragraph-properties style:punctuation-wrap="simple" style:text-autospace="none" style:vertical-align="baseline" fo:margin-bottom="0in" fo:line-height="100%" fo:margin-left="0.3937in" fo:text-indent="-0.3937in">
        <style:tab-stops/>
      </style:paragraph-properties>
      <style:text-properties style:font-name="Times New Roman Bold" style:font-name-asian="Times New Roman" style:font-name-complex="Times New Roman" fo:font-weight="bold" style:font-weight-asian="bold" style:use-window-font-color="true" style:letter-kerning="false" fo:font-size="12pt" style:font-size-asian="12pt" style:font-size-complex="10pt" fo:language="en" fo:country="GB" fo:hyphenate="false"/>
    </style:style>
    <style:style style:name="Fotnotetekst1" style:display-name="Fotnotetekst1" style:family="paragraph" style:parent-style-name="Normal" style:next-style-name="Fotnotetekst">
      <style:paragraph-properties fo:margin-bottom="0in" fo:line-height="100%" fo:margin-left="0in" fo:text-indent="0in">
        <style:tab-stops/>
      </style:paragraph-properties>
      <style:text-properties style:font-name="Calibri" style:font-name-asian="Calibri" style:font-name-complex="Times New Roman" style:use-window-font-color="true" style:font-size-complex="10pt" style:language-asian="en" style:country-asian="US" fo:hyphenate="false"/>
    </style:style>
    <style:style style:name="FotnotetekstTegn" style:display-name="Fotnotetekst Tegn" style:family="text" style:parent-style-name="Standardskriftforavsnitt">
      <style:text-properties style:font-name-asian="Calibri" fo:font-size="10pt" style:font-size-asian="10pt" style:font-size-complex="10pt" style:language-asian="en" style:country-asian="US"/>
    </style:style>
    <style:style style:name="Fotnotereferanse" style:display-name="Fotnotereferanse" style:family="text" style:parent-style-name="Standardskriftforavsnitt">
      <style:text-properties style:text-position="super 63.6%"/>
    </style:style>
    <style:style style:name="Topptekst1" style:display-name="Topptekst1" style:family="paragraph" style:parent-style-name="Normal" style:next-style-name="Topptekst">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style:language-asian="en" style:country-asian="US" fo:hyphenate="false"/>
    </style:style>
    <style:style style:name="Bunntekst1" style:display-name="Bunntekst1" style:family="paragraph" style:parent-style-name="Normal" style:next-style-name="Bunntekst">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style:language-asian="en" style:country-asian="US" fo:hyphenate="false"/>
    </style:style>
    <style:style style:name="BunntekstTegn" style:display-name="Bunntekst Tegn" style:family="text" style:parent-style-name="Standardskriftforavsnitt">
      <style:text-properties style:font-name-asian="Calibri" fo:font-size="10pt" style:font-size-asian="10pt" style:language-asian="en" style:country-asian="US"/>
    </style:style>
    <style:style style:name="Hyperkobling1" style:display-name="Hyperkobling1" style:family="text" style:parent-style-name="Standardskriftforavsnitt">
      <style:text-properties fo:color="#0000FF" style:text-underline-type="single" style:text-underline-style="solid" style:text-underline-width="auto" style:text-underline-mode="continuous" style:text-underline-color="font-color"/>
    </style:style>
    <style:style style:name="Overskriftforinnholdsfortegnelse1" style:display-name="Overskrift for innholdsfortegnelse1" style:family="paragraph" style:parent-style-name="Overskrift1" style:next-style-name="Normal" style:default-outline-level="1">
      <style:paragraph-properties fo:margin-top="0.1666in" fo:margin-bottom="0in" fo:line-height="106%" fo:margin-left="0in" fo:text-indent="0in">
        <style:tab-stops/>
      </style:paragraph-properties>
      <style:text-properties style:font-name="Lucida Sans Unicode" style:font-name-asian="MS Gothic" style:font-name-complex="Times New Roman" style:font-weight-complex="bold" fo:color="#ED9300" fo:font-size="14pt" style:font-size-asian="14pt" style:font-size-complex="14pt" style:language-asian="en" style:country-asian="US" fo:hyphenate="false"/>
    </style:style>
    <style:style style:name="INNH31" style:display-name="INNH 31" style:family="paragraph" style:parent-style-name="Normal" style:next-style-name="Normal" style:auto-update="true">
      <style:paragraph-properties fo:margin-top="0.0416in" fo:margin-bottom="0.0416in" fo:line-height="100%" fo:margin-left="0in" fo:text-indent="0in">
        <style:tab-stops>
          <style:tab-stop style:type="right" style:leader-style="dotted" style:leader-text="." style:position="6.293in"/>
        </style:tab-stops>
      </style:paragraph-properties>
      <style:text-properties style:font-name="Arial" style:font-name-asian="MS Gothic" style:font-name-complex="Times New Roman" style:font-weight-complex="bold" style:use-window-font-color="true" style:letter-kerning="false" style:language-asian="en" style:country-asian="US" fo:hyphenate="false"/>
    </style:style>
    <style:style style:name="Kommentaremne1" style:display-name="Kommentaremne1" style:family="paragraph" style:parent-style-name="Merknadstekst" style:next-style-name="Merknadstekst">
      <style:paragraph-properties fo:margin-bottom="0.1388in">
        <style:tab-stops/>
      </style:paragraph-properties>
      <style:text-properties style:font-name="Lucida Sans Unicode" style:font-name-asian="Lucida Sans Unicode" fo:font-weight="bold" style:font-weight-asian="bold" style:font-weight-complex="bold" fo:hyphenate="false"/>
    </style:style>
    <style:style style:name="IngenmellomromTegn" style:display-name="Ingen mellomrom Tegn" style:family="text" style:parent-style-name="Standardskriftforavsnitt">
      <style:text-properties style:font-name-asian="Calibri" style:letter-kerning="false" fo:font-size="10pt" style:font-size-asian="10pt" style:language-asian="en" style:country-asian="US"/>
    </style:style>
    <style:style style:name="Revisjon1" style:display-name="Revisjon1" style:family="paragraph" style:next-style-name="Revisjon">
      <style:paragraph-properties fo:margin-bottom="0in" fo:line-height="100%"/>
      <style:text-properties style:font-name-asian="Calibri" style:letter-kerning="false" fo:font-size="10pt" style:font-size-asian="10pt" style:language-asian="en" style:country-asian="US" fo:hyphenate="false"/>
    </style:style>
    <style:style style:name="Overskrift71" style:display-name="Overskrift 71" style:family="paragraph" style:parent-style-name="Normal">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Overskrift81" style:display-name="Overskrift 81" style:family="paragraph" style:parent-style-name="Normal">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Overskrift91" style:display-name="Overskrift 91" style:family="paragraph" style:parent-style-name="Normal" style:list-style-name="LFO306">
      <style:paragraph-properties fo:margin-bottom="0in" fo:line-height="100%"/>
      <style:text-properties style:font-name="Times New Roman" style:font-name-asian="Times New Roman" style:font-name-complex="Times New Roman" style:use-window-font-color="true" style:letter-kerning="false" fo:font-size="12pt" style:font-size-asian="12pt" style:font-size-complex="12pt" style:language-asian="en" style:country-asian="US" fo:hyphenate="false"/>
    </style:style>
    <style:style style:name="Default" style:display-name="Default" style:family="paragraph">
      <style:paragraph-properties style:text-autospace="none" fo:margin-bottom="0in" fo:line-height="100%"/>
      <style:text-properties style:font-name="Times New Roman" style:font-name-asian="Calibri" fo:color="#000000" style:letter-kerning="false" fo:font-size="12pt" style:font-size-asian="12pt" style:font-size-complex="12pt" style:language-asian="en" style:country-asian="US" fo:hyphenate="false"/>
    </style:style>
    <style:style style:name="Fulgthyperkobling1" style:display-name="Fulgt hyperkobling1" style:family="text" style:parent-style-name="Standardskriftforavsnitt">
      <style:text-properties fo:color="#800080" style:text-underline-type="single" style:text-underline-style="solid" style:text-underline-width="auto" style:text-underline-mode="continuous" style:text-underline-color="font-color"/>
    </style:style>
    <style:style style:name="INNH41" style:display-name="INNH 41" style:family="paragraph" style:parent-style-name="Normal" style:next-style-name="Normal" style:auto-update="true">
      <style:paragraph-properties fo:margin-bottom="0.0694in" fo:line-height="106%" fo:margin-left="0.4583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51" style:display-name="INNH 51" style:family="paragraph" style:parent-style-name="Normal" style:next-style-name="Normal" style:auto-update="true">
      <style:paragraph-properties fo:margin-bottom="0.0694in" fo:line-height="106%" fo:margin-left="0.6111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61" style:display-name="INNH 61" style:family="paragraph" style:parent-style-name="Normal" style:next-style-name="Normal" style:auto-update="true">
      <style:paragraph-properties fo:margin-bottom="0.0694in" fo:line-height="106%" fo:margin-left="0.7638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71" style:display-name="INNH 71" style:family="paragraph" style:parent-style-name="Normal" style:next-style-name="Normal" style:auto-update="true">
      <style:paragraph-properties fo:margin-bottom="0.0694in" fo:line-height="106%" fo:margin-left="0.9166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81" style:display-name="INNH 81" style:family="paragraph" style:parent-style-name="Normal" style:next-style-name="Normal" style:auto-update="true">
      <style:paragraph-properties fo:margin-bottom="0.0694in" fo:line-height="106%" fo:margin-left="1.0694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91" style:display-name="INNH 91" style:family="paragraph" style:parent-style-name="Normal" style:next-style-name="Normal" style:auto-update="true">
      <style:paragraph-properties fo:margin-bottom="0.0694in" fo:line-height="106%" fo:margin-left="1.2222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Plassholdertekst" style:display-name="Plassholdertekst" style:family="text" style:parent-style-name="Standardskriftforavsnitt">
      <style:text-properties fo:color="#808080"/>
    </style:style>
    <style:style style:name="Uløstomtale" style:display-name="Uløst omtale" style:family="text" style:parent-style-name="Standardskriftforavsnitt">
      <style:text-properties fo:color="#605E5C" fo:background-color="#E1DFDD"/>
    </style:style>
    <style:style style:name="ListeavsnittTegn" style:display-name="Listeavsnitt Tegn" style:family="text" style:parent-style-name="Standardskriftforavsnitt">
      <style:text-properties style:font-name-asian="Calibri" style:letter-kerning="false" fo:font-size="10pt" style:font-size-asian="10pt" style:language-asian="en" style:country-asian="US"/>
    </style:style>
    <style:style style:name="paragraph" style:display-name="paragraph" style:family="paragraph" style:parent-style-name="Normal">
      <style:paragraph-properties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normaltextrun" style:display-name="normaltextrun" style:family="text" style:parent-style-name="Standardskriftforavsnitt"/>
    <style:style style:name="findhit" style:display-name="findhit" style:family="text" style:parent-style-name="Standardskriftforavsnitt"/>
    <style:style style:name="eop" style:display-name="eop" style:family="text" style:parent-style-name="Standardskriftforavsnitt"/>
    <style:style style:name="Brødtekst-3420" style:display-name="Brødtekst-3420" style:family="paragraph" style:parent-style-name="Normal" style:auto-update="true">
      <style:paragraph-properties fo:margin-top="0.0416in" fo:margin-bottom="0.0416in" fo:line-height="106%" fo:margin-left="0in" fo:text-indent="0in">
        <style:tab-stops/>
      </style:paragraph-properties>
      <style:text-properties style:font-name="Cambria" style:font-name-asian="Calibri" style:font-name-complex="Arial" style:font-style-complex="italic" style:use-window-font-color="true" style:letter-kerning="false" fo:font-size="11pt" style:font-size-asian="11pt" fo:language="nn" fo:country="NO" style:language-asian="en" style:country-asian="US" fo:hyphenate="false"/>
    </style:style>
    <style:style style:name="Brødtekst-3420Tegn" style:display-name="Brødtekst-3420 Tegn" style:family="text">
      <style:text-properties style:font-name="Cambria" style:font-name-asian="Calibri" style:font-name-complex="Arial" style:font-style-complex="italic" style:letter-kerning="false" fo:language="nn" fo:country="NO" style:language-asian="en" style:country-asian="US"/>
    </style:style>
    <style:style style:name="ui-provider" style:display-name="ui-provider" style:family="text" style:parent-style-name="Standardskriftforavsnitt"/>
    <style:style style:name="Overskrift1Tegn1" style:display-name="Overskrift 1 Tegn1" style:family="text" style:parent-style-name="Standardskriftforavsnitt">
      <style:text-properties style:font-name="Calibri Light" style:font-name-asian="Times New Roman" style:font-name-complex="Times New Roman" fo:color="#2F5496" fo:font-size="16pt" style:font-size-asian="16pt" style:font-size-complex="16pt" fo:language="nn" fo:country="NO"/>
    </style:style>
    <style:style style:name="Overskrift2Tegn1" style:display-name="Overskrift 2 Tegn1" style:family="text" style:parent-style-name="Standardskriftforavsnitt">
      <style:text-properties style:font-name="Calibri Light" style:font-name-asian="Times New Roman" style:font-name-complex="Times New Roman" fo:color="#2F5496" fo:font-size="13pt" style:font-size-asian="13pt" style:font-size-complex="13pt" fo:language="nn" fo:country="NO"/>
    </style:style>
    <style:style style:name="Overskrift3Tegn1" style:display-name="Overskrift 3 Tegn1" style:family="text" style:parent-style-name="Standardskriftforavsnitt">
      <style:text-properties style:font-name="Calibri Light" style:font-name-asian="Times New Roman" style:font-name-complex="Times New Roman" fo:color="#1F3763" fo:font-size="12pt" style:font-size-asian="12pt" style:font-size-complex="12pt" fo:language="nn" fo:country="NO"/>
    </style:style>
    <style:style style:name="Overskrift4Tegn1" style:display-name="Overskrift 4 Tegn1" style:family="text" style:parent-style-name="Standardskriftforavsnitt">
      <style:text-properties style:font-name="Calibri Light" style:font-name-asian="Times New Roman" style:font-name-complex="Times New Roman" fo:font-style="italic" style:font-style-asian="italic" style:font-style-complex="italic" fo:color="#2F5496" fo:language="nn" fo:country="NO"/>
    </style:style>
    <style:style style:name="Overskrift5Tegn1" style:display-name="Overskrift 5 Tegn1" style:family="text" style:parent-style-name="Standardskriftforavsnitt">
      <style:text-properties style:font-name="Calibri Light" style:font-name-asian="Times New Roman" style:font-name-complex="Times New Roman" fo:color="#2F5496" fo:language="nn" fo:country="NO"/>
    </style:style>
    <style:style style:name="Overskrift6Tegn1" style:display-name="Overskrift 6 Tegn1" style:family="text" style:parent-style-name="Standardskriftforavsnitt">
      <style:text-properties style:font-name="Calibri Light" style:font-name-asian="Times New Roman" style:font-name-complex="Times New Roman" fo:color="#1F3763" fo:language="nn" fo:country="NO"/>
    </style:style>
    <style:style style:name="TittelTegn1" style:display-name="Tittel Tegn1"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UndertittelTegn1" style:display-name="Undertittel Tegn1" style:family="text" style:parent-style-name="Standardskriftforavsnitt">
      <style:text-properties style:font-name-asian="Times New Roman" fo:color="#5A5A5A" fo:letter-spacing="0.0104in" style:letter-kerning="false"/>
    </style:style>
    <style:style style:name="Ingenmellomrom" style:display-name="Ingen mellomrom" style:family="paragraph">
      <style:paragraph-properties fo:margin-bottom="0in" fo:line-height="100%"/>
      <style:text-properties style:font-name-asian="Calibri" fo:language="nn" fo:country="NO" style:language-asian="en" style:country-asian="US" fo:hyphenate="false"/>
    </style:style>
    <style:style style:name="SitatTegn1" style:display-name="Sitat Tegn1" style:family="text" style:parent-style-name="Standardskriftforavsnitt">
      <style:text-properties style:font-name="Times New Roman" style:font-name-asian="Times New Roman" style:font-name-complex="Times New Roman" fo:font-style="italic" style:font-style-asian="italic" style:font-style-complex="italic" fo:color="#404040" style:letter-kerning="false" fo:font-size="12pt" style:font-size-asian="12pt" style:font-size-complex="12pt"/>
    </style:style>
    <style:style style:name="SterktsitatTegn1" style:display-name="Sterkt sitat Tegn1" style:family="text" style:parent-style-name="Standardskriftforavsnitt">
      <style:text-properties style:font-name="Times New Roman" style:font-name-asian="Times New Roman" style:font-name-complex="Times New Roman" fo:font-style="italic" style:font-style-asian="italic" style:font-style-complex="italic" fo:color="#4472C4" style:letter-kerning="false" fo:font-size="12pt" style:font-size-asian="12pt" style:font-size-complex="12pt"/>
    </style:style>
    <style:style style:name="Bobletekst" style:display-name="Bobletekst" style:family="paragraph" style:parent-style-name="Normal">
      <style:paragraph-properties fo:margin-bottom="0in" fo:line-height="100%" fo:margin-left="0in" fo:text-indent="0in">
        <style:tab-stops/>
      </style:paragraph-properties>
      <style:text-properties style:font-name="Segoe UI" style:font-name-asian="Calibri" style:font-name-complex="Segoe UI" style:use-window-font-color="true" fo:font-size="9pt" style:font-size-asian="9pt" style:font-size-complex="9pt" fo:language="nn" fo:country="NO" style:language-asian="en" style:country-asian="US" fo:hyphenate="false"/>
    </style:style>
    <style:style style:name="BobletekstTegn1" style:display-name="Bobletekst Tegn1" style:family="text" style:parent-style-name="Standardskriftforavsnitt">
      <style:text-properties style:font-name="Segoe UI" style:font-name-asian="Calibri" style:font-name-complex="Segoe UI" fo:font-size="9pt" style:font-size-asian="9pt" style:font-size-complex="9pt" fo:language="nn" fo:country="NO" style:language-asian="en" style:country-asian="US"/>
    </style:style>
    <style:style style:name="Fotnotetekst" style:display-name="Fotnotetekst"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font-size-complex="10pt" fo:language="nn" fo:country="NO" style:language-asian="en" style:country-asian="US" fo:hyphenate="false"/>
    </style:style>
    <style:style style:name="FotnotetekstTegn1" style:display-name="Fotnotetekst Tegn1" style:family="text" style:parent-style-name="Standardskriftforavsnitt">
      <style:text-properties style:font-name-asian="Calibri" fo:font-size="10pt" style:font-size-asian="10pt" style:font-size-complex="10pt" fo:language="nn" fo:country="NO" style:language-asian="en" style:country-asian="US"/>
    </style:style>
    <style:style style:name="TopptekstTegn1" style:display-name="Topptekst Tegn1" style:family="text" style:parent-style-name="Standardskriftforavsnitt">
      <style:text-properties fo:language="nn" fo:country="NO"/>
    </style:style>
    <style:style style:name="Bunntekst" style:display-name="Bunntekst" style:family="paragraph" style:parent-style-name="Normal">
      <style:paragraph-properties fo:margin-bottom="0in" fo:line-height="100%" fo:margin-left="0in" fo:text-indent="0in">
        <style:tab-stops>
          <style:tab-stop style:type="center" style:position="3.15in"/>
          <style:tab-stop style:type="right" style:position="6.3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BunntekstTegn1" style:display-name="Bunntekst Tegn1" style:family="text" style:parent-style-name="Standardskriftforavsnitt">
      <style:text-properties style:font-name-asian="Calibri" fo:language="nn" fo:country="NO" style:language-asian="en" style:country-asian="US"/>
    </style:style>
    <style:style style:name="KommentaremneTegn1" style:display-name="Kommentaremne Tegn1" style:family="text" style:parent-style-name="MerknadstekstTegn">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nb" style:country-asian="NO"/>
    </style:style>
    <style:style style:name="Revisjon" style:display-name="Revisjon" style:family="paragraph">
      <style:paragraph-properties fo:margin-bottom="0in" fo:line-height="100%"/>
      <style:text-properties style:font-name-asian="Calibri" fo:language="nn" fo:country="NO" style:language-asian="en" style:country-asian="US" fo:hyphenate="false"/>
    </style:style>
    <style:style style:name="Overskriftforinnholdsfortegnelse" style:display-name="Overskrift for innholdsfortegnelse" style:family="paragraph" style:parent-style-name="Overskrift1" style:next-style-name="Normal" style:default-outline-level="1">
      <style:paragraph-properties fo:margin-top="0.1666in" fo:margin-bottom="0in" fo:line-height="106%" fo:margin-left="0in" fo:text-indent="0in">
        <style:tab-stops/>
      </style:paragraph-properties>
      <style:text-properties style:font-name="Calibri Light" style:font-name-asian="Times New Roman" style:font-name-complex="Times New Roman" fo:font-weight="normal" style:font-weight-asian="normal" fo:color="#2F5496" fo:font-size="16pt" style:font-size-asian="16pt" style:font-size-complex="16pt" fo:language="nn" fo:country="NO" style:language-asian="en" style:country-asian="US" fo:hyphenate="false"/>
    </style:style>
    <style:style style:name="INNH42" style:display-name="INNH 42" style:family="paragraph" style:parent-style-name="Normal" style:next-style-name="Normal" style:auto-update="true">
      <style:paragraph-properties fo:margin-bottom="0.0694in" fo:line-height="106%" fo:margin-left="0.4583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52" style:display-name="INNH 52" style:family="paragraph" style:parent-style-name="Normal" style:next-style-name="Normal" style:auto-update="true">
      <style:paragraph-properties fo:margin-bottom="0.0694in" fo:line-height="106%" fo:margin-left="0.6111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62" style:display-name="INNH 62" style:family="paragraph" style:parent-style-name="Normal" style:next-style-name="Normal" style:auto-update="true">
      <style:paragraph-properties fo:margin-bottom="0.0694in" fo:line-height="106%" fo:margin-left="0.7638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72" style:display-name="INNH 72" style:family="paragraph" style:parent-style-name="Normal" style:next-style-name="Normal" style:auto-update="true">
      <style:paragraph-properties fo:margin-bottom="0.0694in" fo:line-height="106%" fo:margin-left="0.9166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82" style:display-name="INNH 82" style:family="paragraph" style:parent-style-name="Normal" style:next-style-name="Normal" style:auto-update="true">
      <style:paragraph-properties fo:margin-bottom="0.0694in" fo:line-height="106%" fo:margin-left="1.0694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INNH92" style:display-name="INNH 92" style:family="paragraph" style:parent-style-name="Normal" style:next-style-name="Normal" style:auto-update="true">
      <style:paragraph-properties fo:margin-bottom="0.0694in" fo:line-height="106%" fo:margin-left="1.2222in" fo:text-indent="0in">
        <style:tab-stops/>
      </style:paragraph-properties>
      <style:text-properties style:font-name="Calibri" style:font-name-asian="MS Mincho" style:font-name-complex="Times New Roman" style:use-window-font-color="true" style:letter-kerning="false" fo:font-size="11pt" style:font-size-asian="11pt" fo:hyphenate="false"/>
    </style:style>
    <style:style style:name="contextualspellingandgrammarerror" style:display-name="contextualspellingandgrammarerror" style:family="text" style:parent-style-name="Standardskriftforavsnitt"/>
    <style:style style:name="spellingerror" style:display-name="spellingerror" style:family="text" style:parent-style-name="Standardskriftforavsnitt"/>
    <style:style style:name="TabelloverskriftE134" style:display-name="Tabelloverskrift E134" style:family="paragraph" style:parent-style-name="Normal">
      <style:paragraph-properties fo:margin-bottom="0in" fo:line-height="100%" fo:margin-left="0in" fo:text-indent="0in">
        <style:tab-stops/>
      </style:paragraph-properties>
      <style:text-properties style:font-name="Calibri" style:font-name-asian="Times New Roman" style:font-name-complex="Lucida Sans Unicode" fo:font-weight="bold" style:font-weight-asian="bold" style:use-window-font-color="true" style:letter-kerning="false" fo:font-size="11pt" style:font-size-asian="11pt" style:language-asian="en" style:country-asian="US" fo:hyphenate="false"/>
    </style:style>
    <style:style style:name="TabelloverskriftE134Tegn" style:display-name="Tabelloverskrift E134 Tegn" style:family="text" style:parent-style-name="Standardskriftforavsnitt">
      <style:text-properties style:font-name-asian="Times New Roman" style:font-name-complex="Lucida Sans Unicode" fo:font-weight="bold" style:font-weight-asian="bold" style:letter-kerning="false" style:language-asian="en" style:country-asian="US"/>
    </style:style>
    <style:style style:name="TabelltekstE134" style:display-name="Tabelltekst E134" style:family="paragraph" style:parent-style-name="Normal">
      <style:paragraph-properties fo:margin-bottom="0in" fo:line-height="100%" fo:margin-left="0in" fo:text-indent="0in">
        <style:tab-stops/>
      </style:paragraph-properties>
      <style:text-properties style:font-name="Calibri" style:font-name-asian="Times New Roman" style:font-name-complex="Lucida Sans Unicode" style:use-window-font-color="true" style:letter-kerning="false" fo:font-size="11pt" style:font-size-asian="11pt" style:language-asian="en" style:country-asian="US" fo:hyphenate="false"/>
    </style:style>
    <style:style style:name="TabelltekstE134Tegn" style:display-name="Tabelltekst E134 Tegn" style:family="text" style:parent-style-name="Standardskriftforavsnitt">
      <style:text-properties style:font-name-asian="Times New Roman" style:font-name-complex="Lucida Sans Unicode" style:letter-kerning="false" style:language-asian="en" style:country-asian="US"/>
    </style:style>
    <style:style style:name="Figurtittel" style:display-name="Figurtittel" style:family="paragraph" style:parent-style-name="Normal">
      <style:paragraph-properties fo:margin-bottom="0.1388in" fo:line-height="100%" fo:margin-left="0in" fo:text-indent="0in">
        <style:tab-stops/>
      </style:paragraph-properties>
      <style:text-properties style:font-name="Times New Roman" style:font-name-asian="Times New Roman" style:font-name-complex="Times New Roman" fo:font-style="italic" style:font-style-asian="italic" style:font-style-complex="italic" style:use-window-font-color="true" style:letter-kerning="false" fo:font-size="11pt" style:font-size-asian="11pt" style:language-asian="en" style:country-asian="US" fo:hyphenate="false"/>
    </style:style>
    <style:style style:name="FigurtittelTegn" style:display-name="Figurtittel Tegn" style:family="text" style:parent-style-name="Standardskriftforavsnitt">
      <style:text-properties style:font-name="Times New Roman" style:font-name-asian="Times New Roman" style:font-name-complex="Times New Roman" fo:font-style="italic" style:font-style-asian="italic" style:font-style-complex="italic" style:letter-kerning="false" style:language-asian="en" style:country-asian="US"/>
    </style:style>
    <style:style style:name="cf01" style:display-name="cf01" style:family="text" style:parent-style-name="Standardskriftforavsnitt">
      <style:text-properties style:font-name="Segoe UI" style:font-name-complex="Segoe UI" fo:font-size="9pt" style:font-size-asian="9pt" style:font-size-complex="9pt"/>
    </style:style>
    <style:style style:name="Internett-lenke" style:display-name="Internett-lenke" style:family="text" style:parent-style-name="Standardskriftforavsnitt">
      <style:text-properties fo:color="#0000FF" style:text-underline-type="single" style:text-underline-style="solid" style:text-underline-width="auto" style:text-underline-mode="continuous" style:text-underline-color="font-color"/>
    </style:style>
    <style:style style:name="Trykk" style:display-name="Trykk" style:family="text" style:parent-style-name="Standardskriftforavsnitt">
      <style:text-properties fo:font-style="italic" style:font-style-asian="italic" style:font-style-complex="italic"/>
    </style:style>
    <style:style style:name="Fotnoteanker" style:display-name="Fotnoteanker" style:family="text">
      <style:text-properties style:text-position="super 63.6%"/>
    </style:style>
    <style:style style:name="FootnoteCharacters" style:display-name="Footnote Characters" style:family="text" style:parent-style-name="Standardskriftforavsnitt">
      <style:text-properties style:text-position="super 63.6%"/>
    </style:style>
    <style:style style:name="BesøktInternett-lenke" style:display-name="Besøkt Internett-lenke" style:family="text" style:parent-style-name="Standardskriftforavsnitt">
      <style:text-properties fo:color="#800080" style:text-underline-type="single" style:text-underline-style="solid" style:text-underline-width="auto" style:text-underline-mode="continuous" style:text-underline-color="font-color"/>
    </style:style>
    <style:style style:name="hierarchical_tableinformation_title" style:display-name="hierarchical_tableinformation_title" style:family="text" style:parent-style-name="Standardskriftforavsnitt"/>
    <style:style style:name="Registerlenke" style:display-name="Registerlenke" style:family="text"/>
    <style:style style:name="Fotnotetegn" style:display-name="Fotnotetegn" style:family="text"/>
    <style:style style:name="Sluttnoteanker" style:display-name="Sluttnoteanker" style:family="text">
      <style:text-properties style:text-position="super 63.6%"/>
    </style:style>
    <style:style style:name="Sluttnotetegn" style:display-name="Sluttnotetegn" style:family="text"/>
    <style:style style:name="Kuler" style:display-name="Kuler" style:family="text">
      <style:text-properties style:font-name="OpenSymbol" style:font-name-asian="OpenSymbol" style:font-name-complex="OpenSymbol"/>
    </style:style>
    <style:style style:name="Overskrift" style:display-name="Overskrift" style:family="paragraph" style:parent-style-name="Normal" style:next-style-name="Brødtekst">
      <style:paragraph-properties fo:keep-with-next="always" fo:margin-top="0.1666in" fo:margin-bottom="0.0833in" fo:line-height="100%" fo:margin-left="0in" fo:text-indent="0in">
        <style:tab-stops/>
      </style:paragraph-properties>
      <style:text-properties style:font-name="Liberation Sans" style:font-name-asian="Microsoft YaHei" style:font-name-complex="Arial Unicode MS" style:use-window-font-color="true" style:letter-kerning="false" fo:font-size="14pt" style:font-size-asian="14pt" style:font-size-complex="14pt" style:language-asian="en" style:country-asian="US" fo:hyphenate="false"/>
    </style:style>
    <style:style style:name="Liste1" style:display-name="Liste1" style:family="paragraph" style:parent-style-name="Brødtekst" style:next-style-name="Liste">
      <style:paragraph-properties fo:widows="2" fo:orphans="2" style:text-autospace="ideograph-alpha" fo:margin-top="0in" fo:margin-bottom="0.0972in" fo:line-height="115%" fo:margin-left="0in">
        <style:tab-stops/>
      </style:paragraph-properties>
      <style:text-properties style:font-name="Lucida Sans Unicode" style:font-name-asian="Lucida Sans Unicode" style:font-name-complex="Arial Unicode MS" style:font-size-complex="11pt" fo:language="nb" fo:country="NO" fo:hyphenate="false"/>
    </style:style>
    <style:style style:name="Bildetekst1" style:display-name="Bildetekst1" style:family="paragraph" style:parent-style-name="Normal" style:next-style-name="Bildetekst">
      <style:paragraph-properties text:number-lines="false" fo:margin-top="0.0833in" fo:margin-bottom="0.0833in" fo:line-height="100%" fo:margin-left="0in" fo:text-indent="0in">
        <style:tab-stops/>
      </style:paragraph-properties>
      <style:text-properties style:font-name="Calibri" style:font-name-asian="Calibri" style:font-name-complex="Arial Unicode MS" fo:font-style="italic" style:font-style-asian="italic" style:font-style-complex="italic" style:use-window-font-color="true" style:letter-kerning="false" fo:font-size="12pt" style:font-size-asian="12pt" style:font-size-complex="12pt" style:language-asian="en" style:country-asian="US" fo:hyphenate="false"/>
    </style:style>
    <style:style style:name="Register" style:display-name="Register" style:family="paragraph" style:parent-style-name="Normal">
      <style:paragraph-properties text:number-lines="false" fo:margin-bottom="0in" fo:line-height="100%" fo:margin-left="0in" fo:text-indent="0in">
        <style:tab-stops/>
      </style:paragraph-properties>
      <style:text-properties style:font-name="Calibri" style:font-name-asian="Calibri" style:font-name-complex="Arial Unicode MS" style:use-window-font-color="true" style:letter-kerning="false" style:language-asian="en" style:country-asian="US" fo:hyphenate="false"/>
    </style:style>
    <style:style style:name="MerknadstekstTegn1" style:display-name="Merknadstekst Tegn1" style:family="text" style:parent-style-name="Standardskriftforavsnitt">
      <style:text-properties fo:font-size="10pt" style:font-size-asian="10pt" style:font-size-complex="10pt"/>
    </style:style>
    <style:style style:name="Toppogbunntekst" style:display-name="Topp og bunntekst"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Indeks11" style:display-name="Indeks 11" style:family="paragraph" style:parent-style-name="Normal" style:next-style-name="Normal" style:auto-update="true">
      <style:paragraph-properties fo:margin-bottom="0in" fo:line-height="100%" fo:margin-left="0.1388in" fo:text-indent="-0.1388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Indeks1" style:display-name="Indeks 1" style:family="paragraph" style:parent-style-name="Normal" style:next-style-name="Normal" style:auto-update="true">
      <style:paragraph-properties fo:margin-bottom="0in" fo:line-height="100%" fo:margin-left="0.1527in" fo:text-indent="-0.1527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Stikkordregisteroverskrift" style:display-name="Stikkordregisteroverskrift" style:family="paragraph" style:parent-style-name="Overskrift">
      <style:text-properties fo:hyphenate="false"/>
    </style:style>
    <style:style style:name="Rammeinnhold" style:display-name="Rammeinnhold" style:family="paragraph" style:parent-style-name="Normal">
      <style:paragraph-properties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Tabellinnhold" style:display-name="Tabellinnhold" style:family="paragraph" style:parent-style-name="Normal">
      <style:paragraph-properties fo:widows="0" fo:orphans="0" text:number-lines="false" fo:margin-bottom="0in" fo:line-height="100%" fo:margin-left="0in" fo:text-indent="0in">
        <style:tab-stops/>
      </style:paragraph-properties>
      <style:text-properties style:font-name="Calibri" style:font-name-asian="Calibri" style:font-name-complex="Times New Roman" style:use-window-font-color="true" style:letter-kerning="false" style:language-asian="en" style:country-asian="US" fo:hyphenate="false"/>
    </style:style>
    <style:style style:name="Tabelloverskrift" style:display-name="Tabelloverskrift" style:family="paragraph" style:parent-style-name="Tabellinnhold">
      <style:paragraph-properties fo:text-align="center"/>
      <style:text-properties fo:font-weight="bold" style:font-weight-asian="bold" style:font-weight-complex="bold" fo:hyphenate="false"/>
    </style:style>
    <style:style style:name="Liste" style:display-name="Liste" style:family="paragraph" style:parent-style-name="Normal">
      <style:paragraph-properties style:contextual-spacing="true" fo:margin-bottom="0.1111in" fo:line-height="106%" fo:margin-left="0.1965in" fo:text-indent="-0.1965in">
        <style:tab-stops/>
      </style:paragraph-properties>
      <style:text-properties style:font-name="Calibri" style:font-name-asian="Calibri" style:font-name-complex="Times New Roman" style:use-window-font-color="true" fo:font-size="11pt" style:font-size-asian="11pt" fo:language="nn" fo:country="NO" style:language-asian="en" style:country-asian="US" fo:hyphenate="false"/>
    </style:style>
    <style:style style:name="Bildetekst" style:display-name="Bildetekst" style:family="paragraph" style:parent-style-name="Normal" style:next-style-name="Normal">
      <style:paragraph-properties fo:margin-bottom="0.1388in" fo:line-height="100%" fo:margin-left="0in" fo:text-indent="0in">
        <style:tab-stops/>
      </style:paragraph-properties>
      <style:text-properties style:font-name="Calibri" style:font-name-asian="Calibri" style:font-name-complex="Times New Roman" fo:font-style="italic" style:font-style-asian="italic" style:font-style-complex="italic" fo:color="#44546A" fo:font-size="9pt" style:font-size-asian="9pt" style:font-size-complex="9pt" fo:language="nn" fo:country="NO" style:language-asian="en" style:country-asian="US" fo:hyphenate="false"/>
    </style:style>
    <style:style style:name="Omtale" style:display-name="Omtale" style:family="text" style:parent-style-name="Standardskriftforavsnitt">
      <style:text-properties fo:color="#2B579A" fo:background-color="#E1DFDD"/>
    </style:style>
    <style:style style:name="WW_CharLFO2LVL1" style:family="text">
      <style:text-properties style:font-name="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Symbol" fo:font-size="10pt" style:font-size-asian="10pt"/>
    </style:style>
    <style:style style:name="WW_CharLFO2LVL5" style:family="text">
      <style:text-properties style:font-name="Courier New" style:font-name-complex="Courier New" fo:font-size="10pt" style:font-size-asian="10pt"/>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Punktliste_TST" style:display-name="Punktliste_TST">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3" text:style-name="WW_CharLFO2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2LVL4"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Symbol"/>
      </text:list-level-style-bullet>
      <text:list-level-style-bullet text:level="5" text:style-name="WW_CharLFO2LVL5" text:bullet-char="o">
        <style:list-level-properties text:space-before="1.9666in" text:min-label-width="0.25in" text:list-level-position-and-space-mode="label-alignment">
          <style:list-level-label-alignment text:label-followed-by="listtab" fo:margin-left="2.2166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6" style:display-name="LFO306">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tnotereferanse" text:citation-body-style-name="Fotnotereferans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level-style text:level="3" style:num-list-format-name="NLF2" style:num-format="1" text:display-levels="3">
        <style:list-level-properties text:space-before="0.2958in" text:min-label-width="0.5in" text:list-level-position-and-space-mode="label-alignment">
          <style:list-level-label-alignment text:label-followed-by="listtab" fo:margin-left="0.7958in" fo:text-indent="-0.5in"/>
        </style:list-level-properties>
      </text:outline-level-style>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font-name-complex="Symbol"/>
    </style:style>
    <style:style style:name="WW_CharLFO22LVL2" style:family="text">
      <style:text-properties style:font-name="OpenSymbol" style:font-name-complex="OpenSymbol"/>
    </style:style>
    <style:style style:name="WW_CharLFO22LVL3" style:family="text">
      <style:text-properties style:font-name="OpenSymbol" style:font-name-complex="OpenSymbol"/>
    </style:style>
    <style:style style:name="WW_CharLFO22LVL4" style:family="text">
      <style:text-properties style:font-name="Symbol" style:font-name-complex="Symbol"/>
    </style:style>
    <style:style style:name="WW_CharLFO22LVL5" style:family="text">
      <style:text-properties style:font-name="OpenSymbol" style:font-name-complex="OpenSymbol"/>
    </style:style>
    <style:style style:name="WW_CharLFO22LVL6" style:family="text">
      <style:text-properties style:font-name="OpenSymbol" style:font-name-complex="OpenSymbol"/>
    </style:style>
    <style:style style:name="WW_CharLFO22LVL7" style:family="text">
      <style:text-properties style:font-name="Symbol" style:font-name-complex="Symbol"/>
    </style:style>
    <style:style style:name="WW_CharLFO22LVL8" style:family="text">
      <style:text-properties style:font-name="OpenSymbol" style:font-name-complex="OpenSymbol"/>
    </style:style>
    <style:style style:name="WW_CharLFO22LVL9" style:family="text">
      <style:text-properties style:font-name="OpenSymbol" style:font-name-complex="OpenSymbo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5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5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5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5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5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5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5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5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6">
      <text:list-level-style-bullet text:level="1" text:style-name="WW_CharLFO6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6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6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6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Wingdings"/>
      </text:list-level-style-bullet>
      <text:list-level-style-bullet text:level="5" text:style-name="WW_CharLFO6LVL5"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Wingdings"/>
      </text:list-level-style-bullet>
      <text:list-level-style-bullet text:level="6" text:style-name="WW_CharLFO6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6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8" text:style-name="WW_CharLFO6LVL8"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Wingdings"/>
      </text:list-level-style-bullet>
      <text:list-level-style-bullet text:level="9" text:style-name="WW_CharLFO6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7">
      <text:list-level-style-bullet text:level="1" text:style-name="WW_CharLFO7LVL1" text:bullet-char="">
        <style:list-level-properties text:space-before="0.0069in" text:min-label-width="0.25in" text:list-level-position-and-space-mode="label-alignment">
          <style:list-level-label-alignment text:label-followed-by="listtab" fo:margin-left="0.2569in" fo:text-indent="-0.25in"/>
        </style:list-level-properties>
        <style:text-properties style:font-name="Symbol"/>
      </text:list-level-style-bullet>
      <text:list-level-style-bullet text:level="2" text:style-name="WW_CharLFO7LVL2" text:bullet-char="o">
        <style:list-level-properties text:space-before="0.5069in" text:min-label-width="0.25in" text:list-level-position-and-space-mode="label-alignment">
          <style:list-level-label-alignment text:label-followed-by="listtab" fo:margin-left="0.7569in" fo:text-indent="-0.25in"/>
        </style:list-level-properties>
        <style:text-properties style:font-name="Courier New"/>
      </text:list-level-style-bullet>
      <text:list-level-style-bullet text:level="3" text:style-name="WW_CharLFO7LVL3"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Wingdings"/>
      </text:list-level-style-bullet>
      <text:list-level-style-bullet text:level="4" text:style-name="WW_CharLFO7LVL4"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Symbol"/>
      </text:list-level-style-bullet>
      <text:list-level-style-bullet text:level="5" text:style-name="WW_CharLFO7LVL5" text:bullet-char="o">
        <style:list-level-properties text:space-before="2.0069in" text:min-label-width="0.25in" text:list-level-position-and-space-mode="label-alignment">
          <style:list-level-label-alignment text:label-followed-by="listtab" fo:margin-left="2.2569in" fo:text-indent="-0.25in"/>
        </style:list-level-properties>
        <style:text-properties style:font-name="Courier New"/>
      </text:list-level-style-bullet>
      <text:list-level-style-bullet text:level="6" text:style-name="WW_CharLFO7LVL6" text:bullet-char="">
        <style:list-level-properties text:space-before="2.5069in" text:min-label-width="0.25in" text:list-level-position-and-space-mode="label-alignment">
          <style:list-level-label-alignment text:label-followed-by="listtab" fo:margin-left="2.7569in" fo:text-indent="-0.25in"/>
        </style:list-level-properties>
        <style:text-properties style:font-name="Wingdings"/>
      </text:list-level-style-bullet>
      <text:list-level-style-bullet text:level="7" text:style-name="WW_CharLFO7LVL7"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Symbol"/>
      </text:list-level-style-bullet>
      <text:list-level-style-bullet text:level="8" text:style-name="WW_CharLFO7LVL8" text:bullet-char="o">
        <style:list-level-properties text:space-before="3.5069in" text:min-label-width="0.25in" text:list-level-position-and-space-mode="label-alignment">
          <style:list-level-label-alignment text:label-followed-by="listtab" fo:margin-left="3.7569in" fo:text-indent="-0.25in"/>
        </style:list-level-properties>
        <style:text-properties style:font-name="Courier New"/>
      </text:list-level-style-bullet>
      <text:list-level-style-bullet text:level="9" text:style-name="WW_CharLFO7LVL9" text:bullet-char="">
        <style:list-level-properties text:space-before="4.0069in" text:min-label-width="0.25in" text:list-level-position-and-space-mode="label-alignment">
          <style:list-level-label-alignment text:label-followed-by="listtab" fo:margin-left="4.2569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1111in" fo:line-height="106%" fo:margin-left="0in" fo:text-indent="0in">
        <style:tab-stops/>
      </style:paragraph-properties>
    </style:style>
    <style:style style:name="P3" style:parent-style-name="Normal" style:family="paragraph">
      <style:paragraph-properties fo:margin-bottom="0.1111in" fo:line-height="106%" fo:margin-left="0in" fo:text-indent="0in">
        <style:tab-stops/>
      </style:paragraph-properties>
    </style:style>
    <style:style style:name="P4" style:parent-style-name="Normal" style:family="paragraph">
      <style:paragraph-properties fo:margin-bottom="0.1111in" fo:line-height="106%" fo:margin-left="0in" fo:text-indent="0in">
        <style:tab-stops/>
      </style:paragraph-properties>
    </style:style>
    <style:style style:name="P5" style:parent-style-name="Normal" style:family="paragraph">
      <style:paragraph-properties fo:margin-bottom="0.1111in" fo:line-height="106%" fo:margin-left="0in" fo:text-indent="0in">
        <style:tab-stops/>
      </style:paragraph-properties>
    </style:style>
  </office:automatic-styles>
  <office:master-styles>
    <style:master-page style:name="MP0" style:page-layout-name="PL0">
      <style:header>
        <text:p text:style-name="P2"/>
      </style:header>
      <style:header-left>
        <text:p text:style-name="P3"/>
      </style:header-left>
      <style:footer>
        <text:p text:style-name="P4"/>
      </style:footer>
      <style:footer-left>
        <text:p text:style-name="P5"/>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Thor Sigurd Thorsen</meta:initial-creator>
    <dc:creator>Thor Sigurd Thorsen</dc:creator>
    <meta:creation-date>2026-02-18T11:14:00Z</meta:creation-date>
    <dc:date>2026-02-18T11:14:00Z</dc:date>
    <meta:template xlink:href="Normal.dotm" xlink:type="simple"/>
    <meta:editing-cycles>2</meta:editing-cycles>
    <meta:editing-duration>PT60S</meta:editing-duration>
    <meta:user-defined meta:name="MSIP_Label_86eae731-f11e-4017-952e-3dce43580afc_Enabled">true</meta:user-defined>
    <meta:user-defined meta:name="MSIP_Label_86eae731-f11e-4017-952e-3dce43580afc_SetDate">2024-10-30T13:11:02Z</meta:user-defined>
    <meta:user-defined meta:name="MSIP_Label_86eae731-f11e-4017-952e-3dce43580afc_Method">Privileged</meta:user-defined>
    <meta:user-defined meta:name="MSIP_Label_86eae731-f11e-4017-952e-3dce43580afc_Name">Public-new</meta:user-defined>
    <meta:user-defined meta:name="MSIP_Label_86eae731-f11e-4017-952e-3dce43580afc_SiteId">38856954-ed55-49f7-8bdd-738ffbbfd390</meta:user-defined>
    <meta:user-defined meta:name="MSIP_Label_86eae731-f11e-4017-952e-3dce43580afc_ActionId">56fe8414-698c-4689-be8d-71354764746f</meta:user-defined>
    <meta:user-defined meta:name="MSIP_Label_86eae731-f11e-4017-952e-3dce43580afc_ContentBits">0</meta:user-defined>
    <meta:document-statistic meta:page-count="30" meta:paragraph-count="72" meta:word-count="5741" meta:character-count="36102" meta:row-count="253" meta:non-whitespace-character-count="30433"/>
  </office:meta>
</office:document-meta>
</file>